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41pt double #ff3333" style:border-line-width-left="0.0165in 0.0083in 0.0083in" fo:border-right="none" fo:border-top="none"/>
    </style:style>
    <style:style style:name="ce4" style:family="table-cell" style:parent-style-name="Default">
      <style:table-cell-properties fo:border-bottom="2.41pt double #ff3333" style:border-line-width-bottom="0.0165in 0.0083in 0.0083in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2.41pt double #ff3333" style:border-line-width-top="0.0165in 0.0083in 0.0083in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2.41pt double #ff3333" style:border-line-width-bottom="0.0165in 0.0083in 0.0083in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none" fo:border-right="none" fo:border-top="2.41pt double #ff3333" style:border-line-width-top="0.0165in 0.0083in 0.0083in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1pt double #ff3333" style:border-line-width-bottom="0.0165in 0.0083in 0.0083in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transparent" fo:border-left="none" fo:border-right="2.41pt double #ff3333" style:border-line-width-right="0.0165in 0.0083in 0.0083in" fo:border-top="2.41pt double #ff3333" style:border-line-width-top="0.0165in 0.0083in 0.0083in"/>
    </style:style>
    <style:style style:name="ce16" style:family="table-cell" style:parent-style-name="Default">
      <style:table-cell-properties fo:border-bottom="none" fo:border-left="none" fo:border-right="2.41pt double #ff3333" style:border-line-width-right="0.0165in 0.0083in 0.0083in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2.41pt double #ff3333" style:border-line-width-right="0.0165in 0.0083in 0.0083in" fo:border-top="none"/>
    </style:style>
    <style:style style:name="ce18" style:family="table-cell" style:parent-style-name="Default">
      <style:table-cell-properties fo:border-bottom="2.41pt double #ff3333" style:border-line-width-bottom="0.0165in 0.0083in 0.0083in" fo:border-left="none" fo:border-right="2.41pt double #ff3333" style:border-line-width-right="0.0165in 0.0083in 0.0083in" fo:border-top="none"/>
    </style:style>
    <style:style style:name="ce19" style:family="table-cell" style:parent-style-name="Default">
      <style:table-cell-properties fo:border-bottom="none" fo:border-left="2.41pt double #ff3333" style:border-line-width-left="0.0165in 0.0083in 0.0083in" fo:border-right="none" fo:border-top="none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nary_search_tree" table:style-name="ta1">
        <table:shapes>
          <draw:frame draw:z-index="0" draw:style-name="gr1" draw:text-style-name="P1" svg:width="5.2465in" svg:height="3.5453in" svg:x="0.9748in" svg:y="3.9295in">
            <draw:object draw:notify-on-update-of-ranges="Binary_search_tree.L4:Binary_search_tree.L8 Binary_search_tree.M3:Binary_search_tree.M3 Binary_search_tree.M4:Binary_search_tree.M8 Binary_search_tree.N3:Binary_search_tree.N3 Binary_search_tree.N4:Binary_search_tree.N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Binary_search_tree.L14:Binary_search_tree.L18 Binary_search_tree.M13:Binary_search_tree.M13 Binary_search_tree.M14:Binary_search_tree.M18 Binary_search_tree.N13:Binary_search_tree.N13 Binary_search_tree.N14:Binary_search_tree.N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BST(62)</text:p>
          </table:table-cell>
          <table:table-cell table:style-name="ce6"/>
          <table:table-cell table:style-name="ce6" office:value-type="string" calcext:value-type="string">
            <text:p>BST(63)</text:p>
          </table:table-cell>
          <table:table-cell/>
          <table:table-cell table:style-name="ce6" office:value-type="string" calcext:value-type="string">
            <text:p>BST(64)</text:p>
          </table:table-cell>
          <table:table-cell table:style-name="Default"/>
          <table:table-cell table:style-name="ce6" office:value-type="string" calcext:value-type="string">
            <text:p>BST(65)</text:p>
          </table:table-cell>
          <table:table-cell table:style-name="Default"/>
          <table:table-cell table:style-name="ce6" office:value-type="string" calcext:value-type="string">
            <text:p>BST(66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BST(62)" calcext:value-type="string">
            <text:p>BST(62)</text:p>
          </table:table-cell>
          <table:table-cell table:formula="of:=[.B11]" office:value-type="float" office:value="8.7540418" calcext:value-type="float">
            <text:p>8.7540418</text:p>
          </table:table-cell>
          <table:table-cell table:formula="of:=[.C11]" office:value-type="float" office:value="9.6724958" calcext:value-type="float">
            <text:p>9.6724958</text:p>
          </table:table-cell>
        </table:table-row>
        <table:table-row table:style-name="ro1">
          <table:table-cell/>
          <table:table-cell office:value-type="float" office:value="9.469314" calcext:value-type="float">
            <text:p>9.469314</text:p>
          </table:table-cell>
          <table:table-cell office:value-type="float" office:value="9.727131" calcext:value-type="float">
            <text:p>9.727131</text:p>
          </table:table-cell>
          <table:table-cell office:value-type="float" office:value="10.246" calcext:value-type="float">
            <text:p>10.246</text:p>
          </table:table-cell>
          <table:table-cell table:style-name="ce7" office:value-type="float" office:value="10.579086" calcext:value-type="float">
            <text:p>10.579086</text:p>
          </table:table-cell>
          <table:table-cell office:value-type="float" office:value="10.264515" calcext:value-type="float">
            <text:p>10.264515</text:p>
          </table:table-cell>
          <table:table-cell office:value-type="float" office:value="10.431649" calcext:value-type="float">
            <text:p>10.431649</text:p>
          </table:table-cell>
          <table:table-cell office:value-type="float" office:value="10.601267" calcext:value-type="float">
            <text:p>10.601267</text:p>
          </table:table-cell>
          <table:table-cell office:value-type="float" office:value="11.102801" calcext:value-type="float">
            <text:p>11.102801</text:p>
          </table:table-cell>
          <table:table-cell office:value-type="float" office:value="11.228976" calcext:value-type="float">
            <text:p>11.228976</text:p>
          </table:table-cell>
          <table:table-cell office:value-type="float" office:value="12.245864" calcext:value-type="float">
            <text:p>12.245864</text:p>
          </table:table-cell>
          <table:table-cell table:formula="of:=[.D3]" office:value-type="string" office:string-value="BST(63)" calcext:value-type="string">
            <text:p>BST(63)</text:p>
          </table:table-cell>
          <table:table-cell table:formula="of:=[.D11]" office:value-type="float" office:value="9.8161398" calcext:value-type="float">
            <text:p>9.8161398</text:p>
          </table:table-cell>
          <table:table-cell table:formula="of:=[.E11]" office:value-type="float" office:value="10.0700926" calcext:value-type="float">
            <text:p>10.0700926</text:p>
          </table:table-cell>
        </table:table-row>
        <table:table-row table:style-name="ro1">
          <table:table-cell/>
          <table:table-cell office:value-type="float" office:value="8.926089" calcext:value-type="float">
            <text:p>8.926089</text:p>
          </table:table-cell>
          <table:table-cell office:value-type="float" office:value="8.918495" calcext:value-type="float">
            <text:p>8.918495</text:p>
          </table:table-cell>
          <table:table-cell office:value-type="float" office:value="9.667464" calcext:value-type="float">
            <text:p>9.667464</text:p>
          </table:table-cell>
          <table:table-cell table:style-name="ce7" office:value-type="float" office:value="10.163722" calcext:value-type="float">
            <text:p>10.163722</text:p>
          </table:table-cell>
          <table:table-cell office:value-type="float" office:value="10.0666" calcext:value-type="float">
            <text:p>10.0666</text:p>
          </table:table-cell>
          <table:table-cell office:value-type="float" office:value="10.897371" calcext:value-type="float">
            <text:p>10.897371</text:p>
          </table:table-cell>
          <table:table-cell office:value-type="float" office:value="10.018219" calcext:value-type="float">
            <text:p>10.018219</text:p>
          </table:table-cell>
          <table:table-cell office:value-type="float" office:value="11.565002" calcext:value-type="float">
            <text:p>11.565002</text:p>
          </table:table-cell>
          <table:table-cell office:value-type="float" office:value="9.852869" calcext:value-type="float">
            <text:p>9.852869</text:p>
          </table:table-cell>
          <table:table-cell office:value-type="float" office:value="11.925037" calcext:value-type="float">
            <text:p>11.925037</text:p>
          </table:table-cell>
          <table:table-cell table:formula="of:=[.F3]" office:value-type="string" office:string-value="BST(64)" calcext:value-type="string">
            <text:p>BST(64)</text:p>
          </table:table-cell>
          <table:table-cell table:formula="of:=[.F11]" office:value-type="float" office:value="10.2307118" calcext:value-type="float">
            <text:p>10.2307118</text:p>
          </table:table-cell>
          <table:table-cell table:formula="of:=[.G11]" office:value-type="float" office:value="10.4784972" calcext:value-type="float">
            <text:p>10.4784972</text:p>
          </table:table-cell>
        </table:table-row>
        <table:table-row table:style-name="ro1">
          <table:table-cell/>
          <table:table-cell office:value-type="float" office:value="7.680813" calcext:value-type="float">
            <text:p>7.680813</text:p>
          </table:table-cell>
          <table:table-cell office:value-type="float" office:value="9.66255" calcext:value-type="float">
            <text:p>9.66255</text:p>
          </table:table-cell>
          <table:table-cell office:value-type="float" office:value="9.427243" calcext:value-type="float">
            <text:p>9.427243</text:p>
          </table:table-cell>
          <table:table-cell table:style-name="ce7" office:value-type="float" office:value="10.203592" calcext:value-type="float">
            <text:p>10.203592</text:p>
          </table:table-cell>
          <table:table-cell office:value-type="float" office:value="9.984615" calcext:value-type="float">
            <text:p>9.984615</text:p>
          </table:table-cell>
          <table:table-cell office:value-type="float" office:value="10.405851" calcext:value-type="float">
            <text:p>10.405851</text:p>
          </table:table-cell>
          <table:table-cell office:value-type="float" office:value="10.745683" calcext:value-type="float">
            <text:p>10.745683</text:p>
          </table:table-cell>
          <table:table-cell office:value-type="float" office:value="9.997416" calcext:value-type="float">
            <text:p>9.997416</text:p>
          </table:table-cell>
          <table:table-cell office:value-type="float" office:value="11.721131" calcext:value-type="float">
            <text:p>11.721131</text:p>
          </table:table-cell>
          <table:table-cell office:value-type="float" office:value="12.250798" calcext:value-type="float">
            <text:p>12.250798</text:p>
          </table:table-cell>
          <table:table-cell table:formula="of:=[.H3]" office:value-type="string" office:string-value="BST(65)" calcext:value-type="string">
            <text:p>BST(65)</text:p>
          </table:table-cell>
          <table:table-cell table:formula="of:=[.H11]" office:value-type="float" office:value="10.636142" calcext:value-type="float">
            <text:p>10.636142</text:p>
          </table:table-cell>
          <table:table-cell table:formula="of:=[.I11]" office:value-type="float" office:value="10.8839596" calcext:value-type="float">
            <text:p>10.8839596</text:p>
          </table:table-cell>
        </table:table-row>
        <table:table-row table:style-name="ro1">
          <table:table-cell/>
          <table:table-cell office:value-type="float" office:value="9.022849" calcext:value-type="float">
            <text:p>9.022849</text:p>
          </table:table-cell>
          <table:table-cell office:value-type="float" office:value="9.922933" calcext:value-type="float">
            <text:p>9.922933</text:p>
          </table:table-cell>
          <table:table-cell office:value-type="float" office:value="10.279611" calcext:value-type="float">
            <text:p>10.279611</text:p>
          </table:table-cell>
          <table:table-cell office:value-type="float" office:value="9.077382" calcext:value-type="float">
            <text:p>9.077382</text:p>
          </table:table-cell>
          <table:table-cell office:value-type="float" office:value="10.689349" calcext:value-type="float">
            <text:p>10.689349</text:p>
          </table:table-cell>
          <table:table-cell table:style-name="ce9" office:value-type="float" office:value="10.745379" calcext:value-type="float">
            <text:p>10.745379</text:p>
          </table:table-cell>
          <table:table-cell office:value-type="float" office:value="10.682188" calcext:value-type="float">
            <text:p>10.682188</text:p>
          </table:table-cell>
          <table:table-cell office:value-type="float" office:value="10.713244" calcext:value-type="float">
            <text:p>10.713244</text:p>
          </table:table-cell>
          <table:table-cell office:value-type="float" office:value="10.926728" calcext:value-type="float">
            <text:p>10.926728</text:p>
          </table:table-cell>
          <table:table-cell office:value-type="float" office:value="11.593482" calcext:value-type="float">
            <text:p>11.593482</text:p>
          </table:table-cell>
          <table:table-cell table:formula="of:=[.J3]" office:value-type="string" office:string-value="BST(66)" calcext:value-type="string">
            <text:p>BST(66)</text:p>
          </table:table-cell>
          <table:table-cell table:formula="of:=[.J11]" office:value-type="float" office:value="10.9629664" calcext:value-type="float">
            <text:p>10.9629664</text:p>
          </table:table-cell>
          <table:table-cell table:formula="of:=[.K11]" office:value-type="float" office:value="11.989461" calcext:value-type="float">
            <text:p>11.989461</text:p>
          </table:table-cell>
        </table:table-row>
        <table:table-row table:style-name="ro1">
          <table:table-cell/>
          <table:table-cell office:value-type="float" office:value="8.671144" calcext:value-type="float">
            <text:p>8.671144</text:p>
          </table:table-cell>
          <table:table-cell office:value-type="float" office:value="10.13137" calcext:value-type="float">
            <text:p>10.13137</text:p>
          </table:table-cell>
          <table:table-cell office:value-type="float" office:value="9.460381" calcext:value-type="float">
            <text:p>9.460381</text:p>
          </table:table-cell>
          <table:table-cell office:value-type="float" office:value="10.326681" calcext:value-type="float">
            <text:p>10.326681</text:p>
          </table:table-cell>
          <table:table-cell office:value-type="float" office:value="10.14848" calcext:value-type="float">
            <text:p>10.14848</text:p>
          </table:table-cell>
          <table:table-cell table:style-name="ce9" office:value-type="float" office:value="9.912236" calcext:value-type="float">
            <text:p>9.912236</text:p>
          </table:table-cell>
          <table:table-cell office:value-type="float" office:value="11.133353" calcext:value-type="float">
            <text:p>11.133353</text:p>
          </table:table-cell>
          <table:table-cell office:value-type="float" office:value="11.041335" calcext:value-type="float">
            <text:p>11.041335</text:p>
          </table:table-cell>
          <table:table-cell office:value-type="float" office:value="11.085128" calcext:value-type="float">
            <text:p>11.085128</text:p>
          </table:table-cell>
          <table:table-cell office:value-type="float" office:value="11.932124" calcext:value-type="float">
            <text:p>11.932124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66561324586557" calcext:value-type="float">
            <text:p>0.6656132459</text:p>
          </table:table-cell>
          <table:table-cell table:style-name="ce6" table:formula="of:=STDEV([.C5:.C9])" office:value-type="float" office:value="0.459588254034739" calcext:value-type="float">
            <text:p>0.459588254</text:p>
          </table:table-cell>
          <table:table-cell table:style-name="ce6" table:formula="of:=STDEV([.D5:.D9])" office:value-type="float" office:value="0.418179053488694" calcext:value-type="float">
            <text:p>0.4181790535</text:p>
          </table:table-cell>
          <table:table-cell table:style-name="ce6" table:formula="of:=STDEV([.E5:.E9])" office:value-type="float" office:value="0.578138127516946" calcext:value-type="float">
            <text:p>0.5781381275</text:p>
          </table:table-cell>
          <table:table-cell table:style-name="ce6" table:formula="of:=STDEV([.F5:.F9])" office:value-type="float" office:value="0.276472930119207" calcext:value-type="float">
            <text:p>0.2764729301</text:p>
          </table:table-cell>
          <table:table-cell table:style-name="ce6" table:formula="of:=STDEV([.G5:.G9])" office:value-type="float" office:value="0.379079518815248" calcext:value-type="float">
            <text:p>0.3790795188</text:p>
          </table:table-cell>
          <table:table-cell table:style-name="ce6" table:formula="of:=STDEV([.H5:.H9])" office:value-type="float" office:value="0.401367457223427" calcext:value-type="float">
            <text:p>0.4013674572</text:p>
          </table:table-cell>
          <table:table-cell table:style-name="ce6" table:formula="of:=STDEV([.I5:.I9])" office:value-type="float" office:value="0.581287514114401" calcext:value-type="float">
            <text:p>0.5812875141</text:p>
          </table:table-cell>
          <table:table-cell table:style-name="ce6" table:formula="of:=STDEV([.J5:.J9])" office:value-type="float" office:value="0.688136538708198" calcext:value-type="float">
            <text:p>0.6881365387</text:p>
          </table:table-cell>
          <table:table-cell table:style-name="ce6" table:formula="of:=STDEV([.K5:.K9])" office:value-type="float" office:value="0.273073652044645" calcext:value-type="float">
            <text:p>0.273073652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8.7540418" calcext:value-type="float">
            <text:p>8.7540418</text:p>
          </table:table-cell>
          <table:table-cell table:style-name="ce8" table:formula="of:=AVERAGE([.C5:.C9])" office:value-type="float" office:value="9.6724958" calcext:value-type="float">
            <text:p>9.6724958</text:p>
          </table:table-cell>
          <table:table-cell table:style-name="ce8" table:formula="of:=AVERAGE([.D5:.D9])" office:value-type="float" office:value="9.8161398" calcext:value-type="float">
            <text:p>9.8161398</text:p>
          </table:table-cell>
          <table:table-cell table:style-name="ce8" table:formula="of:=AVERAGE([.E5:.E9])" office:value-type="float" office:value="10.0700926" calcext:value-type="float">
            <text:p>10.0700926</text:p>
          </table:table-cell>
          <table:table-cell table:style-name="ce8" table:formula="of:=AVERAGE([.F5:.F9])" office:value-type="float" office:value="10.2307118" calcext:value-type="float">
            <text:p>10.2307118</text:p>
          </table:table-cell>
          <table:table-cell table:style-name="ce8" table:formula="of:=AVERAGE([.G5:.G9])" office:value-type="float" office:value="10.4784972" calcext:value-type="float">
            <text:p>10.4784972</text:p>
          </table:table-cell>
          <table:table-cell table:style-name="ce8" table:formula="of:=AVERAGE([.H5:.H9])" office:value-type="float" office:value="10.636142" calcext:value-type="float">
            <text:p>10.636142</text:p>
          </table:table-cell>
          <table:table-cell table:style-name="ce8" table:formula="of:=AVERAGE([.I5:.I9])" office:value-type="float" office:value="10.8839596" calcext:value-type="float">
            <text:p>10.8839596</text:p>
          </table:table-cell>
          <table:table-cell table:style-name="ce8" table:formula="of:=AVERAGE([.J5:.J9])" office:value-type="float" office:value="10.9629664" calcext:value-type="float">
            <text:p>10.9629664</text:p>
          </table:table-cell>
          <table:table-cell table:style-name="ce8" table:formula="of:=AVERAGE([.K5:.K9])" office:value-type="float" office:value="11.989461" calcext:value-type="float">
            <text:p>11.989461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BST(62)" calcext:value-type="string">
            <text:p>BST(62)</text:p>
          </table:table-cell>
          <table:table-cell table:style-name="ce9" office:value-type="float" office:value="31" calcext:value-type="float">
            <text:p>31</text:p>
          </table:table-cell>
          <table:table-cell table:style-name="ce6" table:formula="of:=[.D3]" office:value-type="string" office:string-value="BST(63)" calcext:value-type="string">
            <text:p>BST(63)</text:p>
          </table:table-cell>
          <table:table-cell office:value-type="float" office:value="31" calcext:value-type="float">
            <text:p>31</text:p>
          </table:table-cell>
          <table:table-cell table:style-name="ce6" table:formula="of:=[.F3]" office:value-type="string" office:string-value="BST(64)" calcext:value-type="string">
            <text:p>BST(64)</text:p>
          </table:table-cell>
          <table:table-cell table:style-name="Default" office:value-type="float" office:value="32" calcext:value-type="float">
            <text:p>32</text:p>
          </table:table-cell>
          <table:table-cell table:style-name="ce6" table:formula="of:=[.H3]" office:value-type="string" office:string-value="BST(65)" calcext:value-type="string">
            <text:p>BST(65)</text:p>
          </table:table-cell>
          <table:table-cell table:style-name="Default" office:value-type="float" office:value="33" calcext:value-type="float">
            <text:p>33</text:p>
          </table:table-cell>
          <table:table-cell table:style-name="ce6" table:formula="of:=[.J3]" office:value-type="string" office:string-value="BST(66)" calcext:value-type="string">
            <text:p>BST(66)</text:p>
          </table:table-cell>
          <table:table-cell table:style-name="Default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BST(62)" calcext:value-type="string">
            <text:p>BST(62)</text:p>
          </table:table-cell>
          <table:table-cell table:formula="of:=[.B21]" office:value-type="float" office:value="9.3136664" calcext:value-type="float">
            <text:p>9.3136664</text:p>
          </table:table-cell>
          <table:table-cell table:formula="of:=[.C21]" office:value-type="float" office:value="9.7245242" calcext:value-type="float">
            <text:p>9.7245242</text:p>
          </table:table-cell>
        </table:table-row>
        <table:table-row table:style-name="ro1">
          <table:table-cell/>
          <table:table-cell office:value-type="float" office:value="9.549332" calcext:value-type="float">
            <text:p>9.549332</text:p>
          </table:table-cell>
          <table:table-cell office:value-type="float" office:value="10.150287" calcext:value-type="float">
            <text:p>10.150287</text:p>
          </table:table-cell>
          <table:table-cell office:value-type="float" office:value="10.103824" calcext:value-type="float">
            <text:p>10.103824</text:p>
          </table:table-cell>
          <table:table-cell table:style-name="ce7" office:value-type="float" office:value="10.43969" calcext:value-type="float">
            <text:p>10.43969</text:p>
          </table:table-cell>
          <table:table-cell office:value-type="float" office:value="8.543964" calcext:value-type="float">
            <text:p>8.543964</text:p>
          </table:table-cell>
          <table:table-cell office:value-type="float" office:value="10.796661" calcext:value-type="float">
            <text:p>10.796661</text:p>
          </table:table-cell>
          <table:table-cell office:value-type="float" office:value="11.406936" calcext:value-type="float">
            <text:p>11.406936</text:p>
          </table:table-cell>
          <table:table-cell office:value-type="float" office:value="10.053656" calcext:value-type="float">
            <text:p>10.053656</text:p>
          </table:table-cell>
          <table:table-cell office:value-type="float" office:value="11.289376" calcext:value-type="float">
            <text:p>11.289376</text:p>
          </table:table-cell>
          <table:table-cell office:value-type="float" office:value="11.99511" calcext:value-type="float">
            <text:p>11.99511</text:p>
          </table:table-cell>
          <table:table-cell table:formula="of:=[.D13]" office:value-type="string" office:string-value="BST(63)" calcext:value-type="string">
            <text:p>BST(63)</text:p>
          </table:table-cell>
          <table:table-cell table:formula="of:=[.D21]" office:value-type="float" office:value="9.594975" calcext:value-type="float">
            <text:p>9.594975</text:p>
          </table:table-cell>
          <table:table-cell table:formula="of:=[.E21]" office:value-type="float" office:value="10.3277628" calcext:value-type="float">
            <text:p>10.3277628</text:p>
          </table:table-cell>
        </table:table-row>
        <table:table-row table:style-name="ro1">
          <table:table-cell/>
          <table:table-cell office:value-type="float" office:value="9.5682" calcext:value-type="float">
            <text:p>9.5682</text:p>
          </table:table-cell>
          <table:table-cell office:value-type="float" office:value="9.739915" calcext:value-type="float">
            <text:p>9.739915</text:p>
          </table:table-cell>
          <table:table-cell office:value-type="float" office:value="10.066479" calcext:value-type="float">
            <text:p>10.066479</text:p>
          </table:table-cell>
          <table:table-cell table:style-name="ce7" office:value-type="float" office:value="10.235321" calcext:value-type="float">
            <text:p>10.235321</text:p>
          </table:table-cell>
          <table:table-cell office:value-type="float" office:value="9.382011" calcext:value-type="float">
            <text:p>9.382011</text:p>
          </table:table-cell>
          <table:table-cell office:value-type="float" office:value="10.60436" calcext:value-type="float">
            <text:p>10.60436</text:p>
          </table:table-cell>
          <table:table-cell office:value-type="float" office:value="10.855498" calcext:value-type="float">
            <text:p>10.855498</text:p>
          </table:table-cell>
          <table:table-cell office:value-type="float" office:value="11.029075" calcext:value-type="float">
            <text:p>11.029075</text:p>
          </table:table-cell>
          <table:table-cell office:value-type="float" office:value="11.021087" calcext:value-type="float">
            <text:p>11.021087</text:p>
          </table:table-cell>
          <table:table-cell office:value-type="float" office:value="11.085723" calcext:value-type="float">
            <text:p>11.085723</text:p>
          </table:table-cell>
          <table:table-cell table:formula="of:=[.F13]" office:value-type="string" office:string-value="BST(64)" calcext:value-type="string">
            <text:p>BST(64)</text:p>
          </table:table-cell>
          <table:table-cell table:formula="of:=[.F21]" office:value-type="float" office:value="9.5280208" calcext:value-type="float">
            <text:p>9.5280208</text:p>
          </table:table-cell>
          <table:table-cell table:formula="of:=[.G21]" office:value-type="float" office:value="10.6431498" calcext:value-type="float">
            <text:p>10.6431498</text:p>
          </table:table-cell>
        </table:table-row>
        <table:table-row table:style-name="ro1">
          <table:table-cell/>
          <table:table-cell office:value-type="float" office:value="9.40266" calcext:value-type="float">
            <text:p>9.40266</text:p>
          </table:table-cell>
          <table:table-cell office:value-type="float" office:value="9.560937" calcext:value-type="float">
            <text:p>9.560937</text:p>
          </table:table-cell>
          <table:table-cell office:value-type="float" office:value="8.428018" calcext:value-type="float">
            <text:p>8.428018</text:p>
          </table:table-cell>
          <table:table-cell table:style-name="ce7" office:value-type="float" office:value="10.229209" calcext:value-type="float">
            <text:p>10.229209</text:p>
          </table:table-cell>
          <table:table-cell office:value-type="float" office:value="10.020092" calcext:value-type="float">
            <text:p>10.020092</text:p>
          </table:table-cell>
          <table:table-cell office:value-type="float" office:value="11.092152" calcext:value-type="float">
            <text:p>11.092152</text:p>
          </table:table-cell>
          <table:table-cell office:value-type="float" office:value="10.742824" calcext:value-type="float">
            <text:p>10.742824</text:p>
          </table:table-cell>
          <table:table-cell office:value-type="float" office:value="10.954133" calcext:value-type="float">
            <text:p>10.954133</text:p>
          </table:table-cell>
          <table:table-cell office:value-type="float" office:value="10.986001" calcext:value-type="float">
            <text:p>10.986001</text:p>
          </table:table-cell>
          <table:table-cell office:value-type="float" office:value="11.410955" calcext:value-type="float">
            <text:p>11.410955</text:p>
          </table:table-cell>
          <table:table-cell table:formula="of:=[.H13]" office:value-type="string" office:string-value="BST(65)" calcext:value-type="string">
            <text:p>BST(65)</text:p>
          </table:table-cell>
          <table:table-cell table:formula="of:=[.H21]" office:value-type="float" office:value="10.8521934" calcext:value-type="float">
            <text:p>10.8521934</text:p>
          </table:table-cell>
          <table:table-cell table:formula="of:=[.I21]" office:value-type="float" office:value="10.8868524" calcext:value-type="float">
            <text:p>10.8868524</text:p>
          </table:table-cell>
        </table:table-row>
        <table:table-row table:style-name="ro1">
          <table:table-cell/>
          <table:table-cell office:value-type="float" office:value="8.639887" calcext:value-type="float">
            <text:p>8.639887</text:p>
          </table:table-cell>
          <table:table-cell office:value-type="float" office:value="9.889446" calcext:value-type="float">
            <text:p>9.889446</text:p>
          </table:table-cell>
          <table:table-cell office:value-type="float" office:value="9.611701" calcext:value-type="float">
            <text:p>9.611701</text:p>
          </table:table-cell>
          <table:table-cell office:value-type="float" office:value="10.429212" calcext:value-type="float">
            <text:p>10.429212</text:p>
          </table:table-cell>
          <table:table-cell office:value-type="float" office:value="9.72881" calcext:value-type="float">
            <text:p>9.72881</text:p>
          </table:table-cell>
          <table:table-cell table:style-name="ce9" office:value-type="float" office:value="10.030444" calcext:value-type="float">
            <text:p>10.030444</text:p>
          </table:table-cell>
          <table:table-cell office:value-type="float" office:value="10.62096" calcext:value-type="float">
            <text:p>10.62096</text:p>
          </table:table-cell>
          <table:table-cell office:value-type="float" office:value="11.138414" calcext:value-type="float">
            <text:p>11.138414</text:p>
          </table:table-cell>
          <table:table-cell office:value-type="float" office:value="10.244043" calcext:value-type="float">
            <text:p>10.244043</text:p>
          </table:table-cell>
          <table:table-cell office:value-type="float" office:value="11.754356" calcext:value-type="float">
            <text:p>11.754356</text:p>
          </table:table-cell>
          <table:table-cell table:formula="of:=[.J13]" office:value-type="string" office:string-value="BST(66)" calcext:value-type="string">
            <text:p>BST(66)</text:p>
          </table:table-cell>
          <table:table-cell table:formula="of:=[.J21]" office:value-type="float" office:value="10.9053016" calcext:value-type="float">
            <text:p>10.9053016</text:p>
          </table:table-cell>
          <table:table-cell table:formula="of:=[.K21]" office:value-type="float" office:value="11.6576314" calcext:value-type="float">
            <text:p>11.6576314</text:p>
          </table:table-cell>
        </table:table-row>
        <table:table-row table:style-name="ro1">
          <table:table-cell/>
          <table:table-cell office:value-type="float" office:value="9.408253" calcext:value-type="float">
            <text:p>9.408253</text:p>
          </table:table-cell>
          <table:table-cell office:value-type="float" office:value="9.282036" calcext:value-type="float">
            <text:p>9.282036</text:p>
          </table:table-cell>
          <table:table-cell office:value-type="float" office:value="9.764853" calcext:value-type="float">
            <text:p>9.764853</text:p>
          </table:table-cell>
          <table:table-cell office:value-type="float" office:value="10.305382" calcext:value-type="float">
            <text:p>10.305382</text:p>
          </table:table-cell>
          <table:table-cell office:value-type="float" office:value="9.965227" calcext:value-type="float">
            <text:p>9.965227</text:p>
          </table:table-cell>
          <table:table-cell table:style-name="ce9" office:value-type="float" office:value="10.692132" calcext:value-type="float">
            <text:p>10.692132</text:p>
          </table:table-cell>
          <table:table-cell office:value-type="float" office:value="10.634749" calcext:value-type="float">
            <text:p>10.634749</text:p>
          </table:table-cell>
          <table:table-cell office:value-type="float" office:value="11.258984" calcext:value-type="float">
            <text:p>11.258984</text:p>
          </table:table-cell>
          <table:table-cell office:value-type="float" office:value="10.986001" calcext:value-type="float">
            <text:p>10.986001</text:p>
          </table:table-cell>
          <table:table-cell office:value-type="float" office:value="12.042013" calcext:value-type="float">
            <text:p>12.042013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384438159577454" calcext:value-type="float">
            <text:p>0.3844381596</text:p>
          </table:table-cell>
          <table:table-cell table:style-name="ce6" table:formula="of:=STDEV([.C15:.C19])" office:value-type="float" office:value="0.328354464659307" calcext:value-type="float">
            <text:p>0.3283544647</text:p>
          </table:table-cell>
          <table:table-cell table:style-name="ce6" table:formula="of:=STDEV([.D15:.D19])" office:value-type="float" office:value="0.684136364445349" calcext:value-type="float">
            <text:p>0.6841363644</text:p>
          </table:table-cell>
          <table:table-cell table:style-name="ce6" table:formula="of:=STDEV([.E15:.E19])" office:value-type="float" office:value="0.101954495205949" calcext:value-type="float">
            <text:p>0.1019544952</text:p>
          </table:table-cell>
          <table:table-cell table:style-name="ce6" table:formula="of:=STDEV([.F15:.F19])" office:value-type="float" office:value="0.604831852118173" calcext:value-type="float">
            <text:p>0.6048318521</text:p>
          </table:table-cell>
          <table:table-cell table:style-name="ce6" table:formula="of:=STDEV([.G15:.G19])" office:value-type="float" office:value="0.388741870006564" calcext:value-type="float">
            <text:p>0.38874187</text:p>
          </table:table-cell>
          <table:table-cell table:style-name="ce6" table:formula="of:=STDEV([.H15:.H19])" office:value-type="float" office:value="0.324215549696186" calcext:value-type="float">
            <text:p>0.3242155497</text:p>
          </table:table-cell>
          <table:table-cell table:style-name="ce6" table:formula="of:=STDEV([.I15:.I19])" office:value-type="float" office:value="0.479774779030015" calcext:value-type="float">
            <text:p>0.479774779</text:p>
          </table:table-cell>
          <table:table-cell table:style-name="ce6" table:formula="of:=STDEV([.J15:.J19])" office:value-type="float" office:value="0.390898684438564" calcext:value-type="float">
            <text:p>0.3908986844</text:p>
          </table:table-cell>
          <table:table-cell table:style-name="ce6" table:formula="of:=STDEV([.K15:.K19])" office:value-type="float" office:value="0.405871017821303" calcext:value-type="float">
            <text:p>0.4058710178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9.3136664" calcext:value-type="float">
            <text:p>9.3136664</text:p>
          </table:table-cell>
          <table:table-cell table:style-name="ce8" table:formula="of:=AVERAGE([.C15:.C19])" office:value-type="float" office:value="9.7245242" calcext:value-type="float">
            <text:p>9.7245242</text:p>
          </table:table-cell>
          <table:table-cell table:style-name="ce8" table:formula="of:=AVERAGE([.D15:.D19])" office:value-type="float" office:value="9.594975" calcext:value-type="float">
            <text:p>9.594975</text:p>
          </table:table-cell>
          <table:table-cell table:style-name="ce8" table:formula="of:=AVERAGE([.E15:.E19])" office:value-type="float" office:value="10.3277628" calcext:value-type="float">
            <text:p>10.3277628</text:p>
          </table:table-cell>
          <table:table-cell table:style-name="ce8" table:formula="of:=AVERAGE([.F15:.F19])" office:value-type="float" office:value="9.5280208" calcext:value-type="float">
            <text:p>9.5280208</text:p>
          </table:table-cell>
          <table:table-cell table:style-name="ce8" table:formula="of:=AVERAGE([.G15:.G19])" office:value-type="float" office:value="10.6431498" calcext:value-type="float">
            <text:p>10.6431498</text:p>
          </table:table-cell>
          <table:table-cell table:style-name="ce8" table:formula="of:=AVERAGE([.H15:.H19])" office:value-type="float" office:value="10.8521934" calcext:value-type="float">
            <text:p>10.8521934</text:p>
          </table:table-cell>
          <table:table-cell table:style-name="ce8" table:formula="of:=AVERAGE([.I15:.I19])" office:value-type="float" office:value="10.8868524" calcext:value-type="float">
            <text:p>10.8868524</text:p>
          </table:table-cell>
          <table:table-cell table:style-name="ce8" table:formula="of:=AVERAGE([.J15:.J19])" office:value-type="float" office:value="10.9053016" calcext:value-type="float">
            <text:p>10.9053016</text:p>
          </table:table-cell>
          <table:table-cell table:style-name="ce8" table:formula="of:=AVERAGE([.K15:.K19])" office:value-type="float" office:value="11.6576314" calcext:value-type="float">
            <text:p>11.6576314</text:p>
          </table:table-cell>
          <table:table-cell table:style-name="ce13" table:number-columns-repeated="2"/>
          <table:table-cell table:style-name="ce18"/>
        </table:table-row>
      </table:table>
      <table:table table:name="Coin_change" table:style-name="ta1">
        <table:shapes>
          <draw:frame draw:z-index="0" draw:style-name="gr1" draw:text-style-name="P1" svg:width="5.2465in" svg:height="3.5453in" svg:x="0.9748in" svg:y="3.9295in">
            <draw:object draw:notify-on-update-of-ranges="Coin_change.L4:Coin_change.L8 Coin_change.M3:Coin_change.M3 Coin_change.M4:Coin_change.M8 Coin_change.N3:Coin_change.N3 Coin_change.N4:Coin_change.N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Coin_change.L14:Coin_change.L18 Coin_change.M13:Coin_change.M13 Coin_change.M14:Coin_change.M18 Coin_change.N13:Coin_change.N13 Coin_change.N14:Coin_change.N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5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COIN(260)</text:p>
          </table:table-cell>
          <table:table-cell table:style-name="ce6"/>
          <table:table-cell table:style-name="ce6" office:value-type="string" calcext:value-type="string">
            <text:p>COIN(261)</text:p>
          </table:table-cell>
          <table:table-cell/>
          <table:table-cell table:style-name="ce6" office:value-type="string" calcext:value-type="string">
            <text:p>COIN(262)</text:p>
          </table:table-cell>
          <table:table-cell table:style-name="Default"/>
          <table:table-cell table:style-name="ce6" office:value-type="string" calcext:value-type="string">
            <text:p>COIN(263)</text:p>
          </table:table-cell>
          <table:table-cell table:style-name="Default"/>
          <table:table-cell table:style-name="ce6" office:value-type="string" calcext:value-type="string">
            <text:p>COIN(264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COIN(260)" calcext:value-type="string">
            <text:p>COIN(260)</text:p>
          </table:table-cell>
          <table:table-cell table:formula="of:=[.B11]" office:value-type="float" office:value="11.397201" calcext:value-type="float">
            <text:p>11.397201</text:p>
          </table:table-cell>
          <table:table-cell table:formula="of:=[.C11]" office:value-type="float" office:value="12.194092" calcext:value-type="float">
            <text:p>12.194092</text:p>
          </table:table-cell>
        </table:table-row>
        <table:table-row table:style-name="ro1">
          <table:table-cell/>
          <table:table-cell office:value-type="float" office:value="11.418894" calcext:value-type="float">
            <text:p>11.418894</text:p>
          </table:table-cell>
          <table:table-cell office:value-type="float" office:value="13.022275" calcext:value-type="float">
            <text:p>13.022275</text:p>
          </table:table-cell>
          <table:table-cell office:value-type="float" office:value="11.619614" calcext:value-type="float">
            <text:p>11.619614</text:p>
          </table:table-cell>
          <table:table-cell table:style-name="ce7" office:value-type="float" office:value="11.797774" calcext:value-type="float">
            <text:p>11.797774</text:p>
          </table:table-cell>
          <table:table-cell office:value-type="float" office:value="11.485485" calcext:value-type="float">
            <text:p>11.485485</text:p>
          </table:table-cell>
          <table:table-cell office:value-type="float" office:value="11.76298" calcext:value-type="float">
            <text:p>11.76298</text:p>
          </table:table-cell>
          <table:table-cell office:value-type="float" office:value="11.896923" calcext:value-type="float">
            <text:p>11.896923</text:p>
          </table:table-cell>
          <table:table-cell office:value-type="float" office:value="11.776556" calcext:value-type="float">
            <text:p>11.776556</text:p>
          </table:table-cell>
          <table:table-cell office:value-type="float" office:value="11.050927" calcext:value-type="float">
            <text:p>11.050927</text:p>
          </table:table-cell>
          <table:table-cell office:value-type="float" office:value="12.416319" calcext:value-type="float">
            <text:p>12.416319</text:p>
          </table:table-cell>
          <table:table-cell table:formula="of:=[.D3]" office:value-type="string" office:string-value="COIN(261)" calcext:value-type="string">
            <text:p>COIN(261)</text:p>
          </table:table-cell>
          <table:table-cell table:formula="of:=[.D11]" office:value-type="float" office:value="11.797746" calcext:value-type="float">
            <text:p>11.797746</text:p>
          </table:table-cell>
          <table:table-cell table:formula="of:=[.E11]" office:value-type="float" office:value="11.4239468" calcext:value-type="float">
            <text:p>11.4239468</text:p>
          </table:table-cell>
        </table:table-row>
        <table:table-row table:style-name="ro1">
          <table:table-cell/>
          <table:table-cell office:value-type="float" office:value="9.998957" calcext:value-type="float">
            <text:p>9.998957</text:p>
          </table:table-cell>
          <table:table-cell office:value-type="float" office:value="12.596761" calcext:value-type="float">
            <text:p>12.596761</text:p>
          </table:table-cell>
          <table:table-cell office:value-type="float" office:value="12.048423" calcext:value-type="float">
            <text:p>12.048423</text:p>
          </table:table-cell>
          <table:table-cell table:style-name="ce7" office:value-type="float" office:value="11.354432" calcext:value-type="float">
            <text:p>11.354432</text:p>
          </table:table-cell>
          <table:table-cell office:value-type="float" office:value="11.667982" calcext:value-type="float">
            <text:p>11.667982</text:p>
          </table:table-cell>
          <table:table-cell office:value-type="float" office:value="12.217624" calcext:value-type="float">
            <text:p>12.217624</text:p>
          </table:table-cell>
          <table:table-cell office:value-type="float" office:value="10.618795" calcext:value-type="float">
            <text:p>10.618795</text:p>
          </table:table-cell>
          <table:table-cell office:value-type="float" office:value="12.981422" calcext:value-type="float">
            <text:p>12.981422</text:p>
          </table:table-cell>
          <table:table-cell office:value-type="float" office:value="12.942311" calcext:value-type="float">
            <text:p>12.942311</text:p>
          </table:table-cell>
          <table:table-cell office:value-type="float" office:value="11.325967" calcext:value-type="float">
            <text:p>11.325967</text:p>
          </table:table-cell>
          <table:table-cell table:formula="of:=[.F3]" office:value-type="string" office:string-value="COIN(262)" calcext:value-type="string">
            <text:p>COIN(262)</text:p>
          </table:table-cell>
          <table:table-cell table:formula="of:=[.F11]" office:value-type="float" office:value="11.2071138" calcext:value-type="float">
            <text:p>11.2071138</text:p>
          </table:table-cell>
          <table:table-cell table:formula="of:=[.G11]" office:value-type="float" office:value="11.1006946" calcext:value-type="float">
            <text:p>11.1006946</text:p>
          </table:table-cell>
        </table:table-row>
        <table:table-row table:style-name="ro1">
          <table:table-cell/>
          <table:table-cell office:value-type="float" office:value="12.841849" calcext:value-type="float">
            <text:p>12.841849</text:p>
          </table:table-cell>
          <table:table-cell office:value-type="float" office:value="11.104973" calcext:value-type="float">
            <text:p>11.104973</text:p>
          </table:table-cell>
          <table:table-cell office:value-type="float" office:value="11.526351" calcext:value-type="float">
            <text:p>11.526351</text:p>
          </table:table-cell>
          <table:table-cell table:style-name="ce7" office:value-type="float" office:value="11.751517" calcext:value-type="float">
            <text:p>11.751517</text:p>
          </table:table-cell>
          <table:table-cell office:value-type="float" office:value="10.559263" calcext:value-type="float">
            <text:p>10.559263</text:p>
          </table:table-cell>
          <table:table-cell office:value-type="float" office:value="9.200071" calcext:value-type="float">
            <text:p>9.200071</text:p>
          </table:table-cell>
          <table:table-cell office:value-type="float" office:value="12.740559" calcext:value-type="float">
            <text:p>12.740559</text:p>
          </table:table-cell>
          <table:table-cell office:value-type="float" office:value="13.80026" calcext:value-type="float">
            <text:p>13.80026</text:p>
          </table:table-cell>
          <table:table-cell office:value-type="float" office:value="11.723619" calcext:value-type="float">
            <text:p>11.723619</text:p>
          </table:table-cell>
          <table:table-cell office:value-type="float" office:value="12.562108" calcext:value-type="float">
            <text:p>12.562108</text:p>
          </table:table-cell>
          <table:table-cell table:formula="of:=[.H3]" office:value-type="string" office:string-value="COIN(263)" calcext:value-type="string">
            <text:p>COIN(263)</text:p>
          </table:table-cell>
          <table:table-cell table:formula="of:=[.H11]" office:value-type="float" office:value="11.9270532" calcext:value-type="float">
            <text:p>11.9270532</text:p>
          </table:table-cell>
          <table:table-cell table:formula="of:=[.I11]" office:value-type="float" office:value="12.6400882" calcext:value-type="float">
            <text:p>12.6400882</text:p>
          </table:table-cell>
        </table:table-row>
        <table:table-row table:style-name="ro1">
          <table:table-cell/>
          <table:table-cell office:value-type="float" office:value="10.586417" calcext:value-type="float">
            <text:p>10.586417</text:p>
          </table:table-cell>
          <table:table-cell office:value-type="float" office:value="12.39401" calcext:value-type="float">
            <text:p>12.39401</text:p>
          </table:table-cell>
          <table:table-cell office:value-type="float" office:value="11.557751" calcext:value-type="float">
            <text:p>11.557751</text:p>
          </table:table-cell>
          <table:table-cell office:value-type="float" office:value="9.933478" calcext:value-type="float">
            <text:p>9.933478</text:p>
          </table:table-cell>
          <table:table-cell office:value-type="float" office:value="11.012726" calcext:value-type="float">
            <text:p>11.012726</text:p>
          </table:table-cell>
          <table:table-cell table:style-name="ce9" office:value-type="float" office:value="11.494718" calcext:value-type="float">
            <text:p>11.494718</text:p>
          </table:table-cell>
          <table:table-cell office:value-type="float" office:value="11.301983" calcext:value-type="float">
            <text:p>11.301983</text:p>
          </table:table-cell>
          <table:table-cell office:value-type="float" office:value="11.779565" calcext:value-type="float">
            <text:p>11.779565</text:p>
          </table:table-cell>
          <table:table-cell table:style-name="ce9" office:value-type="float" office:value="12.26758" calcext:value-type="float">
            <text:p>12.26758</text:p>
          </table:table-cell>
          <table:table-cell office:value-type="float" office:value="12.805474" calcext:value-type="float">
            <text:p>12.805474</text:p>
          </table:table-cell>
          <table:table-cell table:formula="of:=[.J3]" office:value-type="string" office:string-value="COIN(264)" calcext:value-type="string">
            <text:p>COIN(264)</text:p>
          </table:table-cell>
          <table:table-cell table:formula="of:=[.J11]" office:value-type="float" office:value="12.1673086" calcext:value-type="float">
            <text:p>12.1673086</text:p>
          </table:table-cell>
          <table:table-cell table:formula="of:=[.K11]" office:value-type="float" office:value="12.433517" calcext:value-type="float">
            <text:p>12.433517</text:p>
          </table:table-cell>
        </table:table-row>
        <table:table-row table:style-name="ro1">
          <table:table-cell/>
          <table:table-cell office:value-type="float" office:value="12.139888" calcext:value-type="float">
            <text:p>12.139888</text:p>
          </table:table-cell>
          <table:table-cell office:value-type="float" office:value="11.852441" calcext:value-type="float">
            <text:p>11.852441</text:p>
          </table:table-cell>
          <table:table-cell office:value-type="float" office:value="12.236591" calcext:value-type="float">
            <text:p>12.236591</text:p>
          </table:table-cell>
          <table:table-cell office:value-type="float" office:value="12.282533" calcext:value-type="float">
            <text:p>12.282533</text:p>
          </table:table-cell>
          <table:table-cell office:value-type="float" office:value="11.310113" calcext:value-type="float">
            <text:p>11.310113</text:p>
          </table:table-cell>
          <table:table-cell table:style-name="ce9" office:value-type="float" office:value="10.82808" calcext:value-type="float">
            <text:p>10.82808</text:p>
          </table:table-cell>
          <table:table-cell office:value-type="float" office:value="13.077006" calcext:value-type="float">
            <text:p>13.077006</text:p>
          </table:table-cell>
          <table:table-cell office:value-type="float" office:value="12.862638" calcext:value-type="float">
            <text:p>12.862638</text:p>
          </table:table-cell>
          <table:table-cell office:value-type="float" office:value="12.852106" calcext:value-type="float">
            <text:p>12.852106</text:p>
          </table:table-cell>
          <table:table-cell office:value-type="float" office:value="13.057717" calcext:value-type="float">
            <text:p>13.057717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1.14580969060246" calcext:value-type="float">
            <text:p>1.1458096906</text:p>
          </table:table-cell>
          <table:table-cell table:style-name="ce6" table:formula="of:=STDEV([.C5:.C9])" office:value-type="float" office:value="0.74008482853927" calcext:value-type="float">
            <text:p>0.7400848285</text:p>
          </table:table-cell>
          <table:table-cell table:style-name="ce6" table:formula="of:=STDEV([.D5:.D9])" office:value-type="float" office:value="0.32342222706085" calcext:value-type="float">
            <text:p>0.3234222271</text:p>
          </table:table-cell>
          <table:table-cell table:style-name="ce6" table:formula="of:=STDEV([.E5:.E9])" office:value-type="float" office:value="0.895900221203623" calcext:value-type="float">
            <text:p>0.8959002212</text:p>
          </table:table-cell>
          <table:table-cell table:style-name="ce6" table:formula="of:=STDEV([.F5:.F9])" office:value-type="float" office:value="0.435314867024663" calcext:value-type="float">
            <text:p>0.435314867</text:p>
          </table:table-cell>
          <table:table-cell table:style-name="ce6" table:formula="of:=STDEV([.G5:.G9])" office:value-type="float" office:value="1.17559521779344" calcext:value-type="float">
            <text:p>1.1755952178</text:p>
          </table:table-cell>
          <table:table-cell table:style-name="ce6" table:formula="of:=STDEV([.H5:.H9])" office:value-type="float" office:value="1.01085894547766" calcext:value-type="float">
            <text:p>1.0108589455</text:p>
          </table:table-cell>
          <table:table-cell table:style-name="ce6" table:formula="of:=STDEV([.I5:.I9])" office:value-type="float" office:value="0.865768996354224" calcext:value-type="float">
            <text:p>0.8657689964</text:p>
          </table:table-cell>
          <table:table-cell table:style-name="ce6" table:formula="of:=STDEV([.J5:.J9])" office:value-type="float" office:value="0.794166054845774" calcext:value-type="float">
            <text:p>0.7941660548</text:p>
          </table:table-cell>
          <table:table-cell table:style-name="ce6" table:formula="of:=STDEV([.K5:.K9])" office:value-type="float" office:value="0.66548404729828" calcext:value-type="float">
            <text:p>0.6654840473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11.397201" calcext:value-type="float">
            <text:p>11.397201</text:p>
          </table:table-cell>
          <table:table-cell table:style-name="ce8" table:formula="of:=AVERAGE([.C5:.C9])" office:value-type="float" office:value="12.194092" calcext:value-type="float">
            <text:p>12.194092</text:p>
          </table:table-cell>
          <table:table-cell table:style-name="ce8" table:formula="of:=AVERAGE([.D5:.D9])" office:value-type="float" office:value="11.797746" calcext:value-type="float">
            <text:p>11.797746</text:p>
          </table:table-cell>
          <table:table-cell table:style-name="ce8" table:formula="of:=AVERAGE([.E5:.E9])" office:value-type="float" office:value="11.4239468" calcext:value-type="float">
            <text:p>11.4239468</text:p>
          </table:table-cell>
          <table:table-cell table:style-name="ce8" table:formula="of:=AVERAGE([.F5:.F9])" office:value-type="float" office:value="11.2071138" calcext:value-type="float">
            <text:p>11.2071138</text:p>
          </table:table-cell>
          <table:table-cell table:style-name="ce8" table:formula="of:=AVERAGE([.G5:.G9])" office:value-type="float" office:value="11.1006946" calcext:value-type="float">
            <text:p>11.1006946</text:p>
          </table:table-cell>
          <table:table-cell table:style-name="ce8" table:formula="of:=AVERAGE([.H5:.H9])" office:value-type="float" office:value="11.9270532" calcext:value-type="float">
            <text:p>11.9270532</text:p>
          </table:table-cell>
          <table:table-cell table:style-name="ce8" table:formula="of:=AVERAGE([.I5:.I9])" office:value-type="float" office:value="12.6400882" calcext:value-type="float">
            <text:p>12.6400882</text:p>
          </table:table-cell>
          <table:table-cell table:style-name="ce8" table:formula="of:=AVERAGE([.J5:.J9])" office:value-type="float" office:value="12.1673086" calcext:value-type="float">
            <text:p>12.1673086</text:p>
          </table:table-cell>
          <table:table-cell table:style-name="ce8" table:formula="of:=AVERAGE([.K5:.K9])" office:value-type="float" office:value="12.433517" calcext:value-type="float">
            <text:p>12.433517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COIN(260)" calcext:value-type="string">
            <text:p>COIN(260)</text:p>
          </table:table-cell>
          <table:table-cell table:style-name="ce9" office:value-type="float" office:value="4" calcext:value-type="float">
            <text:p>4</text:p>
          </table:table-cell>
          <table:table-cell table:style-name="ce6" table:formula="of:=[.D3]" office:value-type="string" office:string-value="COIN(261)" calcext:value-type="string">
            <text:p>COIN(261)</text:p>
          </table:table-cell>
          <table:table-cell office:value-type="float" office:value="4" calcext:value-type="float">
            <text:p>4</text:p>
          </table:table-cell>
          <table:table-cell table:style-name="ce6" table:formula="of:=[.F3]" office:value-type="string" office:string-value="COIN(262)" calcext:value-type="string">
            <text:p>COIN(262)</text:p>
          </table:table-cell>
          <table:table-cell table:style-name="Default" office:value-type="float" office:value="4" calcext:value-type="float">
            <text:p>4</text:p>
          </table:table-cell>
          <table:table-cell table:style-name="ce6" table:formula="of:=[.H3]" office:value-type="string" office:string-value="COIN(263)" calcext:value-type="string">
            <text:p>COIN(263)</text:p>
          </table:table-cell>
          <table:table-cell table:style-name="Default" office:value-type="float" office:value="4" calcext:value-type="float">
            <text:p>4</text:p>
          </table:table-cell>
          <table:table-cell table:style-name="ce6" table:formula="of:=[.J3]" office:value-type="string" office:string-value="COIN(264)" calcext:value-type="string">
            <text:p>COIN(264)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COIN(260)" calcext:value-type="string">
            <text:p>COIN(260)</text:p>
          </table:table-cell>
          <table:table-cell table:formula="of:=[.B21]" office:value-type="float" office:value="11.0771744" calcext:value-type="float">
            <text:p>11.0771744</text:p>
          </table:table-cell>
          <table:table-cell table:formula="of:=[.C21]" office:value-type="float" office:value="10.7461418" calcext:value-type="float">
            <text:p>10.7461418</text:p>
          </table:table-cell>
        </table:table-row>
        <table:table-row table:style-name="ro1">
          <table:table-cell/>
          <table:table-cell office:value-type="float" office:value="10.677286" calcext:value-type="float">
            <text:p>10.677286</text:p>
          </table:table-cell>
          <table:table-cell office:value-type="float" office:value="11.82926" calcext:value-type="float">
            <text:p>11.82926</text:p>
          </table:table-cell>
          <table:table-cell office:value-type="float" office:value="11.891265" calcext:value-type="float">
            <text:p>11.891265</text:p>
          </table:table-cell>
          <table:table-cell table:style-name="ce7" office:value-type="float" office:value="9.958625" calcext:value-type="float">
            <text:p>9.958625</text:p>
          </table:table-cell>
          <table:table-cell office:value-type="float" office:value="10.26653" calcext:value-type="float">
            <text:p>10.26653</text:p>
          </table:table-cell>
          <table:table-cell office:value-type="float" office:value="11.480031" calcext:value-type="float">
            <text:p>11.480031</text:p>
          </table:table-cell>
          <table:table-cell office:value-type="float" office:value="11.536297" calcext:value-type="float">
            <text:p>11.536297</text:p>
          </table:table-cell>
          <table:table-cell office:value-type="float" office:value="10.809264" calcext:value-type="float">
            <text:p>10.809264</text:p>
          </table:table-cell>
          <table:table-cell office:value-type="float" office:value="11.270947" calcext:value-type="float">
            <text:p>11.270947</text:p>
          </table:table-cell>
          <table:table-cell office:value-type="float" office:value="12.276806" calcext:value-type="float">
            <text:p>12.276806</text:p>
          </table:table-cell>
          <table:table-cell table:formula="of:=[.D13]" office:value-type="string" office:string-value="COIN(261)" calcext:value-type="string">
            <text:p>COIN(261)</text:p>
          </table:table-cell>
          <table:table-cell table:formula="of:=[.D21]" office:value-type="float" office:value="11.139707" calcext:value-type="float">
            <text:p>11.139707</text:p>
          </table:table-cell>
          <table:table-cell table:formula="of:=[.E21]" office:value-type="float" office:value="10.7883024" calcext:value-type="float">
            <text:p>10.7883024</text:p>
          </table:table-cell>
        </table:table-row>
        <table:table-row table:style-name="ro1">
          <table:table-cell/>
          <table:table-cell office:value-type="float" office:value="10.215807" calcext:value-type="float">
            <text:p>10.215807</text:p>
          </table:table-cell>
          <table:table-cell office:value-type="float" office:value="10.113231" calcext:value-type="float">
            <text:p>10.113231</text:p>
          </table:table-cell>
          <table:table-cell office:value-type="float" office:value="10.753661" calcext:value-type="float">
            <text:p>10.753661</text:p>
          </table:table-cell>
          <table:table-cell table:style-name="ce7" office:value-type="float" office:value="12.384806" calcext:value-type="float">
            <text:p>12.384806</text:p>
          </table:table-cell>
          <table:table-cell office:value-type="float" office:value="11.193711" calcext:value-type="float">
            <text:p>11.193711</text:p>
          </table:table-cell>
          <table:table-cell office:value-type="float" office:value="10.549467" calcext:value-type="float">
            <text:p>10.549467</text:p>
          </table:table-cell>
          <table:table-cell office:value-type="float" office:value="12.131058" calcext:value-type="float">
            <text:p>12.131058</text:p>
          </table:table-cell>
          <table:table-cell office:value-type="float" office:value="12.366289" calcext:value-type="float">
            <text:p>12.366289</text:p>
          </table:table-cell>
          <table:table-cell office:value-type="float" office:value="9.895307" calcext:value-type="float">
            <text:p>9.895307</text:p>
          </table:table-cell>
          <table:table-cell office:value-type="float" office:value="11.309155" calcext:value-type="float">
            <text:p>11.309155</text:p>
          </table:table-cell>
          <table:table-cell table:formula="of:=[.F13]" office:value-type="string" office:string-value="COIN(262)" calcext:value-type="string">
            <text:p>COIN(262)</text:p>
          </table:table-cell>
          <table:table-cell table:formula="of:=[.F21]" office:value-type="float" office:value="11.0103466" calcext:value-type="float">
            <text:p>11.0103466</text:p>
          </table:table-cell>
          <table:table-cell table:formula="of:=[.G21]" office:value-type="float" office:value="11.3117672" calcext:value-type="float">
            <text:p>11.3117672</text:p>
          </table:table-cell>
        </table:table-row>
        <table:table-row table:style-name="ro1">
          <table:table-cell/>
          <table:table-cell office:value-type="float" office:value="11.838173" calcext:value-type="float">
            <text:p>11.838173</text:p>
          </table:table-cell>
          <table:table-cell office:value-type="float" office:value="9.679711" calcext:value-type="float">
            <text:p>9.679711</text:p>
          </table:table-cell>
          <table:table-cell office:value-type="float" office:value="11.085791" calcext:value-type="float">
            <text:p>11.085791</text:p>
          </table:table-cell>
          <table:table-cell table:style-name="ce7" office:value-type="float" office:value="8.892991" calcext:value-type="float">
            <text:p>8.892991</text:p>
          </table:table-cell>
          <table:table-cell office:value-type="float" office:value="11.23245" calcext:value-type="float">
            <text:p>11.23245</text:p>
          </table:table-cell>
          <table:table-cell office:value-type="float" office:value="12.50936" calcext:value-type="float">
            <text:p>12.50936</text:p>
          </table:table-cell>
          <table:table-cell office:value-type="float" office:value="12.796009" calcext:value-type="float">
            <text:p>12.796009</text:p>
          </table:table-cell>
          <table:table-cell office:value-type="float" office:value="11.045632" calcext:value-type="float">
            <text:p>11.045632</text:p>
          </table:table-cell>
          <table:table-cell office:value-type="float" office:value="11.276263" calcext:value-type="float">
            <text:p>11.276263</text:p>
          </table:table-cell>
          <table:table-cell office:value-type="float" office:value="11.672743" calcext:value-type="float">
            <text:p>11.672743</text:p>
          </table:table-cell>
          <table:table-cell table:formula="of:=[.H13]" office:value-type="string" office:string-value="COIN(263)" calcext:value-type="string">
            <text:p>COIN(263)</text:p>
          </table:table-cell>
          <table:table-cell table:formula="of:=[.H21]" office:value-type="float" office:value="11.7254584" calcext:value-type="float">
            <text:p>11.7254584</text:p>
          </table:table-cell>
          <table:table-cell table:formula="of:=[.I21]" office:value-type="float" office:value="11.976337" calcext:value-type="float">
            <text:p>11.976337</text:p>
          </table:table-cell>
        </table:table-row>
        <table:table-row table:style-name="ro1">
          <table:table-cell/>
          <table:table-cell office:value-type="float" office:value="11.376338" calcext:value-type="float">
            <text:p>11.376338</text:p>
          </table:table-cell>
          <table:table-cell office:value-type="float" office:value="11.004187" calcext:value-type="float">
            <text:p>11.004187</text:p>
          </table:table-cell>
          <table:table-cell office:value-type="float" office:value="11.421656" calcext:value-type="float">
            <text:p>11.421656</text:p>
          </table:table-cell>
          <table:table-cell office:value-type="float" office:value="11.094486" calcext:value-type="float">
            <text:p>11.094486</text:p>
          </table:table-cell>
          <table:table-cell office:value-type="float" office:value="10.871073" calcext:value-type="float">
            <text:p>10.871073</text:p>
          </table:table-cell>
          <table:table-cell table:style-name="ce9" office:value-type="float" office:value="11.249232" calcext:value-type="float">
            <text:p>11.249232</text:p>
          </table:table-cell>
          <table:table-cell office:value-type="float" office:value="11.801944" calcext:value-type="float">
            <text:p>11.801944</text:p>
          </table:table-cell>
          <table:table-cell office:value-type="float" office:value="11.847265" calcext:value-type="float">
            <text:p>11.847265</text:p>
          </table:table-cell>
          <table:table-cell office:value-type="float" office:value="11.674179" calcext:value-type="float">
            <text:p>11.674179</text:p>
          </table:table-cell>
          <table:table-cell office:value-type="float" office:value="11.65485" calcext:value-type="float">
            <text:p>11.65485</text:p>
          </table:table-cell>
          <table:table-cell table:formula="of:=[.J13]" office:value-type="string" office:string-value="COIN(264)" calcext:value-type="string">
            <text:p>COIN(264)</text:p>
          </table:table-cell>
          <table:table-cell table:formula="of:=[.J21]" office:value-type="float" office:value="11.177189" calcext:value-type="float">
            <text:p>11.177189</text:p>
          </table:table-cell>
          <table:table-cell table:formula="of:=[.K21]" office:value-type="float" office:value="12.1726318" calcext:value-type="float">
            <text:p>12.1726318</text:p>
          </table:table-cell>
        </table:table-row>
        <table:table-row table:style-name="ro1">
          <table:table-cell/>
          <table:table-cell office:value-type="float" office:value="11.278268" calcext:value-type="float">
            <text:p>11.278268</text:p>
          </table:table-cell>
          <table:table-cell office:value-type="float" office:value="11.10432" calcext:value-type="float">
            <text:p>11.10432</text:p>
          </table:table-cell>
          <table:table-cell office:value-type="float" office:value="10.546162" calcext:value-type="float">
            <text:p>10.546162</text:p>
          </table:table-cell>
          <table:table-cell office:value-type="float" office:value="11.610604" calcext:value-type="float">
            <text:p>11.610604</text:p>
          </table:table-cell>
          <table:table-cell office:value-type="float" office:value="11.487969" calcext:value-type="float">
            <text:p>11.487969</text:p>
          </table:table-cell>
          <table:table-cell table:style-name="ce9" office:value-type="float" office:value="10.770746" calcext:value-type="float">
            <text:p>10.770746</text:p>
          </table:table-cell>
          <table:table-cell office:value-type="float" office:value="10.361984" calcext:value-type="float">
            <text:p>10.361984</text:p>
          </table:table-cell>
          <table:table-cell office:value-type="float" office:value="13.813235" calcext:value-type="float">
            <text:p>13.813235</text:p>
          </table:table-cell>
          <table:table-cell office:value-type="float" office:value="11.769249" calcext:value-type="float">
            <text:p>11.769249</text:p>
          </table:table-cell>
          <table:table-cell office:value-type="float" office:value="13.949605" calcext:value-type="float">
            <text:p>13.949605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634610292810714" calcext:value-type="float">
            <text:p>0.6346102928</text:p>
          </table:table-cell>
          <table:table-cell table:style-name="ce6" table:formula="of:=STDEV([.C15:.C19])" office:value-type="float" office:value="0.852331319868453" calcext:value-type="float">
            <text:p>0.8523313199</text:p>
          </table:table-cell>
          <table:table-cell table:style-name="ce6" table:formula="of:=STDEV([.D15:.D19])" office:value-type="float" office:value="0.535856506483312" calcext:value-type="float">
            <text:p>0.5358565065</text:p>
          </table:table-cell>
          <table:table-cell table:style-name="ce6" table:formula="of:=STDEV([.E15:.E19])" office:value-type="float" office:value="1.37834338556519" calcext:value-type="float">
            <text:p>1.3783433856</text:p>
          </table:table-cell>
          <table:table-cell table:style-name="ce6" table:formula="of:=STDEV([.F15:.F19])" office:value-type="float" office:value="0.470036129077649" calcext:value-type="float">
            <text:p>0.4700361291</text:p>
          </table:table-cell>
          <table:table-cell table:style-name="ce6" table:formula="of:=STDEV([.G15:.G19])" office:value-type="float" office:value="0.764894993775421" calcext:value-type="float">
            <text:p>0.7648949938</text:p>
          </table:table-cell>
          <table:table-cell table:style-name="ce6" table:formula="of:=STDEV([.H15:.H19])" office:value-type="float" office:value="0.896002810318305" calcext:value-type="float">
            <text:p>0.8960028103</text:p>
          </table:table-cell>
          <table:table-cell table:style-name="ce6" table:formula="of:=STDEV([.I15:.I19])" office:value-type="float" office:value="1.20116480865929" calcext:value-type="float">
            <text:p>1.2011648087</text:p>
          </table:table-cell>
          <table:table-cell table:style-name="ce6" table:formula="of:=STDEV([.J15:.J19])" office:value-type="float" office:value="0.751558677959346" calcext:value-type="float">
            <text:p>0.751558678</text:p>
          </table:table-cell>
          <table:table-cell table:style-name="ce6" table:formula="of:=STDEV([.K15:.K19])" office:value-type="float" office:value="1.05262350895023" calcext:value-type="float">
            <text:p>1.052623509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11.0771744" calcext:value-type="float">
            <text:p>11.0771744</text:p>
          </table:table-cell>
          <table:table-cell table:style-name="ce8" table:formula="of:=AVERAGE([.C15:.C19])" office:value-type="float" office:value="10.7461418" calcext:value-type="float">
            <text:p>10.7461418</text:p>
          </table:table-cell>
          <table:table-cell table:style-name="ce8" table:formula="of:=AVERAGE([.D15:.D19])" office:value-type="float" office:value="11.139707" calcext:value-type="float">
            <text:p>11.139707</text:p>
          </table:table-cell>
          <table:table-cell table:style-name="ce8" table:formula="of:=AVERAGE([.E15:.E19])" office:value-type="float" office:value="10.7883024" calcext:value-type="float">
            <text:p>10.7883024</text:p>
          </table:table-cell>
          <table:table-cell table:style-name="ce8" table:formula="of:=AVERAGE([.F15:.F19])" office:value-type="float" office:value="11.0103466" calcext:value-type="float">
            <text:p>11.0103466</text:p>
          </table:table-cell>
          <table:table-cell table:style-name="ce8" table:formula="of:=AVERAGE([.G15:.G19])" office:value-type="float" office:value="11.3117672" calcext:value-type="float">
            <text:p>11.3117672</text:p>
          </table:table-cell>
          <table:table-cell table:style-name="ce8" table:formula="of:=AVERAGE([.H15:.H19])" office:value-type="float" office:value="11.7254584" calcext:value-type="float">
            <text:p>11.7254584</text:p>
          </table:table-cell>
          <table:table-cell table:style-name="ce8" table:formula="of:=AVERAGE([.I15:.I19])" office:value-type="float" office:value="11.976337" calcext:value-type="float">
            <text:p>11.976337</text:p>
          </table:table-cell>
          <table:table-cell table:style-name="ce8" table:formula="of:=AVERAGE([.J15:.J19])" office:value-type="float" office:value="11.177189" calcext:value-type="float">
            <text:p>11.177189</text:p>
          </table:table-cell>
          <table:table-cell table:style-name="ce8" table:formula="of:=AVERAGE([.K15:.K19])" office:value-type="float" office:value="12.1726318" calcext:value-type="float">
            <text:p>12.1726318</text:p>
          </table:table-cell>
          <table:table-cell table:style-name="ce13" table:number-columns-repeated="2"/>
          <table:table-cell table:style-name="ce18"/>
        </table:table-row>
      </table:table>
      <table:table table:name="Cutting_a_rod" table:style-name="ta1">
        <table:shapes>
          <draw:frame draw:z-index="0" draw:style-name="gr1" draw:text-style-name="P1" svg:width="5.2465in" svg:height="3.5453in" svg:x="0.9748in" svg:y="3.9295in">
            <draw:object draw:notify-on-update-of-ranges="Cutting_a_rod.L4:Cutting_a_rod.L8 Cutting_a_rod.M3:Cutting_a_rod.M3 Cutting_a_rod.M4:Cutting_a_rod.M8 Cutting_a_rod.N3:Cutting_a_rod.N3 Cutting_a_rod.N4:Cutting_a_rod.N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Cutting_a_rod.L14:Cutting_a_rod.L18 Cutting_a_rod.M13:Cutting_a_rod.M13 Cutting_a_rod.M14:Cutting_a_rod.M18 Cutting_a_rod.N13:Cutting_a_rod.N13 Cutting_a_rod.N14:Cutting_a_rod.N1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CAR(72)</text:p>
          </table:table-cell>
          <table:table-cell table:style-name="ce6"/>
          <table:table-cell table:style-name="ce6" office:value-type="string" calcext:value-type="string">
            <text:p>CAR(73)</text:p>
          </table:table-cell>
          <table:table-cell/>
          <table:table-cell table:style-name="ce6" office:value-type="string" calcext:value-type="string">
            <text:p>CAR(74)</text:p>
          </table:table-cell>
          <table:table-cell table:style-name="Default"/>
          <table:table-cell table:style-name="ce6" office:value-type="string" calcext:value-type="string">
            <text:p>CAR(75)</text:p>
          </table:table-cell>
          <table:table-cell table:style-name="Default"/>
          <table:table-cell table:style-name="ce6" office:value-type="string" calcext:value-type="string">
            <text:p>CAR(76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CAR(72)" calcext:value-type="string">
            <text:p>CAR(72)</text:p>
          </table:table-cell>
          <table:table-cell table:formula="of:=[.B11]" office:value-type="float" office:value="6.9575792" calcext:value-type="float">
            <text:p>6.9575792</text:p>
          </table:table-cell>
          <table:table-cell table:formula="of:=[.C11]" office:value-type="float" office:value="7.5501376" calcext:value-type="float">
            <text:p>7.5501376</text:p>
          </table:table-cell>
        </table:table-row>
        <table:table-row table:style-name="ro1">
          <table:table-cell/>
          <table:table-cell office:value-type="float" office:value="7.475399" calcext:value-type="float">
            <text:p>7.475399</text:p>
          </table:table-cell>
          <table:table-cell office:value-type="float" office:value="6.59394" calcext:value-type="float">
            <text:p>6.59394</text:p>
          </table:table-cell>
          <table:table-cell office:value-type="float" office:value="6.266926" calcext:value-type="float">
            <text:p>6.266926</text:p>
          </table:table-cell>
          <table:table-cell table:style-name="ce7" office:value-type="float" office:value="6.322934" calcext:value-type="float">
            <text:p>6.322934</text:p>
          </table:table-cell>
          <table:table-cell office:value-type="float" office:value="7.75534" calcext:value-type="float">
            <text:p>7.75534</text:p>
          </table:table-cell>
          <table:table-cell office:value-type="float" office:value="8.002814" calcext:value-type="float">
            <text:p>8.002814</text:p>
          </table:table-cell>
          <table:table-cell office:value-type="float" office:value="6.286981" calcext:value-type="float">
            <text:p>6.286981</text:p>
          </table:table-cell>
          <table:table-cell office:value-type="float" office:value="8.391475" calcext:value-type="float">
            <text:p>8.391475</text:p>
          </table:table-cell>
          <table:table-cell office:value-type="float" office:value="8.587591" calcext:value-type="float">
            <text:p>8.587591</text:p>
          </table:table-cell>
          <table:table-cell office:value-type="float" office:value="9.66604" calcext:value-type="float">
            <text:p>9.66604</text:p>
          </table:table-cell>
          <table:table-cell table:formula="of:=[.D3]" office:value-type="string" office:string-value="CAR(73)" calcext:value-type="string">
            <text:p>CAR(73)</text:p>
          </table:table-cell>
          <table:table-cell table:formula="of:=[.D11]" office:value-type="float" office:value="7.9326012" calcext:value-type="float">
            <text:p>7.9326012</text:p>
          </table:table-cell>
          <table:table-cell table:formula="of:=[.E11]" office:value-type="float" office:value="7.513206" calcext:value-type="float">
            <text:p>7.513206</text:p>
          </table:table-cell>
        </table:table-row>
        <table:table-row table:style-name="ro1">
          <table:table-cell/>
          <table:table-cell office:value-type="float" office:value="5.911555" calcext:value-type="float">
            <text:p>5.911555</text:p>
          </table:table-cell>
          <table:table-cell office:value-type="float" office:value="7.893013" calcext:value-type="float">
            <text:p>7.893013</text:p>
          </table:table-cell>
          <table:table-cell office:value-type="float" office:value="9.332695" calcext:value-type="float">
            <text:p>9.332695</text:p>
          </table:table-cell>
          <table:table-cell table:style-name="ce7" office:value-type="float" office:value="7.558674" calcext:value-type="float">
            <text:p>7.558674</text:p>
          </table:table-cell>
          <table:table-cell office:value-type="float" office:value="8.380671" calcext:value-type="float">
            <text:p>8.380671</text:p>
          </table:table-cell>
          <table:table-cell office:value-type="float" office:value="8.216301" calcext:value-type="float">
            <text:p>8.216301</text:p>
          </table:table-cell>
          <table:table-cell office:value-type="float" office:value="6.865049" calcext:value-type="float">
            <text:p>6.865049</text:p>
          </table:table-cell>
          <table:table-cell office:value-type="float" office:value="9.120395" calcext:value-type="float">
            <text:p>9.120395</text:p>
          </table:table-cell>
          <table:table-cell office:value-type="float" office:value="10.22654" calcext:value-type="float">
            <text:p>10.22654</text:p>
          </table:table-cell>
          <table:table-cell office:value-type="float" office:value="11.832596" calcext:value-type="float">
            <text:p>11.832596</text:p>
          </table:table-cell>
          <table:table-cell table:formula="of:=[.F3]" office:value-type="string" office:string-value="CAR(74)" calcext:value-type="string">
            <text:p>CAR(74)</text:p>
          </table:table-cell>
          <table:table-cell table:formula="of:=[.F11]" office:value-type="float" office:value="8.3503672" calcext:value-type="float">
            <text:p>8.3503672</text:p>
          </table:table-cell>
          <table:table-cell table:formula="of:=[.G11]" office:value-type="float" office:value="8.6464612" calcext:value-type="float">
            <text:p>8.6464612</text:p>
          </table:table-cell>
        </table:table-row>
        <table:table-row table:style-name="ro1">
          <table:table-cell/>
          <table:table-cell office:value-type="float" office:value="6.785665" calcext:value-type="float">
            <text:p>6.785665</text:p>
          </table:table-cell>
          <table:table-cell office:value-type="float" office:value="8.363972" calcext:value-type="float">
            <text:p>8.363972</text:p>
          </table:table-cell>
          <table:table-cell office:value-type="float" office:value="8.718578" calcext:value-type="float">
            <text:p>8.718578</text:p>
          </table:table-cell>
          <table:table-cell table:style-name="ce7" office:value-type="float" office:value="7.67572" calcext:value-type="float">
            <text:p>7.67572</text:p>
          </table:table-cell>
          <table:table-cell office:value-type="float" office:value="9.027933" calcext:value-type="float">
            <text:p>9.027933</text:p>
          </table:table-cell>
          <table:table-cell office:value-type="float" office:value="8.639493" calcext:value-type="float">
            <text:p>8.639493</text:p>
          </table:table-cell>
          <table:table-cell office:value-type="float" office:value="8.570952" calcext:value-type="float">
            <text:p>8.570952</text:p>
          </table:table-cell>
          <table:table-cell office:value-type="float" office:value="8.216326" calcext:value-type="float">
            <text:p>8.216326</text:p>
          </table:table-cell>
          <table:table-cell office:value-type="float" office:value="8.813212" calcext:value-type="float">
            <text:p>8.813212</text:p>
          </table:table-cell>
          <table:table-cell office:value-type="float" office:value="8.660787" calcext:value-type="float">
            <text:p>8.660787</text:p>
          </table:table-cell>
          <table:table-cell table:formula="of:=[.H3]" office:value-type="string" office:string-value="CAR(75)" calcext:value-type="string">
            <text:p>CAR(75)</text:p>
          </table:table-cell>
          <table:table-cell table:formula="of:=[.H11]" office:value-type="float" office:value="7.3043398" calcext:value-type="float">
            <text:p>7.3043398</text:p>
          </table:table-cell>
          <table:table-cell table:formula="of:=[.I11]" office:value-type="float" office:value="8.5000038" calcext:value-type="float">
            <text:p>8.5000038</text:p>
          </table:table-cell>
        </table:table-row>
        <table:table-row table:style-name="ro1">
          <table:table-cell/>
          <table:table-cell office:value-type="float" office:value="8.112373" calcext:value-type="float">
            <text:p>8.112373</text:p>
          </table:table-cell>
          <table:table-cell office:value-type="float" office:value="8.268472" calcext:value-type="float">
            <text:p>8.268472</text:p>
          </table:table-cell>
          <table:table-cell office:value-type="float" office:value="7.566704" calcext:value-type="float">
            <text:p>7.566704</text:p>
          </table:table-cell>
          <table:table-cell office:value-type="float" office:value="8.672172" calcext:value-type="float">
            <text:p>8.672172</text:p>
          </table:table-cell>
          <table:table-cell office:value-type="float" office:value="8.700674" calcext:value-type="float">
            <text:p>8.700674</text:p>
          </table:table-cell>
          <table:table-cell table:style-name="ce9" office:value-type="float" office:value="8.40689" calcext:value-type="float">
            <text:p>8.40689</text:p>
          </table:table-cell>
          <table:table-cell office:value-type="float" office:value="7.881109" calcext:value-type="float">
            <text:p>7.881109</text:p>
          </table:table-cell>
          <table:table-cell office:value-type="float" office:value="7.750516" calcext:value-type="float">
            <text:p>7.750516</text:p>
          </table:table-cell>
          <table:table-cell office:value-type="float" office:value="8.887809" calcext:value-type="float">
            <text:p>8.887809</text:p>
          </table:table-cell>
          <table:table-cell office:value-type="float" office:value="6.872103" calcext:value-type="float">
            <text:p>6.872103</text:p>
          </table:table-cell>
          <table:table-cell table:formula="of:=[.J3]" office:value-type="string" office:string-value="CAR(76)" calcext:value-type="string">
            <text:p>CAR(76)</text:p>
          </table:table-cell>
          <table:table-cell table:formula="of:=[.J11]" office:value-type="float" office:value="9.3446392" calcext:value-type="float">
            <text:p>9.3446392</text:p>
          </table:table-cell>
          <table:table-cell table:formula="of:=[.K11]" office:value-type="float" office:value="9.2925198" calcext:value-type="float">
            <text:p>9.2925198</text:p>
          </table:table-cell>
        </table:table-row>
        <table:table-row table:style-name="ro1">
          <table:table-cell/>
          <table:table-cell office:value-type="float" office:value="6.502904" calcext:value-type="float">
            <text:p>6.502904</text:p>
          </table:table-cell>
          <table:table-cell office:value-type="float" office:value="6.631291" calcext:value-type="float">
            <text:p>6.631291</text:p>
          </table:table-cell>
          <table:table-cell office:value-type="float" office:value="7.778103" calcext:value-type="float">
            <text:p>7.778103</text:p>
          </table:table-cell>
          <table:table-cell office:value-type="float" office:value="7.33653" calcext:value-type="float">
            <text:p>7.33653</text:p>
          </table:table-cell>
          <table:table-cell office:value-type="float" office:value="7.887218" calcext:value-type="float">
            <text:p>7.887218</text:p>
          </table:table-cell>
          <table:table-cell table:style-name="ce9" office:value-type="float" office:value="9.966808" calcext:value-type="float">
            <text:p>9.966808</text:p>
          </table:table-cell>
          <table:table-cell office:value-type="float" office:value="6.917608" calcext:value-type="float">
            <text:p>6.917608</text:p>
          </table:table-cell>
          <table:table-cell office:value-type="float" office:value="9.021307" calcext:value-type="float">
            <text:p>9.021307</text:p>
          </table:table-cell>
          <table:table-cell office:value-type="float" office:value="10.208044" calcext:value-type="float">
            <text:p>10.208044</text:p>
          </table:table-cell>
          <table:table-cell office:value-type="float" office:value="9.431073" calcext:value-type="float">
            <text:p>9.431073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85617415320027" calcext:value-type="float">
            <text:p>0.8561741532</text:p>
          </table:table-cell>
          <table:table-cell table:style-name="ce6" table:formula="of:=STDEV([.C5:.C9])" office:value-type="float" office:value="0.87385456532383" calcext:value-type="float">
            <text:p>0.8738545653</text:p>
          </table:table-cell>
          <table:table-cell table:style-name="ce6" table:formula="of:=STDEV([.D5:.D9])" office:value-type="float" office:value="1.17369571286629" calcext:value-type="float">
            <text:p>1.1736957129</text:p>
          </table:table-cell>
          <table:table-cell table:style-name="ce6" table:formula="of:=STDEV([.E5:.E9])" office:value-type="float" office:value="0.83958950853021" calcext:value-type="float">
            <text:p>0.8395895085</text:p>
          </table:table-cell>
          <table:table-cell table:style-name="ce6" table:formula="of:=STDEV([.F5:.F9])" office:value-type="float" office:value="0.53649164437827" calcext:value-type="float">
            <text:p>0.5364916444</text:p>
          </table:table-cell>
          <table:table-cell table:style-name="ce6" table:formula="of:=STDEV([.G5:.G9])" office:value-type="float" office:value="0.774609273066557" calcext:value-type="float">
            <text:p>0.7746092731</text:p>
          </table:table-cell>
          <table:table-cell table:style-name="ce6" table:formula="of:=STDEV([.H5:.H9])" office:value-type="float" office:value="0.910291985476474" calcext:value-type="float">
            <text:p>0.9102919855</text:p>
          </table:table-cell>
          <table:table-cell table:style-name="ce6" table:formula="of:=STDEV([.I5:.I9])" office:value-type="float" office:value="0.572412837111206" calcext:value-type="float">
            <text:p>0.5724128371</text:p>
          </table:table-cell>
          <table:table-cell table:style-name="ce6" table:formula="of:=STDEV([.J5:.J9])" office:value-type="float" office:value="0.804277245009269" calcext:value-type="float">
            <text:p>0.804277245</text:p>
          </table:table-cell>
          <table:table-cell table:style-name="ce6" table:formula="of:=STDEV([.K5:.K9])" office:value-type="float" office:value="1.79361403646122" calcext:value-type="float">
            <text:p>1.7936140365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6.9575792" calcext:value-type="float">
            <text:p>6.9575792</text:p>
          </table:table-cell>
          <table:table-cell table:style-name="ce8" table:formula="of:=AVERAGE([.C5:.C9])" office:value-type="float" office:value="7.5501376" calcext:value-type="float">
            <text:p>7.5501376</text:p>
          </table:table-cell>
          <table:table-cell table:style-name="ce8" table:formula="of:=AVERAGE([.D5:.D9])" office:value-type="float" office:value="7.9326012" calcext:value-type="float">
            <text:p>7.9326012</text:p>
          </table:table-cell>
          <table:table-cell table:style-name="ce8" table:formula="of:=AVERAGE([.E5:.E9])" office:value-type="float" office:value="7.513206" calcext:value-type="float">
            <text:p>7.513206</text:p>
          </table:table-cell>
          <table:table-cell table:style-name="ce8" table:formula="of:=AVERAGE([.F5:.F9])" office:value-type="float" office:value="8.3503672" calcext:value-type="float">
            <text:p>8.3503672</text:p>
          </table:table-cell>
          <table:table-cell table:style-name="ce8" table:formula="of:=AVERAGE([.G5:.G9])" office:value-type="float" office:value="8.6464612" calcext:value-type="float">
            <text:p>8.6464612</text:p>
          </table:table-cell>
          <table:table-cell table:style-name="ce8" table:formula="of:=AVERAGE([.H5:.H9])" office:value-type="float" office:value="7.3043398" calcext:value-type="float">
            <text:p>7.3043398</text:p>
          </table:table-cell>
          <table:table-cell table:style-name="ce8" table:formula="of:=AVERAGE([.I5:.I9])" office:value-type="float" office:value="8.5000038" calcext:value-type="float">
            <text:p>8.5000038</text:p>
          </table:table-cell>
          <table:table-cell table:style-name="ce8" table:formula="of:=AVERAGE([.J5:.J9])" office:value-type="float" office:value="9.3446392" calcext:value-type="float">
            <text:p>9.3446392</text:p>
          </table:table-cell>
          <table:table-cell table:style-name="ce8" table:formula="of:=AVERAGE([.K5:.K9])" office:value-type="float" office:value="9.2925198" calcext:value-type="float">
            <text:p>9.2925198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CAR(72)" calcext:value-type="string">
            <text:p>CAR(72)</text:p>
          </table:table-cell>
          <table:table-cell table:style-name="ce9" office:value-type="float" office:value="49" calcext:value-type="float">
            <text:p>49</text:p>
          </table:table-cell>
          <table:table-cell table:style-name="ce6" table:formula="of:=[.D3]" office:value-type="string" office:string-value="CAR(73)" calcext:value-type="string">
            <text:p>CAR(73)</text:p>
          </table:table-cell>
          <table:table-cell office:value-type="float" office:value="50" calcext:value-type="float">
            <text:p>50</text:p>
          </table:table-cell>
          <table:table-cell table:style-name="ce6" table:formula="of:=[.F3]" office:value-type="string" office:string-value="CAR(74)" calcext:value-type="string">
            <text:p>CAR(74)</text:p>
          </table:table-cell>
          <table:table-cell table:style-name="Default" office:value-type="float" office:value="51" calcext:value-type="float">
            <text:p>51</text:p>
          </table:table-cell>
          <table:table-cell table:style-name="ce6" table:formula="of:=[.H3]" office:value-type="string" office:string-value="CAR(75)" calcext:value-type="string">
            <text:p>CAR(75)</text:p>
          </table:table-cell>
          <table:table-cell table:style-name="Default" office:value-type="float" office:value="52" calcext:value-type="float">
            <text:p>52</text:p>
          </table:table-cell>
          <table:table-cell table:style-name="ce6" table:formula="of:=[.J3]" office:value-type="string" office:string-value="CAR(76)" calcext:value-type="string">
            <text:p>CAR(76)</text:p>
          </table:table-cell>
          <table:table-cell table:style-name="Default" office:value-type="float" office:value="53" calcext:value-type="float">
            <text:p>53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CAR(72)" calcext:value-type="string">
            <text:p>CAR(72)</text:p>
          </table:table-cell>
          <table:table-cell table:formula="of:=[.B21]" office:value-type="float" office:value="7.3743438" calcext:value-type="float">
            <text:p>7.3743438</text:p>
          </table:table-cell>
          <table:table-cell table:formula="of:=[.C21]" office:value-type="float" office:value="7.6283476" calcext:value-type="float">
            <text:p>7.6283476</text:p>
          </table:table-cell>
        </table:table-row>
        <table:table-row table:style-name="ro1">
          <table:table-cell/>
          <table:table-cell office:value-type="float" office:value="5.57222" calcext:value-type="float">
            <text:p>5.57222</text:p>
          </table:table-cell>
          <table:table-cell office:value-type="float" office:value="7.264221" calcext:value-type="float">
            <text:p>7.264221</text:p>
          </table:table-cell>
          <table:table-cell office:value-type="float" office:value="7.628673" calcext:value-type="float">
            <text:p>7.628673</text:p>
          </table:table-cell>
          <table:table-cell table:style-name="ce7" office:value-type="float" office:value="8.297721" calcext:value-type="float">
            <text:p>8.297721</text:p>
          </table:table-cell>
          <table:table-cell office:value-type="float" office:value="7.898614" calcext:value-type="float">
            <text:p>7.898614</text:p>
          </table:table-cell>
          <table:table-cell office:value-type="float" office:value="8.159775" calcext:value-type="float">
            <text:p>8.159775</text:p>
          </table:table-cell>
          <table:table-cell office:value-type="float" office:value="7.646581" calcext:value-type="float">
            <text:p>7.646581</text:p>
          </table:table-cell>
          <table:table-cell office:value-type="float" office:value="8.550004" calcext:value-type="float">
            <text:p>8.550004</text:p>
          </table:table-cell>
          <table:table-cell office:value-type="float" office:value="8.330428" calcext:value-type="float">
            <text:p>8.330428</text:p>
          </table:table-cell>
          <table:table-cell office:value-type="float" office:value="8.763511" calcext:value-type="float">
            <text:p>8.763511</text:p>
          </table:table-cell>
          <table:table-cell table:formula="of:=[.D13]" office:value-type="string" office:string-value="CAR(73)" calcext:value-type="string">
            <text:p>CAR(73)</text:p>
          </table:table-cell>
          <table:table-cell table:formula="of:=[.D21]" office:value-type="float" office:value="7.3503174" calcext:value-type="float">
            <text:p>7.3503174</text:p>
          </table:table-cell>
          <table:table-cell table:formula="of:=[.E21]" office:value-type="float" office:value="7.1734458" calcext:value-type="float">
            <text:p>7.1734458</text:p>
          </table:table-cell>
        </table:table-row>
        <table:table-row table:style-name="ro1">
          <table:table-cell/>
          <table:table-cell office:value-type="float" office:value="7.516112" calcext:value-type="float">
            <text:p>7.516112</text:p>
          </table:table-cell>
          <table:table-cell office:value-type="float" office:value="7.452143" calcext:value-type="float">
            <text:p>7.452143</text:p>
          </table:table-cell>
          <table:table-cell office:value-type="float" office:value="6.695831" calcext:value-type="float">
            <text:p>6.695831</text:p>
          </table:table-cell>
          <table:table-cell table:style-name="ce7" office:value-type="float" office:value="6.234175" calcext:value-type="float">
            <text:p>6.234175</text:p>
          </table:table-cell>
          <table:table-cell office:value-type="float" office:value="9.054744" calcext:value-type="float">
            <text:p>9.054744</text:p>
          </table:table-cell>
          <table:table-cell office:value-type="float" office:value="8.416067" calcext:value-type="float">
            <text:p>8.416067</text:p>
          </table:table-cell>
          <table:table-cell office:value-type="float" office:value="7.277036" calcext:value-type="float">
            <text:p>7.277036</text:p>
          </table:table-cell>
          <table:table-cell office:value-type="float" office:value="8.591143" calcext:value-type="float">
            <text:p>8.591143</text:p>
          </table:table-cell>
          <table:table-cell office:value-type="float" office:value="9.451535" calcext:value-type="float">
            <text:p>9.451535</text:p>
          </table:table-cell>
          <table:table-cell office:value-type="float" office:value="9.073105" calcext:value-type="float">
            <text:p>9.073105</text:p>
          </table:table-cell>
          <table:table-cell table:formula="of:=[.F13]" office:value-type="string" office:string-value="CAR(74)" calcext:value-type="string">
            <text:p>CAR(74)</text:p>
          </table:table-cell>
          <table:table-cell table:formula="of:=[.F21]" office:value-type="float" office:value="7.5817596" calcext:value-type="float">
            <text:p>7.5817596</text:p>
          </table:table-cell>
          <table:table-cell table:formula="of:=[.G21]" office:value-type="float" office:value="8.5330042" calcext:value-type="float">
            <text:p>8.5330042</text:p>
          </table:table-cell>
        </table:table-row>
        <table:table-row table:style-name="ro1">
          <table:table-cell/>
          <table:table-cell office:value-type="float" office:value="7.432662" calcext:value-type="float">
            <text:p>7.432662</text:p>
          </table:table-cell>
          <table:table-cell office:value-type="float" office:value="6.049295" calcext:value-type="float">
            <text:p>6.049295</text:p>
          </table:table-cell>
          <table:table-cell office:value-type="float" office:value="6.945268" calcext:value-type="float">
            <text:p>6.945268</text:p>
          </table:table-cell>
          <table:table-cell table:style-name="ce7" office:value-type="float" office:value="6.399504" calcext:value-type="float">
            <text:p>6.399504</text:p>
          </table:table-cell>
          <table:table-cell office:value-type="float" office:value="7.463782" calcext:value-type="float">
            <text:p>7.463782</text:p>
          </table:table-cell>
          <table:table-cell office:value-type="float" office:value="9.396145" calcext:value-type="float">
            <text:p>9.396145</text:p>
          </table:table-cell>
          <table:table-cell office:value-type="float" office:value="6.125998" calcext:value-type="float">
            <text:p>6.125998</text:p>
          </table:table-cell>
          <table:table-cell office:value-type="float" office:value="9.234624" calcext:value-type="float">
            <text:p>9.234624</text:p>
          </table:table-cell>
          <table:table-cell office:value-type="float" office:value="8.429852" calcext:value-type="float">
            <text:p>8.429852</text:p>
          </table:table-cell>
          <table:table-cell office:value-type="float" office:value="9.778881" calcext:value-type="float">
            <text:p>9.778881</text:p>
          </table:table-cell>
          <table:table-cell table:formula="of:=[.H13]" office:value-type="string" office:string-value="CAR(75)" calcext:value-type="string">
            <text:p>CAR(75)</text:p>
          </table:table-cell>
          <table:table-cell table:formula="of:=[.H21]" office:value-type="float" office:value="8.0473594" calcext:value-type="float">
            <text:p>8.0473594</text:p>
          </table:table-cell>
          <table:table-cell table:formula="of:=[.I21]" office:value-type="float" office:value="8.8714014" calcext:value-type="float">
            <text:p>8.8714014</text:p>
          </table:table-cell>
        </table:table-row>
        <table:table-row table:style-name="ro1">
          <table:table-cell/>
          <table:table-cell office:value-type="float" office:value="7.42456" calcext:value-type="float">
            <text:p>7.42456</text:p>
          </table:table-cell>
          <table:table-cell office:value-type="float" office:value="8.209223" calcext:value-type="float">
            <text:p>8.209223</text:p>
          </table:table-cell>
          <table:table-cell office:value-type="float" office:value="7.233611" calcext:value-type="float">
            <text:p>7.233611</text:p>
          </table:table-cell>
          <table:table-cell office:value-type="float" office:value="7.002647" calcext:value-type="float">
            <text:p>7.002647</text:p>
          </table:table-cell>
          <table:table-cell office:value-type="float" office:value="6.996279" calcext:value-type="float">
            <text:p>6.996279</text:p>
          </table:table-cell>
          <table:table-cell table:style-name="ce9" office:value-type="float" office:value="10.634232" calcext:value-type="float">
            <text:p>10.634232</text:p>
          </table:table-cell>
          <table:table-cell office:value-type="float" office:value="9.636797" calcext:value-type="float">
            <text:p>9.636797</text:p>
          </table:table-cell>
          <table:table-cell office:value-type="float" office:value="7.188797" calcext:value-type="float">
            <text:p>7.188797</text:p>
          </table:table-cell>
          <table:table-cell office:value-type="float" office:value="8.638413" calcext:value-type="float">
            <text:p>8.638413</text:p>
          </table:table-cell>
          <table:table-cell office:value-type="float" office:value="10.323584" calcext:value-type="float">
            <text:p>10.323584</text:p>
          </table:table-cell>
          <table:table-cell table:formula="of:=[.J13]" office:value-type="string" office:string-value="CAR(76)" calcext:value-type="string">
            <text:p>CAR(76)</text:p>
          </table:table-cell>
          <table:table-cell table:formula="of:=[.J21]" office:value-type="float" office:value="8.4775138" calcext:value-type="float">
            <text:p>8.4775138</text:p>
          </table:table-cell>
          <table:table-cell table:formula="of:=[.K21]" office:value-type="float" office:value="9.6925098" calcext:value-type="float">
            <text:p>9.6925098</text:p>
          </table:table-cell>
        </table:table-row>
        <table:table-row table:style-name="ro1">
          <table:table-cell/>
          <table:table-cell office:value-type="float" office:value="8.926165" calcext:value-type="float">
            <text:p>8.926165</text:p>
          </table:table-cell>
          <table:table-cell office:value-type="float" office:value="9.166856" calcext:value-type="float">
            <text:p>9.166856</text:p>
          </table:table-cell>
          <table:table-cell office:value-type="float" office:value="8.248204" calcext:value-type="float">
            <text:p>8.248204</text:p>
          </table:table-cell>
          <table:table-cell office:value-type="float" office:value="7.933182" calcext:value-type="float">
            <text:p>7.933182</text:p>
          </table:table-cell>
          <table:table-cell office:value-type="float" office:value="6.495379" calcext:value-type="float">
            <text:p>6.495379</text:p>
          </table:table-cell>
          <table:table-cell table:style-name="ce9" office:value-type="float" office:value="6.058802" calcext:value-type="float">
            <text:p>6.058802</text:p>
          </table:table-cell>
          <table:table-cell office:value-type="float" office:value="9.550385" calcext:value-type="float">
            <text:p>9.550385</text:p>
          </table:table-cell>
          <table:table-cell office:value-type="float" office:value="10.792439" calcext:value-type="float">
            <text:p>10.792439</text:p>
          </table:table-cell>
          <table:table-cell office:value-type="float" office:value="7.537341" calcext:value-type="float">
            <text:p>7.537341</text:p>
          </table:table-cell>
          <table:table-cell office:value-type="float" office:value="10.523468" calcext:value-type="float">
            <text:p>10.523468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1.19182844078131" calcext:value-type="float">
            <text:p>1.1918284408</text:p>
          </table:table-cell>
          <table:table-cell table:style-name="ce6" table:formula="of:=STDEV([.C15:.C19])" office:value-type="float" office:value="1.15774216501896" calcext:value-type="float">
            <text:p>1.157742165</text:p>
          </table:table-cell>
          <table:table-cell table:style-name="ce6" table:formula="of:=STDEV([.D15:.D19])" office:value-type="float" office:value="0.610270438932036" calcext:value-type="float">
            <text:p>0.6102704389</text:p>
          </table:table-cell>
          <table:table-cell table:style-name="ce6" table:formula="of:=STDEV([.E15:.E19])" office:value-type="float" office:value="0.915366264744173" calcext:value-type="float">
            <text:p>0.9153662647</text:p>
          </table:table-cell>
          <table:table-cell table:style-name="ce6" table:formula="of:=STDEV([.F15:.F19])" office:value-type="float" office:value="0.975577881127027" calcext:value-type="float">
            <text:p>0.9755778811</text:p>
          </table:table-cell>
          <table:table-cell table:style-name="ce6" table:formula="of:=STDEV([.G15:.G19])" office:value-type="float" office:value="1.69077062157163" calcext:value-type="float">
            <text:p>1.6907706216</text:p>
          </table:table-cell>
          <table:table-cell table:style-name="ce6" table:formula="of:=STDEV([.H15:.H19])" office:value-type="float" office:value="1.51913206588937" calcext:value-type="float">
            <text:p>1.5191320659</text:p>
          </table:table-cell>
          <table:table-cell table:style-name="ce6" table:formula="of:=STDEV([.I15:.I19])" office:value-type="float" office:value="1.30722174325563" calcext:value-type="float">
            <text:p>1.3072217433</text:p>
          </table:table-cell>
          <table:table-cell table:style-name="ce6" table:formula="of:=STDEV([.J15:.J19])" office:value-type="float" office:value="0.686009588892677" calcext:value-type="float">
            <text:p>0.6860095889</text:p>
          </table:table-cell>
          <table:table-cell table:style-name="ce6" table:formula="of:=STDEV([.K15:.K19])" office:value-type="float" office:value="0.765327909609143" calcext:value-type="float">
            <text:p>0.7653279096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7.3743438" calcext:value-type="float">
            <text:p>7.3743438</text:p>
          </table:table-cell>
          <table:table-cell table:style-name="ce8" table:formula="of:=AVERAGE([.C15:.C19])" office:value-type="float" office:value="7.6283476" calcext:value-type="float">
            <text:p>7.6283476</text:p>
          </table:table-cell>
          <table:table-cell table:style-name="ce8" table:formula="of:=AVERAGE([.D15:.D19])" office:value-type="float" office:value="7.3503174" calcext:value-type="float">
            <text:p>7.3503174</text:p>
          </table:table-cell>
          <table:table-cell table:style-name="ce8" table:formula="of:=AVERAGE([.E15:.E19])" office:value-type="float" office:value="7.1734458" calcext:value-type="float">
            <text:p>7.1734458</text:p>
          </table:table-cell>
          <table:table-cell table:style-name="ce8" table:formula="of:=AVERAGE([.F15:.F19])" office:value-type="float" office:value="7.5817596" calcext:value-type="float">
            <text:p>7.5817596</text:p>
          </table:table-cell>
          <table:table-cell table:style-name="ce8" table:formula="of:=AVERAGE([.G15:.G19])" office:value-type="float" office:value="8.5330042" calcext:value-type="float">
            <text:p>8.5330042</text:p>
          </table:table-cell>
          <table:table-cell table:style-name="ce8" table:formula="of:=AVERAGE([.H15:.H19])" office:value-type="float" office:value="8.0473594" calcext:value-type="float">
            <text:p>8.0473594</text:p>
          </table:table-cell>
          <table:table-cell table:style-name="ce8" table:formula="of:=AVERAGE([.I15:.I19])" office:value-type="float" office:value="8.8714014" calcext:value-type="float">
            <text:p>8.8714014</text:p>
          </table:table-cell>
          <table:table-cell table:style-name="ce8" table:formula="of:=AVERAGE([.J15:.J19])" office:value-type="float" office:value="8.4775138" calcext:value-type="float">
            <text:p>8.4775138</text:p>
          </table:table-cell>
          <table:table-cell table:style-name="ce8" table:formula="of:=AVERAGE([.K15:.K19])" office:value-type="float" office:value="9.6925098" calcext:value-type="float">
            <text:p>9.6925098</text:p>
          </table:table-cell>
          <table:table-cell table:style-name="ce13" table:number-columns-repeated="2"/>
          <table:table-cell table:style-name="ce18"/>
        </table:table-row>
      </table:table>
      <table:table table:name="Egg_dropping_puzzle" table:style-name="ta1">
        <table:shapes>
          <draw:frame draw:z-index="0" draw:style-name="gr1" draw:text-style-name="P1" svg:width="5.2465in" svg:height="3.5453in" svg:x="0.9748in" svg:y="3.9295in">
            <draw:object draw:notify-on-update-of-ranges="Egg_dropping_puzzle.L4:Egg_dropping_puzzle.L8 Egg_dropping_puzzle.M3:Egg_dropping_puzzle.M3 Egg_dropping_puzzle.M4:Egg_dropping_puzzle.M8 Egg_dropping_puzzle.N3:Egg_dropping_puzzle.N3 Egg_dropping_puzzle.N4:Egg_dropping_puzzle.N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Egg_dropping_puzzle.L14:Egg_dropping_puzzle.L18 Egg_dropping_puzzle.M13:Egg_dropping_puzzle.M13 Egg_dropping_puzzle.M14:Egg_dropping_puzzle.M18 Egg_dropping_puzzle.N13:Egg_dropping_puzzle.N13 Egg_dropping_puzzle.N14:Egg_dropping_puzzle.N1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6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EDP(7, 30)</text:p>
          </table:table-cell>
          <table:table-cell table:style-name="ce6"/>
          <table:table-cell table:style-name="ce6" office:value-type="string" calcext:value-type="string">
            <text:p>EDP(8, 30)</text:p>
          </table:table-cell>
          <table:table-cell/>
          <table:table-cell table:style-name="ce6" office:value-type="string" calcext:value-type="string">
            <text:p>EDP(9, 30)</text:p>
          </table:table-cell>
          <table:table-cell table:style-name="Default"/>
          <table:table-cell table:style-name="ce6" office:value-type="string" calcext:value-type="string">
            <text:p>EDP(10, 30)</text:p>
          </table:table-cell>
          <table:table-cell table:style-name="Default"/>
          <table:table-cell table:style-name="ce6" office:value-type="string" calcext:value-type="string">
            <text:p>EDP(11, 30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EDP(7, 30)" calcext:value-type="string">
            <text:p>EDP(7, 30)</text:p>
          </table:table-cell>
          <table:table-cell table:formula="of:=[.B11]" office:value-type="float" office:value="6.8251508" calcext:value-type="float">
            <text:p>6.8251508</text:p>
          </table:table-cell>
          <table:table-cell table:formula="of:=[.C11]" office:value-type="float" office:value="7.0158684" calcext:value-type="float">
            <text:p>7.0158684</text:p>
          </table:table-cell>
        </table:table-row>
        <table:table-row table:style-name="ro1">
          <table:table-cell/>
          <table:table-cell office:value-type="float" office:value="6.585541" calcext:value-type="float">
            <text:p>6.585541</text:p>
          </table:table-cell>
          <table:table-cell office:value-type="float" office:value="7.41191" calcext:value-type="float">
            <text:p>7.41191</text:p>
          </table:table-cell>
          <table:table-cell office:value-type="float" office:value="9.236783" calcext:value-type="float">
            <text:p>9.236783</text:p>
          </table:table-cell>
          <table:table-cell table:style-name="ce7" office:value-type="float" office:value="11.003296" calcext:value-type="float">
            <text:p>11.003296</text:p>
          </table:table-cell>
          <table:table-cell office:value-type="float" office:value="13.36082" calcext:value-type="float">
            <text:p>13.36082</text:p>
          </table:table-cell>
          <table:table-cell office:value-type="float" office:value="12.654971" calcext:value-type="float">
            <text:p>12.654971</text:p>
          </table:table-cell>
          <table:table-cell office:value-type="float" office:value="17.032552" calcext:value-type="float">
            <text:p>17.032552</text:p>
          </table:table-cell>
          <table:table-cell office:value-type="float" office:value="17.623778" calcext:value-type="float">
            <text:p>17.623778</text:p>
          </table:table-cell>
          <table:table-cell office:value-type="float" office:value="20.902222" calcext:value-type="float">
            <text:p>20.902222</text:p>
          </table:table-cell>
          <table:table-cell office:value-type="float" office:value="20.938742" calcext:value-type="float">
            <text:p>20.938742</text:p>
          </table:table-cell>
          <table:table-cell table:formula="of:=[.D3]" office:value-type="string" office:string-value="EDP(8, 30)" calcext:value-type="string">
            <text:p>EDP(8, 30)</text:p>
          </table:table-cell>
          <table:table-cell table:formula="of:=[.D11]" office:value-type="float" office:value="9.6714464" calcext:value-type="float">
            <text:p>9.6714464</text:p>
          </table:table-cell>
          <table:table-cell table:formula="of:=[.E11]" office:value-type="float" office:value="10.5702726" calcext:value-type="float">
            <text:p>10.5702726</text:p>
          </table:table-cell>
        </table:table-row>
        <table:table-row table:style-name="ro1">
          <table:table-cell/>
          <table:table-cell office:value-type="float" office:value="6.035193" calcext:value-type="float">
            <text:p>6.035193</text:p>
          </table:table-cell>
          <table:table-cell office:value-type="float" office:value="6.947849" calcext:value-type="float">
            <text:p>6.947849</text:p>
          </table:table-cell>
          <table:table-cell office:value-type="float" office:value="10.647753" calcext:value-type="float">
            <text:p>10.647753</text:p>
          </table:table-cell>
          <table:table-cell table:style-name="ce7" office:value-type="float" office:value="10.289822" calcext:value-type="float">
            <text:p>10.289822</text:p>
          </table:table-cell>
          <table:table-cell office:value-type="float" office:value="14.254016" calcext:value-type="float">
            <text:p>14.254016</text:p>
          </table:table-cell>
          <table:table-cell office:value-type="float" office:value="13.811019" calcext:value-type="float">
            <text:p>13.811019</text:p>
          </table:table-cell>
          <table:table-cell office:value-type="float" office:value="17.673624" calcext:value-type="float">
            <text:p>17.673624</text:p>
          </table:table-cell>
          <table:table-cell office:value-type="float" office:value="17.585843" calcext:value-type="float">
            <text:p>17.585843</text:p>
          </table:table-cell>
          <table:table-cell office:value-type="float" office:value="20.26127" calcext:value-type="float">
            <text:p>20.26127</text:p>
          </table:table-cell>
          <table:table-cell office:value-type="float" office:value="21.256541" calcext:value-type="float">
            <text:p>21.256541</text:p>
          </table:table-cell>
          <table:table-cell table:formula="of:=[.F3]" office:value-type="string" office:string-value="EDP(9, 30)" calcext:value-type="string">
            <text:p>EDP(9, 30)</text:p>
          </table:table-cell>
          <table:table-cell table:formula="of:=[.F11]" office:value-type="float" office:value="13.6504926" calcext:value-type="float">
            <text:p>13.6504926</text:p>
          </table:table-cell>
          <table:table-cell table:formula="of:=[.G11]" office:value-type="float" office:value="13.7117534" calcext:value-type="float">
            <text:p>13.7117534</text:p>
          </table:table-cell>
        </table:table-row>
        <table:table-row table:style-name="ro1">
          <table:table-cell/>
          <table:table-cell office:value-type="float" office:value="6.990701" calcext:value-type="float">
            <text:p>6.990701</text:p>
          </table:table-cell>
          <table:table-cell office:value-type="float" office:value="6.625813" calcext:value-type="float">
            <text:p>6.625813</text:p>
          </table:table-cell>
          <table:table-cell office:value-type="float" office:value="10.270596" calcext:value-type="float">
            <text:p>10.270596</text:p>
          </table:table-cell>
          <table:table-cell table:style-name="ce7" office:value-type="float" office:value="10.747832" calcext:value-type="float">
            <text:p>10.747832</text:p>
          </table:table-cell>
          <table:table-cell office:value-type="float" office:value="14.124054" calcext:value-type="float">
            <text:p>14.124054</text:p>
          </table:table-cell>
          <table:table-cell office:value-type="float" office:value="14.157496" calcext:value-type="float">
            <text:p>14.157496</text:p>
          </table:table-cell>
          <table:table-cell office:value-type="float" office:value="17.000173" calcext:value-type="float">
            <text:p>17.000173</text:p>
          </table:table-cell>
          <table:table-cell office:value-type="float" office:value="17.619487" calcext:value-type="float">
            <text:p>17.619487</text:p>
          </table:table-cell>
          <table:table-cell office:value-type="float" office:value="20.671977" calcext:value-type="float">
            <text:p>20.671977</text:p>
          </table:table-cell>
          <table:table-cell office:value-type="float" office:value="20.424152" calcext:value-type="float">
            <text:p>20.424152</text:p>
          </table:table-cell>
          <table:table-cell table:formula="of:=[.H3]" office:value-type="string" office:string-value="EDP(10, 30)" calcext:value-type="string">
            <text:p>EDP(10, 30)</text:p>
          </table:table-cell>
          <table:table-cell table:formula="of:=[.H11]" office:value-type="float" office:value="17.2431084" calcext:value-type="float">
            <text:p>17.2431084</text:p>
          </table:table-cell>
          <table:table-cell table:formula="of:=[.I11]" office:value-type="float" office:value="17.219312" calcext:value-type="float">
            <text:p>17.219312</text:p>
          </table:table-cell>
        </table:table-row>
        <table:table-row table:style-name="ro1">
          <table:table-cell/>
          <table:table-cell office:value-type="float" office:value="7.20773" calcext:value-type="float">
            <text:p>7.20773</text:p>
          </table:table-cell>
          <table:table-cell office:value-type="float" office:value="7.415402" calcext:value-type="float">
            <text:p>7.415402</text:p>
          </table:table-cell>
          <table:table-cell office:value-type="float" office:value="9.301256" calcext:value-type="float">
            <text:p>9.301256</text:p>
          </table:table-cell>
          <table:table-cell office:value-type="float" office:value="10.181948" calcext:value-type="float">
            <text:p>10.181948</text:p>
          </table:table-cell>
          <table:table-cell office:value-type="float" office:value="12.806167" calcext:value-type="float">
            <text:p>12.806167</text:p>
          </table:table-cell>
          <table:table-cell table:style-name="ce9" office:value-type="float" office:value="14.206266" calcext:value-type="float">
            <text:p>14.206266</text:p>
          </table:table-cell>
          <table:table-cell office:value-type="float" office:value="16.864981" calcext:value-type="float">
            <text:p>16.864981</text:p>
          </table:table-cell>
          <table:table-cell office:value-type="float" office:value="15.881537" calcext:value-type="float">
            <text:p>15.881537</text:p>
          </table:table-cell>
          <table:table-cell office:value-type="float" office:value="20.12649" calcext:value-type="float">
            <text:p>20.12649</text:p>
          </table:table-cell>
          <table:table-cell office:value-type="float" office:value="21.047743" calcext:value-type="float">
            <text:p>21.047743</text:p>
          </table:table-cell>
          <table:table-cell table:formula="of:=[.J3]" office:value-type="string" office:string-value="EDP(11, 30)" calcext:value-type="string">
            <text:p>EDP(11, 30)</text:p>
          </table:table-cell>
          <table:table-cell table:formula="of:=[.J11]" office:value-type="float" office:value="20.5356148" calcext:value-type="float">
            <text:p>20.5356148</text:p>
          </table:table-cell>
          <table:table-cell table:formula="of:=[.K11]" office:value-type="float" office:value="20.919134" calcext:value-type="float">
            <text:p>20.919134</text:p>
          </table:table-cell>
        </table:table-row>
        <table:table-row table:style-name="ro1">
          <table:table-cell/>
          <table:table-cell table:style-name="ce19" office:value-type="float" office:value="7.306589" calcext:value-type="float">
            <text:p>7.306589</text:p>
          </table:table-cell>
          <table:table-cell office:value-type="float" office:value="6.678368" calcext:value-type="float">
            <text:p>6.678368</text:p>
          </table:table-cell>
          <table:table-cell office:value-type="float" office:value="8.900844" calcext:value-type="float">
            <text:p>8.900844</text:p>
          </table:table-cell>
          <table:table-cell office:value-type="float" office:value="10.628465" calcext:value-type="float">
            <text:p>10.628465</text:p>
          </table:table-cell>
          <table:table-cell office:value-type="float" office:value="13.707406" calcext:value-type="float">
            <text:p>13.707406</text:p>
          </table:table-cell>
          <table:table-cell table:style-name="ce9" office:value-type="float" office:value="13.729015" calcext:value-type="float">
            <text:p>13.729015</text:p>
          </table:table-cell>
          <table:table-cell office:value-type="float" office:value="17.644212" calcext:value-type="float">
            <text:p>17.644212</text:p>
          </table:table-cell>
          <table:table-cell office:value-type="float" office:value="17.385915" calcext:value-type="float">
            <text:p>17.385915</text:p>
          </table:table-cell>
          <table:table-cell office:value-type="float" office:value="20.716115" calcext:value-type="float">
            <text:p>20.716115</text:p>
          </table:table-cell>
          <table:table-cell office:value-type="float" office:value="20.928492" calcext:value-type="float">
            <text:p>20.928492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521297092704535" calcext:value-type="float">
            <text:p>0.5212970927</text:p>
          </table:table-cell>
          <table:table-cell table:style-name="ce6" table:formula="of:=STDEV([.C5:.C9])" office:value-type="float" office:value="0.383129358149829" calcext:value-type="float">
            <text:p>0.3831293581</text:p>
          </table:table-cell>
          <table:table-cell table:style-name="ce6" table:formula="of:=STDEV([.D5:.D9])" office:value-type="float" office:value="0.746986626858406" calcext:value-type="float">
            <text:p>0.7469866269</text:p>
          </table:table-cell>
          <table:table-cell table:style-name="ce6" table:formula="of:=STDEV([.E5:.E9])" office:value-type="float" office:value="0.336106937930178" calcext:value-type="float">
            <text:p>0.3361069379</text:p>
          </table:table-cell>
          <table:table-cell table:style-name="ce6" table:formula="of:=STDEV([.F5:.F9])" office:value-type="float" office:value="0.589180779350277" calcext:value-type="float">
            <text:p>0.5891807794</text:p>
          </table:table-cell>
          <table:table-cell table:style-name="ce6" table:formula="of:=STDEV([.G5:.G9])" office:value-type="float" office:value="0.626532090187965" calcext:value-type="float">
            <text:p>0.6265320902</text:p>
          </table:table-cell>
          <table:table-cell table:style-name="ce6" table:formula="of:=STDEV([.H5:.H9])" office:value-type="float" office:value="0.384889502507278" calcext:value-type="float">
            <text:p>0.3848895025</text:p>
          </table:table-cell>
          <table:table-cell table:style-name="ce6" table:formula="of:=STDEV([.I5:.I9])" office:value-type="float" office:value="0.754234091641316" calcext:value-type="float">
            <text:p>0.7542340916</text:p>
          </table:table-cell>
          <table:table-cell table:style-name="ce6" table:formula="of:=STDEV([.J5:.J9])" office:value-type="float" office:value="0.327194125154623" calcext:value-type="float">
            <text:p>0.3271941252</text:p>
          </table:table-cell>
          <table:table-cell table:style-name="ce6" table:formula="of:=STDEV([.K5:.K9])" office:value-type="float" office:value="0.306538327408662" calcext:value-type="float">
            <text:p>0.3065383274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6.8251508" calcext:value-type="float">
            <text:p>6.8251508</text:p>
          </table:table-cell>
          <table:table-cell table:style-name="ce8" table:formula="of:=AVERAGE([.C5:.C9])" office:value-type="float" office:value="7.0158684" calcext:value-type="float">
            <text:p>7.0158684</text:p>
          </table:table-cell>
          <table:table-cell table:style-name="ce8" table:formula="of:=AVERAGE([.D5:.D9])" office:value-type="float" office:value="9.6714464" calcext:value-type="float">
            <text:p>9.6714464</text:p>
          </table:table-cell>
          <table:table-cell table:style-name="ce8" table:formula="of:=AVERAGE([.E5:.E9])" office:value-type="float" office:value="10.5702726" calcext:value-type="float">
            <text:p>10.5702726</text:p>
          </table:table-cell>
          <table:table-cell table:style-name="ce8" table:formula="of:=AVERAGE([.F5:.F9])" office:value-type="float" office:value="13.6504926" calcext:value-type="float">
            <text:p>13.6504926</text:p>
          </table:table-cell>
          <table:table-cell table:style-name="ce8" table:formula="of:=AVERAGE([.G5:.G9])" office:value-type="float" office:value="13.7117534" calcext:value-type="float">
            <text:p>13.7117534</text:p>
          </table:table-cell>
          <table:table-cell table:style-name="ce8" table:formula="of:=AVERAGE([.H5:.H9])" office:value-type="float" office:value="17.2431084" calcext:value-type="float">
            <text:p>17.2431084</text:p>
          </table:table-cell>
          <table:table-cell table:style-name="ce8" table:formula="of:=AVERAGE([.I5:.I9])" office:value-type="float" office:value="17.219312" calcext:value-type="float">
            <text:p>17.219312</text:p>
          </table:table-cell>
          <table:table-cell table:style-name="ce8" table:formula="of:=AVERAGE([.J5:.J9])" office:value-type="float" office:value="20.5356148" calcext:value-type="float">
            <text:p>20.5356148</text:p>
          </table:table-cell>
          <table:table-cell table:style-name="ce8" table:formula="of:=AVERAGE([.K5:.K9])" office:value-type="float" office:value="20.919134" calcext:value-type="float">
            <text:p>20.919134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EDP(7, 30)" calcext:value-type="string">
            <text:p>EDP(7, 30)</text:p>
          </table:table-cell>
          <table:table-cell table:style-name="ce9" office:value-type="float" office:value="11" calcext:value-type="float">
            <text:p>11</text:p>
          </table:table-cell>
          <table:table-cell table:style-name="ce6" table:formula="of:=[.D3]" office:value-type="string" office:string-value="EDP(8, 30)" calcext:value-type="string">
            <text:p>EDP(8, 30)</text:p>
          </table:table-cell>
          <table:table-cell office:value-type="float" office:value="11" calcext:value-type="float">
            <text:p>11</text:p>
          </table:table-cell>
          <table:table-cell table:style-name="ce6" table:formula="of:=[.F3]" office:value-type="string" office:string-value="EDP(9, 30)" calcext:value-type="string">
            <text:p>EDP(9, 30)</text:p>
          </table:table-cell>
          <table:table-cell table:style-name="Default" office:value-type="float" office:value="11" calcext:value-type="float">
            <text:p>11</text:p>
          </table:table-cell>
          <table:table-cell table:style-name="ce6" table:formula="of:=[.H3]" office:value-type="string" office:string-value="EDP(10, 30)" calcext:value-type="string">
            <text:p>EDP(10, 30)</text:p>
          </table:table-cell>
          <table:table-cell table:style-name="Default" office:value-type="float" office:value="11" calcext:value-type="float">
            <text:p>11</text:p>
          </table:table-cell>
          <table:table-cell table:style-name="ce6" table:formula="of:=[.J3]" office:value-type="string" office:string-value="EDP(11, 30)" calcext:value-type="string">
            <text:p>EDP(11, 30)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EDP(7, 30)" calcext:value-type="string">
            <text:p>EDP(7, 30)</text:p>
          </table:table-cell>
          <table:table-cell table:formula="of:=[.B21]" office:value-type="float" office:value="4.7777196" calcext:value-type="float">
            <text:p>4.7777196</text:p>
          </table:table-cell>
          <table:table-cell table:formula="of:=[.C21]" office:value-type="float" office:value="4.97018" calcext:value-type="float">
            <text:p>4.97018</text:p>
          </table:table-cell>
        </table:table-row>
        <table:table-row table:style-name="ro1">
          <table:table-cell/>
          <table:table-cell office:value-type="float" office:value="4.9509" calcext:value-type="float">
            <text:p>4.9509</text:p>
          </table:table-cell>
          <table:table-cell office:value-type="float" office:value="5.094103" calcext:value-type="float">
            <text:p>5.094103</text:p>
          </table:table-cell>
          <table:table-cell office:value-type="float" office:value="6.762752" calcext:value-type="float">
            <text:p>6.762752</text:p>
          </table:table-cell>
          <table:table-cell table:style-name="ce7" office:value-type="float" office:value="6.950128" calcext:value-type="float">
            <text:p>6.950128</text:p>
          </table:table-cell>
          <table:table-cell office:value-type="float" office:value="8.71805" calcext:value-type="float">
            <text:p>8.71805</text:p>
          </table:table-cell>
          <table:table-cell office:value-type="float" office:value="8.786589" calcext:value-type="float">
            <text:p>8.786589</text:p>
          </table:table-cell>
          <table:table-cell office:value-type="float" office:value="9.475777" calcext:value-type="float">
            <text:p>9.475777</text:p>
          </table:table-cell>
          <table:table-cell office:value-type="float" office:value="10.097929" calcext:value-type="float">
            <text:p>10.097929</text:p>
          </table:table-cell>
          <table:table-cell office:value-type="float" office:value="11.239822" calcext:value-type="float">
            <text:p>11.239822</text:p>
          </table:table-cell>
          <table:table-cell office:value-type="float" office:value="11.236124" calcext:value-type="float">
            <text:p>11.236124</text:p>
          </table:table-cell>
          <table:table-cell table:formula="of:=[.D13]" office:value-type="string" office:string-value="EDP(8, 30)" calcext:value-type="string">
            <text:p>EDP(8, 30)</text:p>
          </table:table-cell>
          <table:table-cell table:formula="of:=[.D21]" office:value-type="float" office:value="6.6827034" calcext:value-type="float">
            <text:p>6.6827034</text:p>
          </table:table-cell>
          <table:table-cell table:formula="of:=[.E21]" office:value-type="float" office:value="6.8976176" calcext:value-type="float">
            <text:p>6.8976176</text:p>
          </table:table-cell>
        </table:table-row>
        <table:table-row table:style-name="ro1">
          <table:table-cell/>
          <table:table-cell office:value-type="float" office:value="4.838446" calcext:value-type="float">
            <text:p>4.838446</text:p>
          </table:table-cell>
          <table:table-cell office:value-type="float" office:value="4.871218" calcext:value-type="float">
            <text:p>4.871218</text:p>
          </table:table-cell>
          <table:table-cell office:value-type="float" office:value="6.431255" calcext:value-type="float">
            <text:p>6.431255</text:p>
          </table:table-cell>
          <table:table-cell table:style-name="ce7" office:value-type="float" office:value="6.925178" calcext:value-type="float">
            <text:p>6.925178</text:p>
          </table:table-cell>
          <table:table-cell office:value-type="float" office:value="7.839947" calcext:value-type="float">
            <text:p>7.839947</text:p>
          </table:table-cell>
          <table:table-cell office:value-type="float" office:value="8.444444" calcext:value-type="float">
            <text:p>8.444444</text:p>
          </table:table-cell>
          <table:table-cell office:value-type="float" office:value="9.923351" calcext:value-type="float">
            <text:p>9.923351</text:p>
          </table:table-cell>
          <table:table-cell office:value-type="float" office:value="10.193109" calcext:value-type="float">
            <text:p>10.193109</text:p>
          </table:table-cell>
          <table:table-cell office:value-type="float" office:value="11.279457" calcext:value-type="float">
            <text:p>11.279457</text:p>
          </table:table-cell>
          <table:table-cell office:value-type="float" office:value="11.603361" calcext:value-type="float">
            <text:p>11.603361</text:p>
          </table:table-cell>
          <table:table-cell table:formula="of:=[.F13]" office:value-type="string" office:string-value="EDP(9, 30)" calcext:value-type="string">
            <text:p>EDP(9, 30)</text:p>
          </table:table-cell>
          <table:table-cell table:formula="of:=[.F21]" office:value-type="float" office:value="8.4956964" calcext:value-type="float">
            <text:p>8.4956964</text:p>
          </table:table-cell>
          <table:table-cell table:formula="of:=[.G21]" office:value-type="float" office:value="8.625679" calcext:value-type="float">
            <text:p>8.625679</text:p>
          </table:table-cell>
        </table:table-row>
        <table:table-row table:style-name="ro1">
          <table:table-cell/>
          <table:table-cell office:value-type="float" office:value="4.85569" calcext:value-type="float">
            <text:p>4.85569</text:p>
          </table:table-cell>
          <table:table-cell office:value-type="float" office:value="4.977665" calcext:value-type="float">
            <text:p>4.977665</text:p>
          </table:table-cell>
          <table:table-cell office:value-type="float" office:value="6.723409" calcext:value-type="float">
            <text:p>6.723409</text:p>
          </table:table-cell>
          <table:table-cell table:style-name="ce7" office:value-type="float" office:value="6.92408" calcext:value-type="float">
            <text:p>6.92408</text:p>
          </table:table-cell>
          <table:table-cell office:value-type="float" office:value="8.468877" calcext:value-type="float">
            <text:p>8.468877</text:p>
          </table:table-cell>
          <table:table-cell office:value-type="float" office:value="8.714931" calcext:value-type="float">
            <text:p>8.714931</text:p>
          </table:table-cell>
          <table:table-cell office:value-type="float" office:value="10.082333" calcext:value-type="float">
            <text:p>10.082333</text:p>
          </table:table-cell>
          <table:table-cell office:value-type="float" office:value="10.05174" calcext:value-type="float">
            <text:p>10.05174</text:p>
          </table:table-cell>
          <table:table-cell office:value-type="float" office:value="11.218875" calcext:value-type="float">
            <text:p>11.218875</text:p>
          </table:table-cell>
          <table:table-cell office:value-type="float" office:value="11.593239" calcext:value-type="float">
            <text:p>11.593239</text:p>
          </table:table-cell>
          <table:table-cell table:formula="of:=[.H13]" office:value-type="string" office:string-value="EDP(10, 30)" calcext:value-type="string">
            <text:p>EDP(10, 30)</text:p>
          </table:table-cell>
          <table:table-cell table:formula="of:=[.H21]" office:value-type="float" office:value="9.9392824" calcext:value-type="float">
            <text:p>9.9392824</text:p>
          </table:table-cell>
          <table:table-cell table:formula="of:=[.I21]" office:value-type="float" office:value="10.0776262" calcext:value-type="float">
            <text:p>10.0776262</text:p>
          </table:table-cell>
        </table:table-row>
        <table:table-row table:style-name="ro1">
          <table:table-cell/>
          <table:table-cell office:value-type="float" office:value="4.820623" calcext:value-type="float">
            <text:p>4.820623</text:p>
          </table:table-cell>
          <table:table-cell office:value-type="float" office:value="4.965274" calcext:value-type="float">
            <text:p>4.965274</text:p>
          </table:table-cell>
          <table:table-cell office:value-type="float" office:value="6.639648" calcext:value-type="float">
            <text:p>6.639648</text:p>
          </table:table-cell>
          <table:table-cell office:value-type="float" office:value="6.873901" calcext:value-type="float">
            <text:p>6.873901</text:p>
          </table:table-cell>
          <table:table-cell office:value-type="float" office:value="8.818428" calcext:value-type="float">
            <text:p>8.818428</text:p>
          </table:table-cell>
          <table:table-cell table:style-name="ce9" office:value-type="float" office:value="8.636637" calcext:value-type="float">
            <text:p>8.636637</text:p>
          </table:table-cell>
          <table:table-cell office:value-type="float" office:value="10.202328" calcext:value-type="float">
            <text:p>10.202328</text:p>
          </table:table-cell>
          <table:table-cell office:value-type="float" office:value="9.953778" calcext:value-type="float">
            <text:p>9.953778</text:p>
          </table:table-cell>
          <table:table-cell office:value-type="float" office:value="11.131721" calcext:value-type="float">
            <text:p>11.131721</text:p>
          </table:table-cell>
          <table:table-cell office:value-type="float" office:value="11.763275" calcext:value-type="float">
            <text:p>11.763275</text:p>
          </table:table-cell>
          <table:table-cell table:formula="of:=[.J13]" office:value-type="string" office:string-value="EDP(11, 30)" calcext:value-type="string">
            <text:p>EDP(11, 30)</text:p>
          </table:table-cell>
          <table:table-cell table:formula="of:=[.J21]" office:value-type="float" office:value="11.202092" calcext:value-type="float">
            <text:p>11.202092</text:p>
          </table:table-cell>
          <table:table-cell table:formula="of:=[.K21]" office:value-type="float" office:value="11.543312" calcext:value-type="float">
            <text:p>11.543312</text:p>
          </table:table-cell>
        </table:table-row>
        <table:table-row table:style-name="ro1">
          <table:table-cell/>
          <table:table-cell office:value-type="float" office:value="4.422939" calcext:value-type="float">
            <text:p>4.422939</text:p>
          </table:table-cell>
          <table:table-cell office:value-type="float" office:value="4.94264" calcext:value-type="float">
            <text:p>4.94264</text:p>
          </table:table-cell>
          <table:table-cell office:value-type="float" office:value="6.856453" calcext:value-type="float">
            <text:p>6.856453</text:p>
          </table:table-cell>
          <table:table-cell office:value-type="float" office:value="6.814801" calcext:value-type="float">
            <text:p>6.814801</text:p>
          </table:table-cell>
          <table:table-cell office:value-type="float" office:value="8.63318" calcext:value-type="float">
            <text:p>8.63318</text:p>
          </table:table-cell>
          <table:table-cell table:style-name="ce9" office:value-type="float" office:value="8.545794" calcext:value-type="float">
            <text:p>8.545794</text:p>
          </table:table-cell>
          <table:table-cell office:value-type="float" office:value="10.012623" calcext:value-type="float">
            <text:p>10.012623</text:p>
          </table:table-cell>
          <table:table-cell office:value-type="float" office:value="10.091575" calcext:value-type="float">
            <text:p>10.091575</text:p>
          </table:table-cell>
          <table:table-cell office:value-type="float" office:value="11.140585" calcext:value-type="float">
            <text:p>11.140585</text:p>
          </table:table-cell>
          <table:table-cell office:value-type="float" office:value="11.520561" calcext:value-type="float">
            <text:p>11.520561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204614580214363" calcext:value-type="float">
            <text:p>0.2046145802</text:p>
          </table:table-cell>
          <table:table-cell table:style-name="ce6" table:formula="of:=STDEV([.C15:.C19])" office:value-type="float" office:value="0.0806054170543146" calcext:value-type="float">
            <text:p>0.0806054171</text:p>
          </table:table-cell>
          <table:table-cell table:style-name="ce6" table:formula="of:=STDEV([.D15:.D19])" office:value-type="float" office:value="0.160727808005647" calcext:value-type="float">
            <text:p>0.160727808</text:p>
          </table:table-cell>
          <table:table-cell table:style-name="ce6" table:formula="of:=STDEV([.E15:.E19])" office:value-type="float" office:value="0.0539403437169249" calcext:value-type="float">
            <text:p>0.0539403437</text:p>
          </table:table-cell>
          <table:table-cell table:style-name="ce6" table:formula="of:=STDEV([.F15:.F19])" office:value-type="float" office:value="0.388337837828481" calcext:value-type="float">
            <text:p>0.3883378378</text:p>
          </table:table-cell>
          <table:table-cell table:style-name="ce6" table:formula="of:=STDEV([.G15:.G19])" office:value-type="float" office:value="0.135282818400933" calcext:value-type="float">
            <text:p>0.1352828184</text:p>
          </table:table-cell>
          <table:table-cell table:style-name="ce6" table:formula="of:=STDEV([.H15:.H19])" office:value-type="float" office:value="0.278444954516687" calcext:value-type="float">
            <text:p>0.2784449545</text:p>
          </table:table-cell>
          <table:table-cell table:style-name="ce6" table:formula="of:=STDEV([.I15:.I19])" office:value-type="float" office:value="0.086532539831557" calcext:value-type="float">
            <text:p>0.0865325398</text:p>
          </table:table-cell>
          <table:table-cell table:style-name="ce6" table:formula="of:=STDEV([.J15:.J19])" office:value-type="float" office:value="0.0640814987028239" calcext:value-type="float">
            <text:p>0.0640814987</text:p>
          </table:table-cell>
          <table:table-cell table:style-name="ce6" table:formula="of:=STDEV([.K15:.K19])" office:value-type="float" office:value="0.193238443667403" calcext:value-type="float">
            <text:p>0.1932384437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4.7777196" calcext:value-type="float">
            <text:p>4.7777196</text:p>
          </table:table-cell>
          <table:table-cell table:style-name="ce8" table:formula="of:=AVERAGE([.C15:.C19])" office:value-type="float" office:value="4.97018" calcext:value-type="float">
            <text:p>4.97018</text:p>
          </table:table-cell>
          <table:table-cell table:style-name="ce8" table:formula="of:=AVERAGE([.D15:.D19])" office:value-type="float" office:value="6.6827034" calcext:value-type="float">
            <text:p>6.6827034</text:p>
          </table:table-cell>
          <table:table-cell table:style-name="ce8" table:formula="of:=AVERAGE([.E15:.E19])" office:value-type="float" office:value="6.8976176" calcext:value-type="float">
            <text:p>6.8976176</text:p>
          </table:table-cell>
          <table:table-cell table:style-name="ce8" table:formula="of:=AVERAGE([.F15:.F19])" office:value-type="float" office:value="8.4956964" calcext:value-type="float">
            <text:p>8.4956964</text:p>
          </table:table-cell>
          <table:table-cell table:style-name="ce8" table:formula="of:=AVERAGE([.G15:.G19])" office:value-type="float" office:value="8.625679" calcext:value-type="float">
            <text:p>8.625679</text:p>
          </table:table-cell>
          <table:table-cell table:style-name="ce8" table:formula="of:=AVERAGE([.H15:.H19])" office:value-type="float" office:value="9.9392824" calcext:value-type="float">
            <text:p>9.9392824</text:p>
          </table:table-cell>
          <table:table-cell table:style-name="ce8" table:formula="of:=AVERAGE([.I15:.I19])" office:value-type="float" office:value="10.0776262" calcext:value-type="float">
            <text:p>10.0776262</text:p>
          </table:table-cell>
          <table:table-cell table:style-name="ce8" table:formula="of:=AVERAGE([.J15:.J19])" office:value-type="float" office:value="11.202092" calcext:value-type="float">
            <text:p>11.202092</text:p>
          </table:table-cell>
          <table:table-cell table:style-name="ce8" table:formula="of:=AVERAGE([.K15:.K19])" office:value-type="float" office:value="11.543312" calcext:value-type="float">
            <text:p>11.543312</text:p>
          </table:table-cell>
          <table:table-cell table:style-name="ce13" table:number-columns-repeated="2"/>
          <table:table-cell table:style-name="ce18"/>
        </table:table-row>
      </table:table>
      <table:table table:name="Fibonacci" table:style-name="ta1">
        <table:shapes>
          <draw:frame draw:z-index="0" draw:style-name="gr1" draw:text-style-name="P1" svg:width="5.2465in" svg:height="3.5453in" svg:x="0.9748in" svg:y="3.9295in">
            <draw:object draw:notify-on-update-of-ranges="Fibonacci.L4:Fibonacci.L8 Fibonacci.M3:Fibonacci.M3 Fibonacci.M4:Fibonacci.M8 Fibonacci.N3:Fibonacci.N3 Fibonacci.N4:Fibonacci.N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Fibonacci.L14:Fibonacci.L18 Fibonacci.M13:Fibonacci.M13 Fibonacci.M14:Fibonacci.M18 Fibonacci.N13:Fibonacci.N13 Fibonacci.N14:Fibonacci.N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FIB(72)</text:p>
          </table:table-cell>
          <table:table-cell table:style-name="ce6"/>
          <table:table-cell table:style-name="ce6" office:value-type="string" calcext:value-type="string">
            <text:p>FIB(73)</text:p>
          </table:table-cell>
          <table:table-cell/>
          <table:table-cell table:style-name="ce6" office:value-type="string" calcext:value-type="string">
            <text:p>FIB(74)</text:p>
          </table:table-cell>
          <table:table-cell table:style-name="Default"/>
          <table:table-cell table:style-name="ce6" office:value-type="string" calcext:value-type="string">
            <text:p>FIB(75)</text:p>
          </table:table-cell>
          <table:table-cell table:style-name="Default"/>
          <table:table-cell table:style-name="ce6" office:value-type="string" calcext:value-type="string">
            <text:p>FIB(76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FIB(72)" calcext:value-type="string">
            <text:p>FIB(72)</text:p>
          </table:table-cell>
          <table:table-cell table:formula="of:=[.B11]" office:value-type="float" office:value="6.1671776" calcext:value-type="float">
            <text:p>6.1671776</text:p>
          </table:table-cell>
          <table:table-cell table:formula="of:=[.C11]" office:value-type="float" office:value="5.7770132" calcext:value-type="float">
            <text:p>5.7770132</text:p>
          </table:table-cell>
        </table:table-row>
        <table:table-row table:style-name="ro1">
          <table:table-cell/>
          <table:table-cell office:value-type="float" office:value="6.24413" calcext:value-type="float">
            <text:p>6.24413</text:p>
          </table:table-cell>
          <table:table-cell office:value-type="float" office:value="5.447811" calcext:value-type="float">
            <text:p>5.447811</text:p>
          </table:table-cell>
          <table:table-cell office:value-type="float" office:value="5.910739" calcext:value-type="float">
            <text:p>5.910739</text:p>
          </table:table-cell>
          <table:table-cell table:style-name="ce7" office:value-type="float" office:value="5.746844" calcext:value-type="float">
            <text:p>5.746844</text:p>
          </table:table-cell>
          <table:table-cell office:value-type="float" office:value="8.691166" calcext:value-type="float">
            <text:p>8.691166</text:p>
          </table:table-cell>
          <table:table-cell office:value-type="float" office:value="7.09821" calcext:value-type="float">
            <text:p>7.09821</text:p>
          </table:table-cell>
          <table:table-cell office:value-type="float" office:value="11.614121" calcext:value-type="float">
            <text:p>11.614121</text:p>
          </table:table-cell>
          <table:table-cell office:value-type="float" office:value="11.266816" calcext:value-type="float">
            <text:p>11.266816</text:p>
          </table:table-cell>
          <table:table-cell office:value-type="float" office:value="12.168292" calcext:value-type="float">
            <text:p>12.168292</text:p>
          </table:table-cell>
          <table:table-cell office:value-type="float" office:value="12.749259" calcext:value-type="float">
            <text:p>12.749259</text:p>
          </table:table-cell>
          <table:table-cell table:formula="of:=[.D3]" office:value-type="string" office:string-value="FIB(73)" calcext:value-type="string">
            <text:p>FIB(73)</text:p>
          </table:table-cell>
          <table:table-cell table:formula="of:=[.D11]" office:value-type="float" office:value="6.5198042" calcext:value-type="float">
            <text:p>6.5198042</text:p>
          </table:table-cell>
          <table:table-cell table:formula="of:=[.E11]" office:value-type="float" office:value="6.3898496" calcext:value-type="float">
            <text:p>6.3898496</text:p>
          </table:table-cell>
        </table:table-row>
        <table:table-row table:style-name="ro1">
          <table:table-cell/>
          <table:table-cell office:value-type="float" office:value="6.30909" calcext:value-type="float">
            <text:p>6.30909</text:p>
          </table:table-cell>
          <table:table-cell office:value-type="float" office:value="5.557804" calcext:value-type="float">
            <text:p>5.557804</text:p>
          </table:table-cell>
          <table:table-cell office:value-type="float" office:value="6.74694" calcext:value-type="float">
            <text:p>6.74694</text:p>
          </table:table-cell>
          <table:table-cell table:style-name="ce7" office:value-type="float" office:value="7.858711" calcext:value-type="float">
            <text:p>7.858711</text:p>
          </table:table-cell>
          <table:table-cell office:value-type="float" office:value="6.695113" calcext:value-type="float">
            <text:p>6.695113</text:p>
          </table:table-cell>
          <table:table-cell office:value-type="float" office:value="6.608882" calcext:value-type="float">
            <text:p>6.608882</text:p>
          </table:table-cell>
          <table:table-cell office:value-type="float" office:value="11.498332" calcext:value-type="float">
            <text:p>11.498332</text:p>
          </table:table-cell>
          <table:table-cell office:value-type="float" office:value="7.604311" calcext:value-type="float">
            <text:p>7.604311</text:p>
          </table:table-cell>
          <table:table-cell office:value-type="float" office:value="10.179456" calcext:value-type="float">
            <text:p>10.179456</text:p>
          </table:table-cell>
          <table:table-cell office:value-type="float" office:value="12.154387" calcext:value-type="float">
            <text:p>12.154387</text:p>
          </table:table-cell>
          <table:table-cell table:formula="of:=[.F3]" office:value-type="string" office:string-value="FIB(74)" calcext:value-type="string">
            <text:p>FIB(74)</text:p>
          </table:table-cell>
          <table:table-cell table:formula="of:=[.F11]" office:value-type="float" office:value="8.9655326" calcext:value-type="float">
            <text:p>8.9655326</text:p>
          </table:table-cell>
          <table:table-cell table:formula="of:=[.G11]" office:value-type="float" office:value="8.0257386" calcext:value-type="float">
            <text:p>8.0257386</text:p>
          </table:table-cell>
        </table:table-row>
        <table:table-row table:style-name="ro1">
          <table:table-cell/>
          <table:table-cell office:value-type="float" office:value="6.257474" calcext:value-type="float">
            <text:p>6.257474</text:p>
          </table:table-cell>
          <table:table-cell office:value-type="float" office:value="5.627987" calcext:value-type="float">
            <text:p>5.627987</text:p>
          </table:table-cell>
          <table:table-cell office:value-type="float" office:value="7.531853" calcext:value-type="float">
            <text:p>7.531853</text:p>
          </table:table-cell>
          <table:table-cell table:style-name="ce7" office:value-type="float" office:value="5.414046" calcext:value-type="float">
            <text:p>5.414046</text:p>
          </table:table-cell>
          <table:table-cell office:value-type="float" office:value="9.125768" calcext:value-type="float">
            <text:p>9.125768</text:p>
          </table:table-cell>
          <table:table-cell office:value-type="float" office:value="8.618699" calcext:value-type="float">
            <text:p>8.618699</text:p>
          </table:table-cell>
          <table:table-cell office:value-type="float" office:value="15.47399" calcext:value-type="float">
            <text:p>15.47399</text:p>
          </table:table-cell>
          <table:table-cell office:value-type="float" office:value="12.494328" calcext:value-type="float">
            <text:p>12.494328</text:p>
          </table:table-cell>
          <table:table-cell office:value-type="float" office:value="12.73332" calcext:value-type="float">
            <text:p>12.73332</text:p>
          </table:table-cell>
          <table:table-cell office:value-type="float" office:value="13.357234" calcext:value-type="float">
            <text:p>13.357234</text:p>
          </table:table-cell>
          <table:table-cell table:formula="of:=[.H3]" office:value-type="string" office:string-value="FIB(75)" calcext:value-type="string">
            <text:p>FIB(75)</text:p>
          </table:table-cell>
          <table:table-cell table:formula="of:=[.H11]" office:value-type="float" office:value="11.6595468" calcext:value-type="float">
            <text:p>11.6595468</text:p>
          </table:table-cell>
          <table:table-cell table:formula="of:=[.I11]" office:value-type="float" office:value="11.263613" calcext:value-type="float">
            <text:p>11.263613</text:p>
          </table:table-cell>
        </table:table-row>
        <table:table-row table:style-name="ro1">
          <table:table-cell/>
          <table:table-cell office:value-type="float" office:value="5.044363" calcext:value-type="float">
            <text:p>5.044363</text:p>
          </table:table-cell>
          <table:table-cell office:value-type="float" office:value="5.697647" calcext:value-type="float">
            <text:p>5.697647</text:p>
          </table:table-cell>
          <table:table-cell office:value-type="float" office:value="6.179293" calcext:value-type="float">
            <text:p>6.179293</text:p>
          </table:table-cell>
          <table:table-cell office:value-type="float" office:value="6.583351" calcext:value-type="float">
            <text:p>6.583351</text:p>
          </table:table-cell>
          <table:table-cell office:value-type="float" office:value="10.437192" calcext:value-type="float">
            <text:p>10.437192</text:p>
          </table:table-cell>
          <table:table-cell table:style-name="ce9" office:value-type="float" office:value="9.123464" calcext:value-type="float">
            <text:p>9.123464</text:p>
          </table:table-cell>
          <table:table-cell office:value-type="float" office:value="10.719675" calcext:value-type="float">
            <text:p>10.719675</text:p>
          </table:table-cell>
          <table:table-cell office:value-type="float" office:value="11.277627" calcext:value-type="float">
            <text:p>11.277627</text:p>
          </table:table-cell>
          <table:table-cell office:value-type="float" office:value="12.625223" calcext:value-type="float">
            <text:p>12.625223</text:p>
          </table:table-cell>
          <table:table-cell office:value-type="float" office:value="7.545393" calcext:value-type="float">
            <text:p>7.545393</text:p>
          </table:table-cell>
          <table:table-cell table:formula="of:=[.J3]" office:value-type="string" office:string-value="FIB(76)" calcext:value-type="string">
            <text:p>FIB(76)</text:p>
          </table:table-cell>
          <table:table-cell table:formula="of:=[.J11]" office:value-type="float" office:value="11.1317834" calcext:value-type="float">
            <text:p>11.1317834</text:p>
          </table:table-cell>
          <table:table-cell table:formula="of:=[.K11]" office:value-type="float" office:value="11.766211" calcext:value-type="float">
            <text:p>11.766211</text:p>
          </table:table-cell>
        </table:table-row>
        <table:table-row table:style-name="ro1">
          <table:table-cell/>
          <table:table-cell office:value-type="float" office:value="6.980831" calcext:value-type="float">
            <text:p>6.980831</text:p>
          </table:table-cell>
          <table:table-cell office:value-type="float" office:value="6.553817" calcext:value-type="float">
            <text:p>6.553817</text:p>
          </table:table-cell>
          <table:table-cell office:value-type="float" office:value="6.230196" calcext:value-type="float">
            <text:p>6.230196</text:p>
          </table:table-cell>
          <table:table-cell office:value-type="float" office:value="6.346296" calcext:value-type="float">
            <text:p>6.346296</text:p>
          </table:table-cell>
          <table:table-cell office:value-type="float" office:value="9.878424" calcext:value-type="float">
            <text:p>9.878424</text:p>
          </table:table-cell>
          <table:table-cell table:style-name="ce9" office:value-type="float" office:value="8.679438" calcext:value-type="float">
            <text:p>8.679438</text:p>
          </table:table-cell>
          <table:table-cell office:value-type="float" office:value="8.991616" calcext:value-type="float">
            <text:p>8.991616</text:p>
          </table:table-cell>
          <table:table-cell office:value-type="float" office:value="13.674983" calcext:value-type="float">
            <text:p>13.674983</text:p>
          </table:table-cell>
          <table:table-cell office:value-type="float" office:value="7.952626" calcext:value-type="float">
            <text:p>7.952626</text:p>
          </table:table-cell>
          <table:table-cell office:value-type="float" office:value="13.024782" calcext:value-type="float">
            <text:p>13.024782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699456703859717" calcext:value-type="float">
            <text:p>0.6994567039</text:p>
          </table:table-cell>
          <table:table-cell table:style-name="ce6" table:formula="of:=STDEV([.C5:.C9])" office:value-type="float" office:value="0.443947831263089" calcext:value-type="float">
            <text:p>0.4439478313</text:p>
          </table:table-cell>
          <table:table-cell table:style-name="ce6" table:formula="of:=STDEV([.D5:.D9])" office:value-type="float" office:value="0.641602417760953" calcext:value-type="float">
            <text:p>0.6416024178</text:p>
          </table:table-cell>
          <table:table-cell table:style-name="ce6" table:formula="of:=STDEV([.E5:.E9])" office:value-type="float" office:value="0.943734918778732" calcext:value-type="float">
            <text:p>0.9437349188</text:p>
          </table:table-cell>
          <table:table-cell table:style-name="ce6" table:formula="of:=STDEV([.F5:.F9])" office:value-type="float" office:value="1.43656793021381" calcext:value-type="float">
            <text:p>1.4365679302</text:p>
          </table:table-cell>
          <table:table-cell table:style-name="ce6" table:formula="of:=STDEV([.G5:.G9])" office:value-type="float" office:value="1.10133077730026" calcext:value-type="float">
            <text:p>1.1013307773</text:p>
          </table:table-cell>
          <table:table-cell table:style-name="ce6" table:formula="of:=STDEV([.H5:.H9])" office:value-type="float" office:value="2.37588112050534" calcext:value-type="float">
            <text:p>2.3758811205</text:p>
          </table:table-cell>
          <table:table-cell table:style-name="ce6" table:formula="of:=STDEV([.I5:.I9])" office:value-type="float" office:value="2.27596476613402" calcext:value-type="float">
            <text:p>2.2759647661</text:p>
          </table:table-cell>
          <table:table-cell table:style-name="ce6" table:formula="of:=STDEV([.J5:.J9])" office:value-type="float" office:value="2.05448294277582" calcext:value-type="float">
            <text:p>2.0544829428</text:p>
          </table:table-cell>
          <table:table-cell table:style-name="ce6" table:formula="of:=STDEV([.K5:.K9])" office:value-type="float" office:value="2.40040224311333" calcext:value-type="float">
            <text:p>2.4004022431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6.1671776" calcext:value-type="float">
            <text:p>6.1671776</text:p>
          </table:table-cell>
          <table:table-cell table:style-name="ce8" table:formula="of:=AVERAGE([.C5:.C9])" office:value-type="float" office:value="5.7770132" calcext:value-type="float">
            <text:p>5.7770132</text:p>
          </table:table-cell>
          <table:table-cell table:style-name="ce8" table:formula="of:=AVERAGE([.D5:.D9])" office:value-type="float" office:value="6.5198042" calcext:value-type="float">
            <text:p>6.5198042</text:p>
          </table:table-cell>
          <table:table-cell table:style-name="ce8" table:formula="of:=AVERAGE([.E5:.E9])" office:value-type="float" office:value="6.3898496" calcext:value-type="float">
            <text:p>6.3898496</text:p>
          </table:table-cell>
          <table:table-cell table:style-name="ce8" table:formula="of:=AVERAGE([.F5:.F9])" office:value-type="float" office:value="8.9655326" calcext:value-type="float">
            <text:p>8.9655326</text:p>
          </table:table-cell>
          <table:table-cell table:style-name="ce8" table:formula="of:=AVERAGE([.G5:.G9])" office:value-type="float" office:value="8.0257386" calcext:value-type="float">
            <text:p>8.0257386</text:p>
          </table:table-cell>
          <table:table-cell table:style-name="ce8" table:formula="of:=AVERAGE([.H5:.H9])" office:value-type="float" office:value="11.6595468" calcext:value-type="float">
            <text:p>11.6595468</text:p>
          </table:table-cell>
          <table:table-cell table:style-name="ce8" table:formula="of:=AVERAGE([.I5:.I9])" office:value-type="float" office:value="11.263613" calcext:value-type="float">
            <text:p>11.263613</text:p>
          </table:table-cell>
          <table:table-cell table:style-name="ce8" table:formula="of:=AVERAGE([.J5:.J9])" office:value-type="float" office:value="11.1317834" calcext:value-type="float">
            <text:p>11.1317834</text:p>
          </table:table-cell>
          <table:table-cell table:style-name="ce8" table:formula="of:=AVERAGE([.K5:.K9])" office:value-type="float" office:value="11.766211" calcext:value-type="float">
            <text:p>11.766211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FIB(72)" calcext:value-type="string">
            <text:p>FIB(72)</text:p>
          </table:table-cell>
          <table:table-cell table:style-name="ce9" office:value-type="float" office:value="31" calcext:value-type="float">
            <text:p>31</text:p>
          </table:table-cell>
          <table:table-cell table:style-name="ce6" table:formula="of:=[.D3]" office:value-type="string" office:string-value="FIB(73)" calcext:value-type="string">
            <text:p>FIB(73)</text:p>
          </table:table-cell>
          <table:table-cell office:value-type="float" office:value="31" calcext:value-type="float">
            <text:p>31</text:p>
          </table:table-cell>
          <table:table-cell table:style-name="ce6" table:formula="of:=[.F3]" office:value-type="string" office:string-value="FIB(74)" calcext:value-type="string">
            <text:p>FIB(74)</text:p>
          </table:table-cell>
          <table:table-cell table:style-name="Default" office:value-type="float" office:value="32" calcext:value-type="float">
            <text:p>32</text:p>
          </table:table-cell>
          <table:table-cell table:style-name="ce6" table:formula="of:=[.H3]" office:value-type="string" office:string-value="FIB(75)" calcext:value-type="string">
            <text:p>FIB(75)</text:p>
          </table:table-cell>
          <table:table-cell table:style-name="Default" office:value-type="float" office:value="33" calcext:value-type="float">
            <text:p>33</text:p>
          </table:table-cell>
          <table:table-cell table:style-name="ce6" table:formula="of:=[.J3]" office:value-type="string" office:string-value="FIB(76)" calcext:value-type="string">
            <text:p>FIB(76)</text:p>
          </table:table-cell>
          <table:table-cell table:style-name="Default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FIB(72)" calcext:value-type="string">
            <text:p>FIB(72)</text:p>
          </table:table-cell>
          <table:table-cell table:formula="of:=[.B21]" office:value-type="float" office:value="5.1504158" calcext:value-type="float">
            <text:p>5.1504158</text:p>
          </table:table-cell>
          <table:table-cell table:formula="of:=[.C21]" office:value-type="float" office:value="5.2804772" calcext:value-type="float">
            <text:p>5.2804772</text:p>
          </table:table-cell>
        </table:table-row>
        <table:table-row table:style-name="ro1">
          <table:table-cell/>
          <table:table-cell office:value-type="float" office:value="5.55678" calcext:value-type="float">
            <text:p>5.55678</text:p>
          </table:table-cell>
          <table:table-cell office:value-type="float" office:value="5.779451" calcext:value-type="float">
            <text:p>5.779451</text:p>
          </table:table-cell>
          <table:table-cell office:value-type="float" office:value="6.814558" calcext:value-type="float">
            <text:p>6.814558</text:p>
          </table:table-cell>
          <table:table-cell table:style-name="ce7" office:value-type="float" office:value="8.339804" calcext:value-type="float">
            <text:p>8.339804</text:p>
          </table:table-cell>
          <table:table-cell office:value-type="float" office:value="6.192752" calcext:value-type="float">
            <text:p>6.192752</text:p>
          </table:table-cell>
          <table:table-cell office:value-type="float" office:value="8.06256" calcext:value-type="float">
            <text:p>8.06256</text:p>
          </table:table-cell>
          <table:table-cell office:value-type="float" office:value="14.494081" calcext:value-type="float">
            <text:p>14.494081</text:p>
          </table:table-cell>
          <table:table-cell office:value-type="float" office:value="10.081182" calcext:value-type="float">
            <text:p>10.081182</text:p>
          </table:table-cell>
          <table:table-cell office:value-type="float" office:value="11.490378" calcext:value-type="float">
            <text:p>11.490378</text:p>
          </table:table-cell>
          <table:table-cell office:value-type="float" office:value="12.71104" calcext:value-type="float">
            <text:p>12.71104</text:p>
          </table:table-cell>
          <table:table-cell table:formula="of:=[.D13]" office:value-type="string" office:string-value="FIB(73)" calcext:value-type="string">
            <text:p>FIB(73)</text:p>
          </table:table-cell>
          <table:table-cell table:formula="of:=[.D21]" office:value-type="float" office:value="7.325622" calcext:value-type="float">
            <text:p>7.325622</text:p>
          </table:table-cell>
          <table:table-cell table:formula="of:=[.E21]" office:value-type="float" office:value="7.2688722" calcext:value-type="float">
            <text:p>7.2688722</text:p>
          </table:table-cell>
        </table:table-row>
        <table:table-row table:style-name="ro1">
          <table:table-cell/>
          <table:table-cell office:value-type="float" office:value="6.905847" calcext:value-type="float">
            <text:p>6.905847</text:p>
          </table:table-cell>
          <table:table-cell office:value-type="float" office:value="3.862417" calcext:value-type="float">
            <text:p>3.862417</text:p>
          </table:table-cell>
          <table:table-cell office:value-type="float" office:value="8.562878" calcext:value-type="float">
            <text:p>8.562878</text:p>
          </table:table-cell>
          <table:table-cell table:style-name="ce7" office:value-type="float" office:value="6.973479" calcext:value-type="float">
            <text:p>6.973479</text:p>
          </table:table-cell>
          <table:table-cell office:value-type="float" office:value="7.011206" calcext:value-type="float">
            <text:p>7.011206</text:p>
          </table:table-cell>
          <table:table-cell office:value-type="float" office:value="7.600015" calcext:value-type="float">
            <text:p>7.600015</text:p>
          </table:table-cell>
          <table:table-cell office:value-type="float" office:value="11.438033" calcext:value-type="float">
            <text:p>11.438033</text:p>
          </table:table-cell>
          <table:table-cell office:value-type="float" office:value="13.896472" calcext:value-type="float">
            <text:p>13.896472</text:p>
          </table:table-cell>
          <table:table-cell office:value-type="float" office:value="12.774287" calcext:value-type="float">
            <text:p>12.774287</text:p>
          </table:table-cell>
          <table:table-cell office:value-type="float" office:value="12.601368" calcext:value-type="float">
            <text:p>12.601368</text:p>
          </table:table-cell>
          <table:table-cell table:formula="of:=[.F13]" office:value-type="string" office:string-value="FIB(74)" calcext:value-type="string">
            <text:p>FIB(74)</text:p>
          </table:table-cell>
          <table:table-cell table:formula="of:=[.F21]" office:value-type="float" office:value="7.4091304" calcext:value-type="float">
            <text:p>7.4091304</text:p>
          </table:table-cell>
          <table:table-cell table:formula="of:=[.G21]" office:value-type="float" office:value="8.330119" calcext:value-type="float">
            <text:p>8.330119</text:p>
          </table:table-cell>
        </table:table-row>
        <table:table-row table:style-name="ro1">
          <table:table-cell/>
          <table:table-cell office:value-type="float" office:value="4.068697" calcext:value-type="float">
            <text:p>4.068697</text:p>
          </table:table-cell>
          <table:table-cell office:value-type="float" office:value="5.552508" calcext:value-type="float">
            <text:p>5.552508</text:p>
          </table:table-cell>
          <table:table-cell office:value-type="float" office:value="8.802495" calcext:value-type="float">
            <text:p>8.802495</text:p>
          </table:table-cell>
          <table:table-cell table:style-name="ce7" office:value-type="float" office:value="6.867128" calcext:value-type="float">
            <text:p>6.867128</text:p>
          </table:table-cell>
          <table:table-cell office:value-type="float" office:value="8.418073" calcext:value-type="float">
            <text:p>8.418073</text:p>
          </table:table-cell>
          <table:table-cell office:value-type="float" office:value="8.672331" calcext:value-type="float">
            <text:p>8.672331</text:p>
          </table:table-cell>
          <table:table-cell office:value-type="float" office:value="11.898804" calcext:value-type="float">
            <text:p>11.898804</text:p>
          </table:table-cell>
          <table:table-cell office:value-type="float" office:value="11.067617" calcext:value-type="float">
            <text:p>11.067617</text:p>
          </table:table-cell>
          <table:table-cell office:value-type="float" office:value="13.160123" calcext:value-type="float">
            <text:p>13.160123</text:p>
          </table:table-cell>
          <table:table-cell office:value-type="float" office:value="10.262559" calcext:value-type="float">
            <text:p>10.262559</text:p>
          </table:table-cell>
          <table:table-cell table:formula="of:=[.H13]" office:value-type="string" office:string-value="FIB(75)" calcext:value-type="string">
            <text:p>FIB(75)</text:p>
          </table:table-cell>
          <table:table-cell table:formula="of:=[.H21]" office:value-type="float" office:value="11.0637038" calcext:value-type="float">
            <text:p>11.0637038</text:p>
          </table:table-cell>
          <table:table-cell table:formula="of:=[.I21]" office:value-type="float" office:value="11.4957342" calcext:value-type="float">
            <text:p>11.4957342</text:p>
          </table:table-cell>
        </table:table-row>
        <table:table-row table:style-name="ro1">
          <table:table-cell/>
          <table:table-cell office:value-type="float" office:value="4.941023" calcext:value-type="float">
            <text:p>4.941023</text:p>
          </table:table-cell>
          <table:table-cell office:value-type="float" office:value="5.762765" calcext:value-type="float">
            <text:p>5.762765</text:p>
          </table:table-cell>
          <table:table-cell office:value-type="float" office:value="7.960822" calcext:value-type="float">
            <text:p>7.960822</text:p>
          </table:table-cell>
          <table:table-cell office:value-type="float" office:value="7.970974" calcext:value-type="float">
            <text:p>7.970974</text:p>
          </table:table-cell>
          <table:table-cell office:value-type="float" office:value="8.220014" calcext:value-type="float">
            <text:p>8.220014</text:p>
          </table:table-cell>
          <table:table-cell table:style-name="ce9" office:value-type="float" office:value="8.779366" calcext:value-type="float">
            <text:p>8.779366</text:p>
          </table:table-cell>
          <table:table-cell office:value-type="float" office:value="10.483991" calcext:value-type="float">
            <text:p>10.483991</text:p>
          </table:table-cell>
          <table:table-cell office:value-type="float" office:value="11.680011" calcext:value-type="float">
            <text:p>11.680011</text:p>
          </table:table-cell>
          <table:table-cell office:value-type="float" office:value="9.102653" calcext:value-type="float">
            <text:p>9.102653</text:p>
          </table:table-cell>
          <table:table-cell office:value-type="float" office:value="10.841537" calcext:value-type="float">
            <text:p>10.841537</text:p>
          </table:table-cell>
          <table:table-cell table:formula="of:=[.J13]" office:value-type="string" office:string-value="FIB(76)" calcext:value-type="string">
            <text:p>FIB(76)</text:p>
          </table:table-cell>
          <table:table-cell table:formula="of:=[.J21]" office:value-type="float" office:value="12.0336024" calcext:value-type="float">
            <text:p>12.0336024</text:p>
          </table:table-cell>
          <table:table-cell table:formula="of:=[.K21]" office:value-type="float" office:value="11.8453166" calcext:value-type="float">
            <text:p>11.8453166</text:p>
          </table:table-cell>
        </table:table-row>
        <table:table-row table:style-name="ro1">
          <table:table-cell/>
          <table:table-cell office:value-type="float" office:value="4.279732" calcext:value-type="float">
            <text:p>4.279732</text:p>
          </table:table-cell>
          <table:table-cell office:value-type="float" office:value="5.445245" calcext:value-type="float">
            <text:p>5.445245</text:p>
          </table:table-cell>
          <table:table-cell office:value-type="float" office:value="4.487357" calcext:value-type="float">
            <text:p>4.487357</text:p>
          </table:table-cell>
          <table:table-cell office:value-type="float" office:value="6.192976" calcext:value-type="float">
            <text:p>6.192976</text:p>
          </table:table-cell>
          <table:table-cell office:value-type="float" office:value="7.203607" calcext:value-type="float">
            <text:p>7.203607</text:p>
          </table:table-cell>
          <table:table-cell table:style-name="ce9" office:value-type="float" office:value="8.536323" calcext:value-type="float">
            <text:p>8.536323</text:p>
          </table:table-cell>
          <table:table-cell office:value-type="float" office:value="7.00361" calcext:value-type="float">
            <text:p>7.00361</text:p>
          </table:table-cell>
          <table:table-cell office:value-type="float" office:value="10.753389" calcext:value-type="float">
            <text:p>10.753389</text:p>
          </table:table-cell>
          <table:table-cell office:value-type="float" office:value="13.640571" calcext:value-type="float">
            <text:p>13.640571</text:p>
          </table:table-cell>
          <table:table-cell office:value-type="float" office:value="12.810079" calcext:value-type="float">
            <text:p>12.810079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1.14222608833834" calcext:value-type="float">
            <text:p>1.1422260883</text:p>
          </table:table-cell>
          <table:table-cell table:style-name="ce6" table:formula="of:=STDEV([.C15:.C19])" office:value-type="float" office:value="0.805236035272391" calcext:value-type="float">
            <text:p>0.8052360353</text:p>
          </table:table-cell>
          <table:table-cell table:style-name="ce6" table:formula="of:=STDEV([.D15:.D19])" office:value-type="float" office:value="1.76297829892954" calcext:value-type="float">
            <text:p>1.7629782989</text:p>
          </table:table-cell>
          <table:table-cell table:style-name="ce6" table:formula="of:=STDEV([.E15:.E19])" office:value-type="float" office:value="0.87264684091401" calcext:value-type="float">
            <text:p>0.8726468409</text:p>
          </table:table-cell>
          <table:table-cell table:style-name="ce6" table:formula="of:=STDEV([.F15:.F19])" office:value-type="float" office:value="0.915922689272026" calcext:value-type="float">
            <text:p>0.9159226893</text:p>
          </table:table-cell>
          <table:table-cell table:style-name="ce6" table:formula="of:=STDEV([.G15:.G19])" office:value-type="float" office:value="0.491449814036489" calcext:value-type="float">
            <text:p>0.491449814</text:p>
          </table:table-cell>
          <table:table-cell table:style-name="ce6" table:formula="of:=STDEV([.H15:.H19])" office:value-type="float" office:value="2.71226063568635" calcext:value-type="float">
            <text:p>2.7122606357</text:p>
          </table:table-cell>
          <table:table-cell table:style-name="ce6" table:formula="of:=STDEV([.I15:.I19])" office:value-type="float" office:value="1.46054943281551" calcext:value-type="float">
            <text:p>1.4605494328</text:p>
          </table:table-cell>
          <table:table-cell table:style-name="ce6" table:formula="of:=STDEV([.J15:.J19])" office:value-type="float" office:value="1.82246862486047" calcext:value-type="float">
            <text:p>1.8224686249</text:p>
          </table:table-cell>
          <table:table-cell table:style-name="ce6" table:formula="of:=STDEV([.K15:.K19])" office:value-type="float" office:value="1.20047410623233" calcext:value-type="float">
            <text:p>1.2004741062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5.1504158" calcext:value-type="float">
            <text:p>5.1504158</text:p>
          </table:table-cell>
          <table:table-cell table:style-name="ce8" table:formula="of:=AVERAGE([.C15:.C19])" office:value-type="float" office:value="5.2804772" calcext:value-type="float">
            <text:p>5.2804772</text:p>
          </table:table-cell>
          <table:table-cell table:style-name="ce8" table:formula="of:=AVERAGE([.D15:.D19])" office:value-type="float" office:value="7.325622" calcext:value-type="float">
            <text:p>7.325622</text:p>
          </table:table-cell>
          <table:table-cell table:style-name="ce8" table:formula="of:=AVERAGE([.E15:.E19])" office:value-type="float" office:value="7.2688722" calcext:value-type="float">
            <text:p>7.2688722</text:p>
          </table:table-cell>
          <table:table-cell table:style-name="ce8" table:formula="of:=AVERAGE([.F15:.F19])" office:value-type="float" office:value="7.4091304" calcext:value-type="float">
            <text:p>7.4091304</text:p>
          </table:table-cell>
          <table:table-cell table:style-name="ce8" table:formula="of:=AVERAGE([.G15:.G19])" office:value-type="float" office:value="8.330119" calcext:value-type="float">
            <text:p>8.330119</text:p>
          </table:table-cell>
          <table:table-cell table:style-name="ce8" table:formula="of:=AVERAGE([.H15:.H19])" office:value-type="float" office:value="11.0637038" calcext:value-type="float">
            <text:p>11.0637038</text:p>
          </table:table-cell>
          <table:table-cell table:style-name="ce8" table:formula="of:=AVERAGE([.I15:.I19])" office:value-type="float" office:value="11.4957342" calcext:value-type="float">
            <text:p>11.4957342</text:p>
          </table:table-cell>
          <table:table-cell table:style-name="ce8" table:formula="of:=AVERAGE([.J15:.J19])" office:value-type="float" office:value="12.0336024" calcext:value-type="float">
            <text:p>12.0336024</text:p>
          </table:table-cell>
          <table:table-cell table:style-name="ce8" table:formula="of:=AVERAGE([.K15:.K19])" office:value-type="float" office:value="11.8453166" calcext:value-type="float">
            <text:p>11.8453166</text:p>
          </table:table-cell>
          <table:table-cell table:style-name="ce13" table:number-columns-repeated="2"/>
          <table:table-cell table:style-name="ce18"/>
        </table:table-row>
      </table:table>
      <table:table table:name="knapsack" table:style-name="ta1">
        <table:shapes>
          <draw:frame draw:z-index="0" draw:style-name="gr1" draw:text-style-name="P1" svg:width="5.2465in" svg:height="3.5453in" svg:x="0.9748in" svg:y="3.9295in">
            <draw:object draw:notify-on-update-of-ranges="knapsack.L4:knapsack.L8 knapsack.M3:knapsack.M3 knapsack.M4:knapsack.M8 knapsack.N3:knapsack.N3 knapsack.N4:knapsack.N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knapsack.L14:knapsack.L18 knapsack.M13:knapsack.M13 knapsack.M14:knapsack.M18 knapsack.N13:knapsack.N13 knapsack.N14:knapsack.N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KNA(46)</text:p>
          </table:table-cell>
          <table:table-cell table:style-name="ce6"/>
          <table:table-cell table:style-name="ce6" office:value-type="string" calcext:value-type="string">
            <text:p>KNA(47)</text:p>
          </table:table-cell>
          <table:table-cell/>
          <table:table-cell table:style-name="ce6" office:value-type="string" calcext:value-type="string">
            <text:p>KNA(48)</text:p>
          </table:table-cell>
          <table:table-cell table:style-name="Default"/>
          <table:table-cell table:style-name="ce6" office:value-type="string" calcext:value-type="string">
            <text:p>KNA(49)</text:p>
          </table:table-cell>
          <table:table-cell table:style-name="Default"/>
          <table:table-cell table:style-name="ce6" office:value-type="string" calcext:value-type="string">
            <text:p>KNA(50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KNA(46)" calcext:value-type="string">
            <text:p>KNA(46)</text:p>
          </table:table-cell>
          <table:table-cell table:formula="of:=[.B11]" office:value-type="float" office:value="4.6329622" calcext:value-type="float">
            <text:p>4.6329622</text:p>
          </table:table-cell>
          <table:table-cell table:formula="of:=[.C11]" office:value-type="float" office:value="4.1754862" calcext:value-type="float">
            <text:p>4.1754862</text:p>
          </table:table-cell>
        </table:table-row>
        <table:table-row table:style-name="ro1">
          <table:table-cell/>
          <table:table-cell office:value-type="float" office:value="4.903803" calcext:value-type="float">
            <text:p>4.903803</text:p>
          </table:table-cell>
          <table:table-cell office:value-type="float" office:value="4.829793" calcext:value-type="float">
            <text:p>4.829793</text:p>
          </table:table-cell>
          <table:table-cell office:value-type="float" office:value="5.142636" calcext:value-type="float">
            <text:p>5.142636</text:p>
          </table:table-cell>
          <table:table-cell table:style-name="ce7" office:value-type="float" office:value="5.439103" calcext:value-type="float">
            <text:p>5.439103</text:p>
          </table:table-cell>
          <table:table-cell office:value-type="float" office:value="5.865632" calcext:value-type="float">
            <text:p>5.865632</text:p>
          </table:table-cell>
          <table:table-cell office:value-type="float" office:value="7.610933" calcext:value-type="float">
            <text:p>7.610933</text:p>
          </table:table-cell>
          <table:table-cell office:value-type="float" office:value="9.448746" calcext:value-type="float">
            <text:p>9.448746</text:p>
          </table:table-cell>
          <table:table-cell office:value-type="float" office:value="7.700801" calcext:value-type="float">
            <text:p>7.700801</text:p>
          </table:table-cell>
          <table:table-cell office:value-type="float" office:value="11.658321" calcext:value-type="float">
            <text:p>11.658321</text:p>
          </table:table-cell>
          <table:table-cell office:value-type="float" office:value="9.367832" calcext:value-type="float">
            <text:p>9.367832</text:p>
          </table:table-cell>
          <table:table-cell table:formula="of:=[.D3]" office:value-type="string" office:string-value="KNA(47)" calcext:value-type="string">
            <text:p>KNA(47)</text:p>
          </table:table-cell>
          <table:table-cell table:formula="of:=[.D11]" office:value-type="float" office:value="4.9251194" calcext:value-type="float">
            <text:p>4.9251194</text:p>
          </table:table-cell>
          <table:table-cell table:formula="of:=[.E11]" office:value-type="float" office:value="5.3525196" calcext:value-type="float">
            <text:p>5.3525196</text:p>
          </table:table-cell>
        </table:table-row>
        <table:table-row table:style-name="ro1">
          <table:table-cell/>
          <table:table-cell office:value-type="float" office:value="4.637045" calcext:value-type="float">
            <text:p>4.637045</text:p>
          </table:table-cell>
          <table:table-cell office:value-type="float" office:value="3.918846" calcext:value-type="float">
            <text:p>3.918846</text:p>
          </table:table-cell>
          <table:table-cell office:value-type="float" office:value="5.481424" calcext:value-type="float">
            <text:p>5.481424</text:p>
          </table:table-cell>
          <table:table-cell table:style-name="ce7" office:value-type="float" office:value="5.495323" calcext:value-type="float">
            <text:p>5.495323</text:p>
          </table:table-cell>
          <table:table-cell office:value-type="float" office:value="8.362987" calcext:value-type="float">
            <text:p>8.362987</text:p>
          </table:table-cell>
          <table:table-cell office:value-type="float" office:value="7.506813" calcext:value-type="float">
            <text:p>7.506813</text:p>
          </table:table-cell>
          <table:table-cell office:value-type="float" office:value="8.268172" calcext:value-type="float">
            <text:p>8.268172</text:p>
          </table:table-cell>
          <table:table-cell office:value-type="float" office:value="7.713418" calcext:value-type="float">
            <text:p>7.713418</text:p>
          </table:table-cell>
          <table:table-cell office:value-type="float" office:value="9.613292" calcext:value-type="float">
            <text:p>9.613292</text:p>
          </table:table-cell>
          <table:table-cell office:value-type="float" office:value="10.801173" calcext:value-type="float">
            <text:p>10.801173</text:p>
          </table:table-cell>
          <table:table-cell table:formula="of:=[.F3]" office:value-type="string" office:string-value="KNA(48)" calcext:value-type="string">
            <text:p>KNA(48)</text:p>
          </table:table-cell>
          <table:table-cell table:formula="of:=[.F11]" office:value-type="float" office:value="7.276886" calcext:value-type="float">
            <text:p>7.276886</text:p>
          </table:table-cell>
          <table:table-cell table:formula="of:=[.G11]" office:value-type="float" office:value="6.7121462" calcext:value-type="float">
            <text:p>6.7121462</text:p>
          </table:table-cell>
        </table:table-row>
        <table:table-row table:style-name="ro1">
          <table:table-cell/>
          <table:table-cell office:value-type="float" office:value="4.156681" calcext:value-type="float">
            <text:p>4.156681</text:p>
          </table:table-cell>
          <table:table-cell office:value-type="float" office:value="3.778167" calcext:value-type="float">
            <text:p>3.778167</text:p>
          </table:table-cell>
          <table:table-cell office:value-type="float" office:value="5.115017" calcext:value-type="float">
            <text:p>5.115017</text:p>
          </table:table-cell>
          <table:table-cell table:style-name="ce7" office:value-type="float" office:value="4.760349" calcext:value-type="float">
            <text:p>4.760349</text:p>
          </table:table-cell>
          <table:table-cell office:value-type="float" office:value="7.263342" calcext:value-type="float">
            <text:p>7.263342</text:p>
          </table:table-cell>
          <table:table-cell office:value-type="float" office:value="5.688647" calcext:value-type="float">
            <text:p>5.688647</text:p>
          </table:table-cell>
          <table:table-cell office:value-type="float" office:value="7.261844" calcext:value-type="float">
            <text:p>7.261844</text:p>
          </table:table-cell>
          <table:table-cell office:value-type="float" office:value="7.6341" calcext:value-type="float">
            <text:p>7.6341</text:p>
          </table:table-cell>
          <table:table-cell office:value-type="float" office:value="10.202367" calcext:value-type="float">
            <text:p>10.202367</text:p>
          </table:table-cell>
          <table:table-cell office:value-type="float" office:value="11.920849" calcext:value-type="float">
            <text:p>11.920849</text:p>
          </table:table-cell>
          <table:table-cell table:formula="of:=[.H3]" office:value-type="string" office:string-value="KNA(49)" calcext:value-type="string">
            <text:p>KNA(49)</text:p>
          </table:table-cell>
          <table:table-cell table:formula="of:=[.H11]" office:value-type="float" office:value="9.0325618" calcext:value-type="float">
            <text:p>9.0325618</text:p>
          </table:table-cell>
          <table:table-cell table:formula="of:=[.I11]" office:value-type="float" office:value="8.1657248" calcext:value-type="float">
            <text:p>8.1657248</text:p>
          </table:table-cell>
        </table:table-row>
        <table:table-row table:style-name="ro1">
          <table:table-cell/>
          <table:table-cell office:value-type="float" office:value="4.753457" calcext:value-type="float">
            <text:p>4.753457</text:p>
          </table:table-cell>
          <table:table-cell office:value-type="float" office:value="4.537644" calcext:value-type="float">
            <text:p>4.537644</text:p>
          </table:table-cell>
          <table:table-cell office:value-type="float" office:value="4.197693" calcext:value-type="float">
            <text:p>4.197693</text:p>
          </table:table-cell>
          <table:table-cell office:value-type="float" office:value="5.425024" calcext:value-type="float">
            <text:p>5.425024</text:p>
          </table:table-cell>
          <table:table-cell office:value-type="float" office:value="7.697869" calcext:value-type="float">
            <text:p>7.697869</text:p>
          </table:table-cell>
          <table:table-cell table:style-name="ce9" office:value-type="float" office:value="6.808445" calcext:value-type="float">
            <text:p>6.808445</text:p>
          </table:table-cell>
          <table:table-cell office:value-type="float" office:value="9.774786" calcext:value-type="float">
            <text:p>9.774786</text:p>
          </table:table-cell>
          <table:table-cell office:value-type="float" office:value="9.204809" calcext:value-type="float">
            <text:p>9.204809</text:p>
          </table:table-cell>
          <table:table-cell office:value-type="float" office:value="10.537576" calcext:value-type="float">
            <text:p>10.537576</text:p>
          </table:table-cell>
          <table:table-cell office:value-type="float" office:value="13.193881" calcext:value-type="float">
            <text:p>13.193881</text:p>
          </table:table-cell>
          <table:table-cell table:formula="of:=[.J3]" office:value-type="string" office:string-value="KNA(50)" calcext:value-type="string">
            <text:p>KNA(50)</text:p>
          </table:table-cell>
          <table:table-cell table:formula="of:=[.J11]" office:value-type="float" office:value="10.1034768" calcext:value-type="float">
            <text:p>10.1034768</text:p>
          </table:table-cell>
          <table:table-cell table:formula="of:=[.K11]" office:value-type="float" office:value="11.7915938" calcext:value-type="float">
            <text:p>11.7915938</text:p>
          </table:table-cell>
        </table:table-row>
        <table:table-row table:style-name="ro1">
          <table:table-cell/>
          <table:table-cell office:value-type="float" office:value="4.713825" calcext:value-type="float">
            <text:p>4.713825</text:p>
          </table:table-cell>
          <table:table-cell office:value-type="float" office:value="3.812981" calcext:value-type="float">
            <text:p>3.812981</text:p>
          </table:table-cell>
          <table:table-cell office:value-type="float" office:value="4.688827" calcext:value-type="float">
            <text:p>4.688827</text:p>
          </table:table-cell>
          <table:table-cell office:value-type="float" office:value="5.642799" calcext:value-type="float">
            <text:p>5.642799</text:p>
          </table:table-cell>
          <table:table-cell office:value-type="float" office:value="7.1946" calcext:value-type="float">
            <text:p>7.1946</text:p>
          </table:table-cell>
          <table:table-cell table:style-name="ce9" office:value-type="float" office:value="5.945893" calcext:value-type="float">
            <text:p>5.945893</text:p>
          </table:table-cell>
          <table:table-cell office:value-type="float" office:value="10.409261" calcext:value-type="float">
            <text:p>10.409261</text:p>
          </table:table-cell>
          <table:table-cell office:value-type="float" office:value="8.575496" calcext:value-type="float">
            <text:p>8.575496</text:p>
          </table:table-cell>
          <table:table-cell office:value-type="float" office:value="8.505828" calcext:value-type="float">
            <text:p>8.505828</text:p>
          </table:table-cell>
          <table:table-cell office:value-type="float" office:value="13.674234" calcext:value-type="float">
            <text:p>13.674234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283404736606854" calcext:value-type="float">
            <text:p>0.2834047366</text:p>
          </table:table-cell>
          <table:table-cell table:style-name="ce6" table:formula="of:=STDEV([.C5:.C9])" office:value-type="float" office:value="0.478124570483154" calcext:value-type="float">
            <text:p>0.4781245705</text:p>
          </table:table-cell>
          <table:table-cell table:style-name="ce6" table:formula="of:=STDEV([.D5:.D9])" office:value-type="float" office:value="0.494427103691029" calcext:value-type="float">
            <text:p>0.4944271037</text:p>
          </table:table-cell>
          <table:table-cell table:style-name="ce6" table:formula="of:=STDEV([.E5:.E9])" office:value-type="float" office:value="0.342079864138186" calcext:value-type="float">
            <text:p>0.3420798641</text:p>
          </table:table-cell>
          <table:table-cell table:style-name="ce6" table:formula="of:=STDEV([.F5:.F9])" office:value-type="float" office:value="0.915892235300911" calcext:value-type="float">
            <text:p>0.9158922353</text:p>
          </table:table-cell>
          <table:table-cell table:style-name="ce6" table:formula="of:=STDEV([.G5:.G9])" office:value-type="float" office:value="0.877963705495393" calcext:value-type="float">
            <text:p>0.8779637055</text:p>
          </table:table-cell>
          <table:table-cell table:style-name="ce6" table:formula="of:=STDEV([.H5:.H9])" office:value-type="float" office:value="1.2588824441004" calcext:value-type="float">
            <text:p>1.2588824441</text:p>
          </table:table-cell>
          <table:table-cell table:style-name="ce6" table:formula="of:=STDEV([.I5:.I9])" office:value-type="float" office:value="0.698385445178162" calcext:value-type="float">
            <text:p>0.6983854452</text:p>
          </table:table-cell>
          <table:table-cell table:style-name="ce6" table:formula="of:=STDEV([.J5:.J9])" office:value-type="float" office:value="1.16281175386031" calcext:value-type="float">
            <text:p>1.1628117539</text:p>
          </table:table-cell>
          <table:table-cell table:style-name="ce6" table:formula="of:=STDEV([.K5:.K9])" office:value-type="float" office:value="1.75947471173066" calcext:value-type="float">
            <text:p>1.7594747117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4.6329622" calcext:value-type="float">
            <text:p>4.6329622</text:p>
          </table:table-cell>
          <table:table-cell table:style-name="ce8" table:formula="of:=AVERAGE([.C5:.C9])" office:value-type="float" office:value="4.1754862" calcext:value-type="float">
            <text:p>4.1754862</text:p>
          </table:table-cell>
          <table:table-cell table:style-name="ce8" table:formula="of:=AVERAGE([.D5:.D9])" office:value-type="float" office:value="4.9251194" calcext:value-type="float">
            <text:p>4.9251194</text:p>
          </table:table-cell>
          <table:table-cell table:style-name="ce8" table:formula="of:=AVERAGE([.E5:.E9])" office:value-type="float" office:value="5.3525196" calcext:value-type="float">
            <text:p>5.3525196</text:p>
          </table:table-cell>
          <table:table-cell table:style-name="ce8" table:formula="of:=AVERAGE([.F5:.F9])" office:value-type="float" office:value="7.276886" calcext:value-type="float">
            <text:p>7.276886</text:p>
          </table:table-cell>
          <table:table-cell table:style-name="ce8" table:formula="of:=AVERAGE([.G5:.G9])" office:value-type="float" office:value="6.7121462" calcext:value-type="float">
            <text:p>6.7121462</text:p>
          </table:table-cell>
          <table:table-cell table:style-name="ce8" table:formula="of:=AVERAGE([.H5:.H9])" office:value-type="float" office:value="9.0325618" calcext:value-type="float">
            <text:p>9.0325618</text:p>
          </table:table-cell>
          <table:table-cell table:style-name="ce8" table:formula="of:=AVERAGE([.I5:.I9])" office:value-type="float" office:value="8.1657248" calcext:value-type="float">
            <text:p>8.1657248</text:p>
          </table:table-cell>
          <table:table-cell table:style-name="ce8" table:formula="of:=AVERAGE([.J5:.J9])" office:value-type="float" office:value="10.1034768" calcext:value-type="float">
            <text:p>10.1034768</text:p>
          </table:table-cell>
          <table:table-cell table:style-name="ce8" table:formula="of:=AVERAGE([.K5:.K9])" office:value-type="float" office:value="11.7915938" calcext:value-type="float">
            <text:p>11.7915938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KNA(46)" calcext:value-type="string">
            <text:p>KNA(46)</text:p>
          </table:table-cell>
          <table:table-cell table:style-name="ce9" office:value-type="float" office:value="17" calcext:value-type="float">
            <text:p>17</text:p>
          </table:table-cell>
          <table:table-cell table:style-name="ce6" table:formula="of:=[.D3]" office:value-type="string" office:string-value="KNA(47)" calcext:value-type="string">
            <text:p>KNA(47)</text:p>
          </table:table-cell>
          <table:table-cell office:value-type="float" office:value="18" calcext:value-type="float">
            <text:p>18</text:p>
          </table:table-cell>
          <table:table-cell table:style-name="ce6" table:formula="of:=[.F3]" office:value-type="string" office:string-value="KNA(48)" calcext:value-type="string">
            <text:p>KNA(48)</text:p>
          </table:table-cell>
          <table:table-cell table:style-name="Default" office:value-type="float" office:value="19" calcext:value-type="float">
            <text:p>19</text:p>
          </table:table-cell>
          <table:table-cell table:style-name="ce6" table:formula="of:=[.H3]" office:value-type="string" office:string-value="KNA(49)" calcext:value-type="string">
            <text:p>KNA(49)</text:p>
          </table:table-cell>
          <table:table-cell table:style-name="Default" office:value-type="float" office:value="19" calcext:value-type="float">
            <text:p>19</text:p>
          </table:table-cell>
          <table:table-cell table:style-name="ce6" table:formula="of:=[.J3]" office:value-type="string" office:string-value="KNA(50)" calcext:value-type="string">
            <text:p>KNA(50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KNA(46)" calcext:value-type="string">
            <text:p>KNA(46)</text:p>
          </table:table-cell>
          <table:table-cell table:formula="of:=[.B21]" office:value-type="float" office:value="5.0329058" calcext:value-type="float">
            <text:p>5.0329058</text:p>
          </table:table-cell>
          <table:table-cell table:formula="of:=[.C21]" office:value-type="float" office:value="4.9008638" calcext:value-type="float">
            <text:p>4.9008638</text:p>
          </table:table-cell>
        </table:table-row>
        <table:table-row table:style-name="ro1">
          <table:table-cell/>
          <table:table-cell office:value-type="float" office:value="5.911068" calcext:value-type="float">
            <text:p>5.911068</text:p>
          </table:table-cell>
          <table:table-cell office:value-type="float" office:value="4.521343" calcext:value-type="float">
            <text:p>4.521343</text:p>
          </table:table-cell>
          <table:table-cell office:value-type="float" office:value="5.065031" calcext:value-type="float">
            <text:p>5.065031</text:p>
          </table:table-cell>
          <table:table-cell table:style-name="ce7" office:value-type="float" office:value="5.745064" calcext:value-type="float">
            <text:p>5.745064</text:p>
          </table:table-cell>
          <table:table-cell office:value-type="float" office:value="6.833787" calcext:value-type="float">
            <text:p>6.833787</text:p>
          </table:table-cell>
          <table:table-cell office:value-type="float" office:value="7.220505" calcext:value-type="float">
            <text:p>7.220505</text:p>
          </table:table-cell>
          <table:table-cell office:value-type="float" office:value="9.726096" calcext:value-type="float">
            <text:p>9.726096</text:p>
          </table:table-cell>
          <table:table-cell office:value-type="float" office:value="10.115948" calcext:value-type="float">
            <text:p>10.115948</text:p>
          </table:table-cell>
          <table:table-cell office:value-type="float" office:value="14.728224" calcext:value-type="float">
            <text:p>14.728224</text:p>
          </table:table-cell>
          <table:table-cell office:value-type="float" office:value="13.012272" calcext:value-type="float">
            <text:p>13.012272</text:p>
          </table:table-cell>
          <table:table-cell table:formula="of:=[.D13]" office:value-type="string" office:string-value="KNA(47)" calcext:value-type="string">
            <text:p>KNA(47)</text:p>
          </table:table-cell>
          <table:table-cell table:formula="of:=[.D21]" office:value-type="float" office:value="5.8137898" calcext:value-type="float">
            <text:p>5.8137898</text:p>
          </table:table-cell>
          <table:table-cell table:formula="of:=[.E21]" office:value-type="float" office:value="5.5576978" calcext:value-type="float">
            <text:p>5.5576978</text:p>
          </table:table-cell>
        </table:table-row>
        <table:table-row table:style-name="ro1">
          <table:table-cell/>
          <table:table-cell office:value-type="float" office:value="4.768195" calcext:value-type="float">
            <text:p>4.768195</text:p>
          </table:table-cell>
          <table:table-cell office:value-type="float" office:value="4.922732" calcext:value-type="float">
            <text:p>4.922732</text:p>
          </table:table-cell>
          <table:table-cell office:value-type="float" office:value="5.481703" calcext:value-type="float">
            <text:p>5.481703</text:p>
          </table:table-cell>
          <table:table-cell table:style-name="ce7" office:value-type="float" office:value="5.950569" calcext:value-type="float">
            <text:p>5.950569</text:p>
          </table:table-cell>
          <table:table-cell office:value-type="float" office:value="7.880611" calcext:value-type="float">
            <text:p>7.880611</text:p>
          </table:table-cell>
          <table:table-cell office:value-type="float" office:value="7.607192" calcext:value-type="float">
            <text:p>7.607192</text:p>
          </table:table-cell>
          <table:table-cell office:value-type="float" office:value="9.65849" calcext:value-type="float">
            <text:p>9.65849</text:p>
          </table:table-cell>
          <table:table-cell office:value-type="float" office:value="7.853137" calcext:value-type="float">
            <text:p>7.853137</text:p>
          </table:table-cell>
          <table:table-cell office:value-type="float" office:value="11.626692" calcext:value-type="float">
            <text:p>11.626692</text:p>
          </table:table-cell>
          <table:table-cell office:value-type="float" office:value="12.520625" calcext:value-type="float">
            <text:p>12.520625</text:p>
          </table:table-cell>
          <table:table-cell table:formula="of:=[.F13]" office:value-type="string" office:string-value="KNA(48)" calcext:value-type="string">
            <text:p>KNA(48)</text:p>
          </table:table-cell>
          <table:table-cell table:formula="of:=[.F21]" office:value-type="float" office:value="7.480231" calcext:value-type="float">
            <text:p>7.480231</text:p>
          </table:table-cell>
          <table:table-cell table:formula="of:=[.G21]" office:value-type="float" office:value="7.4631586" calcext:value-type="float">
            <text:p>7.4631586</text:p>
          </table:table-cell>
        </table:table-row>
        <table:table-row table:style-name="ro1">
          <table:table-cell/>
          <table:table-cell office:value-type="float" office:value="4.970989" calcext:value-type="float">
            <text:p>4.970989</text:p>
          </table:table-cell>
          <table:table-cell office:value-type="float" office:value="4.793654" calcext:value-type="float">
            <text:p>4.793654</text:p>
          </table:table-cell>
          <table:table-cell office:value-type="float" office:value="6.23956" calcext:value-type="float">
            <text:p>6.23956</text:p>
          </table:table-cell>
          <table:table-cell table:style-name="ce7" office:value-type="float" office:value="4.955628" calcext:value-type="float">
            <text:p>4.955628</text:p>
          </table:table-cell>
          <table:table-cell office:value-type="float" office:value="9.03554" calcext:value-type="float">
            <text:p>9.03554</text:p>
          </table:table-cell>
          <table:table-cell office:value-type="float" office:value="8.265258" calcext:value-type="float">
            <text:p>8.265258</text:p>
          </table:table-cell>
          <table:table-cell office:value-type="float" office:value="10.328775" calcext:value-type="float">
            <text:p>10.328775</text:p>
          </table:table-cell>
          <table:table-cell office:value-type="float" office:value="9.079526" calcext:value-type="float">
            <text:p>9.079526</text:p>
          </table:table-cell>
          <table:table-cell office:value-type="float" office:value="10.572159" calcext:value-type="float">
            <text:p>10.572159</text:p>
          </table:table-cell>
          <table:table-cell office:value-type="float" office:value="13.658957" calcext:value-type="float">
            <text:p>13.658957</text:p>
          </table:table-cell>
          <table:table-cell table:formula="of:=[.H13]" office:value-type="string" office:string-value="KNA(49)" calcext:value-type="string">
            <text:p>KNA(49)</text:p>
          </table:table-cell>
          <table:table-cell table:formula="of:=[.H21]" office:value-type="float" office:value="9.6041266" calcext:value-type="float">
            <text:p>9.6041266</text:p>
          </table:table-cell>
          <table:table-cell table:formula="of:=[.I21]" office:value-type="float" office:value="9.1599038" calcext:value-type="float">
            <text:p>9.1599038</text:p>
          </table:table-cell>
        </table:table-row>
        <table:table-row table:style-name="ro1">
          <table:table-cell/>
          <table:table-cell office:value-type="float" office:value="5.243927" calcext:value-type="float">
            <text:p>5.243927</text:p>
          </table:table-cell>
          <table:table-cell office:value-type="float" office:value="5.645685" calcext:value-type="float">
            <text:p>5.645685</text:p>
          </table:table-cell>
          <table:table-cell office:value-type="float" office:value="6.111574" calcext:value-type="float">
            <text:p>6.111574</text:p>
          </table:table-cell>
          <table:table-cell office:value-type="float" office:value="5.666496" calcext:value-type="float">
            <text:p>5.666496</text:p>
          </table:table-cell>
          <table:table-cell office:value-type="float" office:value="7.402729" calcext:value-type="float">
            <text:p>7.402729</text:p>
          </table:table-cell>
          <table:table-cell table:style-name="ce9" office:value-type="float" office:value="7.555693" calcext:value-type="float">
            <text:p>7.555693</text:p>
          </table:table-cell>
          <table:table-cell office:value-type="float" office:value="9.115992" calcext:value-type="float">
            <text:p>9.115992</text:p>
          </table:table-cell>
          <table:table-cell office:value-type="float" office:value="8.70127" calcext:value-type="float">
            <text:p>8.70127</text:p>
          </table:table-cell>
          <table:table-cell office:value-type="float" office:value="11.163627" calcext:value-type="float">
            <text:p>11.163627</text:p>
          </table:table-cell>
          <table:table-cell office:value-type="float" office:value="10.427706" calcext:value-type="float">
            <text:p>10.427706</text:p>
          </table:table-cell>
          <table:table-cell table:formula="of:=[.J13]" office:value-type="string" office:string-value="KNA(50)" calcext:value-type="string">
            <text:p>KNA(50)</text:p>
          </table:table-cell>
          <table:table-cell table:formula="of:=[.J21]" office:value-type="float" office:value="11.9088934" calcext:value-type="float">
            <text:p>11.9088934</text:p>
          </table:table-cell>
          <table:table-cell table:formula="of:=[.K21]" office:value-type="float" office:value="12.3785816" calcext:value-type="float">
            <text:p>12.3785816</text:p>
          </table:table-cell>
        </table:table-row>
        <table:table-row table:style-name="ro1">
          <table:table-cell/>
          <table:table-cell office:value-type="float" office:value="4.27035" calcext:value-type="float">
            <text:p>4.27035</text:p>
          </table:table-cell>
          <table:table-cell office:value-type="float" office:value="4.620905" calcext:value-type="float">
            <text:p>4.620905</text:p>
          </table:table-cell>
          <table:table-cell office:value-type="float" office:value="6.171081" calcext:value-type="float">
            <text:p>6.171081</text:p>
          </table:table-cell>
          <table:table-cell office:value-type="float" office:value="5.470732" calcext:value-type="float">
            <text:p>5.470732</text:p>
          </table:table-cell>
          <table:table-cell office:value-type="float" office:value="6.248488" calcext:value-type="float">
            <text:p>6.248488</text:p>
          </table:table-cell>
          <table:table-cell table:style-name="ce9" office:value-type="float" office:value="6.667145" calcext:value-type="float">
            <text:p>6.667145</text:p>
          </table:table-cell>
          <table:table-cell office:value-type="float" office:value="9.19128" calcext:value-type="float">
            <text:p>9.19128</text:p>
          </table:table-cell>
          <table:table-cell office:value-type="float" office:value="10.049638" calcext:value-type="float">
            <text:p>10.049638</text:p>
          </table:table-cell>
          <table:table-cell office:value-type="float" office:value="11.453765" calcext:value-type="float">
            <text:p>11.453765</text:p>
          </table:table-cell>
          <table:table-cell office:value-type="float" office:value="12.273348" calcext:value-type="float">
            <text:p>12.273348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606443658189036" calcext:value-type="float">
            <text:p>0.6064436582</text:p>
          </table:table-cell>
          <table:table-cell table:style-name="ce6" table:formula="of:=STDEV([.C15:.C19])" office:value-type="float" office:value="0.444168815510162" calcext:value-type="float">
            <text:p>0.4441688155</text:p>
          </table:table-cell>
          <table:table-cell table:style-name="ce6" table:formula="of:=STDEV([.D15:.D19])" office:value-type="float" office:value="0.516849610110814" calcext:value-type="float">
            <text:p>0.5168496101</text:p>
          </table:table-cell>
          <table:table-cell table:style-name="ce6" table:formula="of:=STDEV([.E15:.E19])" office:value-type="float" office:value="0.377935846228166" calcext:value-type="float">
            <text:p>0.3779358462</text:p>
          </table:table-cell>
          <table:table-cell table:style-name="ce6" table:formula="of:=STDEV([.F15:.F19])" office:value-type="float" office:value="1.06305896509436" calcext:value-type="float">
            <text:p>1.0630589651</text:p>
          </table:table-cell>
          <table:table-cell table:style-name="ce6" table:formula="of:=STDEV([.G15:.G19])" office:value-type="float" office:value="0.584206749352744" calcext:value-type="float">
            <text:p>0.5842067494</text:p>
          </table:table-cell>
          <table:table-cell table:style-name="ce6" table:formula="of:=STDEV([.H15:.H19])" office:value-type="float" office:value="0.487766573338928" calcext:value-type="float">
            <text:p>0.4877665733</text:p>
          </table:table-cell>
          <table:table-cell table:style-name="ce6" table:formula="of:=STDEV([.I15:.I19])" office:value-type="float" office:value="0.95264007917744" calcext:value-type="float">
            <text:p>0.9526400792</text:p>
          </table:table-cell>
          <table:table-cell table:style-name="ce6" table:formula="of:=STDEV([.J15:.J19])" office:value-type="float" office:value="1.62616768706807" calcext:value-type="float">
            <text:p>1.6261676871</text:p>
          </table:table-cell>
          <table:table-cell table:style-name="ce6" table:formula="of:=STDEV([.K15:.K19])" office:value-type="float" office:value="1.21223870717623" calcext:value-type="float">
            <text:p>1.2122387072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5.0329058" calcext:value-type="float">
            <text:p>5.0329058</text:p>
          </table:table-cell>
          <table:table-cell table:style-name="ce8" table:formula="of:=AVERAGE([.C15:.C19])" office:value-type="float" office:value="4.9008638" calcext:value-type="float">
            <text:p>4.9008638</text:p>
          </table:table-cell>
          <table:table-cell table:style-name="ce8" table:formula="of:=AVERAGE([.D15:.D19])" office:value-type="float" office:value="5.8137898" calcext:value-type="float">
            <text:p>5.8137898</text:p>
          </table:table-cell>
          <table:table-cell table:style-name="ce8" table:formula="of:=AVERAGE([.E15:.E19])" office:value-type="float" office:value="5.5576978" calcext:value-type="float">
            <text:p>5.5576978</text:p>
          </table:table-cell>
          <table:table-cell table:style-name="ce8" table:formula="of:=AVERAGE([.F15:.F19])" office:value-type="float" office:value="7.480231" calcext:value-type="float">
            <text:p>7.480231</text:p>
          </table:table-cell>
          <table:table-cell table:style-name="ce8" table:formula="of:=AVERAGE([.G15:.G19])" office:value-type="float" office:value="7.4631586" calcext:value-type="float">
            <text:p>7.4631586</text:p>
          </table:table-cell>
          <table:table-cell table:style-name="ce8" table:formula="of:=AVERAGE([.H15:.H19])" office:value-type="float" office:value="9.6041266" calcext:value-type="float">
            <text:p>9.6041266</text:p>
          </table:table-cell>
          <table:table-cell table:style-name="ce8" table:formula="of:=AVERAGE([.I15:.I19])" office:value-type="float" office:value="9.1599038" calcext:value-type="float">
            <text:p>9.1599038</text:p>
          </table:table-cell>
          <table:table-cell table:style-name="ce8" table:formula="of:=AVERAGE([.J15:.J19])" office:value-type="float" office:value="11.9088934" calcext:value-type="float">
            <text:p>11.9088934</text:p>
          </table:table-cell>
          <table:table-cell table:style-name="ce8" table:formula="of:=AVERAGE([.K15:.K19])" office:value-type="float" office:value="12.3785816" calcext:value-type="float">
            <text:p>12.3785816</text:p>
          </table:table-cell>
          <table:table-cell table:style-name="ce13" table:number-columns-repeated="2"/>
          <table:table-cell table:style-name="ce18"/>
        </table:table-row>
      </table:table>
      <table:table table:name="levenshtein_distance" table:style-name="ta1">
        <table:shapes>
          <draw:frame draw:z-index="0" draw:style-name="gr1" draw:text-style-name="P1" svg:width="5.2465in" svg:height="3.5453in" svg:x="0.9748in" svg:y="3.9295in">
            <draw:object draw:notify-on-update-of-ranges="levenshtein_distance.L4:levenshtein_distance.L8 levenshtein_distance.M3:levenshtein_distance.M3 levenshtein_distance.M4:levenshtein_distance.M8 levenshtein_distance.N3:levenshtein_distance.N3 levenshtein_distance.N4:levenshtein_distance.N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levenshtein_distance.L14:levenshtein_distance.L18 levenshtein_distance.M13:levenshtein_distance.M13 levenshtein_distance.M14:levenshtein_distance.M18 levenshtein_distance.N13:levenshtein_distance.N13 levenshtein_distance.N14:levenshtein_distance.N1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7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LEV(20, 15)</text:p>
          </table:table-cell>
          <table:table-cell table:style-name="ce6"/>
          <table:table-cell table:style-name="ce6" office:value-type="string" calcext:value-type="string">
            <text:p>LEV(20, 16)</text:p>
          </table:table-cell>
          <table:table-cell/>
          <table:table-cell table:style-name="ce6" office:value-type="string" calcext:value-type="string">
            <text:p>LEV(20, 17)</text:p>
          </table:table-cell>
          <table:table-cell table:style-name="Default"/>
          <table:table-cell table:style-name="ce6" office:value-type="string" calcext:value-type="string">
            <text:p>LEV(20, 18)</text:p>
          </table:table-cell>
          <table:table-cell table:style-name="Default"/>
          <table:table-cell table:style-name="ce6" office:value-type="string" calcext:value-type="string">
            <text:p>LEV(20, 19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LEV(20, 15)" calcext:value-type="string">
            <text:p>LEV(20, 15)</text:p>
          </table:table-cell>
          <table:table-cell table:formula="of:=[.B11]" office:value-type="float" office:value="5.0579054" calcext:value-type="float">
            <text:p>5.0579054</text:p>
          </table:table-cell>
          <table:table-cell table:formula="of:=[.C11]" office:value-type="float" office:value="4.8643766" calcext:value-type="float">
            <text:p>4.8643766</text:p>
          </table:table-cell>
        </table:table-row>
        <table:table-row table:style-name="ro1">
          <table:table-cell/>
          <table:table-cell office:value-type="float" office:value="5.487757" calcext:value-type="float">
            <text:p>5.487757</text:p>
          </table:table-cell>
          <table:table-cell office:value-type="float" office:value="6.055739" calcext:value-type="float">
            <text:p>6.055739</text:p>
          </table:table-cell>
          <table:table-cell office:value-type="float" office:value="7.008686" calcext:value-type="float">
            <text:p>7.008686</text:p>
          </table:table-cell>
          <table:table-cell table:style-name="ce7" office:value-type="float" office:value="10.731833" calcext:value-type="float">
            <text:p>10.731833</text:p>
          </table:table-cell>
          <table:table-cell office:value-type="float" office:value="10.01761" calcext:value-type="float">
            <text:p>10.01761</text:p>
          </table:table-cell>
          <table:table-cell office:value-type="float" office:value="12.603829" calcext:value-type="float">
            <text:p>12.603829</text:p>
          </table:table-cell>
          <table:table-cell office:value-type="float" office:value="10.680455" calcext:value-type="float">
            <text:p>10.680455</text:p>
          </table:table-cell>
          <table:table-cell office:value-type="float" office:value="8.503058" calcext:value-type="float">
            <text:p>8.503058</text:p>
          </table:table-cell>
          <table:table-cell office:value-type="float" office:value="12.887014" calcext:value-type="float">
            <text:p>12.887014</text:p>
          </table:table-cell>
          <table:table-cell office:value-type="float" office:value="18.981334" calcext:value-type="float">
            <text:p>18.981334</text:p>
          </table:table-cell>
          <table:table-cell table:formula="of:=[.D3]" office:value-type="string" office:string-value="LEV(20, 16)" calcext:value-type="string">
            <text:p>LEV(20, 16)</text:p>
          </table:table-cell>
          <table:table-cell table:formula="of:=[.D11]" office:value-type="float" office:value="8.5946154" calcext:value-type="float">
            <text:p>8.5946154</text:p>
          </table:table-cell>
          <table:table-cell table:formula="of:=[.E11]" office:value-type="float" office:value="11.0874006" calcext:value-type="float">
            <text:p>11.0874006</text:p>
          </table:table-cell>
        </table:table-row>
        <table:table-row table:style-name="ro1">
          <table:table-cell/>
          <table:table-cell office:value-type="float" office:value="6.137135" calcext:value-type="float">
            <text:p>6.137135</text:p>
          </table:table-cell>
          <table:table-cell office:value-type="float" office:value="5.399574" calcext:value-type="float">
            <text:p>5.399574</text:p>
          </table:table-cell>
          <table:table-cell office:value-type="float" office:value="6.976337" calcext:value-type="float">
            <text:p>6.976337</text:p>
          </table:table-cell>
          <table:table-cell table:style-name="ce7" office:value-type="float" office:value="12.153969" calcext:value-type="float">
            <text:p>12.153969</text:p>
          </table:table-cell>
          <table:table-cell office:value-type="float" office:value="8.450462" calcext:value-type="float">
            <text:p>8.450462</text:p>
          </table:table-cell>
          <table:table-cell office:value-type="float" office:value="8.69286" calcext:value-type="float">
            <text:p>8.69286</text:p>
          </table:table-cell>
          <table:table-cell office:value-type="float" office:value="9.839808" calcext:value-type="float">
            <text:p>9.839808</text:p>
          </table:table-cell>
          <table:table-cell office:value-type="float" office:value="14.645827" calcext:value-type="float">
            <text:p>14.645827</text:p>
          </table:table-cell>
          <table:table-cell office:value-type="float" office:value="15.624618" calcext:value-type="float">
            <text:p>15.624618</text:p>
          </table:table-cell>
          <table:table-cell office:value-type="float" office:value="22.132685" calcext:value-type="float">
            <text:p>22.132685</text:p>
          </table:table-cell>
          <table:table-cell table:formula="of:=[.F3]" office:value-type="string" office:string-value="LEV(20, 17)" calcext:value-type="string">
            <text:p>LEV(20, 17)</text:p>
          </table:table-cell>
          <table:table-cell table:formula="of:=[.F11]" office:value-type="float" office:value="8.811557" calcext:value-type="float">
            <text:p>8.811557</text:p>
          </table:table-cell>
          <table:table-cell table:formula="of:=[.G11]" office:value-type="float" office:value="9.4980168" calcext:value-type="float">
            <text:p>9.4980168</text:p>
          </table:table-cell>
        </table:table-row>
        <table:table-row table:style-name="ro1">
          <table:table-cell/>
          <table:table-cell office:value-type="float" office:value="4.705662" calcext:value-type="float">
            <text:p>4.705662</text:p>
          </table:table-cell>
          <table:table-cell office:value-type="float" office:value="4.883113" calcext:value-type="float">
            <text:p>4.883113</text:p>
          </table:table-cell>
          <table:table-cell office:value-type="float" office:value="12.750799" calcext:value-type="float">
            <text:p>12.750799</text:p>
          </table:table-cell>
          <table:table-cell table:style-name="ce7" office:value-type="float" office:value="12.588176" calcext:value-type="float">
            <text:p>12.588176</text:p>
          </table:table-cell>
          <table:table-cell office:value-type="float" office:value="7.880244" calcext:value-type="float">
            <text:p>7.880244</text:p>
          </table:table-cell>
          <table:table-cell office:value-type="float" office:value="7.759375" calcext:value-type="float">
            <text:p>7.759375</text:p>
          </table:table-cell>
          <table:table-cell office:value-type="float" office:value="11.510068" calcext:value-type="float">
            <text:p>11.510068</text:p>
          </table:table-cell>
          <table:table-cell office:value-type="float" office:value="10.718995" calcext:value-type="float">
            <text:p>10.718995</text:p>
          </table:table-cell>
          <table:table-cell office:value-type="float" office:value="12.177856" calcext:value-type="float">
            <text:p>12.177856</text:p>
          </table:table-cell>
          <table:table-cell office:value-type="float" office:value="16.760018" calcext:value-type="float">
            <text:p>16.760018</text:p>
          </table:table-cell>
          <table:table-cell table:formula="of:=[.H3]" office:value-type="string" office:string-value="LEV(20, 18)" calcext:value-type="string">
            <text:p>LEV(20, 18)</text:p>
          </table:table-cell>
          <table:table-cell table:formula="of:=[.H11]" office:value-type="float" office:value="11.0858288" calcext:value-type="float">
            <text:p>11.0858288</text:p>
          </table:table-cell>
          <table:table-cell table:formula="of:=[.I11]" office:value-type="float" office:value="10.8716124" calcext:value-type="float">
            <text:p>10.8716124</text:p>
          </table:table-cell>
        </table:table-row>
        <table:table-row table:style-name="ro1">
          <table:table-cell/>
          <table:table-cell office:value-type="float" office:value="4.577264" calcext:value-type="float">
            <text:p>4.577264</text:p>
          </table:table-cell>
          <table:table-cell office:value-type="float" office:value="3.714202" calcext:value-type="float">
            <text:p>3.714202</text:p>
          </table:table-cell>
          <table:table-cell office:value-type="float" office:value="7.472883" calcext:value-type="float">
            <text:p>7.472883</text:p>
          </table:table-cell>
          <table:table-cell office:value-type="float" office:value="8.744676" calcext:value-type="float">
            <text:p>8.744676</text:p>
          </table:table-cell>
          <table:table-cell office:value-type="float" office:value="9.127213" calcext:value-type="float">
            <text:p>9.127213</text:p>
          </table:table-cell>
          <table:table-cell table:style-name="ce9" office:value-type="float" office:value="6.820881" calcext:value-type="float">
            <text:p>6.820881</text:p>
          </table:table-cell>
          <table:table-cell office:value-type="float" office:value="13.050686" calcext:value-type="float">
            <text:p>13.050686</text:p>
          </table:table-cell>
          <table:table-cell office:value-type="float" office:value="10.675335" calcext:value-type="float">
            <text:p>10.675335</text:p>
          </table:table-cell>
          <table:table-cell office:value-type="float" office:value="13.651088" calcext:value-type="float">
            <text:p>13.651088</text:p>
          </table:table-cell>
          <table:table-cell office:value-type="float" office:value="12.754016" calcext:value-type="float">
            <text:p>12.754016</text:p>
          </table:table-cell>
          <table:table-cell table:formula="of:=[.J3]" office:value-type="string" office:string-value="LEV(20, 19)" calcext:value-type="string">
            <text:p>LEV(20, 19)</text:p>
          </table:table-cell>
          <table:table-cell table:formula="of:=[.J11]" office:value-type="float" office:value="13.5537508" calcext:value-type="float">
            <text:p>13.5537508</text:p>
          </table:table-cell>
          <table:table-cell table:formula="of:=[.K11]" office:value-type="float" office:value="16.577093" calcext:value-type="float">
            <text:p>16.577093</text:p>
          </table:table-cell>
        </table:table-row>
        <table:table-row table:style-name="ro1">
          <table:table-cell/>
          <table:table-cell office:value-type="float" office:value="4.381709" calcext:value-type="float">
            <text:p>4.381709</text:p>
          </table:table-cell>
          <table:table-cell office:value-type="float" office:value="4.269255" calcext:value-type="float">
            <text:p>4.269255</text:p>
          </table:table-cell>
          <table:table-cell office:value-type="float" office:value="8.764372" calcext:value-type="float">
            <text:p>8.764372</text:p>
          </table:table-cell>
          <table:table-cell office:value-type="float" office:value="11.218349" calcext:value-type="float">
            <text:p>11.218349</text:p>
          </table:table-cell>
          <table:table-cell office:value-type="float" office:value="8.582256" calcext:value-type="float">
            <text:p>8.582256</text:p>
          </table:table-cell>
          <table:table-cell table:style-name="ce9" office:value-type="float" office:value="11.613139" calcext:value-type="float">
            <text:p>11.613139</text:p>
          </table:table-cell>
          <table:table-cell office:value-type="float" office:value="10.348127" calcext:value-type="float">
            <text:p>10.348127</text:p>
          </table:table-cell>
          <table:table-cell office:value-type="float" office:value="9.814847" calcext:value-type="float">
            <text:p>9.814847</text:p>
          </table:table-cell>
          <table:table-cell office:value-type="float" office:value="13.428178" calcext:value-type="float">
            <text:p>13.428178</text:p>
          </table:table-cell>
          <table:table-cell office:value-type="float" office:value="12.257412" calcext:value-type="float">
            <text:p>12.257412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735160198043461" calcext:value-type="float">
            <text:p>0.735160198</text:p>
          </table:table-cell>
          <table:table-cell table:style-name="ce6" table:formula="of:=STDEV([.C5:.C9])" office:value-type="float" office:value="0.919674263945828" calcext:value-type="float">
            <text:p>0.9196742639</text:p>
          </table:table-cell>
          <table:table-cell table:style-name="ce6" table:formula="of:=STDEV([.D5:.D9])" office:value-type="float" office:value="2.43387345804241" calcext:value-type="float">
            <text:p>2.433873458</text:p>
          </table:table-cell>
          <table:table-cell table:style-name="ce6" table:formula="of:=STDEV([.E5:.E9])" office:value-type="float" office:value="1.50181800713345" calcext:value-type="float">
            <text:p>1.5018180071</text:p>
          </table:table-cell>
          <table:table-cell table:style-name="ce6" table:formula="of:=STDEV([.F5:.F9])" office:value-type="float" office:value="0.806925492338047" calcext:value-type="float">
            <text:p>0.8069254923</text:p>
          </table:table-cell>
          <table:table-cell table:style-name="ce6" table:formula="of:=STDEV([.G5:.G9])" office:value-type="float" office:value="2.4979001288851" calcext:value-type="float">
            <text:p>2.4979001289</text:p>
          </table:table-cell>
          <table:table-cell table:style-name="ce6" table:formula="of:=STDEV([.H5:.H9])" office:value-type="float" office:value="1.25516357626116" calcext:value-type="float">
            <text:p>1.2551635763</text:p>
          </table:table-cell>
          <table:table-cell table:style-name="ce6" table:formula="of:=STDEV([.I5:.I9])" office:value-type="float" office:value="2.29310465263707" calcext:value-type="float">
            <text:p>2.2931046526</text:p>
          </table:table-cell>
          <table:table-cell table:style-name="ce6" table:formula="of:=STDEV([.J5:.J9])" office:value-type="float" office:value="1.2895113880634" calcext:value-type="float">
            <text:p>1.2895113881</text:p>
          </table:table-cell>
          <table:table-cell table:style-name="ce6" table:formula="of:=STDEV([.K5:.K9])" office:value-type="float" office:value="4.18192540888345" calcext:value-type="float">
            <text:p>4.1819254089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5.0579054" calcext:value-type="float">
            <text:p>5.0579054</text:p>
          </table:table-cell>
          <table:table-cell table:style-name="ce8" table:formula="of:=AVERAGE([.C5:.C9])" office:value-type="float" office:value="4.8643766" calcext:value-type="float">
            <text:p>4.8643766</text:p>
          </table:table-cell>
          <table:table-cell table:style-name="ce8" table:formula="of:=AVERAGE([.D5:.D9])" office:value-type="float" office:value="8.5946154" calcext:value-type="float">
            <text:p>8.5946154</text:p>
          </table:table-cell>
          <table:table-cell table:style-name="ce8" table:formula="of:=AVERAGE([.E5:.E9])" office:value-type="float" office:value="11.0874006" calcext:value-type="float">
            <text:p>11.0874006</text:p>
          </table:table-cell>
          <table:table-cell table:style-name="ce8" table:formula="of:=AVERAGE([.F5:.F9])" office:value-type="float" office:value="8.811557" calcext:value-type="float">
            <text:p>8.811557</text:p>
          </table:table-cell>
          <table:table-cell table:style-name="ce8" table:formula="of:=AVERAGE([.G5:.G9])" office:value-type="float" office:value="9.4980168" calcext:value-type="float">
            <text:p>9.4980168</text:p>
          </table:table-cell>
          <table:table-cell table:style-name="ce8" table:formula="of:=AVERAGE([.H5:.H9])" office:value-type="float" office:value="11.0858288" calcext:value-type="float">
            <text:p>11.0858288</text:p>
          </table:table-cell>
          <table:table-cell table:style-name="ce8" table:formula="of:=AVERAGE([.I5:.I9])" office:value-type="float" office:value="10.8716124" calcext:value-type="float">
            <text:p>10.8716124</text:p>
          </table:table-cell>
          <table:table-cell table:style-name="ce8" table:formula="of:=AVERAGE([.J5:.J9])" office:value-type="float" office:value="13.5537508" calcext:value-type="float">
            <text:p>13.5537508</text:p>
          </table:table-cell>
          <table:table-cell table:style-name="ce8" table:formula="of:=AVERAGE([.K5:.K9])" office:value-type="float" office:value="16.577093" calcext:value-type="float">
            <text:p>16.577093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LEV(20, 15)" calcext:value-type="string">
            <text:p>LEV(20, 15)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formula="of:=[.D3]" office:value-type="string" office:string-value="LEV(20, 16)" calcext:value-type="string">
            <text:p>LEV(20, 16)</text:p>
          </table:table-cell>
          <table:table-cell office:value-type="float" office:value="10" calcext:value-type="float">
            <text:p>10</text:p>
          </table:table-cell>
          <table:table-cell table:style-name="ce6" table:formula="of:=[.F3]" office:value-type="string" office:string-value="LEV(20, 17)" calcext:value-type="string">
            <text:p>LEV(20, 17)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table:formula="of:=[.H3]" office:value-type="string" office:string-value="LEV(20, 18)" calcext:value-type="string">
            <text:p>LEV(20, 18)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table:formula="of:=[.J3]" office:value-type="string" office:string-value="LEV(20, 19)" calcext:value-type="string">
            <text:p>LEV(20, 19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LEV(20, 15)" calcext:value-type="string">
            <text:p>LEV(20, 15)</text:p>
          </table:table-cell>
          <table:table-cell table:formula="of:=[.B21]" office:value-type="float" office:value="4.7286682" calcext:value-type="float">
            <text:p>4.7286682</text:p>
          </table:table-cell>
          <table:table-cell table:formula="of:=[.C21]" office:value-type="float" office:value="4.9859626" calcext:value-type="float">
            <text:p>4.9859626</text:p>
          </table:table-cell>
        </table:table-row>
        <table:table-row table:style-name="ro1">
          <table:table-cell/>
          <table:table-cell office:value-type="float" office:value="4.058479" calcext:value-type="float">
            <text:p>4.058479</text:p>
          </table:table-cell>
          <table:table-cell office:value-type="float" office:value="4.935186" calcext:value-type="float">
            <text:p>4.935186</text:p>
          </table:table-cell>
          <table:table-cell office:value-type="float" office:value="8.587243" calcext:value-type="float">
            <text:p>8.587243</text:p>
          </table:table-cell>
          <table:table-cell table:style-name="ce7" office:value-type="float" office:value="11.370373" calcext:value-type="float">
            <text:p>11.370373</text:p>
          </table:table-cell>
          <table:table-cell office:value-type="float" office:value="10.84029" calcext:value-type="float">
            <text:p>10.84029</text:p>
          </table:table-cell>
          <table:table-cell office:value-type="float" office:value="10.135596" calcext:value-type="float">
            <text:p>10.135596</text:p>
          </table:table-cell>
          <table:table-cell office:value-type="float" office:value="9.370882" calcext:value-type="float">
            <text:p>9.370882</text:p>
          </table:table-cell>
          <table:table-cell office:value-type="float" office:value="14.186192" calcext:value-type="float">
            <text:p>14.186192</text:p>
          </table:table-cell>
          <table:table-cell office:value-type="float" office:value="16.422879" calcext:value-type="float">
            <text:p>16.422879</text:p>
          </table:table-cell>
          <table:table-cell office:value-type="float" office:value="13.644871" calcext:value-type="float">
            <text:p>13.644871</text:p>
          </table:table-cell>
          <table:table-cell table:formula="of:=[.D13]" office:value-type="string" office:string-value="LEV(20, 16)" calcext:value-type="string">
            <text:p>LEV(20, 16)</text:p>
          </table:table-cell>
          <table:table-cell table:formula="of:=[.D21]" office:value-type="float" office:value="11.5959954" calcext:value-type="float">
            <text:p>11.5959954</text:p>
          </table:table-cell>
          <table:table-cell table:formula="of:=[.E21]" office:value-type="float" office:value="9.8276546" calcext:value-type="float">
            <text:p>9.8276546</text:p>
          </table:table-cell>
        </table:table-row>
        <table:table-row table:style-name="ro1">
          <table:table-cell/>
          <table:table-cell office:value-type="float" office:value="4.774354" calcext:value-type="float">
            <text:p>4.774354</text:p>
          </table:table-cell>
          <table:table-cell office:value-type="float" office:value="4.959798" calcext:value-type="float">
            <text:p>4.959798</text:p>
          </table:table-cell>
          <table:table-cell office:value-type="float" office:value="11.125341" calcext:value-type="float">
            <text:p>11.125341</text:p>
          </table:table-cell>
          <table:table-cell table:style-name="ce7" office:value-type="float" office:value="11.430836" calcext:value-type="float">
            <text:p>11.430836</text:p>
          </table:table-cell>
          <table:table-cell office:value-type="float" office:value="8.657079" calcext:value-type="float">
            <text:p>8.657079</text:p>
          </table:table-cell>
          <table:table-cell office:value-type="float" office:value="9.834394" calcext:value-type="float">
            <text:p>9.834394</text:p>
          </table:table-cell>
          <table:table-cell office:value-type="float" office:value="13.099701" calcext:value-type="float">
            <text:p>13.099701</text:p>
          </table:table-cell>
          <table:table-cell office:value-type="float" office:value="9.971346" calcext:value-type="float">
            <text:p>9.971346</text:p>
          </table:table-cell>
          <table:table-cell office:value-type="float" office:value="18.096641" calcext:value-type="float">
            <text:p>18.096641</text:p>
          </table:table-cell>
          <table:table-cell office:value-type="float" office:value="13.400637" calcext:value-type="float">
            <text:p>13.400637</text:p>
          </table:table-cell>
          <table:table-cell table:formula="of:=[.F13]" office:value-type="string" office:string-value="LEV(20, 17)" calcext:value-type="string">
            <text:p>LEV(20, 17)</text:p>
          </table:table-cell>
          <table:table-cell table:formula="of:=[.F21]" office:value-type="float" office:value="9.331228" calcext:value-type="float">
            <text:p>9.331228</text:p>
          </table:table-cell>
          <table:table-cell table:formula="of:=[.G21]" office:value-type="float" office:value="10.7793508" calcext:value-type="float">
            <text:p>10.7793508</text:p>
          </table:table-cell>
        </table:table-row>
        <table:table-row table:style-name="ro1">
          <table:table-cell/>
          <table:table-cell office:value-type="float" office:value="4.551175" calcext:value-type="float">
            <text:p>4.551175</text:p>
          </table:table-cell>
          <table:table-cell office:value-type="float" office:value="5.107641" calcext:value-type="float">
            <text:p>5.107641</text:p>
          </table:table-cell>
          <table:table-cell office:value-type="float" office:value="12.282339" calcext:value-type="float">
            <text:p>12.282339</text:p>
          </table:table-cell>
          <table:table-cell table:style-name="ce7" office:value-type="float" office:value="8.432135" calcext:value-type="float">
            <text:p>8.432135</text:p>
          </table:table-cell>
          <table:table-cell office:value-type="float" office:value="10.330968" calcext:value-type="float">
            <text:p>10.330968</text:p>
          </table:table-cell>
          <table:table-cell office:value-type="float" office:value="13.646343" calcext:value-type="float">
            <text:p>13.646343</text:p>
          </table:table-cell>
          <table:table-cell office:value-type="float" office:value="9.926955" calcext:value-type="float">
            <text:p>9.926955</text:p>
          </table:table-cell>
          <table:table-cell office:value-type="float" office:value="11.801387" calcext:value-type="float">
            <text:p>11.801387</text:p>
          </table:table-cell>
          <table:table-cell office:value-type="float" office:value="14.45944" calcext:value-type="float">
            <text:p>14.45944</text:p>
          </table:table-cell>
          <table:table-cell office:value-type="float" office:value="16.625675" calcext:value-type="float">
            <text:p>16.625675</text:p>
          </table:table-cell>
          <table:table-cell table:formula="of:=[.H13]" office:value-type="string" office:string-value="LEV(20, 18)" calcext:value-type="string">
            <text:p>LEV(20, 18)</text:p>
          </table:table-cell>
          <table:table-cell table:formula="of:=[.H21]" office:value-type="float" office:value="12.0644398" calcext:value-type="float">
            <text:p>12.0644398</text:p>
          </table:table-cell>
          <table:table-cell table:formula="of:=[.I21]" office:value-type="float" office:value="10.9895118" calcext:value-type="float">
            <text:p>10.9895118</text:p>
          </table:table-cell>
        </table:table-row>
        <table:table-row table:style-name="ro1">
          <table:table-cell/>
          <table:table-cell office:value-type="float" office:value="4.734978" calcext:value-type="float">
            <text:p>4.734978</text:p>
          </table:table-cell>
          <table:table-cell office:value-type="float" office:value="5.353813" calcext:value-type="float">
            <text:p>5.353813</text:p>
          </table:table-cell>
          <table:table-cell office:value-type="float" office:value="14.639783" calcext:value-type="float">
            <text:p>14.639783</text:p>
          </table:table-cell>
          <table:table-cell office:value-type="float" office:value="4.372627" calcext:value-type="float">
            <text:p>4.372627</text:p>
          </table:table-cell>
          <table:table-cell office:value-type="float" office:value="6.059374" calcext:value-type="float">
            <text:p>6.059374</text:p>
          </table:table-cell>
          <table:table-cell table:style-name="ce9" office:value-type="float" office:value="10.487658" calcext:value-type="float">
            <text:p>10.487658</text:p>
          </table:table-cell>
          <table:table-cell office:value-type="float" office:value="15.436868" calcext:value-type="float">
            <text:p>15.436868</text:p>
          </table:table-cell>
          <table:table-cell office:value-type="float" office:value="9.223715" calcext:value-type="float">
            <text:p>9.223715</text:p>
          </table:table-cell>
          <table:table-cell office:value-type="float" office:value="16.000638" calcext:value-type="float">
            <text:p>16.000638</text:p>
          </table:table-cell>
          <table:table-cell office:value-type="float" office:value="15.610956" calcext:value-type="float">
            <text:p>15.610956</text:p>
          </table:table-cell>
          <table:table-cell table:formula="of:=[.J13]" office:value-type="string" office:string-value="LEV(20, 19)" calcext:value-type="string">
            <text:p>LEV(20, 19)</text:p>
          </table:table-cell>
          <table:table-cell table:formula="of:=[.J21]" office:value-type="float" office:value="15.7748354" calcext:value-type="float">
            <text:p>15.7748354</text:p>
          </table:table-cell>
          <table:table-cell table:formula="of:=[.K21]" office:value-type="float" office:value="15.9577276" calcext:value-type="float">
            <text:p>15.9577276</text:p>
          </table:table-cell>
        </table:table-row>
        <table:table-row table:style-name="ro1">
          <table:table-cell/>
          <table:table-cell office:value-type="float" office:value="5.524355" calcext:value-type="float">
            <text:p>5.524355</text:p>
          </table:table-cell>
          <table:table-cell office:value-type="float" office:value="4.573375" calcext:value-type="float">
            <text:p>4.573375</text:p>
          </table:table-cell>
          <table:table-cell office:value-type="float" office:value="11.345271" calcext:value-type="float">
            <text:p>11.345271</text:p>
          </table:table-cell>
          <table:table-cell office:value-type="float" office:value="13.532302" calcext:value-type="float">
            <text:p>13.532302</text:p>
          </table:table-cell>
          <table:table-cell office:value-type="float" office:value="10.768429" calcext:value-type="float">
            <text:p>10.768429</text:p>
          </table:table-cell>
          <table:table-cell table:style-name="ce9" office:value-type="float" office:value="9.792763" calcext:value-type="float">
            <text:p>9.792763</text:p>
          </table:table-cell>
          <table:table-cell office:value-type="float" office:value="12.487793" calcext:value-type="float">
            <text:p>12.487793</text:p>
          </table:table-cell>
          <table:table-cell office:value-type="float" office:value="9.764919" calcext:value-type="float">
            <text:p>9.764919</text:p>
          </table:table-cell>
          <table:table-cell office:value-type="float" office:value="13.894579" calcext:value-type="float">
            <text:p>13.894579</text:p>
          </table:table-cell>
          <table:table-cell office:value-type="float" office:value="20.506499" calcext:value-type="float">
            <text:p>20.506499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528181287399222" calcext:value-type="float">
            <text:p>0.5281812874</text:p>
          </table:table-cell>
          <table:table-cell table:style-name="ce6" table:formula="of:=STDEV([.C15:.C19])" office:value-type="float" office:value="0.284434055134578" calcext:value-type="float">
            <text:p>0.2844340551</text:p>
          </table:table-cell>
          <table:table-cell table:style-name="ce6" table:formula="of:=STDEV([.D15:.D19])" office:value-type="float" office:value="2.18361396454795" calcext:value-type="float">
            <text:p>2.1836139645</text:p>
          </table:table-cell>
          <table:table-cell table:style-name="ce6" table:formula="of:=STDEV([.E15:.E19])" office:value-type="float" office:value="3.54892181134204" calcext:value-type="float">
            <text:p>3.5489218113</text:p>
          </table:table-cell>
          <table:table-cell table:style-name="ce6" table:formula="of:=STDEV([.F15:.F19])" office:value-type="float" office:value="2.03112040345729" calcext:value-type="float">
            <text:p>2.0311204035</text:p>
          </table:table-cell>
          <table:table-cell table:style-name="ce6" table:formula="of:=STDEV([.G15:.G19])" office:value-type="float" office:value="1.62676427671089" calcext:value-type="float">
            <text:p>1.6267642767</text:p>
          </table:table-cell>
          <table:table-cell table:style-name="ce6" table:formula="of:=STDEV([.H15:.H19])" office:value-type="float" office:value="2.47226417179186" calcext:value-type="float">
            <text:p>2.4722641718</text:p>
          </table:table-cell>
          <table:table-cell table:style-name="ce6" table:formula="of:=STDEV([.I15:.I19])" office:value-type="float" office:value="2.03299244356926" calcext:value-type="float">
            <text:p>2.0329924436</text:p>
          </table:table-cell>
          <table:table-cell table:style-name="ce6" table:formula="of:=STDEV([.J15:.J19])" office:value-type="float" office:value="1.66788471978291" calcext:value-type="float">
            <text:p>1.6678847198</text:p>
          </table:table-cell>
          <table:table-cell table:style-name="ce6" table:formula="of:=STDEV([.K15:.K19])" office:value-type="float" office:value="2.87861700778183" calcext:value-type="float">
            <text:p>2.8786170078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4.7286682" calcext:value-type="float">
            <text:p>4.7286682</text:p>
          </table:table-cell>
          <table:table-cell table:style-name="ce8" table:formula="of:=AVERAGE([.C15:.C19])" office:value-type="float" office:value="4.9859626" calcext:value-type="float">
            <text:p>4.9859626</text:p>
          </table:table-cell>
          <table:table-cell table:style-name="ce8" table:formula="of:=AVERAGE([.D15:.D19])" office:value-type="float" office:value="11.5959954" calcext:value-type="float">
            <text:p>11.5959954</text:p>
          </table:table-cell>
          <table:table-cell table:style-name="ce8" table:formula="of:=AVERAGE([.E15:.E19])" office:value-type="float" office:value="9.8276546" calcext:value-type="float">
            <text:p>9.8276546</text:p>
          </table:table-cell>
          <table:table-cell table:style-name="ce8" table:formula="of:=AVERAGE([.F15:.F19])" office:value-type="float" office:value="9.331228" calcext:value-type="float">
            <text:p>9.331228</text:p>
          </table:table-cell>
          <table:table-cell table:style-name="ce8" table:formula="of:=AVERAGE([.G15:.G19])" office:value-type="float" office:value="10.7793508" calcext:value-type="float">
            <text:p>10.7793508</text:p>
          </table:table-cell>
          <table:table-cell table:style-name="ce8" table:formula="of:=AVERAGE([.H15:.H19])" office:value-type="float" office:value="12.0644398" calcext:value-type="float">
            <text:p>12.0644398</text:p>
          </table:table-cell>
          <table:table-cell table:style-name="ce8" table:formula="of:=AVERAGE([.I15:.I19])" office:value-type="float" office:value="10.9895118" calcext:value-type="float">
            <text:p>10.9895118</text:p>
          </table:table-cell>
          <table:table-cell table:style-name="ce8" table:formula="of:=AVERAGE([.J15:.J19])" office:value-type="float" office:value="15.7748354" calcext:value-type="float">
            <text:p>15.7748354</text:p>
          </table:table-cell>
          <table:table-cell table:style-name="ce8" table:formula="of:=AVERAGE([.K15:.K19])" office:value-type="float" office:value="15.9577276" calcext:value-type="float">
            <text:p>15.9577276</text:p>
          </table:table-cell>
          <table:table-cell table:style-name="ce13" table:number-columns-repeated="2"/>
          <table:table-cell table:style-name="ce18"/>
        </table:table-row>
      </table:table>
      <table:table table:name="longest_common_subseq" table:style-name="ta1">
        <table:shapes>
          <draw:frame draw:z-index="0" draw:style-name="gr1" draw:text-style-name="P1" svg:width="5.2465in" svg:height="3.5453in" svg:x="0.9748in" svg:y="3.9295in">
            <draw:object draw:notify-on-update-of-ranges="longest_common_subseq.L4:longest_common_subseq.L8 longest_common_subseq.M3:longest_common_subseq.M3 longest_common_subseq.M4:longest_common_subseq.M8 longest_common_subseq.N3:longest_common_subseq.N3 longest_common_subseq.N4:longest_common_subseq.N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longest_common_subseq.L14:longest_common_subseq.L18 longest_common_subseq.M13:longest_common_subseq.M13 longest_common_subseq.M14:longest_common_subseq.M18 longest_common_subseq.N13:longest_common_subseq.N13 longest_common_subseq.N14:longest_common_subseq.N18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7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LCS(20, 23)</text:p>
          </table:table-cell>
          <table:table-cell table:style-name="ce6"/>
          <table:table-cell table:style-name="ce6" office:value-type="string" calcext:value-type="string">
            <text:p>LCS(20, 24)</text:p>
          </table:table-cell>
          <table:table-cell/>
          <table:table-cell table:style-name="ce6" office:value-type="string" calcext:value-type="string">
            <text:p>LCS(20, 25)</text:p>
          </table:table-cell>
          <table:table-cell table:style-name="Default"/>
          <table:table-cell table:style-name="ce6" office:value-type="string" calcext:value-type="string">
            <text:p>LCS(20, 26)</text:p>
          </table:table-cell>
          <table:table-cell table:style-name="Default"/>
          <table:table-cell table:style-name="ce6" office:value-type="string" calcext:value-type="string">
            <text:p>LCS(20, 27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LCS(20, 23)" calcext:value-type="string">
            <text:p>LCS(20, 23)</text:p>
          </table:table-cell>
          <table:table-cell table:formula="of:=[.B11]" office:value-type="float" office:value="2.3506992" calcext:value-type="float">
            <text:p>2.3506992</text:p>
          </table:table-cell>
          <table:table-cell table:formula="of:=[.C11]" office:value-type="float" office:value="2.418988" calcext:value-type="float">
            <text:p>2.418988</text:p>
          </table:table-cell>
        </table:table-row>
        <table:table-row table:style-name="ro1">
          <table:table-cell/>
          <table:table-cell office:value-type="float" office:value="2.62783" calcext:value-type="float">
            <text:p>2.62783</text:p>
          </table:table-cell>
          <table:table-cell office:value-type="float" office:value="2.462973" calcext:value-type="float">
            <text:p>2.462973</text:p>
          </table:table-cell>
          <table:table-cell office:value-type="float" office:value="4.37047" calcext:value-type="float">
            <text:p>4.37047</text:p>
          </table:table-cell>
          <table:table-cell table:style-name="ce7" office:value-type="float" office:value="4.30362" calcext:value-type="float">
            <text:p>4.30362</text:p>
          </table:table-cell>
          <table:table-cell office:value-type="float" office:value="4.37047" calcext:value-type="float">
            <text:p>4.37047</text:p>
          </table:table-cell>
          <table:table-cell office:value-type="float" office:value="5.49359" calcext:value-type="float">
            <text:p>5.49359</text:p>
          </table:table-cell>
          <table:table-cell office:value-type="float" office:value="11.674984" calcext:value-type="float">
            <text:p>11.674984</text:p>
          </table:table-cell>
          <table:table-cell office:value-type="float" office:value="11.360648" calcext:value-type="float">
            <text:p>11.360648</text:p>
          </table:table-cell>
          <table:table-cell office:value-type="float" office:value="12.98436" calcext:value-type="float">
            <text:p>12.98436</text:p>
          </table:table-cell>
          <table:table-cell office:value-type="float" office:value="18.830563" calcext:value-type="float">
            <text:p>18.830563</text:p>
          </table:table-cell>
          <table:table-cell table:formula="of:=[.D3]" office:value-type="string" office:string-value="LCS(20, 24)" calcext:value-type="string">
            <text:p>LCS(20, 24)</text:p>
          </table:table-cell>
          <table:table-cell table:formula="of:=[.D11]" office:value-type="float" office:value="3.5239234" calcext:value-type="float">
            <text:p>3.5239234</text:p>
          </table:table-cell>
          <table:table-cell table:formula="of:=[.E11]" office:value-type="float" office:value="3.6048538" calcext:value-type="float">
            <text:p>3.6048538</text:p>
          </table:table-cell>
        </table:table-row>
        <table:table-row table:style-name="ro1">
          <table:table-cell/>
          <table:table-cell office:value-type="float" office:value="2.510883" calcext:value-type="float">
            <text:p>2.510883</text:p>
          </table:table-cell>
          <table:table-cell office:value-type="float" office:value="2.110858" calcext:value-type="float">
            <text:p>2.110858</text:p>
          </table:table-cell>
          <table:table-cell office:value-type="float" office:value="3.134475" calcext:value-type="float">
            <text:p>3.134475</text:p>
          </table:table-cell>
          <table:table-cell table:style-name="ce7" office:value-type="float" office:value="3.404596" calcext:value-type="float">
            <text:p>3.404596</text:p>
          </table:table-cell>
          <table:table-cell office:value-type="float" office:value="6.196887" calcext:value-type="float">
            <text:p>6.196887</text:p>
          </table:table-cell>
          <table:table-cell office:value-type="float" office:value="5.740422" calcext:value-type="float">
            <text:p>5.740422</text:p>
          </table:table-cell>
          <table:table-cell office:value-type="float" office:value="11.518177" calcext:value-type="float">
            <text:p>11.518177</text:p>
          </table:table-cell>
          <table:table-cell office:value-type="float" office:value="13.187262" calcext:value-type="float">
            <text:p>13.187262</text:p>
          </table:table-cell>
          <table:table-cell office:value-type="float" office:value="17.280758" calcext:value-type="float">
            <text:p>17.280758</text:p>
          </table:table-cell>
          <table:table-cell office:value-type="float" office:value="19.549635" calcext:value-type="float">
            <text:p>19.549635</text:p>
          </table:table-cell>
          <table:table-cell table:formula="of:=[.F3]" office:value-type="string" office:string-value="LCS(20, 25)" calcext:value-type="string">
            <text:p>LCS(20, 25)</text:p>
          </table:table-cell>
          <table:table-cell table:formula="of:=[.F11]" office:value-type="float" office:value="5.657748" calcext:value-type="float">
            <text:p>5.657748</text:p>
          </table:table-cell>
          <table:table-cell table:formula="of:=[.G11]" office:value-type="float" office:value="6.3039346" calcext:value-type="float">
            <text:p>6.3039346</text:p>
          </table:table-cell>
        </table:table-row>
        <table:table-row table:style-name="ro1">
          <table:table-cell/>
          <table:table-cell office:value-type="float" office:value="2.150609" calcext:value-type="float">
            <text:p>2.150609</text:p>
          </table:table-cell>
          <table:table-cell office:value-type="float" office:value="2.691781" calcext:value-type="float">
            <text:p>2.691781</text:p>
          </table:table-cell>
          <table:table-cell office:value-type="float" office:value="3.958179" calcext:value-type="float">
            <text:p>3.958179</text:p>
          </table:table-cell>
          <table:table-cell table:style-name="ce7" office:value-type="float" office:value="3.900957" calcext:value-type="float">
            <text:p>3.900957</text:p>
          </table:table-cell>
          <table:table-cell office:value-type="float" office:value="7.008697" calcext:value-type="float">
            <text:p>7.008697</text:p>
          </table:table-cell>
          <table:table-cell office:value-type="float" office:value="6.862741" calcext:value-type="float">
            <text:p>6.862741</text:p>
          </table:table-cell>
          <table:table-cell office:value-type="float" office:value="11.778153" calcext:value-type="float">
            <text:p>11.778153</text:p>
          </table:table-cell>
          <table:table-cell office:value-type="float" office:value="12.256609" calcext:value-type="float">
            <text:p>12.256609</text:p>
          </table:table-cell>
          <table:table-cell office:value-type="float" office:value="17.494324" calcext:value-type="float">
            <text:p>17.494324</text:p>
          </table:table-cell>
          <table:table-cell office:value-type="float" office:value="19.809285" calcext:value-type="float">
            <text:p>19.809285</text:p>
          </table:table-cell>
          <table:table-cell table:formula="of:=[.H3]" office:value-type="string" office:string-value="LCS(20, 26)" calcext:value-type="string">
            <text:p>LCS(20, 26)</text:p>
          </table:table-cell>
          <table:table-cell table:formula="of:=[.H11]" office:value-type="float" office:value="11.8449648" calcext:value-type="float">
            <text:p>11.8449648</text:p>
          </table:table-cell>
          <table:table-cell table:formula="of:=[.I11]" office:value-type="float" office:value="12.318631" calcext:value-type="float">
            <text:p>12.318631</text:p>
          </table:table-cell>
        </table:table-row>
        <table:table-row table:style-name="ro1">
          <table:table-cell/>
          <table:table-cell office:value-type="float" office:value="2.227624" calcext:value-type="float">
            <text:p>2.227624</text:p>
          </table:table-cell>
          <table:table-cell office:value-type="float" office:value="2.252756" calcext:value-type="float">
            <text:p>2.252756</text:p>
          </table:table-cell>
          <table:table-cell office:value-type="float" office:value="2.613421" calcext:value-type="float">
            <text:p>2.613421</text:p>
          </table:table-cell>
          <table:table-cell office:value-type="float" office:value="3.638372" calcext:value-type="float">
            <text:p>3.638372</text:p>
          </table:table-cell>
          <table:table-cell office:value-type="float" office:value="5.231481" calcext:value-type="float">
            <text:p>5.231481</text:p>
          </table:table-cell>
          <table:table-cell table:style-name="ce9" office:value-type="float" office:value="8.165622" calcext:value-type="float">
            <text:p>8.165622</text:p>
          </table:table-cell>
          <table:table-cell office:value-type="float" office:value="11.182007" calcext:value-type="float">
            <text:p>11.182007</text:p>
          </table:table-cell>
          <table:table-cell office:value-type="float" office:value="12.240229" calcext:value-type="float">
            <text:p>12.240229</text:p>
          </table:table-cell>
          <table:table-cell office:value-type="float" office:value="13.075662" calcext:value-type="float">
            <text:p>13.075662</text:p>
          </table:table-cell>
          <table:table-cell office:value-type="float" office:value="14.788593" calcext:value-type="float">
            <text:p>14.788593</text:p>
          </table:table-cell>
          <table:table-cell table:formula="of:=[.J3]" office:value-type="string" office:string-value="LCS(20, 27)" calcext:value-type="string">
            <text:p>LCS(20, 27)</text:p>
          </table:table-cell>
          <table:table-cell table:formula="of:=[.J11]" office:value-type="float" office:value="15.3677302" calcext:value-type="float">
            <text:p>15.3677302</text:p>
          </table:table-cell>
          <table:table-cell table:formula="of:=[.K11]" office:value-type="float" office:value="16.905949" calcext:value-type="float">
            <text:p>16.905949</text:p>
          </table:table-cell>
        </table:table-row>
        <table:table-row table:style-name="ro1">
          <table:table-cell/>
          <table:table-cell office:value-type="float" office:value="2.23655" calcext:value-type="float">
            <text:p>2.23655</text:p>
          </table:table-cell>
          <table:table-cell office:value-type="float" office:value="2.576572" calcext:value-type="float">
            <text:p>2.576572</text:p>
          </table:table-cell>
          <table:table-cell office:value-type="float" office:value="3.543072" calcext:value-type="float">
            <text:p>3.543072</text:p>
          </table:table-cell>
          <table:table-cell office:value-type="float" office:value="2.776724" calcext:value-type="float">
            <text:p>2.776724</text:p>
          </table:table-cell>
          <table:table-cell office:value-type="float" office:value="5.481205" calcext:value-type="float">
            <text:p>5.481205</text:p>
          </table:table-cell>
          <table:table-cell table:style-name="ce9" office:value-type="float" office:value="5.257298" calcext:value-type="float">
            <text:p>5.257298</text:p>
          </table:table-cell>
          <table:table-cell office:value-type="float" office:value="13.071503" calcext:value-type="float">
            <text:p>13.071503</text:p>
          </table:table-cell>
          <table:table-cell office:value-type="float" office:value="12.548407" calcext:value-type="float">
            <text:p>12.548407</text:p>
          </table:table-cell>
          <table:table-cell office:value-type="float" office:value="16.003547" calcext:value-type="float">
            <text:p>16.003547</text:p>
          </table:table-cell>
          <table:table-cell office:value-type="float" office:value="11.551669" calcext:value-type="float">
            <text:p>11.551669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206563527118657" calcext:value-type="float">
            <text:p>0.2065635271</text:p>
          </table:table-cell>
          <table:table-cell table:style-name="ce6" table:formula="of:=STDEV([.C5:.C9])" office:value-type="float" office:value="0.236516697536347" calcext:value-type="float">
            <text:p>0.2365166975</text:p>
          </table:table-cell>
          <table:table-cell table:style-name="ce6" table:formula="of:=STDEV([.D5:.D9])" office:value-type="float" office:value="0.686707801334236" calcext:value-type="float">
            <text:p>0.6867078013</text:p>
          </table:table-cell>
          <table:table-cell table:style-name="ce6" table:formula="of:=STDEV([.E5:.E9])" office:value-type="float" office:value="0.570740074191571" calcext:value-type="float">
            <text:p>0.5707400742</text:p>
          </table:table-cell>
          <table:table-cell table:style-name="ce6" table:formula="of:=STDEV([.F5:.F9])" office:value-type="float" office:value="0.998209609418783" calcext:value-type="float">
            <text:p>0.9982096094</text:p>
          </table:table-cell>
          <table:table-cell table:style-name="ce6" table:formula="of:=STDEV([.G5:.G9])" office:value-type="float" office:value="1.20911099175874" calcext:value-type="float">
            <text:p>1.2091109918</text:p>
          </table:table-cell>
          <table:table-cell table:style-name="ce6" table:formula="of:=STDEV([.H5:.H9])" office:value-type="float" office:value="0.721813091433094" calcext:value-type="float">
            <text:p>0.7218130914</text:p>
          </table:table-cell>
          <table:table-cell table:style-name="ce6" table:formula="of:=STDEV([.I5:.I9])" office:value-type="float" office:value="0.65860493748415" calcext:value-type="float">
            <text:p>0.6586049375</text:p>
          </table:table-cell>
          <table:table-cell table:style-name="ce6" table:formula="of:=STDEV([.J5:.J9])" office:value-type="float" office:value="2.20909312279003" calcext:value-type="float">
            <text:p>2.2090931228</text:p>
          </table:table-cell>
          <table:table-cell table:style-name="ce6" table:formula="of:=STDEV([.K5:.K9])" office:value-type="float" office:value="3.61504098848215" calcext:value-type="float">
            <text:p>3.6150409885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2.3506992" calcext:value-type="float">
            <text:p>2.3506992</text:p>
          </table:table-cell>
          <table:table-cell table:style-name="ce8" table:formula="of:=AVERAGE([.C5:.C9])" office:value-type="float" office:value="2.418988" calcext:value-type="float">
            <text:p>2.418988</text:p>
          </table:table-cell>
          <table:table-cell table:style-name="ce8" table:formula="of:=AVERAGE([.D5:.D9])" office:value-type="float" office:value="3.5239234" calcext:value-type="float">
            <text:p>3.5239234</text:p>
          </table:table-cell>
          <table:table-cell table:style-name="ce8" table:formula="of:=AVERAGE([.E5:.E9])" office:value-type="float" office:value="3.6048538" calcext:value-type="float">
            <text:p>3.6048538</text:p>
          </table:table-cell>
          <table:table-cell table:style-name="ce8" table:formula="of:=AVERAGE([.F5:.F9])" office:value-type="float" office:value="5.657748" calcext:value-type="float">
            <text:p>5.657748</text:p>
          </table:table-cell>
          <table:table-cell table:style-name="ce8" table:formula="of:=AVERAGE([.G5:.G9])" office:value-type="float" office:value="6.3039346" calcext:value-type="float">
            <text:p>6.3039346</text:p>
          </table:table-cell>
          <table:table-cell table:style-name="ce8" table:formula="of:=AVERAGE([.H5:.H9])" office:value-type="float" office:value="11.8449648" calcext:value-type="float">
            <text:p>11.8449648</text:p>
          </table:table-cell>
          <table:table-cell table:style-name="ce8" table:formula="of:=AVERAGE([.I5:.I9])" office:value-type="float" office:value="12.318631" calcext:value-type="float">
            <text:p>12.318631</text:p>
          </table:table-cell>
          <table:table-cell table:style-name="ce8" table:formula="of:=AVERAGE([.J5:.J9])" office:value-type="float" office:value="15.3677302" calcext:value-type="float">
            <text:p>15.3677302</text:p>
          </table:table-cell>
          <table:table-cell table:style-name="ce8" table:formula="of:=AVERAGE([.K5:.K9])" office:value-type="float" office:value="16.905949" calcext:value-type="float">
            <text:p>16.905949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LCS(20, 23)" calcext:value-type="string">
            <text:p>LCS(20, 23)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formula="of:=[.D3]" office:value-type="string" office:string-value="LCS(20, 24)" calcext:value-type="string">
            <text:p>LCS(20, 24)</text:p>
          </table:table-cell>
          <table:table-cell office:value-type="float" office:value="10" calcext:value-type="float">
            <text:p>10</text:p>
          </table:table-cell>
          <table:table-cell table:style-name="ce6" table:formula="of:=[.F3]" office:value-type="string" office:string-value="LCS(20, 25)" calcext:value-type="string">
            <text:p>LCS(20, 25)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table:formula="of:=[.H3]" office:value-type="string" office:string-value="LCS(20, 26)" calcext:value-type="string">
            <text:p>LCS(20, 26)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table:formula="of:=[.J3]" office:value-type="string" office:string-value="LCS(20, 27)" calcext:value-type="string">
            <text:p>LCS(20, 27)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LCS(20, 23)" calcext:value-type="string">
            <text:p>LCS(20, 23)</text:p>
          </table:table-cell>
          <table:table-cell table:formula="of:=[.B21]" office:value-type="float" office:value="2.2689306" calcext:value-type="float">
            <text:p>2.2689306</text:p>
          </table:table-cell>
          <table:table-cell table:formula="of:=[.C21]" office:value-type="float" office:value="2.4252702" calcext:value-type="float">
            <text:p>2.4252702</text:p>
          </table:table-cell>
        </table:table-row>
        <table:table-row table:style-name="ro1">
          <table:table-cell/>
          <table:table-cell office:value-type="float" office:value="2.349926" calcext:value-type="float">
            <text:p>2.349926</text:p>
          </table:table-cell>
          <table:table-cell office:value-type="float" office:value="2.14446" calcext:value-type="float">
            <text:p>2.14446</text:p>
          </table:table-cell>
          <table:table-cell office:value-type="float" office:value="2.862332" calcext:value-type="float">
            <text:p>2.862332</text:p>
          </table:table-cell>
          <table:table-cell table:style-name="ce7" office:value-type="float" office:value="4.608575" calcext:value-type="float">
            <text:p>4.608575</text:p>
          </table:table-cell>
          <table:table-cell office:value-type="float" office:value="6.723027" calcext:value-type="float">
            <text:p>6.723027</text:p>
          </table:table-cell>
          <table:table-cell office:value-type="float" office:value="5.177134" calcext:value-type="float">
            <text:p>5.177134</text:p>
          </table:table-cell>
          <table:table-cell office:value-type="float" office:value="11.58306" calcext:value-type="float">
            <text:p>11.58306</text:p>
          </table:table-cell>
          <table:table-cell office:value-type="float" office:value="11.745317" calcext:value-type="float">
            <text:p>11.745317</text:p>
          </table:table-cell>
          <table:table-cell office:value-type="float" office:value="14.703879" calcext:value-type="float">
            <text:p>14.703879</text:p>
          </table:table-cell>
          <table:table-cell office:value-type="float" office:value="13.453541" calcext:value-type="float">
            <text:p>13.453541</text:p>
          </table:table-cell>
          <table:table-cell table:formula="of:=[.D13]" office:value-type="string" office:string-value="LCS(20, 24)" calcext:value-type="string">
            <text:p>LCS(20, 24)</text:p>
          </table:table-cell>
          <table:table-cell table:formula="of:=[.D21]" office:value-type="float" office:value="3.4745938" calcext:value-type="float">
            <text:p>3.4745938</text:p>
          </table:table-cell>
          <table:table-cell table:formula="of:=[.E21]" office:value-type="float" office:value="3.6902776" calcext:value-type="float">
            <text:p>3.6902776</text:p>
          </table:table-cell>
        </table:table-row>
        <table:table-row table:style-name="ro1">
          <table:table-cell/>
          <table:table-cell office:value-type="float" office:value="1.896174" calcext:value-type="float">
            <text:p>1.896174</text:p>
          </table:table-cell>
          <table:table-cell office:value-type="float" office:value="2.587127" calcext:value-type="float">
            <text:p>2.587127</text:p>
          </table:table-cell>
          <table:table-cell office:value-type="float" office:value="4.220971" calcext:value-type="float">
            <text:p>4.220971</text:p>
          </table:table-cell>
          <table:table-cell table:style-name="ce7" office:value-type="float" office:value="3.270598" calcext:value-type="float">
            <text:p>3.270598</text:p>
          </table:table-cell>
          <table:table-cell office:value-type="float" office:value="5.382094" calcext:value-type="float">
            <text:p>5.382094</text:p>
          </table:table-cell>
          <table:table-cell office:value-type="float" office:value="5.021353" calcext:value-type="float">
            <text:p>5.021353</text:p>
          </table:table-cell>
          <table:table-cell office:value-type="float" office:value="11.738222" calcext:value-type="float">
            <text:p>11.738222</text:p>
          </table:table-cell>
          <table:table-cell office:value-type="float" office:value="10.940478" calcext:value-type="float">
            <text:p>10.940478</text:p>
          </table:table-cell>
          <table:table-cell office:value-type="float" office:value="15.509164" calcext:value-type="float">
            <text:p>15.509164</text:p>
          </table:table-cell>
          <table:table-cell office:value-type="float" office:value="17.051121" calcext:value-type="float">
            <text:p>17.051121</text:p>
          </table:table-cell>
          <table:table-cell table:formula="of:=[.F13]" office:value-type="string" office:string-value="LCS(20, 25)" calcext:value-type="string">
            <text:p>LCS(20, 25)</text:p>
          </table:table-cell>
          <table:table-cell table:formula="of:=[.F21]" office:value-type="float" office:value="5.784368" calcext:value-type="float">
            <text:p>5.784368</text:p>
          </table:table-cell>
          <table:table-cell table:formula="of:=[.G21]" office:value-type="float" office:value="6.0644842" calcext:value-type="float">
            <text:p>6.0644842</text:p>
          </table:table-cell>
        </table:table-row>
        <table:table-row table:style-name="ro1">
          <table:table-cell/>
          <table:table-cell office:value-type="float" office:value="2.056661" calcext:value-type="float">
            <text:p>2.056661</text:p>
          </table:table-cell>
          <table:table-cell office:value-type="float" office:value="2.228945" calcext:value-type="float">
            <text:p>2.228945</text:p>
          </table:table-cell>
          <table:table-cell office:value-type="float" office:value="3.777203" calcext:value-type="float">
            <text:p>3.777203</text:p>
          </table:table-cell>
          <table:table-cell table:style-name="ce7" office:value-type="float" office:value="3.48538" calcext:value-type="float">
            <text:p>3.48538</text:p>
          </table:table-cell>
          <table:table-cell office:value-type="float" office:value="5.382363" calcext:value-type="float">
            <text:p>5.382363</text:p>
          </table:table-cell>
          <table:table-cell office:value-type="float" office:value="6.232619" calcext:value-type="float">
            <text:p>6.232619</text:p>
          </table:table-cell>
          <table:table-cell office:value-type="float" office:value="10.509701" calcext:value-type="float">
            <text:p>10.509701</text:p>
          </table:table-cell>
          <table:table-cell office:value-type="float" office:value="10.709631" calcext:value-type="float">
            <text:p>10.709631</text:p>
          </table:table-cell>
          <table:table-cell office:value-type="float" office:value="16.515984" calcext:value-type="float">
            <text:p>16.515984</text:p>
          </table:table-cell>
          <table:table-cell office:value-type="float" office:value="16.860268" calcext:value-type="float">
            <text:p>16.860268</text:p>
          </table:table-cell>
          <table:table-cell table:formula="of:=[.H13]" office:value-type="string" office:string-value="LCS(20, 26)" calcext:value-type="string">
            <text:p>LCS(20, 26)</text:p>
          </table:table-cell>
          <table:table-cell table:formula="of:=[.H21]" office:value-type="float" office:value="11.7295916" calcext:value-type="float">
            <text:p>11.7295916</text:p>
          </table:table-cell>
          <table:table-cell table:formula="of:=[.I21]" office:value-type="float" office:value="11.7021406" calcext:value-type="float">
            <text:p>11.7021406</text:p>
          </table:table-cell>
        </table:table-row>
        <table:table-row table:style-name="ro1">
          <table:table-cell/>
          <table:table-cell office:value-type="float" office:value="2.3419" calcext:value-type="float">
            <text:p>2.3419</text:p>
          </table:table-cell>
          <table:table-cell office:value-type="float" office:value="2.893538" calcext:value-type="float">
            <text:p>2.893538</text:p>
          </table:table-cell>
          <table:table-cell office:value-type="float" office:value="3.227617" calcext:value-type="float">
            <text:p>3.227617</text:p>
          </table:table-cell>
          <table:table-cell office:value-type="float" office:value="3.501342" calcext:value-type="float">
            <text:p>3.501342</text:p>
          </table:table-cell>
          <table:table-cell office:value-type="float" office:value="6.278964" calcext:value-type="float">
            <text:p>6.278964</text:p>
          </table:table-cell>
          <table:table-cell table:style-name="ce9" office:value-type="float" office:value="7.516011" calcext:value-type="float">
            <text:p>7.516011</text:p>
          </table:table-cell>
          <table:table-cell office:value-type="float" office:value="11.960254" calcext:value-type="float">
            <text:p>11.960254</text:p>
          </table:table-cell>
          <table:table-cell office:value-type="float" office:value="12.728801" calcext:value-type="float">
            <text:p>12.728801</text:p>
          </table:table-cell>
          <table:table-cell office:value-type="float" office:value="21.38425" calcext:value-type="float">
            <text:p>21.38425</text:p>
          </table:table-cell>
          <table:table-cell office:value-type="float" office:value="23.48217" calcext:value-type="float">
            <text:p>23.48217</text:p>
          </table:table-cell>
          <table:table-cell table:formula="of:=[.J13]" office:value-type="string" office:string-value="LCS(20, 27)" calcext:value-type="string">
            <text:p>LCS(20, 27)</text:p>
          </table:table-cell>
          <table:table-cell table:formula="of:=[.J21]" office:value-type="float" office:value="17.2001806" calcext:value-type="float">
            <text:p>17.2001806</text:p>
          </table:table-cell>
          <table:table-cell table:formula="of:=[.K21]" office:value-type="float" office:value="18.4829132" calcext:value-type="float">
            <text:p>18.4829132</text:p>
          </table:table-cell>
        </table:table-row>
        <table:table-row table:style-name="ro1">
          <table:table-cell/>
          <table:table-cell office:value-type="float" office:value="2.699992" calcext:value-type="float">
            <text:p>2.699992</text:p>
          </table:table-cell>
          <table:table-cell office:value-type="float" office:value="2.272281" calcext:value-type="float">
            <text:p>2.272281</text:p>
          </table:table-cell>
          <table:table-cell office:value-type="float" office:value="3.284846" calcext:value-type="float">
            <text:p>3.284846</text:p>
          </table:table-cell>
          <table:table-cell office:value-type="float" office:value="3.585493" calcext:value-type="float">
            <text:p>3.585493</text:p>
          </table:table-cell>
          <table:table-cell office:value-type="float" office:value="5.155392" calcext:value-type="float">
            <text:p>5.155392</text:p>
          </table:table-cell>
          <table:table-cell table:style-name="ce9" office:value-type="float" office:value="6.375304" calcext:value-type="float">
            <text:p>6.375304</text:p>
          </table:table-cell>
          <table:table-cell office:value-type="float" office:value="12.856721" calcext:value-type="float">
            <text:p>12.856721</text:p>
          </table:table-cell>
          <table:table-cell office:value-type="float" office:value="12.386476" calcext:value-type="float">
            <text:p>12.386476</text:p>
          </table:table-cell>
          <table:table-cell office:value-type="float" office:value="17.887626" calcext:value-type="float">
            <text:p>17.887626</text:p>
          </table:table-cell>
          <table:table-cell office:value-type="float" office:value="21.567466" calcext:value-type="float">
            <text:p>21.567466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308911226995394" calcext:value-type="float">
            <text:p>0.308911227</text:p>
          </table:table-cell>
          <table:table-cell table:style-name="ce6" table:formula="of:=STDEV([.C15:.C19])" office:value-type="float" office:value="0.310755532580998" calcext:value-type="float">
            <text:p>0.3107555326</text:p>
          </table:table-cell>
          <table:table-cell table:style-name="ce6" table:formula="of:=STDEV([.D15:.D19])" office:value-type="float" office:value="0.529272503462725" calcext:value-type="float">
            <text:p>0.5292725035</text:p>
          </table:table-cell>
          <table:table-cell table:style-name="ce6" table:formula="of:=STDEV([.E15:.E19])" office:value-type="float" office:value="0.526322282763422" calcext:value-type="float">
            <text:p>0.5263222828</text:p>
          </table:table-cell>
          <table:table-cell table:style-name="ce6" table:formula="of:=STDEV([.F15:.F19])" office:value-type="float" office:value="0.679107708904486" calcext:value-type="float">
            <text:p>0.6791077089</text:p>
          </table:table-cell>
          <table:table-cell table:style-name="ce6" table:formula="of:=STDEV([.G15:.G19])" office:value-type="float" office:value="1.01332637733541" calcext:value-type="float">
            <text:p>1.0133263773</text:p>
          </table:table-cell>
          <table:table-cell table:style-name="ce6" table:formula="of:=STDEV([.H15:.H19])" office:value-type="float" office:value="0.841621188048578" calcext:value-type="float">
            <text:p>0.841621188</text:p>
          </table:table-cell>
          <table:table-cell table:style-name="ce6" table:formula="of:=STDEV([.I15:.I19])" office:value-type="float" office:value="0.878836722672249" calcext:value-type="float">
            <text:p>0.8788367227</text:p>
          </table:table-cell>
          <table:table-cell table:style-name="ce6" table:formula="of:=STDEV([.J15:.J19])" office:value-type="float" office:value="2.62384268436044" calcext:value-type="float">
            <text:p>2.6238426844</text:p>
          </table:table-cell>
          <table:table-cell table:style-name="ce6" table:formula="of:=STDEV([.K15:.K19])" office:value-type="float" office:value="4.0151159884719" calcext:value-type="float">
            <text:p>4.0151159885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2.2689306" calcext:value-type="float">
            <text:p>2.2689306</text:p>
          </table:table-cell>
          <table:table-cell table:style-name="ce8" table:formula="of:=AVERAGE([.C15:.C19])" office:value-type="float" office:value="2.4252702" calcext:value-type="float">
            <text:p>2.4252702</text:p>
          </table:table-cell>
          <table:table-cell table:style-name="ce8" table:formula="of:=AVERAGE([.D15:.D19])" office:value-type="float" office:value="3.4745938" calcext:value-type="float">
            <text:p>3.4745938</text:p>
          </table:table-cell>
          <table:table-cell table:style-name="ce8" table:formula="of:=AVERAGE([.E15:.E19])" office:value-type="float" office:value="3.6902776" calcext:value-type="float">
            <text:p>3.6902776</text:p>
          </table:table-cell>
          <table:table-cell table:style-name="ce8" table:formula="of:=AVERAGE([.F15:.F19])" office:value-type="float" office:value="5.784368" calcext:value-type="float">
            <text:p>5.784368</text:p>
          </table:table-cell>
          <table:table-cell table:style-name="ce8" table:formula="of:=AVERAGE([.G15:.G19])" office:value-type="float" office:value="6.0644842" calcext:value-type="float">
            <text:p>6.0644842</text:p>
          </table:table-cell>
          <table:table-cell table:style-name="ce8" table:formula="of:=AVERAGE([.H15:.H19])" office:value-type="float" office:value="11.7295916" calcext:value-type="float">
            <text:p>11.7295916</text:p>
          </table:table-cell>
          <table:table-cell table:style-name="ce8" table:formula="of:=AVERAGE([.I15:.I19])" office:value-type="float" office:value="11.7021406" calcext:value-type="float">
            <text:p>11.7021406</text:p>
          </table:table-cell>
          <table:table-cell table:style-name="ce8" table:formula="of:=AVERAGE([.J15:.J19])" office:value-type="float" office:value="17.2001806" calcext:value-type="float">
            <text:p>17.2001806</text:p>
          </table:table-cell>
          <table:table-cell table:style-name="ce8" table:formula="of:=AVERAGE([.K15:.K19])" office:value-type="float" office:value="18.4829132" calcext:value-type="float">
            <text:p>18.4829132</text:p>
          </table:table-cell>
          <table:table-cell table:style-name="ce13" table:number-columns-repeated="2"/>
          <table:table-cell table:style-name="ce18"/>
        </table:table-row>
      </table:table>
      <table:table table:name="longest_increasing_subseq" table:style-name="ta1">
        <table:shapes>
          <draw:frame draw:z-index="0" draw:style-name="gr1" draw:text-style-name="P1" svg:width="5.2465in" svg:height="3.5453in" svg:x="0.9748in" svg:y="3.9295in">
            <draw:object draw:notify-on-update-of-ranges="longest_increasing_subseq.L4:longest_increasing_subseq.L8 longest_increasing_subseq.M3:longest_increasing_subseq.M3 longest_increasing_subseq.M4:longest_increasing_subseq.M8 longest_increasing_subseq.N3:longest_increasing_subseq.N3 longest_increasing_subseq.N4:longest_increasing_subseq.N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longest_increasing_subseq.L14:longest_increasing_subseq.L18 longest_increasing_subseq.M13:longest_increasing_subseq.M13 longest_increasing_subseq.M14:longest_increasing_subseq.M18 longest_increasing_subseq.N13:longest_increasing_subseq.N13 longest_increasing_subseq.N14:longest_increasing_subseq.N1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6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8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LIS(170)</text:p>
          </table:table-cell>
          <table:table-cell table:style-name="ce6"/>
          <table:table-cell table:style-name="ce6" office:value-type="string" calcext:value-type="string">
            <text:p>LIS(175)</text:p>
          </table:table-cell>
          <table:table-cell table:style-name="ce9"/>
          <table:table-cell table:style-name="ce6" office:value-type="string" calcext:value-type="string">
            <text:p>LIS(180)</text:p>
          </table:table-cell>
          <table:table-cell table:style-name="Default"/>
          <table:table-cell table:style-name="ce6" office:value-type="string" calcext:value-type="string">
            <text:p>LIS(185)</text:p>
          </table:table-cell>
          <table:table-cell table:style-name="Default"/>
          <table:table-cell table:style-name="ce6" office:value-type="string" calcext:value-type="string">
            <text:p>LIS(190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LIS(170)" calcext:value-type="string">
            <text:p>LIS(170)</text:p>
          </table:table-cell>
          <table:table-cell table:formula="of:=[.B11]" office:value-type="float" office:value="6.2569574" calcext:value-type="float">
            <text:p>6.2569574</text:p>
          </table:table-cell>
          <table:table-cell table:formula="of:=[.C11]" office:value-type="float" office:value="6.0605474" calcext:value-type="float">
            <text:p>6.0605474</text:p>
          </table:table-cell>
        </table:table-row>
        <table:table-row table:style-name="ro1">
          <table:table-cell/>
          <table:table-cell office:value-type="float" office:value="6.644913" calcext:value-type="float">
            <text:p>6.644913</text:p>
          </table:table-cell>
          <table:table-cell office:value-type="float" office:value="6.017713" calcext:value-type="float">
            <text:p>6.017713</text:p>
          </table:table-cell>
          <table:table-cell office:value-type="float" office:value="10.836096" calcext:value-type="float">
            <text:p>10.836096</text:p>
          </table:table-cell>
          <table:table-cell office:value-type="float" office:value="10.118981" calcext:value-type="float">
            <text:p>10.118981</text:p>
          </table:table-cell>
          <table:table-cell office:value-type="float" office:value="11.826571" calcext:value-type="float">
            <text:p>11.826571</text:p>
          </table:table-cell>
          <table:table-cell office:value-type="float" office:value="10.252776" calcext:value-type="float">
            <text:p>10.252776</text:p>
          </table:table-cell>
          <table:table-cell office:value-type="float" office:value="11.333497" calcext:value-type="float">
            <text:p>11.333497</text:p>
          </table:table-cell>
          <table:table-cell office:value-type="float" office:value="12.17579" calcext:value-type="float">
            <text:p>12.17579</text:p>
          </table:table-cell>
          <table:table-cell office:value-type="float" office:value="14.203963" calcext:value-type="float">
            <text:p>14.203963</text:p>
          </table:table-cell>
          <table:table-cell office:value-type="float" office:value="14.602521" calcext:value-type="float">
            <text:p>14.602521</text:p>
          </table:table-cell>
          <table:table-cell table:formula="of:=[.D3]" office:value-type="string" office:string-value="LIS(175)" calcext:value-type="string">
            <text:p>LIS(175)</text:p>
          </table:table-cell>
          <table:table-cell table:formula="of:=[.D11]" office:value-type="float" office:value="10.6846568" calcext:value-type="float">
            <text:p>10.6846568</text:p>
          </table:table-cell>
          <table:table-cell table:formula="of:=[.E11]" office:value-type="float" office:value="9.9081186" calcext:value-type="float">
            <text:p>9.9081186</text:p>
          </table:table-cell>
        </table:table-row>
        <table:table-row table:style-name="ro1">
          <table:table-cell/>
          <table:table-cell office:value-type="float" office:value="6.034631" calcext:value-type="float">
            <text:p>6.034631</text:p>
          </table:table-cell>
          <table:table-cell office:value-type="float" office:value="6.196113" calcext:value-type="float">
            <text:p>6.196113</text:p>
          </table:table-cell>
          <table:table-cell office:value-type="float" office:value="10.812028" calcext:value-type="float">
            <text:p>10.812028</text:p>
          </table:table-cell>
          <table:table-cell office:value-type="float" office:value="10.664514" calcext:value-type="float">
            <text:p>10.664514</text:p>
          </table:table-cell>
          <table:table-cell office:value-type="float" office:value="11.435695" calcext:value-type="float">
            <text:p>11.435695</text:p>
          </table:table-cell>
          <table:table-cell office:value-type="float" office:value="11.77415" calcext:value-type="float">
            <text:p>11.77415</text:p>
          </table:table-cell>
          <table:table-cell office:value-type="float" office:value="11.041588" calcext:value-type="float">
            <text:p>11.041588</text:p>
          </table:table-cell>
          <table:table-cell office:value-type="float" office:value="10.955171" calcext:value-type="float">
            <text:p>10.955171</text:p>
          </table:table-cell>
          <table:table-cell office:value-type="float" office:value="14.655485" calcext:value-type="float">
            <text:p>14.655485</text:p>
          </table:table-cell>
          <table:table-cell office:value-type="float" office:value="14.877141" calcext:value-type="float">
            <text:p>14.877141</text:p>
          </table:table-cell>
          <table:table-cell table:formula="of:=[.F3]" office:value-type="string" office:string-value="LIS(180)" calcext:value-type="string">
            <text:p>LIS(180)</text:p>
          </table:table-cell>
          <table:table-cell table:formula="of:=[.F11]" office:value-type="float" office:value="11.7776438" calcext:value-type="float">
            <text:p>11.7776438</text:p>
          </table:table-cell>
          <table:table-cell table:formula="of:=[.G11]" office:value-type="float" office:value="10.8467284" calcext:value-type="float">
            <text:p>10.8467284</text:p>
          </table:table-cell>
        </table:table-row>
        <table:table-row table:style-name="ro1">
          <table:table-cell/>
          <table:table-cell office:value-type="float" office:value="5.760759" calcext:value-type="float">
            <text:p>5.760759</text:p>
          </table:table-cell>
          <table:table-cell office:value-type="float" office:value="6.22192" calcext:value-type="float">
            <text:p>6.22192</text:p>
          </table:table-cell>
          <table:table-cell office:value-type="float" office:value="10.165499" calcext:value-type="float">
            <text:p>10.165499</text:p>
          </table:table-cell>
          <table:table-cell office:value-type="float" office:value="10.189779" calcext:value-type="float">
            <text:p>10.189779</text:p>
          </table:table-cell>
          <table:table-cell office:value-type="float" office:value="12.596123" calcext:value-type="float">
            <text:p>12.596123</text:p>
          </table:table-cell>
          <table:table-cell office:value-type="float" office:value="11.167869" calcext:value-type="float">
            <text:p>11.167869</text:p>
          </table:table-cell>
          <table:table-cell office:value-type="float" office:value="12.307612" calcext:value-type="float">
            <text:p>12.307612</text:p>
          </table:table-cell>
          <table:table-cell office:value-type="float" office:value="12.669848" calcext:value-type="float">
            <text:p>12.669848</text:p>
          </table:table-cell>
          <table:table-cell office:value-type="float" office:value="15.071784" calcext:value-type="float">
            <text:p>15.071784</text:p>
          </table:table-cell>
          <table:table-cell office:value-type="float" office:value="17.029561" calcext:value-type="float">
            <text:p>17.029561</text:p>
          </table:table-cell>
          <table:table-cell table:formula="of:=[.H3]" office:value-type="string" office:string-value="LIS(185)" calcext:value-type="string">
            <text:p>LIS(185)</text:p>
          </table:table-cell>
          <table:table-cell table:formula="of:=[.H11]" office:value-type="float" office:value="11.9408288" calcext:value-type="float">
            <text:p>11.9408288</text:p>
          </table:table-cell>
          <table:table-cell table:formula="of:=[.I11]" office:value-type="float" office:value="12.26934" calcext:value-type="float">
            <text:p>12.26934</text:p>
          </table:table-cell>
        </table:table-row>
        <table:table-row table:style-name="ro1">
          <table:table-cell/>
          <table:table-cell office:value-type="float" office:value="6.626619" calcext:value-type="float">
            <text:p>6.626619</text:p>
          </table:table-cell>
          <table:table-cell office:value-type="float" office:value="6.351555" calcext:value-type="float">
            <text:p>6.351555</text:p>
          </table:table-cell>
          <table:table-cell office:value-type="float" office:value="10.740245" calcext:value-type="float">
            <text:p>10.740245</text:p>
          </table:table-cell>
          <table:table-cell office:value-type="float" office:value="8.593196" calcext:value-type="float">
            <text:p>8.593196</text:p>
          </table:table-cell>
          <table:table-cell office:value-type="float" office:value="12.340574" calcext:value-type="float">
            <text:p>12.340574</text:p>
          </table:table-cell>
          <table:table-cell office:value-type="float" office:value="10.704178" calcext:value-type="float">
            <text:p>10.704178</text:p>
          </table:table-cell>
          <table:table-cell office:value-type="float" office:value="11.75027" calcext:value-type="float">
            <text:p>11.75027</text:p>
          </table:table-cell>
          <table:table-cell office:value-type="float" office:value="12.973608" calcext:value-type="float">
            <text:p>12.973608</text:p>
          </table:table-cell>
          <table:table-cell office:value-type="float" office:value="14.910635" calcext:value-type="float">
            <text:p>14.910635</text:p>
          </table:table-cell>
          <table:table-cell office:value-type="float" office:value="14.690787" calcext:value-type="float">
            <text:p>14.690787</text:p>
          </table:table-cell>
          <table:table-cell table:formula="of:=[.J3]" office:value-type="string" office:string-value="LIS(190)" calcext:value-type="string">
            <text:p>LIS(190)</text:p>
          </table:table-cell>
          <table:table-cell table:formula="of:=[.J11]" office:value-type="float" office:value="14.9984098" calcext:value-type="float">
            <text:p>14.9984098</text:p>
          </table:table-cell>
          <table:table-cell table:formula="of:=[.K11]" office:value-type="float" office:value="15.2471736" calcext:value-type="float">
            <text:p>15.2471736</text:p>
          </table:table-cell>
        </table:table-row>
        <table:table-row table:style-name="ro1">
          <table:table-cell/>
          <table:table-cell office:value-type="float" office:value="6.217865" calcext:value-type="float">
            <text:p>6.217865</text:p>
          </table:table-cell>
          <table:table-cell office:value-type="float" office:value="5.515436" calcext:value-type="float">
            <text:p>5.515436</text:p>
          </table:table-cell>
          <table:table-cell office:value-type="float" office:value="10.869416" calcext:value-type="float">
            <text:p>10.869416</text:p>
          </table:table-cell>
          <table:table-cell office:value-type="float" office:value="9.974123" calcext:value-type="float">
            <text:p>9.974123</text:p>
          </table:table-cell>
          <table:table-cell office:value-type="float" office:value="10.689256" calcext:value-type="float">
            <text:p>10.689256</text:p>
          </table:table-cell>
          <table:table-cell office:value-type="float" office:value="10.334669" calcext:value-type="float">
            <text:p>10.334669</text:p>
          </table:table-cell>
          <table:table-cell office:value-type="float" office:value="13.271177" calcext:value-type="float">
            <text:p>13.271177</text:p>
          </table:table-cell>
          <table:table-cell office:value-type="float" office:value="12.572283" calcext:value-type="float">
            <text:p>12.572283</text:p>
          </table:table-cell>
          <table:table-cell office:value-type="float" office:value="16.150182" calcext:value-type="float">
            <text:p>16.150182</text:p>
          </table:table-cell>
          <table:table-cell office:value-type="float" office:value="15.035858" calcext:value-type="float">
            <text:p>15.035858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382207189271473" calcext:value-type="float">
            <text:p>0.3822071893</text:p>
          </table:table-cell>
          <table:table-cell table:style-name="ce6" table:formula="of:=STDEV([.C5:.C9])" office:value-type="float" office:value="0.327141328566569" calcext:value-type="float">
            <text:p>0.3271413286</text:p>
          </table:table-cell>
          <table:table-cell table:style-name="ce6" table:formula="of:=STDEV([.D5:.D9])" office:value-type="float" office:value="0.294069755819431" calcext:value-type="float">
            <text:p>0.2940697558</text:p>
          </table:table-cell>
          <table:table-cell table:style-name="ce6" table:formula="of:=STDEV([.E5:.E9])" office:value-type="float" office:value="0.779311805154586" calcext:value-type="float">
            <text:p>0.7793118052</text:p>
          </table:table-cell>
          <table:table-cell table:style-name="ce6" table:formula="of:=STDEV([.F5:.F9])" office:value-type="float" office:value="0.756754495661374" calcext:value-type="float">
            <text:p>0.7567544957</text:p>
          </table:table-cell>
          <table:table-cell table:style-name="ce6" table:formula="of:=STDEV([.G5:.G9])" office:value-type="float" office:value="0.632168294097624" calcext:value-type="float">
            <text:p>0.6321682941</text:p>
          </table:table-cell>
          <table:table-cell table:style-name="ce6" table:formula="of:=STDEV([.H5:.H9])" office:value-type="float" office:value="0.882914893545635" calcext:value-type="float">
            <text:p>0.8829148935</text:p>
          </table:table-cell>
          <table:table-cell table:style-name="ce6" table:formula="of:=STDEV([.I5:.I9])" office:value-type="float" office:value="0.78803018631871" calcext:value-type="float">
            <text:p>0.7880301863</text:p>
          </table:table-cell>
          <table:table-cell table:style-name="ce6" table:formula="of:=STDEV([.J5:.J9])" office:value-type="float" office:value="0.722566696907421" calcext:value-type="float">
            <text:p>0.7225666969</text:p>
          </table:table-cell>
          <table:table-cell table:style-name="ce6" table:formula="of:=STDEV([.K5:.K9])" office:value-type="float" office:value="1.01039921255056" calcext:value-type="float">
            <text:p>1.0103992126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6.2569574" calcext:value-type="float">
            <text:p>6.2569574</text:p>
          </table:table-cell>
          <table:table-cell table:style-name="ce8" table:formula="of:=AVERAGE([.C5:.C9])" office:value-type="float" office:value="6.0605474" calcext:value-type="float">
            <text:p>6.0605474</text:p>
          </table:table-cell>
          <table:table-cell table:style-name="ce8" table:formula="of:=AVERAGE([.D5:.D9])" office:value-type="float" office:value="10.6846568" calcext:value-type="float">
            <text:p>10.6846568</text:p>
          </table:table-cell>
          <table:table-cell table:style-name="ce8" table:formula="of:=AVERAGE([.E5:.E9])" office:value-type="float" office:value="9.9081186" calcext:value-type="float">
            <text:p>9.9081186</text:p>
          </table:table-cell>
          <table:table-cell table:style-name="ce8" table:formula="of:=AVERAGE([.F5:.F9])" office:value-type="float" office:value="11.7776438" calcext:value-type="float">
            <text:p>11.7776438</text:p>
          </table:table-cell>
          <table:table-cell table:style-name="ce8" table:formula="of:=AVERAGE([.G5:.G9])" office:value-type="float" office:value="10.8467284" calcext:value-type="float">
            <text:p>10.8467284</text:p>
          </table:table-cell>
          <table:table-cell table:style-name="ce8" table:formula="of:=AVERAGE([.H5:.H9])" office:value-type="float" office:value="11.9408288" calcext:value-type="float">
            <text:p>11.9408288</text:p>
          </table:table-cell>
          <table:table-cell table:style-name="ce8" table:formula="of:=AVERAGE([.I5:.I9])" office:value-type="float" office:value="12.26934" calcext:value-type="float">
            <text:p>12.26934</text:p>
          </table:table-cell>
          <table:table-cell table:style-name="ce8" table:formula="of:=AVERAGE([.J5:.J9])" office:value-type="float" office:value="14.9984098" calcext:value-type="float">
            <text:p>14.9984098</text:p>
          </table:table-cell>
          <table:table-cell table:style-name="ce8" table:formula="of:=AVERAGE([.K5:.K9])" office:value-type="float" office:value="15.2471736" calcext:value-type="float">
            <text:p>15.2471736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LIS(170)" calcext:value-type="string">
            <text:p>LIS(170)</text:p>
          </table:table-cell>
          <table:table-cell table:style-name="ce9" office:value-type="float" office:value="46" calcext:value-type="float">
            <text:p>46</text:p>
          </table:table-cell>
          <table:table-cell table:style-name="ce6" table:formula="of:=[.D3]" office:value-type="string" office:string-value="LIS(175)" calcext:value-type="string">
            <text:p>LIS(175)</text:p>
          </table:table-cell>
          <table:table-cell table:style-name="ce9" office:value-type="float" office:value="46" calcext:value-type="float">
            <text:p>46</text:p>
          </table:table-cell>
          <table:table-cell table:style-name="ce6" table:formula="of:=[.F3]" office:value-type="string" office:string-value="LIS(180)" calcext:value-type="string">
            <text:p>LIS(180)</text:p>
          </table:table-cell>
          <table:table-cell table:style-name="Default" office:value-type="float" office:value="48" calcext:value-type="float">
            <text:p>48</text:p>
          </table:table-cell>
          <table:table-cell table:style-name="ce6" table:formula="of:=[.H3]" office:value-type="string" office:string-value="LIS(185)" calcext:value-type="string">
            <text:p>LIS(185)</text:p>
          </table:table-cell>
          <table:table-cell table:style-name="Default" office:value-type="float" office:value="50" calcext:value-type="float">
            <text:p>50</text:p>
          </table:table-cell>
          <table:table-cell table:style-name="ce6" table:formula="of:=[.J3]" office:value-type="string" office:string-value="LIS(190)" calcext:value-type="string">
            <text:p>LIS(190)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LIS(170)" calcext:value-type="string">
            <text:p>LIS(170)</text:p>
          </table:table-cell>
          <table:table-cell table:formula="of:=[.B21]" office:value-type="float" office:value="5.6131622" calcext:value-type="float">
            <text:p>5.6131622</text:p>
          </table:table-cell>
          <table:table-cell table:formula="of:=[.C21]" office:value-type="float" office:value="5.4584156" calcext:value-type="float">
            <text:p>5.4584156</text:p>
          </table:table-cell>
        </table:table-row>
        <table:table-row table:style-name="ro1">
          <table:table-cell/>
          <table:table-cell office:value-type="float" office:value="5.370538" calcext:value-type="float">
            <text:p>5.370538</text:p>
          </table:table-cell>
          <table:table-cell office:value-type="float" office:value="6.007156" calcext:value-type="float">
            <text:p>6.007156</text:p>
          </table:table-cell>
          <table:table-cell office:value-type="float" office:value="8.535516" calcext:value-type="float">
            <text:p>8.535516</text:p>
          </table:table-cell>
          <table:table-cell office:value-type="float" office:value="8.798415" calcext:value-type="float">
            <text:p>8.798415</text:p>
          </table:table-cell>
          <table:table-cell office:value-type="float" office:value="9.234106" calcext:value-type="float">
            <text:p>9.234106</text:p>
          </table:table-cell>
          <table:table-cell office:value-type="float" office:value="9.03788" calcext:value-type="float">
            <text:p>9.03788</text:p>
          </table:table-cell>
          <table:table-cell office:value-type="float" office:value="10.678438" calcext:value-type="float">
            <text:p>10.678438</text:p>
          </table:table-cell>
          <table:table-cell office:value-type="float" office:value="10.278006" calcext:value-type="float">
            <text:p>10.278006</text:p>
          </table:table-cell>
          <table:table-cell office:value-type="float" office:value="11.617922" calcext:value-type="float">
            <text:p>11.617922</text:p>
          </table:table-cell>
          <table:table-cell office:value-type="float" office:value="15.06009" calcext:value-type="float">
            <text:p>15.06009</text:p>
          </table:table-cell>
          <table:table-cell table:formula="of:=[.D13]" office:value-type="string" office:string-value="LIS(175)" calcext:value-type="string">
            <text:p>LIS(175)</text:p>
          </table:table-cell>
          <table:table-cell table:formula="of:=[.D21]" office:value-type="float" office:value="8.8676084" calcext:value-type="float">
            <text:p>8.8676084</text:p>
          </table:table-cell>
          <table:table-cell table:formula="of:=[.E21]" office:value-type="float" office:value="8.7563996" calcext:value-type="float">
            <text:p>8.7563996</text:p>
          </table:table-cell>
        </table:table-row>
        <table:table-row table:style-name="ro1">
          <table:table-cell/>
          <table:table-cell office:value-type="float" office:value="6.226872" calcext:value-type="float">
            <text:p>6.226872</text:p>
          </table:table-cell>
          <table:table-cell office:value-type="float" office:value="5.844605" calcext:value-type="float">
            <text:p>5.844605</text:p>
          </table:table-cell>
          <table:table-cell office:value-type="float" office:value="9.124902" calcext:value-type="float">
            <text:p>9.124902</text:p>
          </table:table-cell>
          <table:table-cell office:value-type="float" office:value="8.604771" calcext:value-type="float">
            <text:p>8.604771</text:p>
          </table:table-cell>
          <table:table-cell office:value-type="float" office:value="9.568233" calcext:value-type="float">
            <text:p>9.568233</text:p>
          </table:table-cell>
          <table:table-cell office:value-type="float" office:value="8.820785" calcext:value-type="float">
            <text:p>8.820785</text:p>
          </table:table-cell>
          <table:table-cell office:value-type="float" office:value="10.46733" calcext:value-type="float">
            <text:p>10.46733</text:p>
          </table:table-cell>
          <table:table-cell office:value-type="float" office:value="11.455354" calcext:value-type="float">
            <text:p>11.455354</text:p>
          </table:table-cell>
          <table:table-cell office:value-type="float" office:value="12.462961" calcext:value-type="float">
            <text:p>12.462961</text:p>
          </table:table-cell>
          <table:table-cell office:value-type="float" office:value="12.711129" calcext:value-type="float">
            <text:p>12.711129</text:p>
          </table:table-cell>
          <table:table-cell table:formula="of:=[.F13]" office:value-type="string" office:string-value="LIS(180)" calcext:value-type="string">
            <text:p>LIS(180)</text:p>
          </table:table-cell>
          <table:table-cell table:formula="of:=[.F21]" office:value-type="float" office:value="9.5559104" calcext:value-type="float">
            <text:p>9.5559104</text:p>
          </table:table-cell>
          <table:table-cell table:formula="of:=[.G21]" office:value-type="float" office:value="8.9389022" calcext:value-type="float">
            <text:p>8.9389022</text:p>
          </table:table-cell>
        </table:table-row>
        <table:table-row table:style-name="ro1">
          <table:table-cell/>
          <table:table-cell office:value-type="float" office:value="5.443573" calcext:value-type="float">
            <text:p>5.443573</text:p>
          </table:table-cell>
          <table:table-cell office:value-type="float" office:value="4.40995" calcext:value-type="float">
            <text:p>4.40995</text:p>
          </table:table-cell>
          <table:table-cell office:value-type="float" office:value="8.730874" calcext:value-type="float">
            <text:p>8.730874</text:p>
          </table:table-cell>
          <table:table-cell office:value-type="float" office:value="8.494825" calcext:value-type="float">
            <text:p>8.494825</text:p>
          </table:table-cell>
          <table:table-cell office:value-type="float" office:value="10.033759" calcext:value-type="float">
            <text:p>10.033759</text:p>
          </table:table-cell>
          <table:table-cell office:value-type="float" office:value="9.210407" calcext:value-type="float">
            <text:p>9.210407</text:p>
          </table:table-cell>
          <table:table-cell office:value-type="float" office:value="9.987562" calcext:value-type="float">
            <text:p>9.987562</text:p>
          </table:table-cell>
          <table:table-cell office:value-type="float" office:value="9.979328" calcext:value-type="float">
            <text:p>9.979328</text:p>
          </table:table-cell>
          <table:table-cell office:value-type="float" office:value="14.334503" calcext:value-type="float">
            <text:p>14.334503</text:p>
          </table:table-cell>
          <table:table-cell office:value-type="float" office:value="14.177593" calcext:value-type="float">
            <text:p>14.177593</text:p>
          </table:table-cell>
          <table:table-cell table:formula="of:=[.H13]" office:value-type="string" office:string-value="LIS(185)" calcext:value-type="string">
            <text:p>LIS(185)</text:p>
          </table:table-cell>
          <table:table-cell table:formula="of:=[.H21]" office:value-type="float" office:value="10.4025056" calcext:value-type="float">
            <text:p>10.4025056</text:p>
          </table:table-cell>
          <table:table-cell table:formula="of:=[.I21]" office:value-type="float" office:value="10.394001" calcext:value-type="float">
            <text:p>10.394001</text:p>
          </table:table-cell>
        </table:table-row>
        <table:table-row table:style-name="ro1">
          <table:table-cell/>
          <table:table-cell office:value-type="float" office:value="5.693597" calcext:value-type="float">
            <text:p>5.693597</text:p>
          </table:table-cell>
          <table:table-cell office:value-type="float" office:value="5.520681" calcext:value-type="float">
            <text:p>5.520681</text:p>
          </table:table-cell>
          <table:table-cell office:value-type="float" office:value="8.954714" calcext:value-type="float">
            <text:p>8.954714</text:p>
          </table:table-cell>
          <table:table-cell table:style-name="ce9" office:value-type="float" office:value="8.611046" calcext:value-type="float">
            <text:p>8.611046</text:p>
          </table:table-cell>
          <table:table-cell office:value-type="float" office:value="9.56704" calcext:value-type="float">
            <text:p>9.56704</text:p>
          </table:table-cell>
          <table:table-cell table:style-name="ce9" office:value-type="float" office:value="8.722202" calcext:value-type="float">
            <text:p>8.722202</text:p>
          </table:table-cell>
          <table:table-cell office:value-type="float" office:value="10.122246" calcext:value-type="float">
            <text:p>10.122246</text:p>
          </table:table-cell>
          <table:table-cell office:value-type="float" office:value="10.193453" calcext:value-type="float">
            <text:p>10.193453</text:p>
          </table:table-cell>
          <table:table-cell office:value-type="float" office:value="13.510668" calcext:value-type="float">
            <text:p>13.510668</text:p>
          </table:table-cell>
          <table:table-cell office:value-type="float" office:value="11.984836" calcext:value-type="float">
            <text:p>11.984836</text:p>
          </table:table-cell>
          <table:table-cell table:formula="of:=[.J13]" office:value-type="string" office:string-value="LIS(190)" calcext:value-type="string">
            <text:p>LIS(190)</text:p>
          </table:table-cell>
          <table:table-cell table:formula="of:=[.J21]" office:value-type="float" office:value="13.2604488" calcext:value-type="float">
            <text:p>13.2604488</text:p>
          </table:table-cell>
          <table:table-cell table:formula="of:=[.K21]" office:value-type="float" office:value="13.3196034" calcext:value-type="float">
            <text:p>13.3196034</text:p>
          </table:table-cell>
        </table:table-row>
        <table:table-row table:style-name="ro1">
          <table:table-cell/>
          <table:table-cell office:value-type="float" office:value="5.331231" calcext:value-type="float">
            <text:p>5.331231</text:p>
          </table:table-cell>
          <table:table-cell office:value-type="float" office:value="5.509686" calcext:value-type="float">
            <text:p>5.509686</text:p>
          </table:table-cell>
          <table:table-cell office:value-type="float" office:value="8.992036" calcext:value-type="float">
            <text:p>8.992036</text:p>
          </table:table-cell>
          <table:table-cell table:style-name="ce9" office:value-type="float" office:value="9.272941" calcext:value-type="float">
            <text:p>9.272941</text:p>
          </table:table-cell>
          <table:table-cell office:value-type="float" office:value="9.376414" calcext:value-type="float">
            <text:p>9.376414</text:p>
          </table:table-cell>
          <table:table-cell table:style-name="ce9" office:value-type="float" office:value="8.903237" calcext:value-type="float">
            <text:p>8.903237</text:p>
          </table:table-cell>
          <table:table-cell office:value-type="float" office:value="10.756952" calcext:value-type="float">
            <text:p>10.756952</text:p>
          </table:table-cell>
          <table:table-cell office:value-type="float" office:value="10.063864" calcext:value-type="float">
            <text:p>10.063864</text:p>
          </table:table-cell>
          <table:table-cell office:value-type="float" office:value="14.37619" calcext:value-type="float">
            <text:p>14.37619</text:p>
          </table:table-cell>
          <table:table-cell office:value-type="float" office:value="12.664369" calcext:value-type="float">
            <text:p>12.664369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370884643920047" calcext:value-type="float">
            <text:p>0.3708846439</text:p>
          </table:table-cell>
          <table:table-cell table:style-name="ce6" table:formula="of:=STDEV([.C15:.C19])" office:value-type="float" office:value="0.623707469011154" calcext:value-type="float">
            <text:p>0.623707469</text:p>
          </table:table-cell>
          <table:table-cell table:style-name="ce6" table:formula="of:=STDEV([.D15:.D19])" office:value-type="float" office:value="0.233586851125658" calcext:value-type="float">
            <text:p>0.2335868511</text:p>
          </table:table-cell>
          <table:table-cell table:style-name="ce6" table:formula="of:=STDEV([.E15:.E19])" office:value-type="float" office:value="0.308674782128051" calcext:value-type="float">
            <text:p>0.3086747821</text:p>
          </table:table-cell>
          <table:table-cell table:style-name="ce6" table:formula="of:=STDEV([.F15:.F19])" office:value-type="float" office:value="0.301824464076887" calcext:value-type="float">
            <text:p>0.3018244641</text:p>
          </table:table-cell>
          <table:table-cell table:style-name="ce6" table:formula="of:=STDEV([.G15:.G19])" office:value-type="float" office:value="0.190849493988588" calcext:value-type="float">
            <text:p>0.190849494</text:p>
          </table:table-cell>
          <table:table-cell table:style-name="ce6" table:formula="of:=STDEV([.H15:.H19])" office:value-type="float" office:value="0.337896721370302" calcext:value-type="float">
            <text:p>0.3378967214</text:p>
          </table:table-cell>
          <table:table-cell table:style-name="ce6" table:formula="of:=STDEV([.I15:.I19])" office:value-type="float" office:value="0.60437750343556" calcext:value-type="float">
            <text:p>0.6043775034</text:p>
          </table:table-cell>
          <table:table-cell table:style-name="ce6" table:formula="of:=STDEV([.J15:.J19])" office:value-type="float" office:value="1.20363632150982" calcext:value-type="float">
            <text:p>1.2036363215</text:p>
          </table:table-cell>
          <table:table-cell table:style-name="ce6" table:formula="of:=STDEV([.K15:.K19])" office:value-type="float" office:value="1.2596246449825" calcext:value-type="float">
            <text:p>1.259624645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5.6131622" calcext:value-type="float">
            <text:p>5.6131622</text:p>
          </table:table-cell>
          <table:table-cell table:style-name="ce8" table:formula="of:=AVERAGE([.C15:.C19])" office:value-type="float" office:value="5.4584156" calcext:value-type="float">
            <text:p>5.4584156</text:p>
          </table:table-cell>
          <table:table-cell table:style-name="ce8" table:formula="of:=AVERAGE([.D15:.D19])" office:value-type="float" office:value="8.8676084" calcext:value-type="float">
            <text:p>8.8676084</text:p>
          </table:table-cell>
          <table:table-cell table:style-name="ce8" table:formula="of:=AVERAGE([.E15:.E19])" office:value-type="float" office:value="8.7563996" calcext:value-type="float">
            <text:p>8.7563996</text:p>
          </table:table-cell>
          <table:table-cell table:style-name="ce8" table:formula="of:=AVERAGE([.F15:.F19])" office:value-type="float" office:value="9.5559104" calcext:value-type="float">
            <text:p>9.5559104</text:p>
          </table:table-cell>
          <table:table-cell table:style-name="ce8" table:formula="of:=AVERAGE([.G15:.G19])" office:value-type="float" office:value="8.9389022" calcext:value-type="float">
            <text:p>8.9389022</text:p>
          </table:table-cell>
          <table:table-cell table:style-name="ce8" table:formula="of:=AVERAGE([.H15:.H19])" office:value-type="float" office:value="10.4025056" calcext:value-type="float">
            <text:p>10.4025056</text:p>
          </table:table-cell>
          <table:table-cell table:style-name="ce8" table:formula="of:=AVERAGE([.I15:.I19])" office:value-type="float" office:value="10.394001" calcext:value-type="float">
            <text:p>10.394001</text:p>
          </table:table-cell>
          <table:table-cell table:style-name="ce8" table:formula="of:=AVERAGE([.J15:.J19])" office:value-type="float" office:value="13.2604488" calcext:value-type="float">
            <text:p>13.2604488</text:p>
          </table:table-cell>
          <table:table-cell table:style-name="ce8" table:formula="of:=AVERAGE([.K15:.K19])" office:value-type="float" office:value="13.3196034" calcext:value-type="float">
            <text:p>13.3196034</text:p>
          </table:table-cell>
          <table:table-cell table:style-name="ce13" table:number-columns-repeated="2"/>
          <table:table-cell table:style-name="ce18"/>
        </table:table-row>
      </table:table>
      <table:table table:name="matrix_chain_multiplication" table:style-name="ta1">
        <table:shapes>
          <draw:frame draw:z-index="0" draw:style-name="gr1" draw:text-style-name="P1" svg:width="5.2465in" svg:height="3.5453in" svg:x="0.9748in" svg:y="3.9295in">
            <draw:object draw:notify-on-update-of-ranges="matrix_chain_multiplication.L4:matrix_chain_multiplication.L8 matrix_chain_multiplication.M3:matrix_chain_multiplication.M3 matrix_chain_multiplication.M4:matrix_chain_multiplication.M8 matrix_chain_multiplication.N3:matrix_chain_multiplication.N3 matrix_chain_multiplication.N4:matrix_chain_multiplication.N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matrix_chain_multiplication.L14:matrix_chain_multiplication.L18 matrix_chain_multiplication.M13:matrix_chain_multiplication.M13 matrix_chain_multiplication.M14:matrix_chain_multiplication.M18 matrix_chain_multiplication.N13:matrix_chain_multiplication.N13 matrix_chain_multiplication.N14:matrix_chain_multiplication.N1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8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MCM(34)</text:p>
          </table:table-cell>
          <table:table-cell table:style-name="ce6"/>
          <table:table-cell table:style-name="ce6" office:value-type="string" calcext:value-type="string">
            <text:p>MCM(35)</text:p>
          </table:table-cell>
          <table:table-cell/>
          <table:table-cell table:style-name="ce6" office:value-type="string" calcext:value-type="string">
            <text:p>MCM(36)</text:p>
          </table:table-cell>
          <table:table-cell table:style-name="Default"/>
          <table:table-cell table:style-name="ce6" office:value-type="string" calcext:value-type="string">
            <text:p>MCM(37)</text:p>
          </table:table-cell>
          <table:table-cell table:style-name="Default"/>
          <table:table-cell table:style-name="ce6" office:value-type="string" calcext:value-type="string">
            <text:p>MCM(38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MCM(34)" calcext:value-type="string">
            <text:p>MCM(34)</text:p>
          </table:table-cell>
          <table:table-cell table:formula="of:=[.B11]" office:value-type="float" office:value="6.6034778" calcext:value-type="float">
            <text:p>6.6034778</text:p>
          </table:table-cell>
          <table:table-cell table:formula="of:=[.C11]" office:value-type="float" office:value="6.496107" calcext:value-type="float">
            <text:p>6.496107</text:p>
          </table:table-cell>
        </table:table-row>
        <table:table-row table:style-name="ro1">
          <table:table-cell/>
          <table:table-cell office:value-type="float" office:value="6.697839" calcext:value-type="float">
            <text:p>6.697839</text:p>
          </table:table-cell>
          <table:table-cell office:value-type="float" office:value="7.451085" calcext:value-type="float">
            <text:p>7.451085</text:p>
          </table:table-cell>
          <table:table-cell office:value-type="float" office:value="7.667359" calcext:value-type="float">
            <text:p>7.667359</text:p>
          </table:table-cell>
          <table:table-cell table:style-name="ce7" office:value-type="float" office:value="8.689662" calcext:value-type="float">
            <text:p>8.689662</text:p>
          </table:table-cell>
          <table:table-cell office:value-type="float" office:value="10.904397" calcext:value-type="float">
            <text:p>10.904397</text:p>
          </table:table-cell>
          <table:table-cell office:value-type="float" office:value="10.13116" calcext:value-type="float">
            <text:p>10.13116</text:p>
          </table:table-cell>
          <table:table-cell office:value-type="float" office:value="12.689625" calcext:value-type="float">
            <text:p>12.689625</text:p>
          </table:table-cell>
          <table:table-cell office:value-type="float" office:value="13.56812" calcext:value-type="float">
            <text:p>13.56812</text:p>
          </table:table-cell>
          <table:table-cell office:value-type="float" office:value="16.505018" calcext:value-type="float">
            <text:p>16.505018</text:p>
          </table:table-cell>
          <table:table-cell office:value-type="float" office:value="16.834801" calcext:value-type="float">
            <text:p>16.834801</text:p>
          </table:table-cell>
          <table:table-cell table:formula="of:=[.D3]" office:value-type="string" office:string-value="MCM(35)" calcext:value-type="string">
            <text:p>MCM(35)</text:p>
          </table:table-cell>
          <table:table-cell table:formula="of:=[.D11]" office:value-type="float" office:value="8.6048952" calcext:value-type="float">
            <text:p>8.6048952</text:p>
          </table:table-cell>
          <table:table-cell table:formula="of:=[.E11]" office:value-type="float" office:value="8.6677562" calcext:value-type="float">
            <text:p>8.6677562</text:p>
          </table:table-cell>
        </table:table-row>
        <table:table-row table:style-name="ro1">
          <table:table-cell/>
          <table:table-cell office:value-type="float" office:value="6.969348" calcext:value-type="float">
            <text:p>6.969348</text:p>
          </table:table-cell>
          <table:table-cell office:value-type="float" office:value="5.479313" calcext:value-type="float">
            <text:p>5.479313</text:p>
          </table:table-cell>
          <table:table-cell office:value-type="float" office:value="8.788589" calcext:value-type="float">
            <text:p>8.788589</text:p>
          </table:table-cell>
          <table:table-cell table:style-name="ce7" office:value-type="float" office:value="8.524726" calcext:value-type="float">
            <text:p>8.524726</text:p>
          </table:table-cell>
          <table:table-cell office:value-type="float" office:value="12.106673" calcext:value-type="float">
            <text:p>12.106673</text:p>
          </table:table-cell>
          <table:table-cell office:value-type="float" office:value="10.729898" calcext:value-type="float">
            <text:p>10.729898</text:p>
          </table:table-cell>
          <table:table-cell office:value-type="float" office:value="12.09908" calcext:value-type="float">
            <text:p>12.09908</text:p>
          </table:table-cell>
          <table:table-cell office:value-type="float" office:value="11.902384" calcext:value-type="float">
            <text:p>11.902384</text:p>
          </table:table-cell>
          <table:table-cell office:value-type="float" office:value="14.629306" calcext:value-type="float">
            <text:p>14.629306</text:p>
          </table:table-cell>
          <table:table-cell office:value-type="float" office:value="16.977594" calcext:value-type="float">
            <text:p>16.977594</text:p>
          </table:table-cell>
          <table:table-cell table:formula="of:=[.F3]" office:value-type="string" office:string-value="MCM(36)" calcext:value-type="string">
            <text:p>MCM(36)</text:p>
          </table:table-cell>
          <table:table-cell table:formula="of:=[.F11]" office:value-type="float" office:value="11.2153678" calcext:value-type="float">
            <text:p>11.2153678</text:p>
          </table:table-cell>
          <table:table-cell table:formula="of:=[.G11]" office:value-type="float" office:value="10.8523448" calcext:value-type="float">
            <text:p>10.8523448</text:p>
          </table:table-cell>
        </table:table-row>
        <table:table-row table:style-name="ro1">
          <table:table-cell/>
          <table:table-cell office:value-type="float" office:value="6.851045" calcext:value-type="float">
            <text:p>6.851045</text:p>
          </table:table-cell>
          <table:table-cell office:value-type="float" office:value="7.148783" calcext:value-type="float">
            <text:p>7.148783</text:p>
          </table:table-cell>
          <table:table-cell office:value-type="float" office:value="8.348466" calcext:value-type="float">
            <text:p>8.348466</text:p>
          </table:table-cell>
          <table:table-cell table:style-name="ce7" office:value-type="float" office:value="8.202283" calcext:value-type="float">
            <text:p>8.202283</text:p>
          </table:table-cell>
          <table:table-cell office:value-type="float" office:value="11.054519" calcext:value-type="float">
            <text:p>11.054519</text:p>
          </table:table-cell>
          <table:table-cell office:value-type="float" office:value="9.729075" calcext:value-type="float">
            <text:p>9.729075</text:p>
          </table:table-cell>
          <table:table-cell office:value-type="float" office:value="13.430376" calcext:value-type="float">
            <text:p>13.430376</text:p>
          </table:table-cell>
          <table:table-cell office:value-type="float" office:value="12.601697" calcext:value-type="float">
            <text:p>12.601697</text:p>
          </table:table-cell>
          <table:table-cell office:value-type="float" office:value="15.526882" calcext:value-type="float">
            <text:p>15.526882</text:p>
          </table:table-cell>
          <table:table-cell office:value-type="float" office:value="17.26063" calcext:value-type="float">
            <text:p>17.26063</text:p>
          </table:table-cell>
          <table:table-cell table:formula="of:=[.H3]" office:value-type="string" office:string-value="MCM(37)" calcext:value-type="string">
            <text:p>MCM(37)</text:p>
          </table:table-cell>
          <table:table-cell table:formula="of:=[.H11]" office:value-type="float" office:value="12.6122258" calcext:value-type="float">
            <text:p>12.6122258</text:p>
          </table:table-cell>
          <table:table-cell table:formula="of:=[.I11]" office:value-type="float" office:value="12.9879274" calcext:value-type="float">
            <text:p>12.9879274</text:p>
          </table:table-cell>
        </table:table-row>
        <table:table-row table:style-name="ro1">
          <table:table-cell/>
          <table:table-cell office:value-type="float" office:value="5.373914" calcext:value-type="float">
            <text:p>5.373914</text:p>
          </table:table-cell>
          <table:table-cell office:value-type="float" office:value="5.359525" calcext:value-type="float">
            <text:p>5.359525</text:p>
          </table:table-cell>
          <table:table-cell office:value-type="float" office:value="9.013493" calcext:value-type="float">
            <text:p>9.013493</text:p>
          </table:table-cell>
          <table:table-cell office:value-type="float" office:value="8.708428" calcext:value-type="float">
            <text:p>8.708428</text:p>
          </table:table-cell>
          <table:table-cell office:value-type="float" office:value="11.457566" calcext:value-type="float">
            <text:p>11.457566</text:p>
          </table:table-cell>
          <table:table-cell table:style-name="ce9" office:value-type="float" office:value="12.320995" calcext:value-type="float">
            <text:p>12.320995</text:p>
          </table:table-cell>
          <table:table-cell office:value-type="float" office:value="11.493218" calcext:value-type="float">
            <text:p>11.493218</text:p>
          </table:table-cell>
          <table:table-cell office:value-type="float" office:value="13.298004" calcext:value-type="float">
            <text:p>13.298004</text:p>
          </table:table-cell>
          <table:table-cell office:value-type="float" office:value="15.237574" calcext:value-type="float">
            <text:p>15.237574</text:p>
          </table:table-cell>
          <table:table-cell office:value-type="float" office:value="16.178457" calcext:value-type="float">
            <text:p>16.178457</text:p>
          </table:table-cell>
          <table:table-cell table:formula="of:=[.J3]" office:value-type="string" office:string-value="MCM(38)" calcext:value-type="string">
            <text:p>MCM(38)</text:p>
          </table:table-cell>
          <table:table-cell table:formula="of:=[.J11]" office:value-type="float" office:value="15.7101112" calcext:value-type="float">
            <text:p>15.7101112</text:p>
          </table:table-cell>
          <table:table-cell table:formula="of:=[.K11]" office:value-type="float" office:value="16.8829378" calcext:value-type="float">
            <text:p>16.8829378</text:p>
          </table:table-cell>
        </table:table-row>
        <table:table-row table:style-name="ro1">
          <table:table-cell/>
          <table:table-cell office:value-type="float" office:value="7.125243" calcext:value-type="float">
            <text:p>7.125243</text:p>
          </table:table-cell>
          <table:table-cell office:value-type="float" office:value="7.041829" calcext:value-type="float">
            <text:p>7.041829</text:p>
          </table:table-cell>
          <table:table-cell office:value-type="float" office:value="9.206569" calcext:value-type="float">
            <text:p>9.206569</text:p>
          </table:table-cell>
          <table:table-cell office:value-type="float" office:value="9.213682" calcext:value-type="float">
            <text:p>9.213682</text:p>
          </table:table-cell>
          <table:table-cell office:value-type="float" office:value="10.553684" calcext:value-type="float">
            <text:p>10.553684</text:p>
          </table:table-cell>
          <table:table-cell table:style-name="ce9" office:value-type="float" office:value="11.350596" calcext:value-type="float">
            <text:p>11.350596</text:p>
          </table:table-cell>
          <table:table-cell office:value-type="float" office:value="13.34883" calcext:value-type="float">
            <text:p>13.34883</text:p>
          </table:table-cell>
          <table:table-cell office:value-type="float" office:value="13.569432" calcext:value-type="float">
            <text:p>13.569432</text:p>
          </table:table-cell>
          <table:table-cell office:value-type="float" office:value="16.651776" calcext:value-type="float">
            <text:p>16.651776</text:p>
          </table:table-cell>
          <table:table-cell office:value-type="float" office:value="17.163207" calcext:value-type="float">
            <text:p>17.163207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70500365602435" calcext:value-type="float">
            <text:p>0.705003656</text:p>
          </table:table-cell>
          <table:table-cell table:style-name="ce6" table:formula="of:=STDEV([.C5:.C9])" office:value-type="float" office:value="0.995172111233027" calcext:value-type="float">
            <text:p>0.9951721112</text:p>
          </table:table-cell>
          <table:table-cell table:style-name="ce6" table:formula="of:=STDEV([.D5:.D9])" office:value-type="float" office:value="0.613888629323919" calcext:value-type="float">
            <text:p>0.6138886293</text:p>
          </table:table-cell>
          <table:table-cell table:style-name="ce6" table:formula="of:=STDEV([.E5:.E9])" office:value-type="float" office:value="0.366501015184406" calcext:value-type="float">
            <text:p>0.3665010152</text:p>
          </table:table-cell>
          <table:table-cell table:style-name="ce6" table:formula="of:=STDEV([.F5:.F9])" office:value-type="float" office:value="0.594450492834938" calcext:value-type="float">
            <text:p>0.5944504928</text:p>
          </table:table-cell>
          <table:table-cell table:style-name="ce6" table:formula="of:=STDEV([.G5:.G9])" office:value-type="float" office:value="1.02494188206391" calcext:value-type="float">
            <text:p>1.0249418821</text:p>
          </table:table-cell>
          <table:table-cell table:style-name="ce6" table:formula="of:=STDEV([.H5:.H9])" office:value-type="float" office:value="0.8266563980725" calcext:value-type="float">
            <text:p>0.8266563981</text:p>
          </table:table-cell>
          <table:table-cell table:style-name="ce6" table:formula="of:=STDEV([.I5:.I9])" office:value-type="float" office:value="0.724309489436526" calcext:value-type="float">
            <text:p>0.7243094894</text:p>
          </table:table-cell>
          <table:table-cell table:style-name="ce6" table:formula="of:=STDEV([.J5:.J9])" office:value-type="float" office:value="0.85784812783336" calcext:value-type="float">
            <text:p>0.8578481278</text:p>
          </table:table-cell>
          <table:table-cell table:style-name="ce6" table:formula="of:=STDEV([.K5:.K9])" office:value-type="float" office:value="0.426840827384986" calcext:value-type="float">
            <text:p>0.4268408274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6.6034778" calcext:value-type="float">
            <text:p>6.6034778</text:p>
          </table:table-cell>
          <table:table-cell table:style-name="ce8" table:formula="of:=AVERAGE([.C5:.C9])" office:value-type="float" office:value="6.496107" calcext:value-type="float">
            <text:p>6.496107</text:p>
          </table:table-cell>
          <table:table-cell table:style-name="ce8" table:formula="of:=AVERAGE([.D5:.D9])" office:value-type="float" office:value="8.6048952" calcext:value-type="float">
            <text:p>8.6048952</text:p>
          </table:table-cell>
          <table:table-cell table:style-name="ce8" table:formula="of:=AVERAGE([.E5:.E9])" office:value-type="float" office:value="8.6677562" calcext:value-type="float">
            <text:p>8.6677562</text:p>
          </table:table-cell>
          <table:table-cell table:style-name="ce8" table:formula="of:=AVERAGE([.F5:.F9])" office:value-type="float" office:value="11.2153678" calcext:value-type="float">
            <text:p>11.2153678</text:p>
          </table:table-cell>
          <table:table-cell table:style-name="ce8" table:formula="of:=AVERAGE([.G5:.G9])" office:value-type="float" office:value="10.8523448" calcext:value-type="float">
            <text:p>10.8523448</text:p>
          </table:table-cell>
          <table:table-cell table:style-name="ce8" table:formula="of:=AVERAGE([.H5:.H9])" office:value-type="float" office:value="12.6122258" calcext:value-type="float">
            <text:p>12.6122258</text:p>
          </table:table-cell>
          <table:table-cell table:style-name="ce8" table:formula="of:=AVERAGE([.I5:.I9])" office:value-type="float" office:value="12.9879274" calcext:value-type="float">
            <text:p>12.9879274</text:p>
          </table:table-cell>
          <table:table-cell table:style-name="ce8" table:formula="of:=AVERAGE([.J5:.J9])" office:value-type="float" office:value="15.7101112" calcext:value-type="float">
            <text:p>15.7101112</text:p>
          </table:table-cell>
          <table:table-cell table:style-name="ce8" table:formula="of:=AVERAGE([.K5:.K9])" office:value-type="float" office:value="16.8829378" calcext:value-type="float">
            <text:p>16.8829378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MCM(34)" calcext:value-type="string">
            <text:p>MCM(34)</text:p>
          </table:table-cell>
          <table:table-cell table:style-name="ce9" office:value-type="float" office:value="15" calcext:value-type="float">
            <text:p>15</text:p>
          </table:table-cell>
          <table:table-cell table:style-name="ce6" table:formula="of:=[.D3]" office:value-type="string" office:string-value="MCM(35)" calcext:value-type="string">
            <text:p>MCM(35)</text:p>
          </table:table-cell>
          <table:table-cell office:value-type="float" office:value="16" calcext:value-type="float">
            <text:p>16</text:p>
          </table:table-cell>
          <table:table-cell table:style-name="ce6" table:formula="of:=[.F3]" office:value-type="string" office:string-value="MCM(36)" calcext:value-type="string">
            <text:p>MCM(36)</text:p>
          </table:table-cell>
          <table:table-cell table:style-name="Default" office:value-type="float" office:value="17" calcext:value-type="float">
            <text:p>17</text:p>
          </table:table-cell>
          <table:table-cell table:style-name="ce6" table:formula="of:=[.H3]" office:value-type="string" office:string-value="MCM(37)" calcext:value-type="string">
            <text:p>MCM(37)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table:formula="of:=[.J3]" office:value-type="string" office:string-value="MCM(38)" calcext:value-type="string">
            <text:p>MCM(38)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MCM(34)" calcext:value-type="string">
            <text:p>MCM(34)</text:p>
          </table:table-cell>
          <table:table-cell table:formula="of:=[.B21]" office:value-type="float" office:value="6.1852944" calcext:value-type="float">
            <text:p>6.1852944</text:p>
          </table:table-cell>
          <table:table-cell table:formula="of:=[.C21]" office:value-type="float" office:value="6.1773714" calcext:value-type="float">
            <text:p>6.1773714</text:p>
          </table:table-cell>
        </table:table-row>
        <table:table-row table:style-name="ro1">
          <table:table-cell/>
          <table:table-cell office:value-type="float" office:value="6.327563" calcext:value-type="float">
            <text:p>6.327563</text:p>
          </table:table-cell>
          <table:table-cell office:value-type="float" office:value="5.6812" calcext:value-type="float">
            <text:p>5.6812</text:p>
          </table:table-cell>
          <table:table-cell office:value-type="float" office:value="6.341474" calcext:value-type="float">
            <text:p>6.341474</text:p>
          </table:table-cell>
          <table:table-cell table:style-name="ce7" office:value-type="float" office:value="8.159637" calcext:value-type="float">
            <text:p>8.159637</text:p>
          </table:table-cell>
          <table:table-cell office:value-type="float" office:value="10.121929" calcext:value-type="float">
            <text:p>10.121929</text:p>
          </table:table-cell>
          <table:table-cell office:value-type="float" office:value="10.603453" calcext:value-type="float">
            <text:p>10.603453</text:p>
          </table:table-cell>
          <table:table-cell office:value-type="float" office:value="12.317288" calcext:value-type="float">
            <text:p>12.317288</text:p>
          </table:table-cell>
          <table:table-cell office:value-type="float" office:value="13.152255" calcext:value-type="float">
            <text:p>13.152255</text:p>
          </table:table-cell>
          <table:table-cell office:value-type="float" office:value="15.379559" calcext:value-type="float">
            <text:p>15.379559</text:p>
          </table:table-cell>
          <table:table-cell office:value-type="float" office:value="13.532664" calcext:value-type="float">
            <text:p>13.532664</text:p>
          </table:table-cell>
          <table:table-cell table:formula="of:=[.D13]" office:value-type="string" office:string-value="MCM(35)" calcext:value-type="string">
            <text:p>MCM(35)</text:p>
          </table:table-cell>
          <table:table-cell table:formula="of:=[.D21]" office:value-type="float" office:value="7.5478846" calcext:value-type="float">
            <text:p>7.5478846</text:p>
          </table:table-cell>
          <table:table-cell table:formula="of:=[.E21]" office:value-type="float" office:value="8.3941156" calcext:value-type="float">
            <text:p>8.3941156</text:p>
          </table:table-cell>
        </table:table-row>
        <table:table-row table:style-name="ro1">
          <table:table-cell/>
          <table:table-cell office:value-type="float" office:value="5.934081" calcext:value-type="float">
            <text:p>5.934081</text:p>
          </table:table-cell>
          <table:table-cell office:value-type="float" office:value="6.54351" calcext:value-type="float">
            <text:p>6.54351</text:p>
          </table:table-cell>
          <table:table-cell office:value-type="float" office:value="7.325733" calcext:value-type="float">
            <text:p>7.325733</text:p>
          </table:table-cell>
          <table:table-cell table:style-name="ce7" office:value-type="float" office:value="8.219642" calcext:value-type="float">
            <text:p>8.219642</text:p>
          </table:table-cell>
          <table:table-cell office:value-type="float" office:value="10.662023" calcext:value-type="float">
            <text:p>10.662023</text:p>
          </table:table-cell>
          <table:table-cell office:value-type="float" office:value="10.754605" calcext:value-type="float">
            <text:p>10.754605</text:p>
          </table:table-cell>
          <table:table-cell office:value-type="float" office:value="11.941241" calcext:value-type="float">
            <text:p>11.941241</text:p>
          </table:table-cell>
          <table:table-cell office:value-type="float" office:value="12.617746" calcext:value-type="float">
            <text:p>12.617746</text:p>
          </table:table-cell>
          <table:table-cell office:value-type="float" office:value="14.701688" calcext:value-type="float">
            <text:p>14.701688</text:p>
          </table:table-cell>
          <table:table-cell office:value-type="float" office:value="12.974935" calcext:value-type="float">
            <text:p>12.974935</text:p>
          </table:table-cell>
          <table:table-cell table:formula="of:=[.F13]" office:value-type="string" office:string-value="MCM(36)" calcext:value-type="string">
            <text:p>MCM(36)</text:p>
          </table:table-cell>
          <table:table-cell table:formula="of:=[.F21]" office:value-type="float" office:value="10.310994" calcext:value-type="float">
            <text:p>10.310994</text:p>
          </table:table-cell>
          <table:table-cell table:formula="of:=[.G21]" office:value-type="float" office:value="9.953351" calcext:value-type="float">
            <text:p>9.953351</text:p>
          </table:table-cell>
        </table:table-row>
        <table:table-row table:style-name="ro1">
          <table:table-cell/>
          <table:table-cell office:value-type="float" office:value="5.9897" calcext:value-type="float">
            <text:p>5.9897</text:p>
          </table:table-cell>
          <table:table-cell office:value-type="float" office:value="6.13978" calcext:value-type="float">
            <text:p>6.13978</text:p>
          </table:table-cell>
          <table:table-cell office:value-type="float" office:value="7.977843" calcext:value-type="float">
            <text:p>7.977843</text:p>
          </table:table-cell>
          <table:table-cell table:style-name="ce7" office:value-type="float" office:value="8.35065" calcext:value-type="float">
            <text:p>8.35065</text:p>
          </table:table-cell>
          <table:table-cell office:value-type="float" office:value="9.992446" calcext:value-type="float">
            <text:p>9.992446</text:p>
          </table:table-cell>
          <table:table-cell office:value-type="float" office:value="9.775445" calcext:value-type="float">
            <text:p>9.775445</text:p>
          </table:table-cell>
          <table:table-cell office:value-type="float" office:value="10.973904" calcext:value-type="float">
            <text:p>10.973904</text:p>
          </table:table-cell>
          <table:table-cell office:value-type="float" office:value="13.897815" calcext:value-type="float">
            <text:p>13.897815</text:p>
          </table:table-cell>
          <table:table-cell office:value-type="float" office:value="14.278594" calcext:value-type="float">
            <text:p>14.278594</text:p>
          </table:table-cell>
          <table:table-cell office:value-type="float" office:value="13.391417" calcext:value-type="float">
            <text:p>13.391417</text:p>
          </table:table-cell>
          <table:table-cell table:formula="of:=[.H13]" office:value-type="string" office:string-value="MCM(37)" calcext:value-type="string">
            <text:p>MCM(37)</text:p>
          </table:table-cell>
          <table:table-cell table:formula="of:=[.H21]" office:value-type="float" office:value="11.5356868" calcext:value-type="float">
            <text:p>11.5356868</text:p>
          </table:table-cell>
          <table:table-cell table:formula="of:=[.I21]" office:value-type="float" office:value="13.1032574" calcext:value-type="float">
            <text:p>13.1032574</text:p>
          </table:table-cell>
        </table:table-row>
        <table:table-row table:style-name="ro1">
          <table:table-cell/>
          <table:table-cell office:value-type="float" office:value="5.50791" calcext:value-type="float">
            <text:p>5.50791</text:p>
          </table:table-cell>
          <table:table-cell office:value-type="float" office:value="6.624338" calcext:value-type="float">
            <text:p>6.624338</text:p>
          </table:table-cell>
          <table:table-cell office:value-type="float" office:value="8.018969" calcext:value-type="float">
            <text:p>8.018969</text:p>
          </table:table-cell>
          <table:table-cell office:value-type="float" office:value="8.744448" calcext:value-type="float">
            <text:p>8.744448</text:p>
          </table:table-cell>
          <table:table-cell office:value-type="float" office:value="10.23417" calcext:value-type="float">
            <text:p>10.23417</text:p>
          </table:table-cell>
          <table:table-cell table:style-name="ce9" office:value-type="float" office:value="8.837287" calcext:value-type="float">
            <text:p>8.837287</text:p>
          </table:table-cell>
          <table:table-cell office:value-type="float" office:value="11.913139" calcext:value-type="float">
            <text:p>11.913139</text:p>
          </table:table-cell>
          <table:table-cell office:value-type="float" office:value="13.265414" calcext:value-type="float">
            <text:p>13.265414</text:p>
          </table:table-cell>
          <table:table-cell office:value-type="float" office:value="14.13757" calcext:value-type="float">
            <text:p>14.13757</text:p>
          </table:table-cell>
          <table:table-cell office:value-type="float" office:value="14.070008" calcext:value-type="float">
            <text:p>14.070008</text:p>
          </table:table-cell>
          <table:table-cell table:formula="of:=[.J13]" office:value-type="string" office:string-value="MCM(38)" calcext:value-type="string">
            <text:p>MCM(38)</text:p>
          </table:table-cell>
          <table:table-cell table:formula="of:=[.J21]" office:value-type="float" office:value="14.7162952" calcext:value-type="float">
            <text:p>14.7162952</text:p>
          </table:table-cell>
          <table:table-cell table:formula="of:=[.K21]" office:value-type="float" office:value="13.4820664" calcext:value-type="float">
            <text:p>13.4820664</text:p>
          </table:table-cell>
        </table:table-row>
        <table:table-row table:style-name="ro1">
          <table:table-cell/>
          <table:table-cell office:value-type="float" office:value="7.167218" calcext:value-type="float">
            <text:p>7.167218</text:p>
          </table:table-cell>
          <table:table-cell office:value-type="float" office:value="5.898029" calcext:value-type="float">
            <text:p>5.898029</text:p>
          </table:table-cell>
          <table:table-cell office:value-type="float" office:value="8.075404" calcext:value-type="float">
            <text:p>8.075404</text:p>
          </table:table-cell>
          <table:table-cell office:value-type="float" office:value="8.496201" calcext:value-type="float">
            <text:p>8.496201</text:p>
          </table:table-cell>
          <table:table-cell office:value-type="float" office:value="10.544402" calcext:value-type="float">
            <text:p>10.544402</text:p>
          </table:table-cell>
          <table:table-cell table:style-name="ce9" office:value-type="float" office:value="9.795965" calcext:value-type="float">
            <text:p>9.795965</text:p>
          </table:table-cell>
          <table:table-cell office:value-type="float" office:value="10.532862" calcext:value-type="float">
            <text:p>10.532862</text:p>
          </table:table-cell>
          <table:table-cell office:value-type="float" office:value="12.583057" calcext:value-type="float">
            <text:p>12.583057</text:p>
          </table:table-cell>
          <table:table-cell office:value-type="float" office:value="15.084065" calcext:value-type="float">
            <text:p>15.084065</text:p>
          </table:table-cell>
          <table:table-cell office:value-type="float" office:value="13.441308" calcext:value-type="float">
            <text:p>13.441308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0.621415577089358" calcext:value-type="float">
            <text:p>0.6214155771</text:p>
          </table:table-cell>
          <table:table-cell table:style-name="ce6" table:formula="of:=STDEV([.C15:.C19])" office:value-type="float" office:value="0.406038164430143" calcext:value-type="float">
            <text:p>0.4060381644</text:p>
          </table:table-cell>
          <table:table-cell table:style-name="ce6" table:formula="of:=STDEV([.D15:.D19])" office:value-type="float" office:value="0.739905285189463" calcext:value-type="float">
            <text:p>0.7399052852</text:p>
          </table:table-cell>
          <table:table-cell table:style-name="ce6" table:formula="of:=STDEV([.E15:.E19])" office:value-type="float" office:value="0.234768358558601" calcext:value-type="float">
            <text:p>0.2347683586</text:p>
          </table:table-cell>
          <table:table-cell table:style-name="ce6" table:formula="of:=STDEV([.F15:.F19])" office:value-type="float" office:value="0.283205306628425" calcext:value-type="float">
            <text:p>0.2832053066</text:p>
          </table:table-cell>
          <table:table-cell table:style-name="ce6" table:formula="of:=STDEV([.G15:.G19])" office:value-type="float" office:value="0.769197687991845" calcext:value-type="float">
            <text:p>0.769197688</text:p>
          </table:table-cell>
          <table:table-cell table:style-name="ce6" table:formula="of:=STDEV([.H15:.H19])" office:value-type="float" office:value="0.748181512424425" calcext:value-type="float">
            <text:p>0.7481815124</text:p>
          </table:table-cell>
          <table:table-cell table:style-name="ce6" table:formula="of:=STDEV([.I15:.I19])" office:value-type="float" office:value="0.53998775058727" calcext:value-type="float">
            <text:p>0.5399877506</text:p>
          </table:table-cell>
          <table:table-cell table:style-name="ce6" table:formula="of:=STDEV([.J15:.J19])" office:value-type="float" office:value="0.524855232914468" calcext:value-type="float">
            <text:p>0.5248552329</text:p>
          </table:table-cell>
          <table:table-cell table:style-name="ce6" table:formula="of:=STDEV([.K15:.K19])" office:value-type="float" office:value="0.392204111367155" calcext:value-type="float">
            <text:p>0.3922041114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6.1852944" calcext:value-type="float">
            <text:p>6.1852944</text:p>
          </table:table-cell>
          <table:table-cell table:style-name="ce8" table:formula="of:=AVERAGE([.C15:.C19])" office:value-type="float" office:value="6.1773714" calcext:value-type="float">
            <text:p>6.1773714</text:p>
          </table:table-cell>
          <table:table-cell table:style-name="ce8" table:formula="of:=AVERAGE([.D15:.D19])" office:value-type="float" office:value="7.5478846" calcext:value-type="float">
            <text:p>7.5478846</text:p>
          </table:table-cell>
          <table:table-cell table:style-name="ce8" table:formula="of:=AVERAGE([.E15:.E19])" office:value-type="float" office:value="8.3941156" calcext:value-type="float">
            <text:p>8.3941156</text:p>
          </table:table-cell>
          <table:table-cell table:style-name="ce8" table:formula="of:=AVERAGE([.F15:.F19])" office:value-type="float" office:value="10.310994" calcext:value-type="float">
            <text:p>10.310994</text:p>
          </table:table-cell>
          <table:table-cell table:style-name="ce8" table:formula="of:=AVERAGE([.G15:.G19])" office:value-type="float" office:value="9.953351" calcext:value-type="float">
            <text:p>9.953351</text:p>
          </table:table-cell>
          <table:table-cell table:style-name="ce8" table:formula="of:=AVERAGE([.H15:.H19])" office:value-type="float" office:value="11.5356868" calcext:value-type="float">
            <text:p>11.5356868</text:p>
          </table:table-cell>
          <table:table-cell table:style-name="ce8" table:formula="of:=AVERAGE([.I15:.I19])" office:value-type="float" office:value="13.1032574" calcext:value-type="float">
            <text:p>13.1032574</text:p>
          </table:table-cell>
          <table:table-cell table:style-name="ce8" table:formula="of:=AVERAGE([.J15:.J19])" office:value-type="float" office:value="14.7162952" calcext:value-type="float">
            <text:p>14.7162952</text:p>
          </table:table-cell>
          <table:table-cell table:style-name="ce8" table:formula="of:=AVERAGE([.K15:.K19])" office:value-type="float" office:value="13.4820664" calcext:value-type="float">
            <text:p>13.4820664</text:p>
          </table:table-cell>
          <table:table-cell table:style-name="ce13" table:number-columns-repeated="2"/>
          <table:table-cell table:style-name="ce18"/>
        </table:table-row>
      </table:table>
      <table:table table:name="max_product_cutting" table:style-name="ta1">
        <table:shapes>
          <draw:frame draw:z-index="0" draw:style-name="gr1" draw:text-style-name="P1" svg:width="5.2465in" svg:height="3.5453in" svg:x="0.9748in" svg:y="3.9295in">
            <draw:object draw:notify-on-update-of-ranges="max_product_cutting.L4:max_product_cutting.L8 max_product_cutting.M3:max_product_cutting.M3 max_product_cutting.M4:max_product_cutting.M8 max_product_cutting.N3:max_product_cutting.N3 max_product_cutting.N4:max_product_cutting.N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max_product_cutting.L14:max_product_cutting.L18 max_product_cutting.M13:max_product_cutting.M13 max_product_cutting.M14:max_product_cutting.M18 max_product_cutting.N13:max_product_cutting.N13 max_product_cutting.N14:max_product_cutting.N18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8" table:default-cell-style-name="ce12"/>
        <table:table-column table:style-name="co2" table:default-cell-style-name="ce14"/>
        <table:table-column table:style-name="co2" table:default-cell-style-name="ce17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1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PC(65)</text:p>
          </table:table-cell>
          <table:table-cell table:style-name="ce6"/>
          <table:table-cell table:style-name="ce6" office:value-type="string" calcext:value-type="string">
            <text:p>MPC(70)</text:p>
          </table:table-cell>
          <table:table-cell/>
          <table:table-cell table:style-name="ce6" office:value-type="string" calcext:value-type="string">
            <text:p>MPC(75)</text:p>
          </table:table-cell>
          <table:table-cell table:style-name="Default"/>
          <table:table-cell table:style-name="ce6" office:value-type="string" calcext:value-type="string">
            <text:p>MPC(80)</text:p>
          </table:table-cell>
          <table:table-cell table:style-name="Default"/>
          <table:table-cell table:style-name="ce6" office:value-type="string" calcext:value-type="string">
            <text:p>MPC(85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MPC(65)" calcext:value-type="string">
            <text:p>MPC(65)</text:p>
          </table:table-cell>
          <table:table-cell table:formula="of:=[.B11]" office:value-type="float" office:value="3.7217092" calcext:value-type="float">
            <text:p>3.7217092</text:p>
          </table:table-cell>
          <table:table-cell table:formula="of:=[.C11]" office:value-type="float" office:value="3.8136932" calcext:value-type="float">
            <text:p>3.8136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28716" calcext:value-type="float">
            <text:p>4.228716</text:p>
          </table:table-cell>
          <table:table-cell office:value-type="float" office:value="4.665579" calcext:value-type="float">
            <text:p>4.665579</text:p>
          </table:table-cell>
          <table:table-cell office:value-type="float" office:value="5.416338" calcext:value-type="float">
            <text:p>5.416338</text:p>
          </table:table-cell>
          <table:table-cell table:style-name="ce7" office:value-type="float" office:value="4.931178" calcext:value-type="float">
            <text:p>4.931178</text:p>
          </table:table-cell>
          <table:table-cell office:value-type="float" office:value="8.317832" calcext:value-type="float">
            <text:p>8.317832</text:p>
          </table:table-cell>
          <table:table-cell office:value-type="float" office:value="6.800646" calcext:value-type="float">
            <text:p>6.800646</text:p>
          </table:table-cell>
          <table:table-cell office:value-type="float" office:value="11.069202" calcext:value-type="float">
            <text:p>11.069202</text:p>
          </table:table-cell>
          <table:table-cell office:value-type="float" office:value="13.278603" calcext:value-type="float">
            <text:p>13.278603</text:p>
          </table:table-cell>
          <table:table-cell office:value-type="float" office:value="15.60073" calcext:value-type="float">
            <text:p>15.60073</text:p>
          </table:table-cell>
          <table:table-cell office:value-type="float" office:value="16.713321" calcext:value-type="float">
            <text:p>16.713321</text:p>
          </table:table-cell>
          <table:table-cell table:formula="of:=[.D3]" office:value-type="string" office:string-value="MPC(70)" calcext:value-type="string">
            <text:p>MPC(70)</text:p>
          </table:table-cell>
          <table:table-cell table:formula="of:=[.D11]" office:value-type="float" office:value="5.156432" calcext:value-type="float">
            <text:p>5.156432</text:p>
          </table:table-cell>
          <table:table-cell table:formula="of:=[.E11]" office:value-type="float" office:value="5.9170156" calcext:value-type="float">
            <text:p>5.9170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63862" calcext:value-type="float">
            <text:p>3.963862</text:p>
          </table:table-cell>
          <table:table-cell office:value-type="float" office:value="3.893734" calcext:value-type="float">
            <text:p>3.893734</text:p>
          </table:table-cell>
          <table:table-cell office:value-type="float" office:value="4.545483" calcext:value-type="float">
            <text:p>4.545483</text:p>
          </table:table-cell>
          <table:table-cell table:style-name="ce7" office:value-type="float" office:value="4.712002" calcext:value-type="float">
            <text:p>4.712002</text:p>
          </table:table-cell>
          <table:table-cell office:value-type="float" office:value="7.560817" calcext:value-type="float">
            <text:p>7.560817</text:p>
          </table:table-cell>
          <table:table-cell office:value-type="float" office:value="7.632128" calcext:value-type="float">
            <text:p>7.632128</text:p>
          </table:table-cell>
          <table:table-cell office:value-type="float" office:value="13.079739" calcext:value-type="float">
            <text:p>13.079739</text:p>
          </table:table-cell>
          <table:table-cell office:value-type="float" office:value="13.82986" calcext:value-type="float">
            <text:p>13.82986</text:p>
          </table:table-cell>
          <table:table-cell office:value-type="float" office:value="14.59812" calcext:value-type="float">
            <text:p>14.59812</text:p>
          </table:table-cell>
          <table:table-cell office:value-type="float" office:value="14.365553" calcext:value-type="float">
            <text:p>14.365553</text:p>
          </table:table-cell>
          <table:table-cell table:formula="of:=[.F3]" office:value-type="string" office:string-value="MPC(75)" calcext:value-type="string">
            <text:p>MPC(75)</text:p>
          </table:table-cell>
          <table:table-cell table:formula="of:=[.F11]" office:value-type="float" office:value="7.6298938" calcext:value-type="float">
            <text:p>7.6298938</text:p>
          </table:table-cell>
          <table:table-cell table:formula="of:=[.G11]" office:value-type="float" office:value="7.353722" calcext:value-type="float">
            <text:p>7.353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88128" calcext:value-type="float">
            <text:p>4.188128</text:p>
          </table:table-cell>
          <table:table-cell office:value-type="float" office:value="3.488511" calcext:value-type="float">
            <text:p>3.488511</text:p>
          </table:table-cell>
          <table:table-cell office:value-type="float" office:value="6.948585" calcext:value-type="float">
            <text:p>6.948585</text:p>
          </table:table-cell>
          <table:table-cell table:style-name="ce7" office:value-type="float" office:value="7.038892" calcext:value-type="float">
            <text:p>7.038892</text:p>
          </table:table-cell>
          <table:table-cell office:value-type="float" office:value="7.08783" calcext:value-type="float">
            <text:p>7.08783</text:p>
          </table:table-cell>
          <table:table-cell office:value-type="float" office:value="6.556264" calcext:value-type="float">
            <text:p>6.556264</text:p>
          </table:table-cell>
          <table:table-cell office:value-type="float" office:value="11.398642" calcext:value-type="float">
            <text:p>11.398642</text:p>
          </table:table-cell>
          <table:table-cell office:value-type="float" office:value="9.149231" calcext:value-type="float">
            <text:p>9.149231</text:p>
          </table:table-cell>
          <table:table-cell office:value-type="float" office:value="13.664316" calcext:value-type="float">
            <text:p>13.664316</text:p>
          </table:table-cell>
          <table:table-cell office:value-type="float" office:value="18.101463" calcext:value-type="float">
            <text:p>18.101463</text:p>
          </table:table-cell>
          <table:table-cell table:formula="of:=[.H3]" office:value-type="string" office:string-value="MPC(80)" calcext:value-type="string">
            <text:p>MPC(80)</text:p>
          </table:table-cell>
          <table:table-cell table:formula="of:=[.H11]" office:value-type="float" office:value="11.2550238" calcext:value-type="float">
            <text:p>11.2550238</text:p>
          </table:table-cell>
          <table:table-cell table:formula="of:=[.I11]" office:value-type="float" office:value="12.073172" calcext:value-type="float">
            <text:p>12.073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34547" calcext:value-type="float">
            <text:p>3.034547</text:p>
          </table:table-cell>
          <table:table-cell office:value-type="float" office:value="2.90491" calcext:value-type="float">
            <text:p>2.90491</text:p>
          </table:table-cell>
          <table:table-cell office:value-type="float" office:value="4.127252" calcext:value-type="float">
            <text:p>4.127252</text:p>
          </table:table-cell>
          <table:table-cell office:value-type="float" office:value="6.85523" calcext:value-type="float">
            <text:p>6.85523</text:p>
          </table:table-cell>
          <table:table-cell office:value-type="float" office:value="6.493982" calcext:value-type="float">
            <text:p>6.493982</text:p>
          </table:table-cell>
          <table:table-cell table:style-name="ce9" office:value-type="float" office:value="8.779743" calcext:value-type="float">
            <text:p>8.779743</text:p>
          </table:table-cell>
          <table:table-cell office:value-type="float" office:value="11.752104" calcext:value-type="float">
            <text:p>11.752104</text:p>
          </table:table-cell>
          <table:table-cell office:value-type="float" office:value="11.605394" calcext:value-type="float">
            <text:p>11.605394</text:p>
          </table:table-cell>
          <table:table-cell office:value-type="float" office:value="12.867408" calcext:value-type="float">
            <text:p>12.867408</text:p>
          </table:table-cell>
          <table:table-cell office:value-type="float" office:value="13.409909" calcext:value-type="float">
            <text:p>13.409909</text:p>
          </table:table-cell>
          <table:table-cell table:formula="of:=[.J3]" office:value-type="string" office:string-value="MPC(85)" calcext:value-type="string">
            <text:p>MPC(85)</text:p>
          </table:table-cell>
          <table:table-cell table:formula="of:=[.J11]" office:value-type="float" office:value="14.4780052" calcext:value-type="float">
            <text:p>14.4780052</text:p>
          </table:table-cell>
          <table:table-cell table:formula="of:=[.K11]" office:value-type="float" office:value="15.7227028" calcext:value-type="float">
            <text:p>15.7227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93293" calcext:value-type="float">
            <text:p>3.193293</text:p>
          </table:table-cell>
          <table:table-cell office:value-type="float" office:value="4.115732" calcext:value-type="float">
            <text:p>4.115732</text:p>
          </table:table-cell>
          <table:table-cell office:value-type="float" office:value="4.744502" calcext:value-type="float">
            <text:p>4.744502</text:p>
          </table:table-cell>
          <table:table-cell office:value-type="float" office:value="6.047776" calcext:value-type="float">
            <text:p>6.047776</text:p>
          </table:table-cell>
          <table:table-cell office:value-type="float" office:value="8.689008" calcext:value-type="float">
            <text:p>8.689008</text:p>
          </table:table-cell>
          <table:table-cell table:style-name="ce9" office:value-type="float" office:value="6.999829" calcext:value-type="float">
            <text:p>6.999829</text:p>
          </table:table-cell>
          <table:table-cell office:value-type="float" office:value="8.975432" calcext:value-type="float">
            <text:p>8.975432</text:p>
          </table:table-cell>
          <table:table-cell office:value-type="float" office:value="12.502772" calcext:value-type="float">
            <text:p>12.502772</text:p>
          </table:table-cell>
          <table:table-cell office:value-type="float" office:value="15.659452" calcext:value-type="float">
            <text:p>15.659452</text:p>
          </table:table-cell>
          <table:table-cell office:value-type="float" office:value="16.023268" calcext:value-type="float">
            <text:p>16.023268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style-name="ce2" table:formula="of:=STDEV([.B5:.B9])" office:value-type="float" office:value="0.566713318248036" calcext:value-type="float">
            <text:p>0.5667133182</text:p>
          </table:table-cell>
          <table:table-cell table:style-name="ce6" table:formula="of:=STDEV([.C5:.C9])" office:value-type="float" office:value="0.662377111321564" calcext:value-type="float">
            <text:p>0.6623771113</text:p>
          </table:table-cell>
          <table:table-cell table:style-name="ce6" table:formula="of:=STDEV([.D5:.D9])" office:value-type="float" office:value="1.10470810422324" calcext:value-type="float">
            <text:p>1.1047081042</text:p>
          </table:table-cell>
          <table:table-cell table:style-name="ce6" table:formula="of:=STDEV([.E5:.E9])" office:value-type="float" office:value="1.0700332645777" calcext:value-type="float">
            <text:p>1.0700332646</text:p>
          </table:table-cell>
          <table:table-cell table:style-name="ce6" table:formula="of:=STDEV([.F5:.F9])" office:value-type="float" office:value="0.892171822101662" calcext:value-type="float">
            <text:p>0.8921718221</text:p>
          </table:table-cell>
          <table:table-cell table:style-name="ce6" table:formula="of:=STDEV([.G5:.G9])" office:value-type="float" office:value="0.891363894863652" calcext:value-type="float">
            <text:p>0.8913638949</text:p>
          </table:table-cell>
          <table:table-cell table:style-name="ce6" table:formula="of:=STDEV([.H5:.H9])" office:value-type="float" office:value="1.48562856980613" calcext:value-type="float">
            <text:p>1.4856285698</text:p>
          </table:table-cell>
          <table:table-cell table:style-name="ce6" table:formula="of:=STDEV([.I5:.I9])" office:value-type="float" office:value="1.83656064519185" calcext:value-type="float">
            <text:p>1.8365606452</text:p>
          </table:table-cell>
          <table:table-cell table:style-name="ce6" table:formula="of:=STDEV([.J5:.J9])" office:value-type="float" office:value="1.21725803938491" calcext:value-type="float">
            <text:p>1.2172580394</text:p>
          </table:table-cell>
          <table:table-cell table:style-name="ce6" table:formula="of:=STDEV([.K5:.K9])" office:value-type="float" office:value="1.86554514068173" calcext:value-type="float">
            <text:p>1.8655451407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style-name="ce4" table:formula="of:=AVERAGE([.B5:.B9])" office:value-type="float" office:value="3.7217092" calcext:value-type="float">
            <text:p>3.7217092</text:p>
          </table:table-cell>
          <table:table-cell table:style-name="ce8" table:formula="of:=AVERAGE([.C5:.C9])" office:value-type="float" office:value="3.8136932" calcext:value-type="float">
            <text:p>3.8136932</text:p>
          </table:table-cell>
          <table:table-cell table:style-name="ce8" table:formula="of:=AVERAGE([.D5:.D9])" office:value-type="float" office:value="5.156432" calcext:value-type="float">
            <text:p>5.156432</text:p>
          </table:table-cell>
          <table:table-cell table:style-name="ce8" table:formula="of:=AVERAGE([.E5:.E9])" office:value-type="float" office:value="5.9170156" calcext:value-type="float">
            <text:p>5.9170156</text:p>
          </table:table-cell>
          <table:table-cell table:style-name="ce8" table:formula="of:=AVERAGE([.F5:.F9])" office:value-type="float" office:value="7.6298938" calcext:value-type="float">
            <text:p>7.6298938</text:p>
          </table:table-cell>
          <table:table-cell table:style-name="ce8" table:formula="of:=AVERAGE([.G5:.G9])" office:value-type="float" office:value="7.353722" calcext:value-type="float">
            <text:p>7.353722</text:p>
          </table:table-cell>
          <table:table-cell table:style-name="ce8" table:formula="of:=AVERAGE([.H5:.H9])" office:value-type="float" office:value="11.2550238" calcext:value-type="float">
            <text:p>11.2550238</text:p>
          </table:table-cell>
          <table:table-cell table:style-name="ce8" table:formula="of:=AVERAGE([.I5:.I9])" office:value-type="float" office:value="12.073172" calcext:value-type="float">
            <text:p>12.073172</text:p>
          </table:table-cell>
          <table:table-cell table:style-name="ce8" table:formula="of:=AVERAGE([.J5:.J9])" office:value-type="float" office:value="14.4780052" calcext:value-type="float">
            <text:p>14.4780052</text:p>
          </table:table-cell>
          <table:table-cell table:style-name="ce8" table:formula="of:=AVERAGE([.K5:.K9])" office:value-type="float" office:value="15.7227028" calcext:value-type="float">
            <text:p>15.7227028</text:p>
          </table:table-cell>
          <table:table-cell table:style-name="ce13" table:number-columns-repeated="2"/>
          <table:table-cell table:style-name="ce18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  <table:table-cell table:number-columns-repeated="3"/>
        </table:table-row>
        <table:table-row table:style-name="ro1">
          <table:table-cell/>
          <table:table-cell table:style-name="ce2" table:formula="of:=[.B3]" office:value-type="string" office:string-value="MPC(65)" calcext:value-type="string">
            <text:p>MPC(65)</text:p>
          </table:table-cell>
          <table:table-cell table:style-name="ce9" office:value-type="float" office:value="42" calcext:value-type="float">
            <text:p>42</text:p>
          </table:table-cell>
          <table:table-cell table:style-name="ce6" table:formula="of:=[.D3]" office:value-type="string" office:string-value="MPC(70)" calcext:value-type="string">
            <text:p>MPC(70)</text:p>
          </table:table-cell>
          <table:table-cell office:value-type="float" office:value="47" calcext:value-type="float">
            <text:p>47</text:p>
          </table:table-cell>
          <table:table-cell table:style-name="ce6" table:formula="of:=[.F3]" office:value-type="string" office:string-value="MPC(75)" calcext:value-type="string">
            <text:p>MPC(75)</text:p>
          </table:table-cell>
          <table:table-cell table:style-name="Default" office:value-type="float" office:value="52" calcext:value-type="float">
            <text:p>52</text:p>
          </table:table-cell>
          <table:table-cell table:style-name="ce6" table:formula="of:=[.H3]" office:value-type="string" office:string-value="MPC(80)" calcext:value-type="string">
            <text:p>MPC(80)</text:p>
          </table:table-cell>
          <table:table-cell table:style-name="Default" office:value-type="float" office:value="57" calcext:value-type="float">
            <text:p>57</text:p>
          </table:table-cell>
          <table:table-cell table:style-name="ce6" table:formula="of:=[.J3]" office:value-type="string" office:string-value="MPC(85)" calcext:value-type="string">
            <text:p>MPC(85)</text:p>
          </table:table-cell>
          <table:table-cell table:style-name="Default" office:value-type="float" office:value="61" calcext:value-type="float">
            <text:p>61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MPC(65)" calcext:value-type="string">
            <text:p>MPC(65)</text:p>
          </table:table-cell>
          <table:table-cell table:formula="of:=[.B21]" office:value-type="float" office:value="3.652744" calcext:value-type="float">
            <text:p>3.652744</text:p>
          </table:table-cell>
          <table:table-cell table:formula="of:=[.C21]" office:value-type="float" office:value="4.283876" calcext:value-type="float">
            <text:p>4.283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32916" calcext:value-type="float">
            <text:p>3.432916</text:p>
          </table:table-cell>
          <table:table-cell office:value-type="float" office:value="4.830815" calcext:value-type="float">
            <text:p>4.830815</text:p>
          </table:table-cell>
          <table:table-cell office:value-type="float" office:value="5.772545" calcext:value-type="float">
            <text:p>5.772545</text:p>
          </table:table-cell>
          <table:table-cell table:style-name="ce7" office:value-type="float" office:value="7.204623" calcext:value-type="float">
            <text:p>7.204623</text:p>
          </table:table-cell>
          <table:table-cell office:value-type="float" office:value="8.266467" calcext:value-type="float">
            <text:p>8.266467</text:p>
          </table:table-cell>
          <table:table-cell office:value-type="float" office:value="8.018886" calcext:value-type="float">
            <text:p>8.018886</text:p>
          </table:table-cell>
          <table:table-cell office:value-type="float" office:value="12.762003" calcext:value-type="float">
            <text:p>12.762003</text:p>
          </table:table-cell>
          <table:table-cell office:value-type="float" office:value="13.639753" calcext:value-type="float">
            <text:p>13.639753</text:p>
          </table:table-cell>
          <table:table-cell office:value-type="float" office:value="13.830691" calcext:value-type="float">
            <text:p>13.830691</text:p>
          </table:table-cell>
          <table:table-cell office:value-type="float" office:value="14.671716" calcext:value-type="float">
            <text:p>14.671716</text:p>
          </table:table-cell>
          <table:table-cell table:formula="of:=[.D13]" office:value-type="string" office:string-value="MPC(70)" calcext:value-type="string">
            <text:p>MPC(70)</text:p>
          </table:table-cell>
          <table:table-cell table:formula="of:=[.D21]" office:value-type="float" office:value="5.672194" calcext:value-type="float">
            <text:p>5.672194</text:p>
          </table:table-cell>
          <table:table-cell table:formula="of:=[.E21]" office:value-type="float" office:value="6.5564548" calcext:value-type="float">
            <text:p>6.5564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41699" calcext:value-type="float">
            <text:p>4.141699</text:p>
          </table:table-cell>
          <table:table-cell office:value-type="float" office:value="3.884525" calcext:value-type="float">
            <text:p>3.884525</text:p>
          </table:table-cell>
          <table:table-cell office:value-type="float" office:value="5.880633" calcext:value-type="float">
            <text:p>5.880633</text:p>
          </table:table-cell>
          <table:table-cell table:style-name="ce7" office:value-type="float" office:value="5.663544" calcext:value-type="float">
            <text:p>5.663544</text:p>
          </table:table-cell>
          <table:table-cell office:value-type="float" office:value="8.99787" calcext:value-type="float">
            <text:p>8.99787</text:p>
          </table:table-cell>
          <table:table-cell office:value-type="float" office:value="6.782174" calcext:value-type="float">
            <text:p>6.782174</text:p>
          </table:table-cell>
          <table:table-cell office:value-type="float" office:value="10.28731" calcext:value-type="float">
            <text:p>10.28731</text:p>
          </table:table-cell>
          <table:table-cell office:value-type="float" office:value="13.924892" calcext:value-type="float">
            <text:p>13.924892</text:p>
          </table:table-cell>
          <table:table-cell office:value-type="float" office:value="13.600765" calcext:value-type="float">
            <text:p>13.600765</text:p>
          </table:table-cell>
          <table:table-cell office:value-type="float" office:value="17.640676" calcext:value-type="float">
            <text:p>17.640676</text:p>
          </table:table-cell>
          <table:table-cell table:formula="of:=[.F13]" office:value-type="string" office:string-value="MPC(75)" calcext:value-type="string">
            <text:p>MPC(75)</text:p>
          </table:table-cell>
          <table:table-cell table:formula="of:=[.F21]" office:value-type="float" office:value="8.0580896" calcext:value-type="float">
            <text:p>8.0580896</text:p>
          </table:table-cell>
          <table:table-cell table:formula="of:=[.G21]" office:value-type="float" office:value="8.4157986" calcext:value-type="float">
            <text:p>8.4157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40632" calcext:value-type="float">
            <text:p>3.440632</text:p>
          </table:table-cell>
          <table:table-cell office:value-type="float" office:value="4.752063" calcext:value-type="float">
            <text:p>4.752063</text:p>
          </table:table-cell>
          <table:table-cell office:value-type="float" office:value="5.208523" calcext:value-type="float">
            <text:p>5.208523</text:p>
          </table:table-cell>
          <table:table-cell table:style-name="ce7" office:value-type="float" office:value="6.902235" calcext:value-type="float">
            <text:p>6.902235</text:p>
          </table:table-cell>
          <table:table-cell office:value-type="float" office:value="9.229505" calcext:value-type="float">
            <text:p>9.229505</text:p>
          </table:table-cell>
          <table:table-cell office:value-type="float" office:value="8.076044" calcext:value-type="float">
            <text:p>8.076044</text:p>
          </table:table-cell>
          <table:table-cell office:value-type="float" office:value="9.878543" calcext:value-type="float">
            <text:p>9.878543</text:p>
          </table:table-cell>
          <table:table-cell office:value-type="float" office:value="12.120839" calcext:value-type="float">
            <text:p>12.120839</text:p>
          </table:table-cell>
          <table:table-cell office:value-type="float" office:value="13.669973" calcext:value-type="float">
            <text:p>13.669973</text:p>
          </table:table-cell>
          <table:table-cell office:value-type="float" office:value="11.372975" calcext:value-type="float">
            <text:p>11.372975</text:p>
          </table:table-cell>
          <table:table-cell table:formula="of:=[.H13]" office:value-type="string" office:string-value="MPC(80)" calcext:value-type="string">
            <text:p>MPC(80)</text:p>
          </table:table-cell>
          <table:table-cell table:formula="of:=[.H21]" office:value-type="float" office:value="10.9060758" calcext:value-type="float">
            <text:p>10.9060758</text:p>
          </table:table-cell>
          <table:table-cell table:formula="of:=[.I21]" office:value-type="float" office:value="12.5822988" calcext:value-type="float">
            <text:p>12.5822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2543" calcext:value-type="float">
            <text:p>3.02543</text:p>
          </table:table-cell>
          <table:table-cell office:value-type="float" office:value="3.648847" calcext:value-type="float">
            <text:p>3.648847</text:p>
          </table:table-cell>
          <table:table-cell office:value-type="float" office:value="5.878085" calcext:value-type="float">
            <text:p>5.878085</text:p>
          </table:table-cell>
          <table:table-cell office:value-type="float" office:value="6.03651" calcext:value-type="float">
            <text:p>6.03651</text:p>
          </table:table-cell>
          <table:table-cell office:value-type="float" office:value="5.644404" calcext:value-type="float">
            <text:p>5.644404</text:p>
          </table:table-cell>
          <table:table-cell table:style-name="ce9" office:value-type="float" office:value="10.18075" calcext:value-type="float">
            <text:p>10.18075</text:p>
          </table:table-cell>
          <table:table-cell office:value-type="float" office:value="10.767917" calcext:value-type="float">
            <text:p>10.767917</text:p>
          </table:table-cell>
          <table:table-cell office:value-type="float" office:value="11.507583" calcext:value-type="float">
            <text:p>11.507583</text:p>
          </table:table-cell>
          <table:table-cell office:value-type="float" office:value="16.551014" calcext:value-type="float">
            <text:p>16.551014</text:p>
          </table:table-cell>
          <table:table-cell office:value-type="float" office:value="14.878726" calcext:value-type="float">
            <text:p>14.878726</text:p>
          </table:table-cell>
          <table:table-cell table:formula="of:=[.J13]" office:value-type="string" office:string-value="MPC(85)" calcext:value-type="string">
            <text:p>MPC(85)</text:p>
          </table:table-cell>
          <table:table-cell table:formula="of:=[.J21]" office:value-type="float" office:value="14.1097842" calcext:value-type="float">
            <text:p>14.1097842</text:p>
          </table:table-cell>
          <table:table-cell table:formula="of:=[.K21]" office:value-type="float" office:value="14.693191" calcext:value-type="float">
            <text:p>14.693191</text:p>
          </table:table-cell>
          <table:table-cell table:number-columns-repeated="2"/>
          <table:table-cell table:formula="of:=[.Q14]+[.R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23043" calcext:value-type="float">
            <text:p>4.223043</text:p>
          </table:table-cell>
          <table:table-cell office:value-type="float" office:value="4.30313" calcext:value-type="float">
            <text:p>4.30313</text:p>
          </table:table-cell>
          <table:table-cell office:value-type="float" office:value="5.621184" calcext:value-type="float">
            <text:p>5.621184</text:p>
          </table:table-cell>
          <table:table-cell office:value-type="float" office:value="6.975362" calcext:value-type="float">
            <text:p>6.975362</text:p>
          </table:table-cell>
          <table:table-cell office:value-type="float" office:value="8.152202" calcext:value-type="float">
            <text:p>8.152202</text:p>
          </table:table-cell>
          <table:table-cell table:style-name="ce9" office:value-type="float" office:value="9.021139" calcext:value-type="float">
            <text:p>9.021139</text:p>
          </table:table-cell>
          <table:table-cell office:value-type="float" office:value="10.834606" calcext:value-type="float">
            <text:p>10.834606</text:p>
          </table:table-cell>
          <table:table-cell office:value-type="float" office:value="11.718427" calcext:value-type="float">
            <text:p>11.718427</text:p>
          </table:table-cell>
          <table:table-cell office:value-type="float" office:value="12.896478" calcext:value-type="float">
            <text:p>12.896478</text:p>
          </table:table-cell>
          <table:table-cell office:value-type="float" office:value="14.901862" calcext:value-type="float">
            <text:p>14.901862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style-name="ce2" table:formula="of:=STDEV([.B15:.B19])" office:value-type="float" office:value="0.512629653392681" calcext:value-type="float">
            <text:p>0.5126296534</text:p>
          </table:table-cell>
          <table:table-cell table:style-name="ce6" table:formula="of:=STDEV([.C15:.C19])" office:value-type="float" office:value="0.51996516836419" calcext:value-type="float">
            <text:p>0.5199651684</text:p>
          </table:table-cell>
          <table:table-cell table:style-name="ce6" table:formula="of:=STDEV([.D15:.D19])" office:value-type="float" office:value="0.279955826937037" calcext:value-type="float">
            <text:p>0.2799558269</text:p>
          </table:table-cell>
          <table:table-cell table:style-name="ce6" table:formula="of:=STDEV([.E15:.E19])" office:value-type="float" office:value="0.66760794936452" calcext:value-type="float">
            <text:p>0.6676079494</text:p>
          </table:table-cell>
          <table:table-cell table:style-name="ce6" table:formula="of:=STDEV([.F15:.F19])" office:value-type="float" office:value="1.42596964377693" calcext:value-type="float">
            <text:p>1.4259696438</text:p>
          </table:table-cell>
          <table:table-cell table:style-name="ce6" table:formula="of:=STDEV([.G15:.G19])" office:value-type="float" office:value="1.26720090930949" calcext:value-type="float">
            <text:p>1.2672009093</text:p>
          </table:table-cell>
          <table:table-cell table:style-name="ce6" table:formula="of:=STDEV([.H15:.H19])" office:value-type="float" office:value="1.10762768207042" calcext:value-type="float">
            <text:p>1.1076276821</text:p>
          </table:table-cell>
          <table:table-cell table:style-name="ce6" table:formula="of:=STDEV([.I15:.I19])" office:value-type="float" office:value="1.12194023575287" calcext:value-type="float">
            <text:p>1.1219402358</text:p>
          </table:table-cell>
          <table:table-cell table:style-name="ce6" table:formula="of:=STDEV([.J15:.J19])" office:value-type="float" office:value="1.41086341678303" calcext:value-type="float">
            <text:p>1.4108634168</text:p>
          </table:table-cell>
          <table:table-cell table:style-name="ce6" table:formula="of:=STDEV([.K15:.K19])" office:value-type="float" office:value="2.22429371430416" calcext:value-type="float">
            <text:p>2.2242937143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style-name="ce4" table:formula="of:=AVERAGE([.B15:.B19])" office:value-type="float" office:value="3.652744" calcext:value-type="float">
            <text:p>3.652744</text:p>
          </table:table-cell>
          <table:table-cell table:style-name="ce8" table:formula="of:=AVERAGE([.C15:.C19])" office:value-type="float" office:value="4.283876" calcext:value-type="float">
            <text:p>4.283876</text:p>
          </table:table-cell>
          <table:table-cell table:style-name="ce8" table:formula="of:=AVERAGE([.D15:.D19])" office:value-type="float" office:value="5.672194" calcext:value-type="float">
            <text:p>5.672194</text:p>
          </table:table-cell>
          <table:table-cell table:style-name="ce8" table:formula="of:=AVERAGE([.E15:.E19])" office:value-type="float" office:value="6.5564548" calcext:value-type="float">
            <text:p>6.5564548</text:p>
          </table:table-cell>
          <table:table-cell table:style-name="ce8" table:formula="of:=AVERAGE([.F15:.F19])" office:value-type="float" office:value="8.0580896" calcext:value-type="float">
            <text:p>8.0580896</text:p>
          </table:table-cell>
          <table:table-cell table:style-name="ce8" table:formula="of:=AVERAGE([.G15:.G19])" office:value-type="float" office:value="8.4157986" calcext:value-type="float">
            <text:p>8.4157986</text:p>
          </table:table-cell>
          <table:table-cell table:style-name="ce8" table:formula="of:=AVERAGE([.H15:.H19])" office:value-type="float" office:value="10.9060758" calcext:value-type="float">
            <text:p>10.9060758</text:p>
          </table:table-cell>
          <table:table-cell table:style-name="ce8" table:formula="of:=AVERAGE([.I15:.I19])" office:value-type="float" office:value="12.5822988" calcext:value-type="float">
            <text:p>12.5822988</text:p>
          </table:table-cell>
          <table:table-cell table:style-name="ce8" table:formula="of:=AVERAGE([.J15:.J19])" office:value-type="float" office:value="14.1097842" calcext:value-type="float">
            <text:p>14.1097842</text:p>
          </table:table-cell>
          <table:table-cell table:style-name="ce8" table:formula="of:=AVERAGE([.K15:.K19])" office:value-type="float" office:value="14.693191" calcext:value-type="float">
            <text:p>14.693191</text:p>
          </table:table-cell>
          <table:table-cell table:style-name="ce13" table:number-columns-repeated="2"/>
          <table:table-cell table:style-name="ce18"/>
          <table:table-cell table:number-columns-repeated="3"/>
        </table:table-row>
      </table:table>
      <table:table table:name="min_cost_path" table:style-name="ta1">
        <table:shapes>
          <draw:frame draw:z-index="0" draw:style-name="gr1" draw:text-style-name="P1" svg:width="5.2465in" svg:height="3.5453in" svg:x="0.9748in" svg:y="3.9295in">
            <draw:object draw:notify-on-update-of-ranges="min_cost_path.L4:min_cost_path.L8 min_cost_path.M3:min_cost_path.M3 min_cost_path.M4:min_cost_path.M8 min_cost_path.N3:min_cost_path.N3 min_cost_path.N4:min_cost_path.N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" draw:style-name="gr1" draw:text-style-name="P1" svg:width="5.2465in" svg:height="3.5453in" svg:x="6.2031in" svg:y="3.9445in">
            <draw:object draw:notify-on-update-of-ranges="min_cost_path.L14:min_cost_path.L18 min_cost_path.M13:min_cost_path.M13 min_cost_path.M14:min_cost_path.M18 min_cost_path.N13:min_cost_path.N13 min_cost_path.N14:min_cost_path.N18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9" table:default-cell-style-name="ce12"/>
        <table:table-column table:style-name="co2" table:default-cell-style-name="ce14"/>
        <table:table-column table:style-name="co2" table:default-cell-style-name="ce1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WITH OMPSS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MCP(32, 11)</text:p>
          </table:table-cell>
          <table:table-cell table:style-name="ce6"/>
          <table:table-cell table:style-name="ce6" office:value-type="string" calcext:value-type="string">
            <text:p>MCP(33, 11)</text:p>
          </table:table-cell>
          <table:table-cell/>
          <table:table-cell table:style-name="ce6" office:value-type="string" calcext:value-type="string">
            <text:p>MCP(34, 11)</text:p>
          </table:table-cell>
          <table:table-cell table:style-name="Default"/>
          <table:table-cell table:style-name="ce6" office:value-type="string" calcext:value-type="string">
            <text:p>MCP(35, 11)</text:p>
          </table:table-cell>
          <table:table-cell table:style-name="Default"/>
          <table:table-cell table:style-name="ce6" office:value-type="string" calcext:value-type="string">
            <text:p>MCP(36, 11)</text:p>
          </table:table-cell>
          <table:table-cell table:style-name="Default"/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3]" office:value-type="string" office:string-value="MCP(32, 11)" calcext:value-type="string">
            <text:p>MCP(32, 11)</text:p>
          </table:table-cell>
          <table:table-cell table:formula="of:=[.B11]" office:value-type="float" office:value="6.1831082" calcext:value-type="float">
            <text:p>6.1831082</text:p>
          </table:table-cell>
          <table:table-cell table:formula="of:=[.C11]" office:value-type="float" office:value="7.0029398" calcext:value-type="float">
            <text:p>7.0029398</text:p>
          </table:table-cell>
        </table:table-row>
        <table:table-row table:style-name="ro1">
          <table:table-cell/>
          <table:table-cell office:value-type="float" office:value="6.151237" calcext:value-type="float">
            <text:p>6.151237</text:p>
          </table:table-cell>
          <table:table-cell office:value-type="float" office:value="7.712965" calcext:value-type="float">
            <text:p>7.712965</text:p>
          </table:table-cell>
          <table:table-cell office:value-type="float" office:value="5.169067" calcext:value-type="float">
            <text:p>5.169067</text:p>
          </table:table-cell>
          <table:table-cell table:style-name="ce7" office:value-type="float" office:value="8.080934" calcext:value-type="float">
            <text:p>8.080934</text:p>
          </table:table-cell>
          <table:table-cell office:value-type="float" office:value="6.272287" calcext:value-type="float">
            <text:p>6.272287</text:p>
          </table:table-cell>
          <table:table-cell office:value-type="float" office:value="11.76428" calcext:value-type="float">
            <text:p>11.76428</text:p>
          </table:table-cell>
          <table:table-cell office:value-type="float" office:value="13.580056" calcext:value-type="float">
            <text:p>13.580056</text:p>
          </table:table-cell>
          <table:table-cell office:value-type="float" office:value="8.533536" calcext:value-type="float">
            <text:p>8.533536</text:p>
          </table:table-cell>
          <table:table-cell office:value-type="float" office:value="12.197117" calcext:value-type="float">
            <text:p>12.197117</text:p>
          </table:table-cell>
          <table:table-cell office:value-type="float" office:value="15.826684" calcext:value-type="float">
            <text:p>15.826684</text:p>
          </table:table-cell>
          <table:table-cell table:formula="of:=[.D3]" office:value-type="string" office:string-value="MCP(33, 11)" calcext:value-type="string">
            <text:p>MCP(33, 11)</text:p>
          </table:table-cell>
          <table:table-cell table:formula="of:=[.D11]" office:value-type="float" office:value="6.4148128" calcext:value-type="float">
            <text:p>6.4148128</text:p>
          </table:table-cell>
          <table:table-cell table:formula="of:=[.E11]" office:value-type="float" office:value="7.7545862" calcext:value-type="float">
            <text:p>7.7545862</text:p>
          </table:table-cell>
        </table:table-row>
        <table:table-row table:style-name="ro1">
          <table:table-cell/>
          <table:table-cell office:value-type="float" office:value="7.115919" calcext:value-type="float">
            <text:p>7.115919</text:p>
          </table:table-cell>
          <table:table-cell office:value-type="float" office:value="5.903097" calcext:value-type="float">
            <text:p>5.903097</text:p>
          </table:table-cell>
          <table:table-cell office:value-type="float" office:value="5.334463" calcext:value-type="float">
            <text:p>5.334463</text:p>
          </table:table-cell>
          <table:table-cell table:style-name="ce7" office:value-type="float" office:value="8.843502" calcext:value-type="float">
            <text:p>8.843502</text:p>
          </table:table-cell>
          <table:table-cell office:value-type="float" office:value="11.220663" calcext:value-type="float">
            <text:p>11.220663</text:p>
          </table:table-cell>
          <table:table-cell office:value-type="float" office:value="9.231499" calcext:value-type="float">
            <text:p>9.231499</text:p>
          </table:table-cell>
          <table:table-cell office:value-type="float" office:value="10.255336" calcext:value-type="float">
            <text:p>10.255336</text:p>
          </table:table-cell>
          <table:table-cell office:value-type="float" office:value="12.607551" calcext:value-type="float">
            <text:p>12.607551</text:p>
          </table:table-cell>
          <table:table-cell office:value-type="float" office:value="10.459721" calcext:value-type="float">
            <text:p>10.459721</text:p>
          </table:table-cell>
          <table:table-cell office:value-type="float" office:value="11.596002" calcext:value-type="float">
            <text:p>11.596002</text:p>
          </table:table-cell>
          <table:table-cell table:formula="of:=[.F3]" office:value-type="string" office:string-value="MCP(34, 11)" calcext:value-type="string">
            <text:p>MCP(34, 11)</text:p>
          </table:table-cell>
          <table:table-cell table:formula="of:=[.F11]" office:value-type="float" office:value="8.2658474" calcext:value-type="float">
            <text:p>8.2658474</text:p>
          </table:table-cell>
          <table:table-cell table:formula="of:=[.G11]" office:value-type="float" office:value="9.183834" calcext:value-type="float">
            <text:p>9.183834</text:p>
          </table:table-cell>
        </table:table-row>
        <table:table-row table:style-name="ro1">
          <table:table-cell/>
          <table:table-cell office:value-type="float" office:value="5.070678" calcext:value-type="float">
            <text:p>5.070678</text:p>
          </table:table-cell>
          <table:table-cell office:value-type="float" office:value="7.839705" calcext:value-type="float">
            <text:p>7.839705</text:p>
          </table:table-cell>
          <table:table-cell office:value-type="float" office:value="6.210089" calcext:value-type="float">
            <text:p>6.210089</text:p>
          </table:table-cell>
          <table:table-cell table:style-name="ce7" office:value-type="float" office:value="8.614321" calcext:value-type="float">
            <text:p>8.614321</text:p>
          </table:table-cell>
          <table:table-cell office:value-type="float" office:value="9.957192" calcext:value-type="float">
            <text:p>9.957192</text:p>
          </table:table-cell>
          <table:table-cell office:value-type="float" office:value="10.185167" calcext:value-type="float">
            <text:p>10.185167</text:p>
          </table:table-cell>
          <table:table-cell office:value-type="float" office:value="13.473611" calcext:value-type="float">
            <text:p>13.473611</text:p>
          </table:table-cell>
          <table:table-cell office:value-type="float" office:value="12.504768" calcext:value-type="float">
            <text:p>12.504768</text:p>
          </table:table-cell>
          <table:table-cell office:value-type="float" office:value="16.305092" calcext:value-type="float">
            <text:p>16.305092</text:p>
          </table:table-cell>
          <table:table-cell office:value-type="float" office:value="11.376966" calcext:value-type="float">
            <text:p>11.376966</text:p>
          </table:table-cell>
          <table:table-cell table:formula="of:=[.H3]" office:value-type="string" office:string-value="MCP(35, 11)" calcext:value-type="string">
            <text:p>MCP(35, 11)</text:p>
          </table:table-cell>
          <table:table-cell table:formula="of:=[.H11]" office:value-type="float" office:value="11.918679" calcext:value-type="float">
            <text:p>11.918679</text:p>
          </table:table-cell>
          <table:table-cell table:formula="of:=[.I11]" office:value-type="float" office:value="10.6260444" calcext:value-type="float">
            <text:p>10.6260444</text:p>
          </table:table-cell>
        </table:table-row>
        <table:table-row table:style-name="ro1">
          <table:table-cell/>
          <table:table-cell office:value-type="float" office:value="5.337476" calcext:value-type="float">
            <text:p>5.337476</text:p>
          </table:table-cell>
          <table:table-cell office:value-type="float" office:value="9.180243" calcext:value-type="float">
            <text:p>9.180243</text:p>
          </table:table-cell>
          <table:table-cell office:value-type="float" office:value="7.902685" calcext:value-type="float">
            <text:p>7.902685</text:p>
          </table:table-cell>
          <table:table-cell office:value-type="float" office:value="6.943143" calcext:value-type="float">
            <text:p>6.943143</text:p>
          </table:table-cell>
          <table:table-cell office:value-type="float" office:value="6.854229" calcext:value-type="float">
            <text:p>6.854229</text:p>
          </table:table-cell>
          <table:table-cell table:style-name="ce9" office:value-type="float" office:value="8.230755" calcext:value-type="float">
            <text:p>8.230755</text:p>
          </table:table-cell>
          <table:table-cell office:value-type="float" office:value="10.623385" calcext:value-type="float">
            <text:p>10.623385</text:p>
          </table:table-cell>
          <table:table-cell office:value-type="float" office:value="12.075577" calcext:value-type="float">
            <text:p>12.075577</text:p>
          </table:table-cell>
          <table:table-cell office:value-type="float" office:value="9.507047" calcext:value-type="float">
            <text:p>9.507047</text:p>
          </table:table-cell>
          <table:table-cell office:value-type="float" office:value="12.230701" calcext:value-type="float">
            <text:p>12.230701</text:p>
          </table:table-cell>
          <table:table-cell table:formula="of:=[.J3]" office:value-type="string" office:string-value="MCP(36, 11)" calcext:value-type="string">
            <text:p>MCP(36, 11)</text:p>
          </table:table-cell>
          <table:table-cell table:formula="of:=[.J11]" office:value-type="float" office:value="12.1639096" calcext:value-type="float">
            <text:p>12.1639096</text:p>
          </table:table-cell>
          <table:table-cell table:formula="of:=[.K11]" office:value-type="float" office:value="12.1110048" calcext:value-type="float">
            <text:p>12.1110048</text:p>
          </table:table-cell>
        </table:table-row>
        <table:table-row table:style-name="ro1">
          <table:table-cell/>
          <table:table-cell office:value-type="float" office:value="7.240231" calcext:value-type="float">
            <text:p>7.240231</text:p>
          </table:table-cell>
          <table:table-cell office:value-type="float" office:value="4.378689" calcext:value-type="float">
            <text:p>4.378689</text:p>
          </table:table-cell>
          <table:table-cell office:value-type="float" office:value="7.45776" calcext:value-type="float">
            <text:p>7.45776</text:p>
          </table:table-cell>
          <table:table-cell office:value-type="float" office:value="6.291031" calcext:value-type="float">
            <text:p>6.291031</text:p>
          </table:table-cell>
          <table:table-cell office:value-type="float" office:value="7.024866" calcext:value-type="float">
            <text:p>7.024866</text:p>
          </table:table-cell>
          <table:table-cell table:style-name="ce9" office:value-type="float" office:value="6.507469" calcext:value-type="float">
            <text:p>6.507469</text:p>
          </table:table-cell>
          <table:table-cell office:value-type="float" office:value="11.661007" calcext:value-type="float">
            <text:p>11.661007</text:p>
          </table:table-cell>
          <table:table-cell office:value-type="float" office:value="7.40879" calcext:value-type="float">
            <text:p>7.40879</text:p>
          </table:table-cell>
          <table:table-cell office:value-type="float" office:value="12.350571" calcext:value-type="float">
            <text:p>12.350571</text:p>
          </table:table-cell>
          <table:table-cell office:value-type="float" office:value="9.524671" calcext:value-type="float">
            <text:p>9.524671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5:.B9])" office:value-type="float" office:value="0.99262973255575" calcext:value-type="float">
            <text:p>0.9926297326</text:p>
          </table:table-cell>
          <table:table-cell table:style-name="ce6" table:formula="of:=STDEV([.C5:.C9])" office:value-type="float" office:value="1.87358663099073" calcext:value-type="float">
            <text:p>1.873586631</text:p>
          </table:table-cell>
          <table:table-cell table:style-name="ce6" table:formula="of:=STDEV([.D5:.D9])" office:value-type="float" office:value="1.23110241941773" calcext:value-type="float">
            <text:p>1.2311024194</text:p>
          </table:table-cell>
          <table:table-cell table:style-name="ce6" table:formula="of:=STDEV([.E5:.E9])" office:value-type="float" office:value="1.09906987069281" calcext:value-type="float">
            <text:p>1.0990698707</text:p>
          </table:table-cell>
          <table:table-cell table:style-name="ce6" table:formula="of:=STDEV([.F5:.F9])" office:value-type="float" office:value="2.185095318102" calcext:value-type="float">
            <text:p>2.1850953181</text:p>
          </table:table-cell>
          <table:table-cell table:style-name="ce6" table:formula="of:=STDEV([.G5:.G9])" office:value-type="float" office:value="1.98336396568406" calcext:value-type="float">
            <text:p>1.9833639657</text:p>
          </table:table-cell>
          <table:table-cell table:style-name="ce6" table:formula="of:=STDEV([.H5:.H9])" office:value-type="float" office:value="1.55634816175736" calcext:value-type="float">
            <text:p>1.5563481618</text:p>
          </table:table-cell>
          <table:table-cell table:style-name="ce6" table:formula="of:=STDEV([.I5:.I9])" office:value-type="float" office:value="2.46406335185873" calcext:value-type="float">
            <text:p>2.4640633519</text:p>
          </table:table-cell>
          <table:table-cell table:style-name="ce6" table:formula="of:=STDEV([.J5:.J9])" office:value-type="float" office:value="2.60521182149279" calcext:value-type="float">
            <text:p>2.6052118215</text:p>
          </table:table-cell>
          <table:table-cell table:style-name="ce6" table:formula="of:=STDEV([.K5:.K9])" office:value-type="float" office:value="2.30834152946129" calcext:value-type="float">
            <text:p>2.3083415295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5:.B9])" office:value-type="float" office:value="6.1831082" calcext:value-type="float">
            <text:p>6.1831082</text:p>
          </table:table-cell>
          <table:table-cell table:style-name="ce8" table:formula="of:=AVERAGE([.C5:.C9])" office:value-type="float" office:value="7.0029398" calcext:value-type="float">
            <text:p>7.0029398</text:p>
          </table:table-cell>
          <table:table-cell table:style-name="ce8" table:formula="of:=AVERAGE([.D5:.D9])" office:value-type="float" office:value="6.4148128" calcext:value-type="float">
            <text:p>6.4148128</text:p>
          </table:table-cell>
          <table:table-cell table:style-name="ce8" table:formula="of:=AVERAGE([.E5:.E9])" office:value-type="float" office:value="7.7545862" calcext:value-type="float">
            <text:p>7.7545862</text:p>
          </table:table-cell>
          <table:table-cell table:style-name="ce8" table:formula="of:=AVERAGE([.F5:.F9])" office:value-type="float" office:value="8.2658474" calcext:value-type="float">
            <text:p>8.2658474</text:p>
          </table:table-cell>
          <table:table-cell table:style-name="ce8" table:formula="of:=AVERAGE([.G5:.G9])" office:value-type="float" office:value="9.183834" calcext:value-type="float">
            <text:p>9.183834</text:p>
          </table:table-cell>
          <table:table-cell table:style-name="ce8" table:formula="of:=AVERAGE([.H5:.H9])" office:value-type="float" office:value="11.918679" calcext:value-type="float">
            <text:p>11.918679</text:p>
          </table:table-cell>
          <table:table-cell table:style-name="ce8" table:formula="of:=AVERAGE([.I5:.I9])" office:value-type="float" office:value="10.6260444" calcext:value-type="float">
            <text:p>10.6260444</text:p>
          </table:table-cell>
          <table:table-cell table:style-name="ce8" table:formula="of:=AVERAGE([.J5:.J9])" office:value-type="float" office:value="12.1639096" calcext:value-type="float">
            <text:p>12.1639096</text:p>
          </table:table-cell>
          <table:table-cell table:style-name="ce8" table:formula="of:=AVERAGE([.K5:.K9])" office:value-type="float" office:value="12.1110048" calcext:value-type="float">
            <text:p>12.1110048</text:p>
          </table:table-cell>
          <table:table-cell table:style-name="ce13" table:number-columns-repeated="2"/>
          <table:table-cell table:style-name="ce18"/>
        </table:table-row>
        <table:table-row table:style-name="ro1">
          <table:table-cell/>
          <table:table-cell table:style-name="ce1" office:value-type="string" calcext:value-type="string">
            <text:p>WITH MANUAL FINAL</text:p>
          </table:table-cell>
          <table:table-cell table:style-name="ce5" table:number-columns-repeated="3"/>
          <table:table-cell table:style-name="ce10"/>
          <table:table-cell table:style-name="ce11" table:number-columns-repeated="2"/>
          <table:table-cell table:style-name="ce5"/>
          <table:table-cell table:style-name="ce11" table:number-columns-repeated="4"/>
          <table:table-cell table:style-name="ce15"/>
        </table:table-row>
        <table:table-row table:style-name="ro1">
          <table:table-cell/>
          <table:table-cell table:style-name="ce2" table:formula="of:=[.B3]" office:value-type="string" office:string-value="MCP(32, 11)" calcext:value-type="string">
            <text:p>MCP(32, 11)</text:p>
          </table:table-cell>
          <table:table-cell table:style-name="ce9" office:value-type="float" office:value="7" calcext:value-type="float">
            <text:p>7</text:p>
          </table:table-cell>
          <table:table-cell table:style-name="ce6" table:formula="of:=[.D3]" office:value-type="string" office:string-value="MCP(33, 11)" calcext:value-type="string">
            <text:p>MCP(33, 11)</text:p>
          </table:table-cell>
          <table:table-cell office:value-type="float" office:value="7" calcext:value-type="float">
            <text:p>7</text:p>
          </table:table-cell>
          <table:table-cell table:style-name="ce6" table:formula="of:=[.F3]" office:value-type="string" office:string-value="MCP(34, 11)" calcext:value-type="string">
            <text:p>MCP(34, 11)</text:p>
          </table:table-cell>
          <table:table-cell table:style-name="Default" office:value-type="float" office:value="7" calcext:value-type="float">
            <text:p>7</text:p>
          </table:table-cell>
          <table:table-cell table:style-name="ce6" table:formula="of:=[.H3]" office:value-type="string" office:string-value="MCP(35, 11)" calcext:value-type="string">
            <text:p>MCP(35, 11)</text:p>
          </table:table-cell>
          <table:table-cell table:style-name="Default" office:value-type="float" office:value="7" calcext:value-type="float">
            <text:p>7</text:p>
          </table:table-cell>
          <table:table-cell table:style-name="ce6" table:formula="of:=[.J3]" office:value-type="string" office:string-value="MCP(36, 11)" calcext:value-type="string">
            <text:p>MCP(36, 11)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MAP</text:p>
          </table:table-cell>
          <table:table-cell table:style-name="ce16" office:value-type="string" calcext:value-type="string">
            <text:p>TABLE</text:p>
          </table:table-cell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MAP</text:p>
          </table:table-cell>
          <table:table-cell table:style-name="ce6" office:value-type="string" calcext:value-type="string">
            <text:p>TABLE</text:p>
          </table:table-cell>
          <table:table-cell table:formula="of:=[.B13]" office:value-type="string" office:string-value="MCP(32, 11)" calcext:value-type="string">
            <text:p>MCP(32, 11)</text:p>
          </table:table-cell>
          <table:table-cell table:formula="of:=[.B21]" office:value-type="float" office:value="7.6536584" calcext:value-type="float">
            <text:p>7.6536584</text:p>
          </table:table-cell>
          <table:table-cell table:formula="of:=[.C21]" office:value-type="float" office:value="6.931974" calcext:value-type="float">
            <text:p>6.931974</text:p>
          </table:table-cell>
        </table:table-row>
        <table:table-row table:style-name="ro1">
          <table:table-cell/>
          <table:table-cell office:value-type="float" office:value="7.339242" calcext:value-type="float">
            <text:p>7.339242</text:p>
          </table:table-cell>
          <table:table-cell office:value-type="float" office:value="5.978641" calcext:value-type="float">
            <text:p>5.978641</text:p>
          </table:table-cell>
          <table:table-cell office:value-type="float" office:value="7.496496" calcext:value-type="float">
            <text:p>7.496496</text:p>
          </table:table-cell>
          <table:table-cell table:style-name="ce7" office:value-type="float" office:value="6.558071" calcext:value-type="float">
            <text:p>6.558071</text:p>
          </table:table-cell>
          <table:table-cell office:value-type="float" office:value="8.802307" calcext:value-type="float">
            <text:p>8.802307</text:p>
          </table:table-cell>
          <table:table-cell office:value-type="float" office:value="10.476505" calcext:value-type="float">
            <text:p>10.476505</text:p>
          </table:table-cell>
          <table:table-cell office:value-type="float" office:value="9.566852" calcext:value-type="float">
            <text:p>9.566852</text:p>
          </table:table-cell>
          <table:table-cell office:value-type="float" office:value="8.315078" calcext:value-type="float">
            <text:p>8.315078</text:p>
          </table:table-cell>
          <table:table-cell office:value-type="float" office:value="11.335818" calcext:value-type="float">
            <text:p>11.335818</text:p>
          </table:table-cell>
          <table:table-cell office:value-type="float" office:value="15.6645" calcext:value-type="float">
            <text:p>15.6645</text:p>
          </table:table-cell>
          <table:table-cell table:formula="of:=[.D13]" office:value-type="string" office:string-value="MCP(33, 11)" calcext:value-type="string">
            <text:p>MCP(33, 11)</text:p>
          </table:table-cell>
          <table:table-cell table:formula="of:=[.D21]" office:value-type="float" office:value="7.1254952" calcext:value-type="float">
            <text:p>7.1254952</text:p>
          </table:table-cell>
          <table:table-cell table:formula="of:=[.E21]" office:value-type="float" office:value="8.322912" calcext:value-type="float">
            <text:p>8.322912</text:p>
          </table:table-cell>
        </table:table-row>
        <table:table-row table:style-name="ro1">
          <table:table-cell/>
          <table:table-cell office:value-type="float" office:value="6.796818" calcext:value-type="float">
            <text:p>6.796818</text:p>
          </table:table-cell>
          <table:table-cell office:value-type="float" office:value="6.860743" calcext:value-type="float">
            <text:p>6.860743</text:p>
          </table:table-cell>
          <table:table-cell office:value-type="float" office:value="4.790215" calcext:value-type="float">
            <text:p>4.790215</text:p>
          </table:table-cell>
          <table:table-cell table:style-name="ce7" office:value-type="float" office:value="8.961314" calcext:value-type="float">
            <text:p>8.961314</text:p>
          </table:table-cell>
          <table:table-cell office:value-type="float" office:value="9.89811" calcext:value-type="float">
            <text:p>9.89811</text:p>
          </table:table-cell>
          <table:table-cell office:value-type="float" office:value="8.088016" calcext:value-type="float">
            <text:p>8.088016</text:p>
          </table:table-cell>
          <table:table-cell office:value-type="float" office:value="12.441524" calcext:value-type="float">
            <text:p>12.441524</text:p>
          </table:table-cell>
          <table:table-cell office:value-type="float" office:value="8.390577" calcext:value-type="float">
            <text:p>8.390577</text:p>
          </table:table-cell>
          <table:table-cell office:value-type="float" office:value="11.244238" calcext:value-type="float">
            <text:p>11.244238</text:p>
          </table:table-cell>
          <table:table-cell office:value-type="float" office:value="12.792405" calcext:value-type="float">
            <text:p>12.792405</text:p>
          </table:table-cell>
          <table:table-cell table:formula="of:=[.F13]" office:value-type="string" office:string-value="MCP(34, 11)" calcext:value-type="string">
            <text:p>MCP(34, 11)</text:p>
          </table:table-cell>
          <table:table-cell table:formula="of:=[.F21]" office:value-type="float" office:value="10.149293" calcext:value-type="float">
            <text:p>10.149293</text:p>
          </table:table-cell>
          <table:table-cell table:formula="of:=[.G21]" office:value-type="float" office:value="10.187879" calcext:value-type="float">
            <text:p>10.187879</text:p>
          </table:table-cell>
        </table:table-row>
        <table:table-row table:style-name="ro1">
          <table:table-cell/>
          <table:table-cell office:value-type="float" office:value="6.017454" calcext:value-type="float">
            <text:p>6.017454</text:p>
          </table:table-cell>
          <table:table-cell office:value-type="float" office:value="7.656425" calcext:value-type="float">
            <text:p>7.656425</text:p>
          </table:table-cell>
          <table:table-cell office:value-type="float" office:value="8.778386" calcext:value-type="float">
            <text:p>8.778386</text:p>
          </table:table-cell>
          <table:table-cell table:style-name="ce7" office:value-type="float" office:value="9.985979" calcext:value-type="float">
            <text:p>9.985979</text:p>
          </table:table-cell>
          <table:table-cell office:value-type="float" office:value="9.265941" calcext:value-type="float">
            <text:p>9.265941</text:p>
          </table:table-cell>
          <table:table-cell office:value-type="float" office:value="7.910003" calcext:value-type="float">
            <text:p>7.910003</text:p>
          </table:table-cell>
          <table:table-cell office:value-type="float" office:value="13.047748" calcext:value-type="float">
            <text:p>13.047748</text:p>
          </table:table-cell>
          <table:table-cell office:value-type="float" office:value="9.865889" calcext:value-type="float">
            <text:p>9.865889</text:p>
          </table:table-cell>
          <table:table-cell office:value-type="float" office:value="10.478829" calcext:value-type="float">
            <text:p>10.478829</text:p>
          </table:table-cell>
          <table:table-cell office:value-type="float" office:value="7.535963" calcext:value-type="float">
            <text:p>7.535963</text:p>
          </table:table-cell>
          <table:table-cell table:formula="of:=[.H13]" office:value-type="string" office:string-value="MCP(35, 11)" calcext:value-type="string">
            <text:p>MCP(35, 11)</text:p>
          </table:table-cell>
          <table:table-cell table:formula="of:=[.H21]" office:value-type="float" office:value="11.5333946" calcext:value-type="float">
            <text:p>11.5333946</text:p>
          </table:table-cell>
          <table:table-cell table:formula="of:=[.I21]" office:value-type="float" office:value="10.0602562" calcext:value-type="float">
            <text:p>10.0602562</text:p>
          </table:table-cell>
        </table:table-row>
        <table:table-row table:style-name="ro1">
          <table:table-cell/>
          <table:table-cell office:value-type="float" office:value="8.46522" calcext:value-type="float">
            <text:p>8.46522</text:p>
          </table:table-cell>
          <table:table-cell office:value-type="float" office:value="5.799061" calcext:value-type="float">
            <text:p>5.799061</text:p>
          </table:table-cell>
          <table:table-cell office:value-type="float" office:value="6.244597" calcext:value-type="float">
            <text:p>6.244597</text:p>
          </table:table-cell>
          <table:table-cell office:value-type="float" office:value="7.807934" calcext:value-type="float">
            <text:p>7.807934</text:p>
          </table:table-cell>
          <table:table-cell office:value-type="float" office:value="8.915004" calcext:value-type="float">
            <text:p>8.915004</text:p>
          </table:table-cell>
          <table:table-cell table:style-name="ce9" office:value-type="float" office:value="13.230446" calcext:value-type="float">
            <text:p>13.230446</text:p>
          </table:table-cell>
          <table:table-cell office:value-type="float" office:value="11.251728" calcext:value-type="float">
            <text:p>11.251728</text:p>
          </table:table-cell>
          <table:table-cell office:value-type="float" office:value="12.573851" calcext:value-type="float">
            <text:p>12.573851</text:p>
          </table:table-cell>
          <table:table-cell office:value-type="float" office:value="15.84831" calcext:value-type="float">
            <text:p>15.84831</text:p>
          </table:table-cell>
          <table:table-cell office:value-type="float" office:value="13.452467" calcext:value-type="float">
            <text:p>13.452467</text:p>
          </table:table-cell>
          <table:table-cell table:formula="of:=[.J13]" office:value-type="string" office:string-value="MCP(36, 11)" calcext:value-type="string">
            <text:p>MCP(36, 11)</text:p>
          </table:table-cell>
          <table:table-cell table:formula="of:=[.J21]" office:value-type="float" office:value="12.8655964" calcext:value-type="float">
            <text:p>12.8655964</text:p>
          </table:table-cell>
          <table:table-cell table:formula="of:=[.K21]" office:value-type="float" office:value="12.2713266" calcext:value-type="float">
            <text:p>12.2713266</text:p>
          </table:table-cell>
        </table:table-row>
        <table:table-row table:style-name="ro1">
          <table:table-cell/>
          <table:table-cell office:value-type="float" office:value="9.649558" calcext:value-type="float">
            <text:p>9.649558</text:p>
          </table:table-cell>
          <table:table-cell office:value-type="float" office:value="8.365" calcext:value-type="float">
            <text:p>8.365</text:p>
          </table:table-cell>
          <table:table-cell office:value-type="float" office:value="8.317782" calcext:value-type="float">
            <text:p>8.317782</text:p>
          </table:table-cell>
          <table:table-cell office:value-type="float" office:value="8.301262" calcext:value-type="float">
            <text:p>8.301262</text:p>
          </table:table-cell>
          <table:table-cell office:value-type="float" office:value="13.865103" calcext:value-type="float">
            <text:p>13.865103</text:p>
          </table:table-cell>
          <table:table-cell table:style-name="ce9" office:value-type="float" office:value="11.234425" calcext:value-type="float">
            <text:p>11.234425</text:p>
          </table:table-cell>
          <table:table-cell office:value-type="float" office:value="11.359121" calcext:value-type="float">
            <text:p>11.359121</text:p>
          </table:table-cell>
          <table:table-cell office:value-type="float" office:value="11.155886" calcext:value-type="float">
            <text:p>11.155886</text:p>
          </table:table-cell>
          <table:table-cell office:value-type="float" office:value="15.420787" calcext:value-type="float">
            <text:p>15.420787</text:p>
          </table:table-cell>
          <table:table-cell office:value-type="float" office:value="11.911298" calcext:value-type="float">
            <text:p>11.911298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2" table:formula="of:=STDEV([.B15:.B19])" office:value-type="float" office:value="1.42762437515223" calcext:value-type="float">
            <text:p>1.4276243752</text:p>
          </table:table-cell>
          <table:table-cell table:style-name="ce6" table:formula="of:=STDEV([.C15:.C19])" office:value-type="float" office:value="1.09268045396355" calcext:value-type="float">
            <text:p>1.092680454</text:p>
          </table:table-cell>
          <table:table-cell table:style-name="ce6" table:formula="of:=STDEV([.D15:.D19])" office:value-type="float" office:value="1.62178548635869" calcext:value-type="float">
            <text:p>1.6217854864</text:p>
          </table:table-cell>
          <table:table-cell table:style-name="ce6" table:formula="of:=STDEV([.E15:.E19])" office:value-type="float" office:value="1.28000818145413" calcext:value-type="float">
            <text:p>1.2800081815</text:p>
          </table:table-cell>
          <table:table-cell table:style-name="ce6" table:formula="of:=STDEV([.F15:.F19])" office:value-type="float" office:value="2.12064189758726" calcext:value-type="float">
            <text:p>2.1206418976</text:p>
          </table:table-cell>
          <table:table-cell table:style-name="ce6" table:formula="of:=STDEV([.G15:.G19])" office:value-type="float" office:value="2.23796342338442" calcext:value-type="float">
            <text:p>2.2379634234</text:p>
          </table:table-cell>
          <table:table-cell table:style-name="ce6" table:formula="of:=STDEV([.H15:.H19])" office:value-type="float" office:value="1.33181852987402" calcext:value-type="float">
            <text:p>1.3318185299</text:p>
          </table:table-cell>
          <table:table-cell table:style-name="ce6" table:formula="of:=STDEV([.I15:.I19])" office:value-type="float" office:value="1.82960498922164" calcext:value-type="float">
            <text:p>1.8296049892</text:p>
          </table:table-cell>
          <table:table-cell table:style-name="ce6" table:formula="of:=STDEV([.J15:.J19])" office:value-type="float" office:value="2.5539803766872" calcext:value-type="float">
            <text:p>2.5539803767</text:p>
          </table:table-cell>
          <table:table-cell table:style-name="ce6" table:formula="of:=STDEV([.K15:.K19])" office:value-type="float" office:value="2.98887646461631" calcext:value-type="float">
            <text:p>2.9888764646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table:style-name="ce4" table:formula="of:=AVERAGE([.B15:.B19])" office:value-type="float" office:value="7.6536584" calcext:value-type="float">
            <text:p>7.6536584</text:p>
          </table:table-cell>
          <table:table-cell table:style-name="ce8" table:formula="of:=AVERAGE([.C15:.C19])" office:value-type="float" office:value="6.931974" calcext:value-type="float">
            <text:p>6.931974</text:p>
          </table:table-cell>
          <table:table-cell table:style-name="ce8" table:formula="of:=AVERAGE([.D15:.D19])" office:value-type="float" office:value="7.1254952" calcext:value-type="float">
            <text:p>7.1254952</text:p>
          </table:table-cell>
          <table:table-cell table:style-name="ce8" table:formula="of:=AVERAGE([.E15:.E19])" office:value-type="float" office:value="8.322912" calcext:value-type="float">
            <text:p>8.322912</text:p>
          </table:table-cell>
          <table:table-cell table:style-name="ce8" table:formula="of:=AVERAGE([.F15:.F19])" office:value-type="float" office:value="10.149293" calcext:value-type="float">
            <text:p>10.149293</text:p>
          </table:table-cell>
          <table:table-cell table:style-name="ce8" table:formula="of:=AVERAGE([.G15:.G19])" office:value-type="float" office:value="10.187879" calcext:value-type="float">
            <text:p>10.187879</text:p>
          </table:table-cell>
          <table:table-cell table:style-name="ce8" table:formula="of:=AVERAGE([.H15:.H19])" office:value-type="float" office:value="11.5333946" calcext:value-type="float">
            <text:p>11.5333946</text:p>
          </table:table-cell>
          <table:table-cell table:style-name="ce8" table:formula="of:=AVERAGE([.I15:.I19])" office:value-type="float" office:value="10.0602562" calcext:value-type="float">
            <text:p>10.0602562</text:p>
          </table:table-cell>
          <table:table-cell table:style-name="ce8" table:formula="of:=AVERAGE([.J15:.J19])" office:value-type="float" office:value="12.8655964" calcext:value-type="float">
            <text:p>12.8655964</text:p>
          </table:table-cell>
          <table:table-cell table:style-name="ce8" table:formula="of:=AVERAGE([.K15:.K19])" office:value-type="float" office:value="12.2713266" calcext:value-type="float">
            <text:p>12.2713266</text:p>
          </table:table-cell>
          <table:table-cell table:style-name="ce13" table:number-columns-repeated="2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8:24:34.764871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9:02:13.105559710</meta:creation-date>
    <dc:date>2014-11-25T11:16:22.273127006</dc:date>
    <meta:editing-duration>PT3H1M4S</meta:editing-duration>
    <meta:editing-cycles>6</meta:editing-cycles>
    <meta:generator>LibreOffice/4.2.7.2$Linux_X86_64 LibreOffice_project/420m0$Build-2</meta:generator>
    <meta:document-statistic meta:table-count="12" meta:cell-count="2533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Fibonacci.L4:Fibonacci.N8 Fibonacci.M3:Fibonacci.N3" chart:data-source-has-labels="both" svg:x="1.277cm" svg:y="1.301cm" svg:width="9.355cm" svg:height="7.525cm">
          <chartooo:coordinate-region svg:x="1.898cm" svg:y="1.501cm" svg:width="8.163cm" svg:height="6.678cm"/>
          <chart:axis chart:dimension="x" chart:name="primary-x" chart:style-name="ch5" chartooo:axis-type="auto">
            <chartooo:date-scale/>
            <chart:categories table:cell-range-address="Fibonacci.L4:Fibonacci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Fibonacci.M4:Fibonacci.M8" chart:label-cell-address="Fibonacci.M3:Fibonacci.M3" chart:class="chart:line">
            <chart:data-point chart:repeated="5"/>
          </chart:series>
          <chart:series chart:style-name="ch9" chart:values-cell-range-address="Fibonacci.N4:Fibonacci.N8" chart:label-cell-address="Fibonacci.N3:Fibonacci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Fibonacci.M3:Fibonacci.M3</svg:desc>
                </draw:g>
              </table:table-cell>
              <table:table-cell office:value-type="string">
                <text:p>TABLE</text:p>
                <draw:g>
                  <svg:desc>Fibonacci.N3:Fibonacci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(72)</text:p>
                <draw:g>
                  <svg:desc>Fibonacci.L4:Fibonacci.L8</svg:desc>
                </draw:g>
              </table:table-cell>
              <table:table-cell office:value-type="float" office:value="6.1671776">
                <text:p>6.1671776</text:p>
                <draw:g>
                  <svg:desc>Fibonacci.M4:Fibonacci.M8</svg:desc>
                </draw:g>
              </table:table-cell>
              <table:table-cell office:value-type="float" office:value="5.7770132">
                <text:p>5.7770132</text:p>
                <draw:g>
                  <svg:desc>Fibonacci.N4:Fibonacci.N8</svg:desc>
                </draw:g>
              </table:table-cell>
            </table:table-row>
            <table:table-row>
              <table:table-cell office:value-type="string">
                <text:p>FIB(73)</text:p>
              </table:table-cell>
              <table:table-cell office:value-type="float" office:value="6.5198042">
                <text:p>6.5198042</text:p>
              </table:table-cell>
              <table:table-cell office:value-type="float" office:value="6.3898496">
                <text:p>6.3898496</text:p>
              </table:table-cell>
            </table:table-row>
            <table:table-row>
              <table:table-cell office:value-type="string">
                <text:p>FIB(74)</text:p>
              </table:table-cell>
              <table:table-cell office:value-type="float" office:value="8.9655326">
                <text:p>8.9655326</text:p>
              </table:table-cell>
              <table:table-cell office:value-type="float" office:value="8.0257386">
                <text:p>8.0257386</text:p>
              </table:table-cell>
            </table:table-row>
            <table:table-row>
              <table:table-cell office:value-type="string">
                <text:p>FIB(75)</text:p>
              </table:table-cell>
              <table:table-cell office:value-type="float" office:value="11.6595468">
                <text:p>11.6595468</text:p>
              </table:table-cell>
              <table:table-cell office:value-type="float" office:value="11.263613">
                <text:p>11.263613</text:p>
              </table:table-cell>
            </table:table-row>
            <table:table-row>
              <table:table-cell office:value-type="string">
                <text:p>FIB(76)</text:p>
              </table:table-cell>
              <table:table-cell office:value-type="float" office:value="11.1317834">
                <text:p>11.1317834</text:p>
              </table:table-cell>
              <table:table-cell office:value-type="float" office:value="11.766211">
                <text:p>11.766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Egg_dropping_puzzle.L14:Egg_dropping_puzzle.N18 Egg_dropping_puzzle.M13:Egg_dropping_puzzle.N13" chart:data-source-has-labels="both" svg:x="1.277cm" svg:y="1.301cm" svg:width="9.355cm" svg:height="7.525cm">
          <chartooo:coordinate-region svg:x="2.124cm" svg:y="1.501cm" svg:width="7.567cm" svg:height="6.678cm"/>
          <chart:axis chart:dimension="x" chart:name="primary-x" chart:style-name="ch5" chartooo:axis-type="auto">
            <chartooo:date-scale/>
            <chart:categories table:cell-range-address="Egg_dropping_puzzle.L14:Egg_dropping_puzzle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Egg_dropping_puzzle.M14:Egg_dropping_puzzle.M18" chart:label-cell-address="Egg_dropping_puzzle.M13:Egg_dropping_puzzle.M13" chart:class="chart:line">
            <chart:data-point chart:repeated="5"/>
          </chart:series>
          <chart:series chart:style-name="ch9" chart:values-cell-range-address="Egg_dropping_puzzle.N14:Egg_dropping_puzzle.N18" chart:label-cell-address="Egg_dropping_puzzle.N13:Egg_dropping_puzzle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Egg_dropping_puzzle.M13:Egg_dropping_puzzle.M13</svg:desc>
                </draw:g>
              </table:table-cell>
              <table:table-cell office:value-type="string">
                <text:p>TABLE</text:p>
                <draw:g>
                  <svg:desc>Egg_dropping_puzzle.N13:Egg_dropping_puzzle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P(7, 30)</text:p>
                <draw:g>
                  <svg:desc>Egg_dropping_puzzle.L14:Egg_dropping_puzzle.L18</svg:desc>
                </draw:g>
              </table:table-cell>
              <table:table-cell office:value-type="float" office:value="4.7777196">
                <text:p>4.7777196</text:p>
                <draw:g>
                  <svg:desc>Egg_dropping_puzzle.M14:Egg_dropping_puzzle.M18</svg:desc>
                </draw:g>
              </table:table-cell>
              <table:table-cell office:value-type="float" office:value="4.97018">
                <text:p>4.97018</text:p>
                <draw:g>
                  <svg:desc>Egg_dropping_puzzle.N14:Egg_dropping_puzzle.N18</svg:desc>
                </draw:g>
              </table:table-cell>
            </table:table-row>
            <table:table-row>
              <table:table-cell office:value-type="string">
                <text:p>EDP(8, 30)</text:p>
              </table:table-cell>
              <table:table-cell office:value-type="float" office:value="6.6827034">
                <text:p>6.6827034</text:p>
              </table:table-cell>
              <table:table-cell office:value-type="float" office:value="6.8976176">
                <text:p>6.8976176</text:p>
              </table:table-cell>
            </table:table-row>
            <table:table-row>
              <table:table-cell office:value-type="string">
                <text:p>EDP(9, 30)</text:p>
              </table:table-cell>
              <table:table-cell office:value-type="float" office:value="8.4956964">
                <text:p>8.4956964</text:p>
              </table:table-cell>
              <table:table-cell office:value-type="float" office:value="8.625679">
                <text:p>8.625679</text:p>
              </table:table-cell>
            </table:table-row>
            <table:table-row>
              <table:table-cell office:value-type="string">
                <text:p>EDP(10, 30)</text:p>
              </table:table-cell>
              <table:table-cell office:value-type="float" office:value="9.9392824">
                <text:p>9.9392824</text:p>
              </table:table-cell>
              <table:table-cell office:value-type="float" office:value="10.0776262">
                <text:p>10.0776262</text:p>
              </table:table-cell>
            </table:table-row>
            <table:table-row>
              <table:table-cell office:value-type="string">
                <text:p>EDP(11, 30)</text:p>
              </table:table-cell>
              <table:table-cell office:value-type="float" office:value="11.202092">
                <text:p>11.202092</text:p>
              </table:table-cell>
              <table:table-cell office:value-type="float" office:value="11.543312">
                <text:p>11.5433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knapsack.L4:knapsack.N8 knapsack.M3:knapsack.N3" chart:data-source-has-labels="both" svg:x="1.277cm" svg:y="1.301cm" svg:width="9.355cm" svg:height="7.525cm">
          <chartooo:coordinate-region svg:x="1.925cm" svg:y="1.501cm" svg:width="8.057cm" svg:height="6.678cm"/>
          <chart:axis chart:dimension="x" chart:name="primary-x" chart:style-name="ch5" chartooo:axis-type="auto">
            <chartooo:date-scale/>
            <chart:categories table:cell-range-address="knapsack.L4:knapsack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knapsack.M4:knapsack.M8" chart:label-cell-address="knapsack.M3:knapsack.M3" chart:class="chart:line">
            <chart:data-point chart:repeated="5"/>
          </chart:series>
          <chart:series chart:style-name="ch9" chart:values-cell-range-address="knapsack.N4:knapsack.N8" chart:label-cell-address="knapsack.N3:knapsack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knapsack.M3:knapsack.M3</svg:desc>
                </draw:g>
              </table:table-cell>
              <table:table-cell office:value-type="string">
                <text:p>TABLE</text:p>
                <draw:g>
                  <svg:desc>knapsack.N3:knapsack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A(46)</text:p>
                <draw:g>
                  <svg:desc>knapsack.L4:knapsack.L8</svg:desc>
                </draw:g>
              </table:table-cell>
              <table:table-cell office:value-type="float" office:value="4.6329622">
                <text:p>4.6329622</text:p>
                <draw:g>
                  <svg:desc>knapsack.M4:knapsack.M8</svg:desc>
                </draw:g>
              </table:table-cell>
              <table:table-cell office:value-type="float" office:value="4.1754862">
                <text:p>4.1754862</text:p>
                <draw:g>
                  <svg:desc>knapsack.N4:knapsack.N8</svg:desc>
                </draw:g>
              </table:table-cell>
            </table:table-row>
            <table:table-row>
              <table:table-cell office:value-type="string">
                <text:p>KNA(47)</text:p>
              </table:table-cell>
              <table:table-cell office:value-type="float" office:value="4.9251194">
                <text:p>4.9251194</text:p>
              </table:table-cell>
              <table:table-cell office:value-type="float" office:value="5.3525196">
                <text:p>5.3525196</text:p>
              </table:table-cell>
            </table:table-row>
            <table:table-row>
              <table:table-cell office:value-type="string">
                <text:p>KNA(48)</text:p>
              </table:table-cell>
              <table:table-cell office:value-type="float" office:value="7.276886">
                <text:p>7.276886</text:p>
              </table:table-cell>
              <table:table-cell office:value-type="float" office:value="6.7121462">
                <text:p>6.7121462</text:p>
              </table:table-cell>
            </table:table-row>
            <table:table-row>
              <table:table-cell office:value-type="string">
                <text:p>KNA(49)</text:p>
              </table:table-cell>
              <table:table-cell office:value-type="float" office:value="9.0325618">
                <text:p>9.0325618</text:p>
              </table:table-cell>
              <table:table-cell office:value-type="float" office:value="8.1657248">
                <text:p>8.1657248</text:p>
              </table:table-cell>
            </table:table-row>
            <table:table-row>
              <table:table-cell office:value-type="string">
                <text:p>KNA(50)</text:p>
              </table:table-cell>
              <table:table-cell office:value-type="float" office:value="10.1034768">
                <text:p>10.1034768</text:p>
              </table:table-cell>
              <table:table-cell office:value-type="float" office:value="11.7915938">
                <text:p>11.791593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knapsack.L14:knapsack.N18 knapsack.M13:knapsack.N13" chart:data-source-has-labels="both" svg:x="1.277cm" svg:y="1.301cm" svg:width="9.355cm" svg:height="7.525cm">
          <chartooo:coordinate-region svg:x="1.925cm" svg:y="1.501cm" svg:width="8.057cm" svg:height="6.678cm"/>
          <chart:axis chart:dimension="x" chart:name="primary-x" chart:style-name="ch5" chartooo:axis-type="auto">
            <chartooo:date-scale/>
            <chart:categories table:cell-range-address="knapsack.L14:knapsack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knapsack.M14:knapsack.M18" chart:label-cell-address="knapsack.M13:knapsack.M13" chart:class="chart:line">
            <chart:data-point chart:repeated="5"/>
          </chart:series>
          <chart:series chart:style-name="ch9" chart:values-cell-range-address="knapsack.N14:knapsack.N18" chart:label-cell-address="knapsack.N13:knapsack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knapsack.M13:knapsack.M13</svg:desc>
                </draw:g>
              </table:table-cell>
              <table:table-cell office:value-type="string">
                <text:p>TABLE</text:p>
                <draw:g>
                  <svg:desc>knapsack.N13:knapsack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A(46)</text:p>
                <draw:g>
                  <svg:desc>knapsack.L14:knapsack.L18</svg:desc>
                </draw:g>
              </table:table-cell>
              <table:table-cell office:value-type="float" office:value="5.0329058">
                <text:p>5.0329058</text:p>
                <draw:g>
                  <svg:desc>knapsack.M14:knapsack.M18</svg:desc>
                </draw:g>
              </table:table-cell>
              <table:table-cell office:value-type="float" office:value="4.9008638">
                <text:p>4.9008638</text:p>
                <draw:g>
                  <svg:desc>knapsack.N14:knapsack.N18</svg:desc>
                </draw:g>
              </table:table-cell>
            </table:table-row>
            <table:table-row>
              <table:table-cell office:value-type="string">
                <text:p>KNA(47)</text:p>
              </table:table-cell>
              <table:table-cell office:value-type="float" office:value="5.8137898">
                <text:p>5.8137898</text:p>
              </table:table-cell>
              <table:table-cell office:value-type="float" office:value="5.5576978">
                <text:p>5.5576978</text:p>
              </table:table-cell>
            </table:table-row>
            <table:table-row>
              <table:table-cell office:value-type="string">
                <text:p>KNA(48)</text:p>
              </table:table-cell>
              <table:table-cell office:value-type="float" office:value="7.480231">
                <text:p>7.480231</text:p>
              </table:table-cell>
              <table:table-cell office:value-type="float" office:value="7.4631586">
                <text:p>7.4631586</text:p>
              </table:table-cell>
            </table:table-row>
            <table:table-row>
              <table:table-cell office:value-type="string">
                <text:p>KNA(49)</text:p>
              </table:table-cell>
              <table:table-cell office:value-type="float" office:value="9.6041266">
                <text:p>9.6041266</text:p>
              </table:table-cell>
              <table:table-cell office:value-type="float" office:value="9.1599038">
                <text:p>9.1599038</text:p>
              </table:table-cell>
            </table:table-row>
            <table:table-row>
              <table:table-cell office:value-type="string">
                <text:p>KNA(50)</text:p>
              </table:table-cell>
              <table:table-cell office:value-type="float" office:value="11.9088934">
                <text:p>11.9088934</text:p>
              </table:table-cell>
              <table:table-cell office:value-type="float" office:value="12.3785816">
                <text:p>12.37858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levenshtein_distance.L4:levenshtein_distance.N8 levenshtein_distance.M3:levenshtein_distance.N3" chart:data-source-has-labels="both" svg:x="1.277cm" svg:y="1.301cm" svg:width="9.355cm" svg:height="7.525cm">
          <chartooo:coordinate-region svg:x="2.19cm" svg:y="1.5cm" svg:width="7.527cm" svg:height="6.679cm"/>
          <chart:axis chart:dimension="x" chart:name="primary-x" chart:style-name="ch5" chartooo:axis-type="auto">
            <chartooo:date-scale/>
            <chart:categories table:cell-range-address="levenshtein_distance.L4:levenshtein_distance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levenshtein_distance.M4:levenshtein_distance.M8" chart:label-cell-address="levenshtein_distance.M3:levenshtein_distance.M3" chart:class="chart:line">
            <chart:data-point chart:repeated="5"/>
          </chart:series>
          <chart:series chart:style-name="ch9" chart:values-cell-range-address="levenshtein_distance.N4:levenshtein_distance.N8" chart:label-cell-address="levenshtein_distance.N3:levenshtein_distance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levenshtein_distance.M3:levenshtein_distance.M3</svg:desc>
                </draw:g>
              </table:table-cell>
              <table:table-cell office:value-type="string">
                <text:p>TABLE</text:p>
                <draw:g>
                  <svg:desc>levenshtein_distance.N3:levenshtein_distance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(20, 15)</text:p>
                <draw:g>
                  <svg:desc>levenshtein_distance.L4:levenshtein_distance.L8</svg:desc>
                </draw:g>
              </table:table-cell>
              <table:table-cell office:value-type="float" office:value="5.0579054">
                <text:p>5.0579054</text:p>
                <draw:g>
                  <svg:desc>levenshtein_distance.M4:levenshtein_distance.M8</svg:desc>
                </draw:g>
              </table:table-cell>
              <table:table-cell office:value-type="float" office:value="4.8643766">
                <text:p>4.8643766</text:p>
                <draw:g>
                  <svg:desc>levenshtein_distance.N4:levenshtein_distance.N8</svg:desc>
                </draw:g>
              </table:table-cell>
            </table:table-row>
            <table:table-row>
              <table:table-cell office:value-type="string">
                <text:p>LEV(20, 16)</text:p>
              </table:table-cell>
              <table:table-cell office:value-type="float" office:value="8.5946154">
                <text:p>8.5946154</text:p>
              </table:table-cell>
              <table:table-cell office:value-type="float" office:value="11.0874006">
                <text:p>11.0874006</text:p>
              </table:table-cell>
            </table:table-row>
            <table:table-row>
              <table:table-cell office:value-type="string">
                <text:p>LEV(20, 17)</text:p>
              </table:table-cell>
              <table:table-cell office:value-type="float" office:value="8.811557">
                <text:p>8.811557</text:p>
              </table:table-cell>
              <table:table-cell office:value-type="float" office:value="9.4980168">
                <text:p>9.4980168</text:p>
              </table:table-cell>
            </table:table-row>
            <table:table-row>
              <table:table-cell office:value-type="string">
                <text:p>LEV(20, 18)</text:p>
              </table:table-cell>
              <table:table-cell office:value-type="float" office:value="11.0858288">
                <text:p>11.0858288</text:p>
              </table:table-cell>
              <table:table-cell office:value-type="float" office:value="10.8716124">
                <text:p>10.8716124</text:p>
              </table:table-cell>
            </table:table-row>
            <table:table-row>
              <table:table-cell office:value-type="string">
                <text:p>LEV(20, 19)</text:p>
              </table:table-cell>
              <table:table-cell office:value-type="float" office:value="13.5537508">
                <text:p>13.5537508</text:p>
              </table:table-cell>
              <table:table-cell office:value-type="float" office:value="16.577093">
                <text:p>16.57709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levenshtein_distance.L14:levenshtein_distance.N18 levenshtein_distance.M13:levenshtein_distance.N13" chart:data-source-has-labels="both" svg:x="1.277cm" svg:y="1.301cm" svg:width="9.355cm" svg:height="7.525cm">
          <chartooo:coordinate-region svg:x="2.19cm" svg:y="1.5cm" svg:width="7.527cm" svg:height="6.679cm"/>
          <chart:axis chart:dimension="x" chart:name="primary-x" chart:style-name="ch5" chartooo:axis-type="auto">
            <chartooo:date-scale/>
            <chart:categories table:cell-range-address="levenshtein_distance.L14:levenshtein_distance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levenshtein_distance.M14:levenshtein_distance.M18" chart:label-cell-address="levenshtein_distance.M13:levenshtein_distance.M13" chart:class="chart:line">
            <chart:data-point chart:repeated="5"/>
          </chart:series>
          <chart:series chart:style-name="ch9" chart:values-cell-range-address="levenshtein_distance.N14:levenshtein_distance.N18" chart:label-cell-address="levenshtein_distance.N13:levenshtein_distance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levenshtein_distance.M13:levenshtein_distance.M13</svg:desc>
                </draw:g>
              </table:table-cell>
              <table:table-cell office:value-type="string">
                <text:p>TABLE</text:p>
                <draw:g>
                  <svg:desc>levenshtein_distance.N13:levenshtein_distance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(20, 15)</text:p>
                <draw:g>
                  <svg:desc>levenshtein_distance.L14:levenshtein_distance.L18</svg:desc>
                </draw:g>
              </table:table-cell>
              <table:table-cell office:value-type="float" office:value="4.7286682">
                <text:p>4.7286682</text:p>
                <draw:g>
                  <svg:desc>levenshtein_distance.M14:levenshtein_distance.M18</svg:desc>
                </draw:g>
              </table:table-cell>
              <table:table-cell office:value-type="float" office:value="4.9859626">
                <text:p>4.9859626</text:p>
                <draw:g>
                  <svg:desc>levenshtein_distance.N14:levenshtein_distance.N18</svg:desc>
                </draw:g>
              </table:table-cell>
            </table:table-row>
            <table:table-row>
              <table:table-cell office:value-type="string">
                <text:p>LEV(20, 16)</text:p>
              </table:table-cell>
              <table:table-cell office:value-type="float" office:value="11.5959954">
                <text:p>11.5959954</text:p>
              </table:table-cell>
              <table:table-cell office:value-type="float" office:value="9.8276546">
                <text:p>9.8276546</text:p>
              </table:table-cell>
            </table:table-row>
            <table:table-row>
              <table:table-cell office:value-type="string">
                <text:p>LEV(20, 17)</text:p>
              </table:table-cell>
              <table:table-cell office:value-type="float" office:value="9.331228">
                <text:p>9.331228</text:p>
              </table:table-cell>
              <table:table-cell office:value-type="float" office:value="10.7793508">
                <text:p>10.7793508</text:p>
              </table:table-cell>
            </table:table-row>
            <table:table-row>
              <table:table-cell office:value-type="string">
                <text:p>LEV(20, 18)</text:p>
              </table:table-cell>
              <table:table-cell office:value-type="float" office:value="12.0644398">
                <text:p>12.0644398</text:p>
              </table:table-cell>
              <table:table-cell office:value-type="float" office:value="10.9895118">
                <text:p>10.9895118</text:p>
              </table:table-cell>
            </table:table-row>
            <table:table-row>
              <table:table-cell office:value-type="string">
                <text:p>LEV(20, 19)</text:p>
              </table:table-cell>
              <table:table-cell office:value-type="float" office:value="15.7748354">
                <text:p>15.7748354</text:p>
              </table:table-cell>
              <table:table-cell office:value-type="float" office:value="15.9577276">
                <text:p>15.957727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longest_common_subseq.L4:longest_common_subseq.N8 longest_common_subseq.M3:longest_common_subseq.N3" chart:data-source-has-labels="both" svg:x="1.277cm" svg:y="1.301cm" svg:width="9.355cm" svg:height="7.525cm">
          <chartooo:coordinate-region svg:x="2.19cm" svg:y="1.5cm" svg:width="7.527cm" svg:height="6.679cm"/>
          <chart:axis chart:dimension="x" chart:name="primary-x" chart:style-name="ch5" chartooo:axis-type="auto">
            <chartooo:date-scale/>
            <chart:categories table:cell-range-address="longest_common_subseq.L4:longest_common_subseq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longest_common_subseq.M4:longest_common_subseq.M8" chart:label-cell-address="longest_common_subseq.M3:longest_common_subseq.M3" chart:class="chart:line">
            <chart:data-point chart:repeated="5"/>
          </chart:series>
          <chart:series chart:style-name="ch9" chart:values-cell-range-address="longest_common_subseq.N4:longest_common_subseq.N8" chart:label-cell-address="longest_common_subseq.N3:longest_common_subseq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longest_common_subseq.M3:longest_common_subseq.M3</svg:desc>
                </draw:g>
              </table:table-cell>
              <table:table-cell office:value-type="string">
                <text:p>TABLE</text:p>
                <draw:g>
                  <svg:desc>longest_common_subseq.N3:longest_common_subseq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CS(20, 23)</text:p>
                <draw:g>
                  <svg:desc>longest_common_subseq.L4:longest_common_subseq.L8</svg:desc>
                </draw:g>
              </table:table-cell>
              <table:table-cell office:value-type="float" office:value="2.3506992">
                <text:p>2.3506992</text:p>
                <draw:g>
                  <svg:desc>longest_common_subseq.M4:longest_common_subseq.M8</svg:desc>
                </draw:g>
              </table:table-cell>
              <table:table-cell office:value-type="float" office:value="2.418988">
                <text:p>2.418988</text:p>
                <draw:g>
                  <svg:desc>longest_common_subseq.N4:longest_common_subseq.N8</svg:desc>
                </draw:g>
              </table:table-cell>
            </table:table-row>
            <table:table-row>
              <table:table-cell office:value-type="string">
                <text:p>LCS(20, 24)</text:p>
              </table:table-cell>
              <table:table-cell office:value-type="float" office:value="3.5239234">
                <text:p>3.5239234</text:p>
              </table:table-cell>
              <table:table-cell office:value-type="float" office:value="3.6048538">
                <text:p>3.6048538</text:p>
              </table:table-cell>
            </table:table-row>
            <table:table-row>
              <table:table-cell office:value-type="string">
                <text:p>LCS(20, 25)</text:p>
              </table:table-cell>
              <table:table-cell office:value-type="float" office:value="5.657748">
                <text:p>5.657748</text:p>
              </table:table-cell>
              <table:table-cell office:value-type="float" office:value="6.3039346">
                <text:p>6.3039346</text:p>
              </table:table-cell>
            </table:table-row>
            <table:table-row>
              <table:table-cell office:value-type="string">
                <text:p>LCS(20, 26)</text:p>
              </table:table-cell>
              <table:table-cell office:value-type="float" office:value="11.8449648">
                <text:p>11.8449648</text:p>
              </table:table-cell>
              <table:table-cell office:value-type="float" office:value="12.318631">
                <text:p>12.318631</text:p>
              </table:table-cell>
            </table:table-row>
            <table:table-row>
              <table:table-cell office:value-type="string">
                <text:p>LCS(20, 27)</text:p>
              </table:table-cell>
              <table:table-cell office:value-type="float" office:value="15.3677302">
                <text:p>15.3677302</text:p>
              </table:table-cell>
              <table:table-cell office:value-type="float" office:value="16.905949">
                <text:p>16.90594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longest_common_subseq.L14:longest_common_subseq.N18 longest_common_subseq.M13:longest_common_subseq.N13" chart:data-source-has-labels="both" svg:x="1.277cm" svg:y="1.301cm" svg:width="9.355cm" svg:height="7.525cm">
          <chartooo:coordinate-region svg:x="2.19cm" svg:y="1.5cm" svg:width="7.527cm" svg:height="6.679cm"/>
          <chart:axis chart:dimension="x" chart:name="primary-x" chart:style-name="ch5" chartooo:axis-type="auto">
            <chartooo:date-scale/>
            <chart:categories table:cell-range-address="longest_common_subseq.L14:longest_common_subseq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longest_common_subseq.M14:longest_common_subseq.M18" chart:label-cell-address="longest_common_subseq.M13:longest_common_subseq.M13" chart:class="chart:line">
            <chart:data-point chart:repeated="5"/>
          </chart:series>
          <chart:series chart:style-name="ch9" chart:values-cell-range-address="longest_common_subseq.N14:longest_common_subseq.N18" chart:label-cell-address="longest_common_subseq.N13:longest_common_subseq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longest_common_subseq.M13:longest_common_subseq.M13</svg:desc>
                </draw:g>
              </table:table-cell>
              <table:table-cell office:value-type="string">
                <text:p>TABLE</text:p>
                <draw:g>
                  <svg:desc>longest_common_subseq.N13:longest_common_subseq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CS(20, 23)</text:p>
                <draw:g>
                  <svg:desc>longest_common_subseq.L14:longest_common_subseq.L18</svg:desc>
                </draw:g>
              </table:table-cell>
              <table:table-cell office:value-type="float" office:value="2.2689306">
                <text:p>2.2689306</text:p>
                <draw:g>
                  <svg:desc>longest_common_subseq.M14:longest_common_subseq.M18</svg:desc>
                </draw:g>
              </table:table-cell>
              <table:table-cell office:value-type="float" office:value="2.4252702">
                <text:p>2.4252702</text:p>
                <draw:g>
                  <svg:desc>longest_common_subseq.N14:longest_common_subseq.N18</svg:desc>
                </draw:g>
              </table:table-cell>
            </table:table-row>
            <table:table-row>
              <table:table-cell office:value-type="string">
                <text:p>LCS(20, 24)</text:p>
              </table:table-cell>
              <table:table-cell office:value-type="float" office:value="3.4745938">
                <text:p>3.4745938</text:p>
              </table:table-cell>
              <table:table-cell office:value-type="float" office:value="3.6902776">
                <text:p>3.6902776</text:p>
              </table:table-cell>
            </table:table-row>
            <table:table-row>
              <table:table-cell office:value-type="string">
                <text:p>LCS(20, 25)</text:p>
              </table:table-cell>
              <table:table-cell office:value-type="float" office:value="5.784368">
                <text:p>5.784368</text:p>
              </table:table-cell>
              <table:table-cell office:value-type="float" office:value="6.0644842">
                <text:p>6.0644842</text:p>
              </table:table-cell>
            </table:table-row>
            <table:table-row>
              <table:table-cell office:value-type="string">
                <text:p>LCS(20, 26)</text:p>
              </table:table-cell>
              <table:table-cell office:value-type="float" office:value="11.7295916">
                <text:p>11.7295916</text:p>
              </table:table-cell>
              <table:table-cell office:value-type="float" office:value="11.7021406">
                <text:p>11.7021406</text:p>
              </table:table-cell>
            </table:table-row>
            <table:table-row>
              <table:table-cell office:value-type="string">
                <text:p>LCS(20, 27)</text:p>
              </table:table-cell>
              <table:table-cell office:value-type="float" office:value="17.2001806">
                <text:p>17.2001806</text:p>
              </table:table-cell>
              <table:table-cell office:value-type="float" office:value="18.4829132">
                <text:p>18.48291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longest_increasing_subseq.L4:longest_increasing_subseq.N8 longest_increasing_subseq.M3:longest_increasing_subseq.N3" chart:data-source-has-labels="both" svg:x="1.277cm" svg:y="1.301cm" svg:width="9.355cm" svg:height="7.525cm">
          <chartooo:coordinate-region svg:x="1.925cm" svg:y="1.5cm" svg:width="8.057cm" svg:height="6.679cm"/>
          <chart:axis chart:dimension="x" chart:name="primary-x" chart:style-name="ch5" chartooo:axis-type="auto">
            <chartooo:date-scale/>
            <chart:categories table:cell-range-address="longest_increasing_subseq.L4:longest_increasing_subseq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longest_increasing_subseq.M4:longest_increasing_subseq.M8" chart:label-cell-address="longest_increasing_subseq.M3:longest_increasing_subseq.M3" chart:class="chart:line">
            <chart:data-point chart:repeated="5"/>
          </chart:series>
          <chart:series chart:style-name="ch9" chart:values-cell-range-address="longest_increasing_subseq.N4:longest_increasing_subseq.N8" chart:label-cell-address="longest_increasing_subseq.N3:longest_increasing_subseq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longest_increasing_subseq.M3:longest_increasing_subseq.M3</svg:desc>
                </draw:g>
              </table:table-cell>
              <table:table-cell office:value-type="string">
                <text:p>TABLE</text:p>
                <draw:g>
                  <svg:desc>longest_increasing_subseq.N3:longest_increasing_subseq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S(170)</text:p>
                <draw:g>
                  <svg:desc>longest_increasing_subseq.L4:longest_increasing_subseq.L8</svg:desc>
                </draw:g>
              </table:table-cell>
              <table:table-cell office:value-type="float" office:value="6.2569574">
                <text:p>6.2569574</text:p>
                <draw:g>
                  <svg:desc>longest_increasing_subseq.M4:longest_increasing_subseq.M8</svg:desc>
                </draw:g>
              </table:table-cell>
              <table:table-cell office:value-type="float" office:value="6.0605474">
                <text:p>6.0605474</text:p>
                <draw:g>
                  <svg:desc>longest_increasing_subseq.N4:longest_increasing_subseq.N8</svg:desc>
                </draw:g>
              </table:table-cell>
            </table:table-row>
            <table:table-row>
              <table:table-cell office:value-type="string">
                <text:p>LIS(175)</text:p>
              </table:table-cell>
              <table:table-cell office:value-type="float" office:value="10.6846568">
                <text:p>10.6846568</text:p>
              </table:table-cell>
              <table:table-cell office:value-type="float" office:value="9.9081186">
                <text:p>9.9081186</text:p>
              </table:table-cell>
            </table:table-row>
            <table:table-row>
              <table:table-cell office:value-type="string">
                <text:p>LIS(180)</text:p>
              </table:table-cell>
              <table:table-cell office:value-type="float" office:value="11.7776438">
                <text:p>11.7776438</text:p>
              </table:table-cell>
              <table:table-cell office:value-type="float" office:value="10.8467284">
                <text:p>10.8467284</text:p>
              </table:table-cell>
            </table:table-row>
            <table:table-row>
              <table:table-cell office:value-type="string">
                <text:p>LIS(185)</text:p>
              </table:table-cell>
              <table:table-cell office:value-type="float" office:value="11.9408288">
                <text:p>11.9408288</text:p>
              </table:table-cell>
              <table:table-cell office:value-type="float" office:value="12.26934">
                <text:p>12.26934</text:p>
              </table:table-cell>
            </table:table-row>
            <table:table-row>
              <table:table-cell office:value-type="string">
                <text:p>LIS(190)</text:p>
              </table:table-cell>
              <table:table-cell office:value-type="float" office:value="14.9984098">
                <text:p>14.9984098</text:p>
              </table:table-cell>
              <table:table-cell office:value-type="float" office:value="15.2471736">
                <text:p>15.24717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longest_increasing_subseq.L14:longest_increasing_subseq.N18 longest_increasing_subseq.M13:longest_increasing_subseq.N13" chart:data-source-has-labels="both" svg:x="1.277cm" svg:y="1.301cm" svg:width="9.355cm" svg:height="7.525cm">
          <chartooo:coordinate-region svg:x="1.925cm" svg:y="1.501cm" svg:width="8.057cm" svg:height="6.678cm"/>
          <chart:axis chart:dimension="x" chart:name="primary-x" chart:style-name="ch5" chartooo:axis-type="auto">
            <chartooo:date-scale/>
            <chart:categories table:cell-range-address="longest_increasing_subseq.L14:longest_increasing_subseq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longest_increasing_subseq.M14:longest_increasing_subseq.M18" chart:label-cell-address="longest_increasing_subseq.M13:longest_increasing_subseq.M13" chart:class="chart:line">
            <chart:data-point chart:repeated="5"/>
          </chart:series>
          <chart:series chart:style-name="ch9" chart:values-cell-range-address="longest_increasing_subseq.N14:longest_increasing_subseq.N18" chart:label-cell-address="longest_increasing_subseq.N13:longest_increasing_subseq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longest_increasing_subseq.M13:longest_increasing_subseq.M13</svg:desc>
                </draw:g>
              </table:table-cell>
              <table:table-cell office:value-type="string">
                <text:p>TABLE</text:p>
                <draw:g>
                  <svg:desc>longest_increasing_subseq.N13:longest_increasing_subseq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S(170)</text:p>
                <draw:g>
                  <svg:desc>longest_increasing_subseq.L14:longest_increasing_subseq.L18</svg:desc>
                </draw:g>
              </table:table-cell>
              <table:table-cell office:value-type="float" office:value="5.6131622">
                <text:p>5.6131622</text:p>
                <draw:g>
                  <svg:desc>longest_increasing_subseq.M14:longest_increasing_subseq.M18</svg:desc>
                </draw:g>
              </table:table-cell>
              <table:table-cell office:value-type="float" office:value="5.4584156">
                <text:p>5.4584156</text:p>
                <draw:g>
                  <svg:desc>longest_increasing_subseq.N14:longest_increasing_subseq.N18</svg:desc>
                </draw:g>
              </table:table-cell>
            </table:table-row>
            <table:table-row>
              <table:table-cell office:value-type="string">
                <text:p>LIS(175)</text:p>
              </table:table-cell>
              <table:table-cell office:value-type="float" office:value="8.8676084">
                <text:p>8.8676084</text:p>
              </table:table-cell>
              <table:table-cell office:value-type="float" office:value="8.7563996">
                <text:p>8.7563996</text:p>
              </table:table-cell>
            </table:table-row>
            <table:table-row>
              <table:table-cell office:value-type="string">
                <text:p>LIS(180)</text:p>
              </table:table-cell>
              <table:table-cell office:value-type="float" office:value="9.5559104">
                <text:p>9.5559104</text:p>
              </table:table-cell>
              <table:table-cell office:value-type="float" office:value="8.9389022">
                <text:p>8.9389022</text:p>
              </table:table-cell>
            </table:table-row>
            <table:table-row>
              <table:table-cell office:value-type="string">
                <text:p>LIS(185)</text:p>
              </table:table-cell>
              <table:table-cell office:value-type="float" office:value="10.4025056">
                <text:p>10.4025056</text:p>
              </table:table-cell>
              <table:table-cell office:value-type="float" office:value="10.394001">
                <text:p>10.394001</text:p>
              </table:table-cell>
            </table:table-row>
            <table:table-row>
              <table:table-cell office:value-type="string">
                <text:p>LIS(190)</text:p>
              </table:table-cell>
              <table:table-cell office:value-type="float" office:value="13.2604488">
                <text:p>13.2604488</text:p>
              </table:table-cell>
              <table:table-cell office:value-type="float" office:value="13.3196034">
                <text:p>13.31960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matrix_chain_multiplication.L4:matrix_chain_multiplication.N8 matrix_chain_multiplication.M3:matrix_chain_multiplication.N3" chart:data-source-has-labels="both" svg:x="1.277cm" svg:y="1.301cm" svg:width="9.355cm" svg:height="7.525cm">
          <chartooo:coordinate-region svg:x="1.978cm" svg:y="1.5cm" svg:width="7.951cm" svg:height="6.679cm"/>
          <chart:axis chart:dimension="x" chart:name="primary-x" chart:style-name="ch5" chartooo:axis-type="auto">
            <chartooo:date-scale/>
            <chart:categories table:cell-range-address="matrix_chain_multiplication.L4:matrix_chain_multiplication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matrix_chain_multiplication.M4:matrix_chain_multiplication.M8" chart:label-cell-address="matrix_chain_multiplication.M3:matrix_chain_multiplication.M3" chart:class="chart:line">
            <chart:data-point chart:repeated="5"/>
          </chart:series>
          <chart:series chart:style-name="ch9" chart:values-cell-range-address="matrix_chain_multiplication.N4:matrix_chain_multiplication.N8" chart:label-cell-address="matrix_chain_multiplication.N3:matrix_chain_multiplication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matrix_chain_multiplication.M3:matrix_chain_multiplication.M3</svg:desc>
                </draw:g>
              </table:table-cell>
              <table:table-cell office:value-type="string">
                <text:p>TABLE</text:p>
                <draw:g>
                  <svg:desc>matrix_chain_multiplication.N3:matrix_chain_multiplication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M(34)</text:p>
                <draw:g>
                  <svg:desc>matrix_chain_multiplication.L4:matrix_chain_multiplication.L8</svg:desc>
                </draw:g>
              </table:table-cell>
              <table:table-cell office:value-type="float" office:value="6.6034778">
                <text:p>6.6034778</text:p>
                <draw:g>
                  <svg:desc>matrix_chain_multiplication.M4:matrix_chain_multiplication.M8</svg:desc>
                </draw:g>
              </table:table-cell>
              <table:table-cell office:value-type="float" office:value="6.496107">
                <text:p>6.496107</text:p>
                <draw:g>
                  <svg:desc>matrix_chain_multiplication.N4:matrix_chain_multiplication.N8</svg:desc>
                </draw:g>
              </table:table-cell>
            </table:table-row>
            <table:table-row>
              <table:table-cell office:value-type="string">
                <text:p>MCM(35)</text:p>
              </table:table-cell>
              <table:table-cell office:value-type="float" office:value="8.6048952">
                <text:p>8.6048952</text:p>
              </table:table-cell>
              <table:table-cell office:value-type="float" office:value="8.6677562">
                <text:p>8.6677562</text:p>
              </table:table-cell>
            </table:table-row>
            <table:table-row>
              <table:table-cell office:value-type="string">
                <text:p>MCM(36)</text:p>
              </table:table-cell>
              <table:table-cell office:value-type="float" office:value="11.2153678">
                <text:p>11.2153678</text:p>
              </table:table-cell>
              <table:table-cell office:value-type="float" office:value="10.8523448">
                <text:p>10.8523448</text:p>
              </table:table-cell>
            </table:table-row>
            <table:table-row>
              <table:table-cell office:value-type="string">
                <text:p>MCM(37)</text:p>
              </table:table-cell>
              <table:table-cell office:value-type="float" office:value="12.6122258">
                <text:p>12.6122258</text:p>
              </table:table-cell>
              <table:table-cell office:value-type="float" office:value="12.9879274">
                <text:p>12.9879274</text:p>
              </table:table-cell>
            </table:table-row>
            <table:table-row>
              <table:table-cell office:value-type="string">
                <text:p>MCM(38)</text:p>
              </table:table-cell>
              <table:table-cell office:value-type="float" office:value="15.7101112">
                <text:p>15.7101112</text:p>
              </table:table-cell>
              <table:table-cell office:value-type="float" office:value="16.8829378">
                <text:p>16.882937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Fibonacci.L14:Fibonacci.N18 Fibonacci.M13:Fibonacci.N13" chart:data-source-has-labels="both" svg:x="1.277cm" svg:y="1.301cm" svg:width="9.355cm" svg:height="7.525cm">
          <chartooo:coordinate-region svg:x="1.898cm" svg:y="1.501cm" svg:width="8.163cm" svg:height="6.678cm"/>
          <chart:axis chart:dimension="x" chart:name="primary-x" chart:style-name="ch5" chartooo:axis-type="auto">
            <chartooo:date-scale/>
            <chart:categories table:cell-range-address="Fibonacci.L14:Fibonacci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Fibonacci.M14:Fibonacci.M18" chart:label-cell-address="Fibonacci.M13:Fibonacci.M13" chart:class="chart:line">
            <chart:data-point chart:repeated="5"/>
          </chart:series>
          <chart:series chart:style-name="ch9" chart:values-cell-range-address="Fibonacci.N14:Fibonacci.N18" chart:label-cell-address="Fibonacci.N13:Fibonacci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Fibonacci.M13:Fibonacci.M13</svg:desc>
                </draw:g>
              </table:table-cell>
              <table:table-cell office:value-type="string">
                <text:p>TABLE</text:p>
                <draw:g>
                  <svg:desc>Fibonacci.N13:Fibonacci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(72)</text:p>
                <draw:g>
                  <svg:desc>Fibonacci.L14:Fibonacci.L18</svg:desc>
                </draw:g>
              </table:table-cell>
              <table:table-cell office:value-type="float" office:value="5.1504158">
                <text:p>5.1504158</text:p>
                <draw:g>
                  <svg:desc>Fibonacci.M14:Fibonacci.M18</svg:desc>
                </draw:g>
              </table:table-cell>
              <table:table-cell office:value-type="float" office:value="5.2804772">
                <text:p>5.2804772</text:p>
                <draw:g>
                  <svg:desc>Fibonacci.N14:Fibonacci.N18</svg:desc>
                </draw:g>
              </table:table-cell>
            </table:table-row>
            <table:table-row>
              <table:table-cell office:value-type="string">
                <text:p>FIB(73)</text:p>
              </table:table-cell>
              <table:table-cell office:value-type="float" office:value="7.325622">
                <text:p>7.325622</text:p>
              </table:table-cell>
              <table:table-cell office:value-type="float" office:value="7.2688722">
                <text:p>7.2688722</text:p>
              </table:table-cell>
            </table:table-row>
            <table:table-row>
              <table:table-cell office:value-type="string">
                <text:p>FIB(74)</text:p>
              </table:table-cell>
              <table:table-cell office:value-type="float" office:value="7.4091304">
                <text:p>7.4091304</text:p>
              </table:table-cell>
              <table:table-cell office:value-type="float" office:value="8.330119">
                <text:p>8.330119</text:p>
              </table:table-cell>
            </table:table-row>
            <table:table-row>
              <table:table-cell office:value-type="string">
                <text:p>FIB(75)</text:p>
              </table:table-cell>
              <table:table-cell office:value-type="float" office:value="11.0637038">
                <text:p>11.0637038</text:p>
              </table:table-cell>
              <table:table-cell office:value-type="float" office:value="11.4957342">
                <text:p>11.4957342</text:p>
              </table:table-cell>
            </table:table-row>
            <table:table-row>
              <table:table-cell office:value-type="string">
                <text:p>FIB(76)</text:p>
              </table:table-cell>
              <table:table-cell office:value-type="float" office:value="12.0336024">
                <text:p>12.0336024</text:p>
              </table:table-cell>
              <table:table-cell office:value-type="float" office:value="11.8453166">
                <text:p>11.8453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matrix_chain_multiplication.L14:matrix_chain_multiplication.N18 matrix_chain_multiplication.M13:matrix_chain_multiplication.N13" chart:data-source-has-labels="both" svg:x="1.277cm" svg:y="1.301cm" svg:width="9.355cm" svg:height="7.525cm">
          <chartooo:coordinate-region svg:x="1.978cm" svg:y="1.5cm" svg:width="7.951cm" svg:height="6.679cm"/>
          <chart:axis chart:dimension="x" chart:name="primary-x" chart:style-name="ch5" chartooo:axis-type="auto">
            <chartooo:date-scale/>
            <chart:categories table:cell-range-address="matrix_chain_multiplication.L14:matrix_chain_multiplication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matrix_chain_multiplication.M14:matrix_chain_multiplication.M18" chart:label-cell-address="matrix_chain_multiplication.M13:matrix_chain_multiplication.M13" chart:class="chart:line">
            <chart:data-point chart:repeated="5"/>
          </chart:series>
          <chart:series chart:style-name="ch9" chart:values-cell-range-address="matrix_chain_multiplication.N14:matrix_chain_multiplication.N18" chart:label-cell-address="matrix_chain_multiplication.N13:matrix_chain_multiplication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matrix_chain_multiplication.M13:matrix_chain_multiplication.M13</svg:desc>
                </draw:g>
              </table:table-cell>
              <table:table-cell office:value-type="string">
                <text:p>TABLE</text:p>
                <draw:g>
                  <svg:desc>matrix_chain_multiplication.N13:matrix_chain_multiplication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M(34)</text:p>
                <draw:g>
                  <svg:desc>matrix_chain_multiplication.L14:matrix_chain_multiplication.L18</svg:desc>
                </draw:g>
              </table:table-cell>
              <table:table-cell office:value-type="float" office:value="6.1852944">
                <text:p>6.1852944</text:p>
                <draw:g>
                  <svg:desc>matrix_chain_multiplication.M14:matrix_chain_multiplication.M18</svg:desc>
                </draw:g>
              </table:table-cell>
              <table:table-cell office:value-type="float" office:value="6.1773714">
                <text:p>6.1773714</text:p>
                <draw:g>
                  <svg:desc>matrix_chain_multiplication.N14:matrix_chain_multiplication.N18</svg:desc>
                </draw:g>
              </table:table-cell>
            </table:table-row>
            <table:table-row>
              <table:table-cell office:value-type="string">
                <text:p>MCM(35)</text:p>
              </table:table-cell>
              <table:table-cell office:value-type="float" office:value="7.5478846">
                <text:p>7.5478846</text:p>
              </table:table-cell>
              <table:table-cell office:value-type="float" office:value="8.3941156">
                <text:p>8.3941156</text:p>
              </table:table-cell>
            </table:table-row>
            <table:table-row>
              <table:table-cell office:value-type="string">
                <text:p>MCM(36)</text:p>
              </table:table-cell>
              <table:table-cell office:value-type="float" office:value="10.310994">
                <text:p>10.310994</text:p>
              </table:table-cell>
              <table:table-cell office:value-type="float" office:value="9.953351">
                <text:p>9.953351</text:p>
              </table:table-cell>
            </table:table-row>
            <table:table-row>
              <table:table-cell office:value-type="string">
                <text:p>MCM(37)</text:p>
              </table:table-cell>
              <table:table-cell office:value-type="float" office:value="11.5356868">
                <text:p>11.5356868</text:p>
              </table:table-cell>
              <table:table-cell office:value-type="float" office:value="13.1032574">
                <text:p>13.1032574</text:p>
              </table:table-cell>
            </table:table-row>
            <table:table-row>
              <table:table-cell office:value-type="string">
                <text:p>MCM(38)</text:p>
              </table:table-cell>
              <table:table-cell office:value-type="float" office:value="14.7162952">
                <text:p>14.7162952</text:p>
              </table:table-cell>
              <table:table-cell office:value-type="float" office:value="13.4820664">
                <text:p>13.482066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max_product_cutting.L4:max_product_cutting.N8 max_product_cutting.M3:max_product_cutting.N3" chart:data-source-has-labels="both" svg:x="1.277cm" svg:y="1.301cm" svg:width="9.355cm" svg:height="7.525cm">
          <chartooo:coordinate-region svg:x="1.952cm" svg:y="1.5cm" svg:width="8.004cm" svg:height="6.679cm"/>
          <chart:axis chart:dimension="x" chart:name="primary-x" chart:style-name="ch5" chartooo:axis-type="auto">
            <chartooo:date-scale/>
            <chart:categories table:cell-range-address="max_product_cutting.L4:max_product_cutting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max_product_cutting.M4:max_product_cutting.M8" chart:label-cell-address="max_product_cutting.M3:max_product_cutting.M3" chart:class="chart:line">
            <chart:data-point chart:repeated="5"/>
          </chart:series>
          <chart:series chart:style-name="ch9" chart:values-cell-range-address="max_product_cutting.N4:max_product_cutting.N8" chart:label-cell-address="max_product_cutting.N3:max_product_cutting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max_product_cutting.M3:max_product_cutting.M3</svg:desc>
                </draw:g>
              </table:table-cell>
              <table:table-cell office:value-type="string">
                <text:p>TABLE</text:p>
                <draw:g>
                  <svg:desc>max_product_cutting.N3:max_product_cutting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C(65)</text:p>
                <draw:g>
                  <svg:desc>max_product_cutting.L4:max_product_cutting.L8</svg:desc>
                </draw:g>
              </table:table-cell>
              <table:table-cell office:value-type="float" office:value="3.7217092">
                <text:p>3.7217092</text:p>
                <draw:g>
                  <svg:desc>max_product_cutting.M4:max_product_cutting.M8</svg:desc>
                </draw:g>
              </table:table-cell>
              <table:table-cell office:value-type="float" office:value="3.8136932">
                <text:p>3.8136932</text:p>
                <draw:g>
                  <svg:desc>max_product_cutting.N4:max_product_cutting.N8</svg:desc>
                </draw:g>
              </table:table-cell>
            </table:table-row>
            <table:table-row>
              <table:table-cell office:value-type="string">
                <text:p>MPC(70)</text:p>
              </table:table-cell>
              <table:table-cell office:value-type="float" office:value="5.156432">
                <text:p>5.156432</text:p>
              </table:table-cell>
              <table:table-cell office:value-type="float" office:value="5.9170156">
                <text:p>5.9170156</text:p>
              </table:table-cell>
            </table:table-row>
            <table:table-row>
              <table:table-cell office:value-type="string">
                <text:p>MPC(75)</text:p>
              </table:table-cell>
              <table:table-cell office:value-type="float" office:value="7.6298938">
                <text:p>7.6298938</text:p>
              </table:table-cell>
              <table:table-cell office:value-type="float" office:value="7.353722">
                <text:p>7.353722</text:p>
              </table:table-cell>
            </table:table-row>
            <table:table-row>
              <table:table-cell office:value-type="string">
                <text:p>MPC(80)</text:p>
              </table:table-cell>
              <table:table-cell office:value-type="float" office:value="11.2550238">
                <text:p>11.2550238</text:p>
              </table:table-cell>
              <table:table-cell office:value-type="float" office:value="12.073172">
                <text:p>12.073172</text:p>
              </table:table-cell>
            </table:table-row>
            <table:table-row>
              <table:table-cell office:value-type="string">
                <text:p>MPC(85)</text:p>
              </table:table-cell>
              <table:table-cell office:value-type="float" office:value="14.4780052">
                <text:p>14.4780052</text:p>
              </table:table-cell>
              <table:table-cell office:value-type="float" office:value="15.7227028">
                <text:p>15.722702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max_product_cutting.L14:max_product_cutting.N18 max_product_cutting.M13:max_product_cutting.N13" chart:data-source-has-labels="both" svg:x="1.277cm" svg:y="1.301cm" svg:width="9.355cm" svg:height="7.525cm">
          <chartooo:coordinate-region svg:x="1.952cm" svg:y="1.5cm" svg:width="8.004cm" svg:height="6.679cm"/>
          <chart:axis chart:dimension="x" chart:name="primary-x" chart:style-name="ch5" chartooo:axis-type="auto">
            <chartooo:date-scale/>
            <chart:categories table:cell-range-address="max_product_cutting.L14:max_product_cutting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max_product_cutting.M14:max_product_cutting.M18" chart:label-cell-address="max_product_cutting.M13:max_product_cutting.M13" chart:class="chart:line">
            <chart:data-point chart:repeated="5"/>
          </chart:series>
          <chart:series chart:style-name="ch9" chart:values-cell-range-address="max_product_cutting.N14:max_product_cutting.N18" chart:label-cell-address="max_product_cutting.N13:max_product_cutting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max_product_cutting.M13:max_product_cutting.M13</svg:desc>
                </draw:g>
              </table:table-cell>
              <table:table-cell office:value-type="string">
                <text:p>TABLE</text:p>
                <draw:g>
                  <svg:desc>max_product_cutting.N13:max_product_cutting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C(65)</text:p>
                <draw:g>
                  <svg:desc>max_product_cutting.L14:max_product_cutting.L18</svg:desc>
                </draw:g>
              </table:table-cell>
              <table:table-cell office:value-type="float" office:value="3.652744">
                <text:p>3.652744</text:p>
                <draw:g>
                  <svg:desc>max_product_cutting.M14:max_product_cutting.M18</svg:desc>
                </draw:g>
              </table:table-cell>
              <table:table-cell office:value-type="float" office:value="4.283876">
                <text:p>4.283876</text:p>
                <draw:g>
                  <svg:desc>max_product_cutting.N14:max_product_cutting.N18</svg:desc>
                </draw:g>
              </table:table-cell>
            </table:table-row>
            <table:table-row>
              <table:table-cell office:value-type="string">
                <text:p>MPC(70)</text:p>
              </table:table-cell>
              <table:table-cell office:value-type="float" office:value="5.672194">
                <text:p>5.672194</text:p>
              </table:table-cell>
              <table:table-cell office:value-type="float" office:value="6.5564548">
                <text:p>6.5564548</text:p>
              </table:table-cell>
            </table:table-row>
            <table:table-row>
              <table:table-cell office:value-type="string">
                <text:p>MPC(75)</text:p>
              </table:table-cell>
              <table:table-cell office:value-type="float" office:value="8.0580896">
                <text:p>8.0580896</text:p>
              </table:table-cell>
              <table:table-cell office:value-type="float" office:value="8.4157986">
                <text:p>8.4157986</text:p>
              </table:table-cell>
            </table:table-row>
            <table:table-row>
              <table:table-cell office:value-type="string">
                <text:p>MPC(80)</text:p>
              </table:table-cell>
              <table:table-cell office:value-type="float" office:value="10.9060758">
                <text:p>10.9060758</text:p>
              </table:table-cell>
              <table:table-cell office:value-type="float" office:value="12.5822988">
                <text:p>12.5822988</text:p>
              </table:table-cell>
            </table:table-row>
            <table:table-row>
              <table:table-cell office:value-type="string">
                <text:p>MPC(85)</text:p>
              </table:table-cell>
              <table:table-cell office:value-type="float" office:value="14.1097842">
                <text:p>14.1097842</text:p>
              </table:table-cell>
              <table:table-cell office:value-type="float" office:value="14.693191">
                <text:p>14.69319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min_cost_path.L4:min_cost_path.N8 min_cost_path.M3:min_cost_path.N3" chart:data-source-has-labels="both" svg:x="1.277cm" svg:y="1.301cm" svg:width="9.355cm" svg:height="7.525cm">
          <chartooo:coordinate-region svg:x="2.243cm" svg:y="1.501cm" svg:width="7.422cm" svg:height="6.28cm"/>
          <chart:axis chart:dimension="x" chart:name="primary-x" chart:style-name="ch5" chartooo:axis-type="auto">
            <chartooo:date-scale/>
            <chart:categories table:cell-range-address="min_cost_path.L4:min_cost_path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min_cost_path.M4:min_cost_path.M8" chart:label-cell-address="min_cost_path.M3:min_cost_path.M3" chart:class="chart:line">
            <chart:data-point chart:repeated="5"/>
          </chart:series>
          <chart:series chart:style-name="ch9" chart:values-cell-range-address="min_cost_path.N4:min_cost_path.N8" chart:label-cell-address="min_cost_path.N3:min_cost_path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min_cost_path.M3:min_cost_path.M3</svg:desc>
                </draw:g>
              </table:table-cell>
              <table:table-cell office:value-type="string">
                <text:p>TABLE</text:p>
                <draw:g>
                  <svg:desc>min_cost_path.N3:min_cost_path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P(32, 11)</text:p>
                <draw:g>
                  <svg:desc>min_cost_path.L4:min_cost_path.L8</svg:desc>
                </draw:g>
              </table:table-cell>
              <table:table-cell office:value-type="float" office:value="6.1831082">
                <text:p>6.1831082</text:p>
                <draw:g>
                  <svg:desc>min_cost_path.M4:min_cost_path.M8</svg:desc>
                </draw:g>
              </table:table-cell>
              <table:table-cell office:value-type="float" office:value="7.0029398">
                <text:p>7.0029398</text:p>
                <draw:g>
                  <svg:desc>min_cost_path.N4:min_cost_path.N8</svg:desc>
                </draw:g>
              </table:table-cell>
            </table:table-row>
            <table:table-row>
              <table:table-cell office:value-type="string">
                <text:p>MCP(33, 11)</text:p>
              </table:table-cell>
              <table:table-cell office:value-type="float" office:value="6.4148128">
                <text:p>6.4148128</text:p>
              </table:table-cell>
              <table:table-cell office:value-type="float" office:value="7.7545862">
                <text:p>7.7545862</text:p>
              </table:table-cell>
            </table:table-row>
            <table:table-row>
              <table:table-cell office:value-type="string">
                <text:p>MCP(34, 11)</text:p>
              </table:table-cell>
              <table:table-cell office:value-type="float" office:value="8.2658474">
                <text:p>8.2658474</text:p>
              </table:table-cell>
              <table:table-cell office:value-type="float" office:value="9.183834">
                <text:p>9.183834</text:p>
              </table:table-cell>
            </table:table-row>
            <table:table-row>
              <table:table-cell office:value-type="string">
                <text:p>MCP(35, 11)</text:p>
              </table:table-cell>
              <table:table-cell office:value-type="float" office:value="11.918679">
                <text:p>11.918679</text:p>
              </table:table-cell>
              <table:table-cell office:value-type="float" office:value="10.6260444">
                <text:p>10.6260444</text:p>
              </table:table-cell>
            </table:table-row>
            <table:table-row>
              <table:table-cell office:value-type="string">
                <text:p>MCP(36, 11)</text:p>
              </table:table-cell>
              <table:table-cell office:value-type="float" office:value="12.1639096">
                <text:p>12.1639096</text:p>
              </table:table-cell>
              <table:table-cell office:value-type="float" office:value="12.1110048">
                <text:p>12.111004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min_cost_path.L14:min_cost_path.N18 min_cost_path.M13:min_cost_path.N13" chart:data-source-has-labels="both" svg:x="1.277cm" svg:y="1.301cm" svg:width="9.355cm" svg:height="7.525cm">
          <chartooo:coordinate-region svg:x="2.243cm" svg:y="1.501cm" svg:width="7.422cm" svg:height="6.28cm"/>
          <chart:axis chart:dimension="x" chart:name="primary-x" chart:style-name="ch5" chartooo:axis-type="auto">
            <chartooo:date-scale/>
            <chart:categories table:cell-range-address="min_cost_path.L14:min_cost_path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min_cost_path.M14:min_cost_path.M18" chart:label-cell-address="min_cost_path.M13:min_cost_path.M13" chart:class="chart:line">
            <chart:data-point chart:repeated="5"/>
          </chart:series>
          <chart:series chart:style-name="ch9" chart:values-cell-range-address="min_cost_path.N14:min_cost_path.N18" chart:label-cell-address="min_cost_path.N13:min_cost_path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min_cost_path.M13:min_cost_path.M13</svg:desc>
                </draw:g>
              </table:table-cell>
              <table:table-cell office:value-type="string">
                <text:p>TABLE</text:p>
                <draw:g>
                  <svg:desc>min_cost_path.N13:min_cost_path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P(32, 11)</text:p>
                <draw:g>
                  <svg:desc>min_cost_path.L14:min_cost_path.L18</svg:desc>
                </draw:g>
              </table:table-cell>
              <table:table-cell office:value-type="float" office:value="7.6536584">
                <text:p>7.6536584</text:p>
                <draw:g>
                  <svg:desc>min_cost_path.M14:min_cost_path.M18</svg:desc>
                </draw:g>
              </table:table-cell>
              <table:table-cell office:value-type="float" office:value="6.931974">
                <text:p>6.931974</text:p>
                <draw:g>
                  <svg:desc>min_cost_path.N14:min_cost_path.N18</svg:desc>
                </draw:g>
              </table:table-cell>
            </table:table-row>
            <table:table-row>
              <table:table-cell office:value-type="string">
                <text:p>MCP(33, 11)</text:p>
              </table:table-cell>
              <table:table-cell office:value-type="float" office:value="7.1254952">
                <text:p>7.1254952</text:p>
              </table:table-cell>
              <table:table-cell office:value-type="float" office:value="8.322912">
                <text:p>8.322912</text:p>
              </table:table-cell>
            </table:table-row>
            <table:table-row>
              <table:table-cell office:value-type="string">
                <text:p>MCP(34, 11)</text:p>
              </table:table-cell>
              <table:table-cell office:value-type="float" office:value="10.149293">
                <text:p>10.149293</text:p>
              </table:table-cell>
              <table:table-cell office:value-type="float" office:value="10.187879">
                <text:p>10.187879</text:p>
              </table:table-cell>
            </table:table-row>
            <table:table-row>
              <table:table-cell office:value-type="string">
                <text:p>MCP(35, 11)</text:p>
              </table:table-cell>
              <table:table-cell office:value-type="float" office:value="11.5333946">
                <text:p>11.5333946</text:p>
              </table:table-cell>
              <table:table-cell office:value-type="float" office:value="10.0602562">
                <text:p>10.0602562</text:p>
              </table:table-cell>
            </table:table-row>
            <table:table-row>
              <table:table-cell office:value-type="string">
                <text:p>MCP(36, 11)</text:p>
              </table:table-cell>
              <table:table-cell office:value-type="float" office:value="12.8655964">
                <text:p>12.8655964</text:p>
              </table:table-cell>
              <table:table-cell office:value-type="float" office:value="12.2713266">
                <text:p>12.27132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Binary_search_tree.L4:Binary_search_tree.N8 Binary_search_tree.M3:Binary_search_tree.N3" chart:data-source-has-labels="both" svg:x="1.277cm" svg:y="1.301cm" svg:width="9.355cm" svg:height="7.525cm">
          <chartooo:coordinate-region svg:x="1.912cm" svg:y="1.501cm" svg:width="8.083cm" svg:height="6.678cm"/>
          <chart:axis chart:dimension="x" chart:name="primary-x" chart:style-name="ch5" chartooo:axis-type="auto">
            <chartooo:date-scale/>
            <chart:categories table:cell-range-address="Binary_search_tree.L4:Binary_search_tree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Binary_search_tree.M4:Binary_search_tree.M8" chart:label-cell-address="Binary_search_tree.M3:Binary_search_tree.M3" chart:class="chart:line">
            <chart:data-point chart:repeated="5"/>
          </chart:series>
          <chart:series chart:style-name="ch9" chart:values-cell-range-address="Binary_search_tree.N4:Binary_search_tree.N8" chart:label-cell-address="Binary_search_tree.N3:Binary_search_tree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Binary_search_tree.M3:Binary_search_tree.M3</svg:desc>
                </draw:g>
              </table:table-cell>
              <table:table-cell office:value-type="string">
                <text:p>TABLE</text:p>
                <draw:g>
                  <svg:desc>Binary_search_tree.N3:Binary_search_tree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T(62)</text:p>
                <draw:g>
                  <svg:desc>Binary_search_tree.L4:Binary_search_tree.L8</svg:desc>
                </draw:g>
              </table:table-cell>
              <table:table-cell office:value-type="float" office:value="8.7540418">
                <text:p>8.7540418</text:p>
                <draw:g>
                  <svg:desc>Binary_search_tree.M4:Binary_search_tree.M8</svg:desc>
                </draw:g>
              </table:table-cell>
              <table:table-cell office:value-type="float" office:value="9.6724958">
                <text:p>9.6724958</text:p>
                <draw:g>
                  <svg:desc>Binary_search_tree.N4:Binary_search_tree.N8</svg:desc>
                </draw:g>
              </table:table-cell>
            </table:table-row>
            <table:table-row>
              <table:table-cell office:value-type="string">
                <text:p>BST(63)</text:p>
              </table:table-cell>
              <table:table-cell office:value-type="float" office:value="9.8161398">
                <text:p>9.8161398</text:p>
              </table:table-cell>
              <table:table-cell office:value-type="float" office:value="10.0700926">
                <text:p>10.0700926</text:p>
              </table:table-cell>
            </table:table-row>
            <table:table-row>
              <table:table-cell office:value-type="string">
                <text:p>BST(64)</text:p>
              </table:table-cell>
              <table:table-cell office:value-type="float" office:value="10.2307118">
                <text:p>10.2307118</text:p>
              </table:table-cell>
              <table:table-cell office:value-type="float" office:value="10.4784972">
                <text:p>10.4784972</text:p>
              </table:table-cell>
            </table:table-row>
            <table:table-row>
              <table:table-cell office:value-type="string">
                <text:p>BST(65)</text:p>
              </table:table-cell>
              <table:table-cell office:value-type="float" office:value="10.636142">
                <text:p>10.636142</text:p>
              </table:table-cell>
              <table:table-cell office:value-type="float" office:value="10.8839596">
                <text:p>10.8839596</text:p>
              </table:table-cell>
            </table:table-row>
            <table:table-row>
              <table:table-cell office:value-type="string">
                <text:p>BST(66)</text:p>
              </table:table-cell>
              <table:table-cell office:value-type="float" office:value="10.9629664">
                <text:p>10.9629664</text:p>
              </table:table-cell>
              <table:table-cell office:value-type="float" office:value="11.989461">
                <text:p>11.9894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Binary_search_tree.L14:Binary_search_tree.N18 Binary_search_tree.M13:Binary_search_tree.N13" chart:data-source-has-labels="both" svg:x="1.277cm" svg:y="1.301cm" svg:width="9.355cm" svg:height="7.525cm">
          <chartooo:coordinate-region svg:x="1.912cm" svg:y="1.501cm" svg:width="8.083cm" svg:height="6.678cm"/>
          <chart:axis chart:dimension="x" chart:name="primary-x" chart:style-name="ch5" chartooo:axis-type="auto">
            <chartooo:date-scale/>
            <chart:categories table:cell-range-address="Binary_search_tree.L14:Binary_search_tree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Binary_search_tree.M14:Binary_search_tree.M18" chart:label-cell-address="Binary_search_tree.M13:Binary_search_tree.M13" chart:class="chart:line">
            <chart:data-point chart:repeated="5"/>
          </chart:series>
          <chart:series chart:style-name="ch9" chart:values-cell-range-address="Binary_search_tree.N14:Binary_search_tree.N18" chart:label-cell-address="Binary_search_tree.N13:Binary_search_tree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Binary_search_tree.M13:Binary_search_tree.M13</svg:desc>
                </draw:g>
              </table:table-cell>
              <table:table-cell office:value-type="string">
                <text:p>TABLE</text:p>
                <draw:g>
                  <svg:desc>Binary_search_tree.N13:Binary_search_tree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T(62)</text:p>
                <draw:g>
                  <svg:desc>Binary_search_tree.L14:Binary_search_tree.L18</svg:desc>
                </draw:g>
              </table:table-cell>
              <table:table-cell office:value-type="float" office:value="9.3136664">
                <text:p>9.3136664</text:p>
                <draw:g>
                  <svg:desc>Binary_search_tree.M14:Binary_search_tree.M18</svg:desc>
                </draw:g>
              </table:table-cell>
              <table:table-cell office:value-type="float" office:value="9.7245242">
                <text:p>9.7245242</text:p>
                <draw:g>
                  <svg:desc>Binary_search_tree.N14:Binary_search_tree.N18</svg:desc>
                </draw:g>
              </table:table-cell>
            </table:table-row>
            <table:table-row>
              <table:table-cell office:value-type="string">
                <text:p>BST(63)</text:p>
              </table:table-cell>
              <table:table-cell office:value-type="float" office:value="9.594975">
                <text:p>9.594975</text:p>
              </table:table-cell>
              <table:table-cell office:value-type="float" office:value="10.3277628">
                <text:p>10.3277628</text:p>
              </table:table-cell>
            </table:table-row>
            <table:table-row>
              <table:table-cell office:value-type="string">
                <text:p>BST(64)</text:p>
              </table:table-cell>
              <table:table-cell office:value-type="float" office:value="9.5280208">
                <text:p>9.5280208</text:p>
              </table:table-cell>
              <table:table-cell office:value-type="float" office:value="10.6431498">
                <text:p>10.6431498</text:p>
              </table:table-cell>
            </table:table-row>
            <table:table-row>
              <table:table-cell office:value-type="string">
                <text:p>BST(65)</text:p>
              </table:table-cell>
              <table:table-cell office:value-type="float" office:value="10.8521934">
                <text:p>10.8521934</text:p>
              </table:table-cell>
              <table:table-cell office:value-type="float" office:value="10.8868524">
                <text:p>10.8868524</text:p>
              </table:table-cell>
            </table:table-row>
            <table:table-row>
              <table:table-cell office:value-type="string">
                <text:p>BST(66)</text:p>
              </table:table-cell>
              <table:table-cell office:value-type="float" office:value="10.9053016">
                <text:p>10.9053016</text:p>
              </table:table-cell>
              <table:table-cell office:value-type="float" office:value="11.6576314">
                <text:p>11.6576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Coin_change.L4:Coin_change.N8 Coin_change.M3:Coin_change.N3" chart:data-source-has-labels="both" svg:x="1.277cm" svg:y="1.301cm" svg:width="9.355cm" svg:height="7.525cm">
          <chartooo:coordinate-region svg:x="2.189cm" svg:y="1.5cm" svg:width="7.634cm" svg:height="6.679cm"/>
          <chart:axis chart:dimension="x" chart:name="primary-x" chart:style-name="ch5" chartooo:axis-type="auto">
            <chartooo:date-scale/>
            <chart:categories table:cell-range-address="Coin_change.L4:Coin_change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Coin_change.M4:Coin_change.M8" chart:label-cell-address="Coin_change.M3:Coin_change.M3" chart:class="chart:line">
            <chart:data-point chart:repeated="5"/>
          </chart:series>
          <chart:series chart:style-name="ch9" chart:values-cell-range-address="Coin_change.N4:Coin_change.N8" chart:label-cell-address="Coin_change.N3:Coin_change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Coin_change.M3:Coin_change.M3</svg:desc>
                </draw:g>
              </table:table-cell>
              <table:table-cell office:value-type="string">
                <text:p>TABLE</text:p>
                <draw:g>
                  <svg:desc>Coin_change.N3:Coin_change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IN(260)</text:p>
                <draw:g>
                  <svg:desc>Coin_change.L4:Coin_change.L8</svg:desc>
                </draw:g>
              </table:table-cell>
              <table:table-cell office:value-type="float" office:value="11.397201">
                <text:p>11.397201</text:p>
                <draw:g>
                  <svg:desc>Coin_change.M4:Coin_change.M8</svg:desc>
                </draw:g>
              </table:table-cell>
              <table:table-cell office:value-type="float" office:value="12.194092">
                <text:p>12.194092</text:p>
                <draw:g>
                  <svg:desc>Coin_change.N4:Coin_change.N8</svg:desc>
                </draw:g>
              </table:table-cell>
            </table:table-row>
            <table:table-row>
              <table:table-cell office:value-type="string">
                <text:p>COIN(261)</text:p>
              </table:table-cell>
              <table:table-cell office:value-type="float" office:value="11.797746">
                <text:p>11.797746</text:p>
              </table:table-cell>
              <table:table-cell office:value-type="float" office:value="11.4239468">
                <text:p>11.4239468</text:p>
              </table:table-cell>
            </table:table-row>
            <table:table-row>
              <table:table-cell office:value-type="string">
                <text:p>COIN(262)</text:p>
              </table:table-cell>
              <table:table-cell office:value-type="float" office:value="11.2071138">
                <text:p>11.2071138</text:p>
              </table:table-cell>
              <table:table-cell office:value-type="float" office:value="11.1006946">
                <text:p>11.1006946</text:p>
              </table:table-cell>
            </table:table-row>
            <table:table-row>
              <table:table-cell office:value-type="string">
                <text:p>COIN(263)</text:p>
              </table:table-cell>
              <table:table-cell office:value-type="float" office:value="11.9270532">
                <text:p>11.9270532</text:p>
              </table:table-cell>
              <table:table-cell office:value-type="float" office:value="12.6400882">
                <text:p>12.6400882</text:p>
              </table:table-cell>
            </table:table-row>
            <table:table-row>
              <table:table-cell office:value-type="string">
                <text:p>COIN(264)</text:p>
              </table:table-cell>
              <table:table-cell office:value-type="float" office:value="12.1673086">
                <text:p>12.1673086</text:p>
              </table:table-cell>
              <table:table-cell office:value-type="float" office:value="12.433517">
                <text:p>12.4335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Coin_change.L14:Coin_change.N18 Coin_change.M13:Coin_change.N13" chart:data-source-has-labels="both" svg:x="1.277cm" svg:y="1.301cm" svg:width="9.355cm" svg:height="7.525cm">
          <chartooo:coordinate-region svg:x="2.189cm" svg:y="1.5cm" svg:width="7.634cm" svg:height="6.679cm"/>
          <chart:axis chart:dimension="x" chart:name="primary-x" chart:style-name="ch5" chartooo:axis-type="auto">
            <chartooo:date-scale/>
            <chart:categories table:cell-range-address="Coin_change.L14:Coin_change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Coin_change.M14:Coin_change.M18" chart:label-cell-address="Coin_change.M13:Coin_change.M13" chart:class="chart:line">
            <chart:data-point chart:repeated="5"/>
          </chart:series>
          <chart:series chart:style-name="ch9" chart:values-cell-range-address="Coin_change.N14:Coin_change.N18" chart:label-cell-address="Coin_change.N13:Coin_change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Coin_change.M13:Coin_change.M13</svg:desc>
                </draw:g>
              </table:table-cell>
              <table:table-cell office:value-type="string">
                <text:p>TABLE</text:p>
                <draw:g>
                  <svg:desc>Coin_change.N13:Coin_change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IN(260)</text:p>
                <draw:g>
                  <svg:desc>Coin_change.L14:Coin_change.L18</svg:desc>
                </draw:g>
              </table:table-cell>
              <table:table-cell office:value-type="float" office:value="11.0771744">
                <text:p>11.0771744</text:p>
                <draw:g>
                  <svg:desc>Coin_change.M14:Coin_change.M18</svg:desc>
                </draw:g>
              </table:table-cell>
              <table:table-cell office:value-type="float" office:value="10.7461418">
                <text:p>10.7461418</text:p>
                <draw:g>
                  <svg:desc>Coin_change.N14:Coin_change.N18</svg:desc>
                </draw:g>
              </table:table-cell>
            </table:table-row>
            <table:table-row>
              <table:table-cell office:value-type="string">
                <text:p>COIN(261)</text:p>
              </table:table-cell>
              <table:table-cell office:value-type="float" office:value="11.139707">
                <text:p>11.139707</text:p>
              </table:table-cell>
              <table:table-cell office:value-type="float" office:value="10.7883024">
                <text:p>10.7883024</text:p>
              </table:table-cell>
            </table:table-row>
            <table:table-row>
              <table:table-cell office:value-type="string">
                <text:p>COIN(262)</text:p>
              </table:table-cell>
              <table:table-cell office:value-type="float" office:value="11.0103466">
                <text:p>11.0103466</text:p>
              </table:table-cell>
              <table:table-cell office:value-type="float" office:value="11.3117672">
                <text:p>11.3117672</text:p>
              </table:table-cell>
            </table:table-row>
            <table:table-row>
              <table:table-cell office:value-type="string">
                <text:p>COIN(263)</text:p>
              </table:table-cell>
              <table:table-cell office:value-type="float" office:value="11.7254584">
                <text:p>11.7254584</text:p>
              </table:table-cell>
              <table:table-cell office:value-type="float" office:value="11.976337">
                <text:p>11.976337</text:p>
              </table:table-cell>
            </table:table-row>
            <table:table-row>
              <table:table-cell office:value-type="string">
                <text:p>COIN(264)</text:p>
              </table:table-cell>
              <table:table-cell office:value-type="float" office:value="11.177189">
                <text:p>11.177189</text:p>
              </table:table-cell>
              <table:table-cell office:value-type="float" office:value="12.1726318">
                <text:p>12.1726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Cutting_a_rod.L4:Cutting_a_rod.N8 Cutting_a_rod.M3:Cutting_a_rod.N3" chart:data-source-has-labels="both" svg:x="1.277cm" svg:y="1.301cm" svg:width="9.355cm" svg:height="7.525cm">
          <chartooo:coordinate-region svg:x="1.925cm" svg:y="1.5cm" svg:width="8.057cm" svg:height="6.679cm"/>
          <chart:axis chart:dimension="x" chart:name="primary-x" chart:style-name="ch5" chartooo:axis-type="auto">
            <chartooo:date-scale/>
            <chart:categories table:cell-range-address="Cutting_a_rod.L4:Cutting_a_rod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Cutting_a_rod.M4:Cutting_a_rod.M8" chart:label-cell-address="Cutting_a_rod.M3:Cutting_a_rod.M3" chart:class="chart:line">
            <chart:data-point chart:repeated="5"/>
          </chart:series>
          <chart:series chart:style-name="ch9" chart:values-cell-range-address="Cutting_a_rod.N4:Cutting_a_rod.N8" chart:label-cell-address="Cutting_a_rod.N3:Cutting_a_rod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Cutting_a_rod.M3:Cutting_a_rod.M3</svg:desc>
                </draw:g>
              </table:table-cell>
              <table:table-cell office:value-type="string">
                <text:p>TABLE</text:p>
                <draw:g>
                  <svg:desc>Cutting_a_rod.N3:Cutting_a_ro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(72)</text:p>
                <draw:g>
                  <svg:desc>Cutting_a_rod.L4:Cutting_a_rod.L8</svg:desc>
                </draw:g>
              </table:table-cell>
              <table:table-cell office:value-type="float" office:value="6.9575792">
                <text:p>6.9575792</text:p>
                <draw:g>
                  <svg:desc>Cutting_a_rod.M4:Cutting_a_rod.M8</svg:desc>
                </draw:g>
              </table:table-cell>
              <table:table-cell office:value-type="float" office:value="7.5501376">
                <text:p>7.5501376</text:p>
                <draw:g>
                  <svg:desc>Cutting_a_rod.N4:Cutting_a_rod.N8</svg:desc>
                </draw:g>
              </table:table-cell>
            </table:table-row>
            <table:table-row>
              <table:table-cell office:value-type="string">
                <text:p>CAR(73)</text:p>
              </table:table-cell>
              <table:table-cell office:value-type="float" office:value="7.9326012">
                <text:p>7.9326012</text:p>
              </table:table-cell>
              <table:table-cell office:value-type="float" office:value="7.513206">
                <text:p>7.513206</text:p>
              </table:table-cell>
            </table:table-row>
            <table:table-row>
              <table:table-cell office:value-type="string">
                <text:p>CAR(74)</text:p>
              </table:table-cell>
              <table:table-cell office:value-type="float" office:value="8.3503672">
                <text:p>8.3503672</text:p>
              </table:table-cell>
              <table:table-cell office:value-type="float" office:value="8.6464612">
                <text:p>8.6464612</text:p>
              </table:table-cell>
            </table:table-row>
            <table:table-row>
              <table:table-cell office:value-type="string">
                <text:p>CAR(75)</text:p>
              </table:table-cell>
              <table:table-cell office:value-type="float" office:value="7.3043398">
                <text:p>7.3043398</text:p>
              </table:table-cell>
              <table:table-cell office:value-type="float" office:value="8.5000038">
                <text:p>8.5000038</text:p>
              </table:table-cell>
            </table:table-row>
            <table:table-row>
              <table:table-cell office:value-type="string">
                <text:p>CAR(76)</text:p>
              </table:table-cell>
              <table:table-cell office:value-type="float" office:value="9.3446392">
                <text:p>9.3446392</text:p>
              </table:table-cell>
              <table:table-cell office:value-type="float" office:value="9.2925198">
                <text:p>9.2925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Manual final</text:p>
        </chart:title>
        <chart:legend chart:legend-position="end" svg:x="10.898cm" svg:y="3.955cm" style:legend-expansion="high" chart:style-name="ch3"/>
        <chart:plot-area chart:style-name="ch4" table:cell-range-address="Cutting_a_rod.L14:Cutting_a_rod.N18 Cutting_a_rod.M13:Cutting_a_rod.N13" chart:data-source-has-labels="both" svg:x="1.277cm" svg:y="1.301cm" svg:width="9.355cm" svg:height="7.525cm">
          <chartooo:coordinate-region svg:x="1.925cm" svg:y="1.5cm" svg:width="8.057cm" svg:height="6.679cm"/>
          <chart:axis chart:dimension="x" chart:name="primary-x" chart:style-name="ch5" chartooo:axis-type="auto">
            <chartooo:date-scale/>
            <chart:categories table:cell-range-address="Cutting_a_rod.L14:Cutting_a_rod.L1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Cutting_a_rod.M14:Cutting_a_rod.M18" chart:label-cell-address="Cutting_a_rod.M13:Cutting_a_rod.M13" chart:class="chart:line">
            <chart:data-point chart:repeated="5"/>
          </chart:series>
          <chart:series chart:style-name="ch9" chart:values-cell-range-address="Cutting_a_rod.N14:Cutting_a_rod.N18" chart:label-cell-address="Cutting_a_rod.N13:Cutting_a_rod.N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Cutting_a_rod.M13:Cutting_a_rod.M13</svg:desc>
                </draw:g>
              </table:table-cell>
              <table:table-cell office:value-type="string">
                <text:p>TABLE</text:p>
                <draw:g>
                  <svg:desc>Cutting_a_rod.N13:Cutting_a_rod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(72)</text:p>
                <draw:g>
                  <svg:desc>Cutting_a_rod.L14:Cutting_a_rod.L18</svg:desc>
                </draw:g>
              </table:table-cell>
              <table:table-cell office:value-type="float" office:value="7.3743438">
                <text:p>7.3743438</text:p>
                <draw:g>
                  <svg:desc>Cutting_a_rod.M14:Cutting_a_rod.M18</svg:desc>
                </draw:g>
              </table:table-cell>
              <table:table-cell office:value-type="float" office:value="7.6283476">
                <text:p>7.6283476</text:p>
                <draw:g>
                  <svg:desc>Cutting_a_rod.N14:Cutting_a_rod.N18</svg:desc>
                </draw:g>
              </table:table-cell>
            </table:table-row>
            <table:table-row>
              <table:table-cell office:value-type="string">
                <text:p>CAR(73)</text:p>
              </table:table-cell>
              <table:table-cell office:value-type="float" office:value="7.3503174">
                <text:p>7.3503174</text:p>
              </table:table-cell>
              <table:table-cell office:value-type="float" office:value="7.1734458">
                <text:p>7.1734458</text:p>
              </table:table-cell>
            </table:table-row>
            <table:table-row>
              <table:table-cell office:value-type="string">
                <text:p>CAR(74)</text:p>
              </table:table-cell>
              <table:table-cell office:value-type="float" office:value="7.5817596">
                <text:p>7.5817596</text:p>
              </table:table-cell>
              <table:table-cell office:value-type="float" office:value="8.5330042">
                <text:p>8.5330042</text:p>
              </table:table-cell>
            </table:table-row>
            <table:table-row>
              <table:table-cell office:value-type="string">
                <text:p>CAR(75)</text:p>
              </table:table-cell>
              <table:table-cell office:value-type="float" office:value="8.0473594">
                <text:p>8.0473594</text:p>
              </table:table-cell>
              <table:table-cell office:value-type="float" office:value="8.8714014">
                <text:p>8.8714014</text:p>
              </table:table-cell>
            </table:table-row>
            <table:table-row>
              <table:table-cell office:value-type="string">
                <text:p>CAR(76)</text:p>
              </table:table-cell>
              <table:table-cell office:value-type="float" office:value="8.4775138">
                <text:p>8.4775138</text:p>
              </table:table-cell>
              <table:table-cell office:value-type="float" office:value="9.6925098">
                <text:p>9.69250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7cm" svg:height="9.006cm" xlink:href=".." xlink:type="simple" chart:class="chart:line" chart:style-name="ch1">
        <chart:title svg:x="5.389cm" svg:y="0.316cm" chart:style-name="ch2">
          <text:p>Ompss final</text:p>
        </chart:title>
        <chart:legend chart:legend-position="end" svg:x="10.898cm" svg:y="3.955cm" style:legend-expansion="high" chart:style-name="ch3"/>
        <chart:plot-area chart:style-name="ch4" table:cell-range-address="Egg_dropping_puzzle.L4:Egg_dropping_puzzle.N8 Egg_dropping_puzzle.M3:Egg_dropping_puzzle.N3" chart:data-source-has-labels="both" svg:x="1.277cm" svg:y="1.301cm" svg:width="9.355cm" svg:height="7.525cm">
          <chartooo:coordinate-region svg:x="2.124cm" svg:y="1.5cm" svg:width="7.567cm" svg:height="6.679cm"/>
          <chart:axis chart:dimension="x" chart:name="primary-x" chart:style-name="ch5" chartooo:axis-type="auto">
            <chartooo:date-scale/>
            <chart:categories table:cell-range-address="Egg_dropping_puzzle.L4:Egg_dropping_puzzle.L8"/>
          </chart:axis>
          <chart:axis chart:dimension="y" chart:name="primary-y" chart:style-name="ch5">
            <chart:title svg:x="0.451cm" svg:y="5.649cm" chart:style-name="ch6">
              <text:p>time (s)</text:p>
            </chart:title>
            <chart:grid chart:style-name="ch7" chart:class="major"/>
          </chart:axis>
          <chart:series chart:style-name="ch8" chart:values-cell-range-address="Egg_dropping_puzzle.M4:Egg_dropping_puzzle.M8" chart:label-cell-address="Egg_dropping_puzzle.M3:Egg_dropping_puzzle.M3" chart:class="chart:line">
            <chart:data-point chart:repeated="5"/>
          </chart:series>
          <chart:series chart:style-name="ch9" chart:values-cell-range-address="Egg_dropping_puzzle.N4:Egg_dropping_puzzle.N8" chart:label-cell-address="Egg_dropping_puzzle.N3:Egg_dropping_puzzle.N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Egg_dropping_puzzle.M3:Egg_dropping_puzzle.M3</svg:desc>
                </draw:g>
              </table:table-cell>
              <table:table-cell office:value-type="string">
                <text:p>TABLE</text:p>
                <draw:g>
                  <svg:desc>Egg_dropping_puzzle.N3:Egg_dropping_puzzle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P(7, 30)</text:p>
                <draw:g>
                  <svg:desc>Egg_dropping_puzzle.L4:Egg_dropping_puzzle.L8</svg:desc>
                </draw:g>
              </table:table-cell>
              <table:table-cell office:value-type="float" office:value="6.8251508">
                <text:p>6.8251508</text:p>
                <draw:g>
                  <svg:desc>Egg_dropping_puzzle.M4:Egg_dropping_puzzle.M8</svg:desc>
                </draw:g>
              </table:table-cell>
              <table:table-cell office:value-type="float" office:value="7.0158684">
                <text:p>7.0158684</text:p>
                <draw:g>
                  <svg:desc>Egg_dropping_puzzle.N4:Egg_dropping_puzzle.N8</svg:desc>
                </draw:g>
              </table:table-cell>
            </table:table-row>
            <table:table-row>
              <table:table-cell office:value-type="string">
                <text:p>EDP(8, 30)</text:p>
              </table:table-cell>
              <table:table-cell office:value-type="float" office:value="9.6714464">
                <text:p>9.6714464</text:p>
              </table:table-cell>
              <table:table-cell office:value-type="float" office:value="10.5702726">
                <text:p>10.5702726</text:p>
              </table:table-cell>
            </table:table-row>
            <table:table-row>
              <table:table-cell office:value-type="string">
                <text:p>EDP(9, 30)</text:p>
              </table:table-cell>
              <table:table-cell office:value-type="float" office:value="13.6504926">
                <text:p>13.6504926</text:p>
              </table:table-cell>
              <table:table-cell office:value-type="float" office:value="13.7117534">
                <text:p>13.7117534</text:p>
              </table:table-cell>
            </table:table-row>
            <table:table-row>
              <table:table-cell office:value-type="string">
                <text:p>EDP(10, 30)</text:p>
              </table:table-cell>
              <table:table-cell office:value-type="float" office:value="17.2431084">
                <text:p>17.2431084</text:p>
              </table:table-cell>
              <table:table-cell office:value-type="float" office:value="17.219312">
                <text:p>17.219312</text:p>
              </table:table-cell>
            </table:table-row>
            <table:table-row>
              <table:table-cell office:value-type="string">
                <text:p>EDP(11, 30)</text:p>
              </table:table-cell>
              <table:table-cell office:value-type="float" office:value="20.5356148">
                <text:p>20.5356148</text:p>
              </table:table-cell>
              <table:table-cell office:value-type="float" office:value="20.919134">
                <text:p>20.9191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